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Arial,Bold" svg:font-family="'Arial,Bold'"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Sans Serif" svg:font-family="'MS Sans Serif',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104in" fo:margin-left="0.0167in" table:align="left" style:writing-mode="lr-tb"/>
    </style:style>
    <style:style style:name="Table1.A" style:family="table-column">
      <style:table-column-properties style:column-width="2.041in"/>
    </style:style>
    <style:style style:name="Table1.B" style:family="table-column">
      <style:table-column-properties style:column-width="1.875in"/>
    </style:style>
    <style:style style:name="Table1.C" style:family="table-column">
      <style:table-column-properties style:column-width="1.9944in"/>
    </style:style>
    <style:style style:name="Table1.1" style:family="table-row">
      <style:table-row-properties style:keep-together="true" fo:keep-together="auto"/>
    </style:style>
    <style:style style:name="Table1.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1.C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1.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597in" fo:padding-right="0.0597in" fo:padding-top="0in" fo:padding-bottom="0in" fo:border="0.0069in solid #000000" style:writing-mode="lr-tb"/>
    </style:style>
    <style:style style:name="Table2" style:family="table">
      <style:table-properties style:width="6.9833in" table:align="center" style:writing-mode="lr-tb"/>
    </style:style>
    <style:style style:name="Table2.A" style:family="table-column">
      <style:table-column-properties style:column-width="0.8146in"/>
    </style:style>
    <style:style style:name="Table2.B" style:family="table-column">
      <style:table-column-properties style:column-width="1.0264in"/>
    </style:style>
    <style:style style:name="Table2.D" style:family="table-column">
      <style:table-column-properties style:column-width="1.1194in"/>
    </style:style>
    <style:style style:name="Table2.E" style:family="table-column">
      <style:table-column-properties style:column-width="0.9333in"/>
    </style:style>
    <style:style style:name="Table2.G" style:family="table-column">
      <style:table-column-properties style:column-width="1.0368in"/>
    </style:style>
    <style:style style:name="Table2.1" style:family="table-row">
      <style:table-row-properties style:keep-together="false" fo:keep-together="always"/>
    </style:style>
    <style:style style:name="Table2.A1" style:family="table-cell">
      <style:table-cell-properties style:vertical-align="top" style:border-line-width-top="0.0007in 0.0139in 0.0007in" fo:padding="0in" fo:border-left="0.0069in solid #000000" fo:border-right="none" fo:border-top="0.0153in double #000000" fo:border-bottom="0.0069in solid #000000" style:writing-mode="lr-tb"/>
    </style:style>
    <style:style style:name="Table2.G1" style:family="table-cell">
      <style:table-cell-properties style:vertical-align="top" style:border-line-width-top="0.0007in 0.0139in 0.0007in" fo:padding="0in" fo:border-left="0.0069in solid #000000" fo:border-right="0.0069in solid #000000" fo:border-top="0.0153in double #000000" fo:border-bottom="0.0069in solid #000000" style:writing-mode="lr-tb"/>
    </style:style>
    <style:style style:name="Table2.A2" style:family="table-cell">
      <style:table-cell-properties style:vertical-align="top" fo:padding="0in" fo:border-left="0.0069in solid #000000" fo:border-right="none" fo:border-top="0.0069in solid #000000" fo:border-bottom="0.0069in solid #000000" style:writing-mode="lr-tb"/>
    </style:style>
    <style:style style:name="Table2.G2" style:family="table-cell">
      <style:table-cell-properties style:vertical-align="top" fo:padding="0in" fo:border="0.0069in solid #000000" style:writing-mode="lr-tb"/>
    </style:style>
    <style:style style:name="Table2.A25"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2.G25"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3" style:family="table">
      <style:table-properties style:width="6.5694in" table:align="center" style:writing-mode="lr-tb"/>
    </style:style>
    <style:style style:name="Table3.A" style:family="table-column">
      <style:table-column-properties style:column-width="1.0194in"/>
    </style:style>
    <style:style style:name="Table3.B" style:family="table-column">
      <style:table-column-properties style:column-width="1.75in"/>
    </style:style>
    <style:style style:name="Table3.C" style:family="table-column">
      <style:table-column-properties style:column-width="0.9375in"/>
    </style:style>
    <style:style style:name="Table3.D" style:family="table-column">
      <style:table-column-properties style:column-width="2.8625in"/>
    </style:style>
    <style:style style:name="Table3.1" style:family="table-row">
      <style:table-row-properties style:keep-together="false" fo:keep-together="always"/>
    </style:style>
    <style:style style:name="Table3.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389in" fo:padding-right="0.0389in" fo:padding-top="0in" fo:padding-bottom="0in" fo:border="0.0069in solid #000000" style:writing-mode="lr-tb"/>
    </style:style>
    <style:style style:name="Table3.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3.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3.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6.5694in" table:align="center" style:writing-mode="lr-tb"/>
    </style:style>
    <style:style style:name="Table4.A" style:family="table-column">
      <style:table-column-properties style:column-width="1.0194in"/>
    </style:style>
    <style:style style:name="Table4.B" style:family="table-column">
      <style:table-column-properties style:column-width="1.75in"/>
    </style:style>
    <style:style style:name="Table4.C" style:family="table-column">
      <style:table-column-properties style:column-width="0.9375in"/>
    </style:style>
    <style:style style:name="Table4.D" style:family="table-column">
      <style:table-column-properties style:column-width="2.8625in"/>
    </style:style>
    <style:style style:name="Table4.1" style:family="table-row">
      <style:table-row-properties style:keep-together="false" fo:keep-together="always"/>
    </style:style>
    <style:style style:name="Table4.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389in" fo:padding-right="0.0389in" fo:padding-top="0in" fo:padding-bottom="0in" fo:border="0.0069in solid #000000" style:writing-mode="lr-tb"/>
    </style:style>
    <style:style style:name="Table4.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4.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4.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4.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4.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6.5694in" table:align="center" style:writing-mode="lr-tb"/>
    </style:style>
    <style:style style:name="Table5.A" style:family="table-column">
      <style:table-column-properties style:column-width="1.0194in"/>
    </style:style>
    <style:style style:name="Table5.B" style:family="table-column">
      <style:table-column-properties style:column-width="1.75in"/>
    </style:style>
    <style:style style:name="Table5.C" style:family="table-column">
      <style:table-column-properties style:column-width="0.9375in"/>
    </style:style>
    <style:style style:name="Table5.D" style:family="table-column">
      <style:table-column-properties style:column-width="2.8625in"/>
    </style:style>
    <style:style style:name="Table5.1" style:family="table-row">
      <style:table-row-properties style:keep-together="false" fo:keep-together="always"/>
    </style:style>
    <style:style style:name="Table5.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5.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389in" fo:padding-right="0.0389in" fo:padding-top="0in" fo:padding-bottom="0in" fo:border="0.0069in solid #000000" style:writing-mode="lr-tb"/>
    </style:style>
    <style:style style:name="Table5.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5.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5.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5.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5.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6" style:family="table">
      <style:table-properties style:width="6.5694in" table:align="center" style:writing-mode="lr-tb"/>
    </style:style>
    <style:style style:name="Table6.A" style:family="table-column">
      <style:table-column-properties style:column-width="1.0194in"/>
    </style:style>
    <style:style style:name="Table6.B" style:family="table-column">
      <style:table-column-properties style:column-width="1.75in"/>
    </style:style>
    <style:style style:name="Table6.C" style:family="table-column">
      <style:table-column-properties style:column-width="0.9375in"/>
    </style:style>
    <style:style style:name="Table6.D" style:family="table-column">
      <style:table-column-properties style:column-width="2.8625in"/>
    </style:style>
    <style:style style:name="Table6.1" style:family="table-row">
      <style:table-row-properties style:keep-together="false" fo:keep-together="always"/>
    </style:style>
    <style:style style:name="Table6.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6.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389in" fo:padding-right="0.0389in" fo:padding-top="0in" fo:padding-bottom="0in" fo:border="0.0069in solid #000000" style:writing-mode="lr-tb"/>
    </style:style>
    <style:style style:name="Table6.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6.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6.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6.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6.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6.5694in" table:align="center" style:writing-mode="lr-tb"/>
    </style:style>
    <style:style style:name="Table7.A" style:family="table-column">
      <style:table-column-properties style:column-width="1.0194in"/>
    </style:style>
    <style:style style:name="Table7.B" style:family="table-column">
      <style:table-column-properties style:column-width="1.75in"/>
    </style:style>
    <style:style style:name="Table7.C" style:family="table-column">
      <style:table-column-properties style:column-width="0.9375in"/>
    </style:style>
    <style:style style:name="Table7.D" style:family="table-column">
      <style:table-column-properties style:column-width="2.8625in"/>
    </style:style>
    <style:style style:name="Table7.1" style:family="table-row">
      <style:table-row-properties style:keep-together="false" fo:keep-together="always"/>
    </style:style>
    <style:style style:name="Table7.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7.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7.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top" fo:padding-left="0.0389in" fo:padding-right="0.0389in" fo:padding-top="0in" fo:padding-bottom="0in" fo:border="0.0069in solid #000000" style:writing-mode="lr-tb"/>
    </style:style>
    <style:style style:name="Table7.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7.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7.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7.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7.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5694in" table:align="center" style:writing-mode="lr-tb"/>
    </style:style>
    <style:style style:name="Table8.A" style:family="table-column">
      <style:table-column-properties style:column-width="1.0194in"/>
    </style:style>
    <style:style style:name="Table8.B" style:family="table-column">
      <style:table-column-properties style:column-width="1.75in"/>
    </style:style>
    <style:style style:name="Table8.C" style:family="table-column">
      <style:table-column-properties style:column-width="0.9375in"/>
    </style:style>
    <style:style style:name="Table8.D" style:family="table-column">
      <style:table-column-properties style:column-width="2.8625in"/>
    </style:style>
    <style:style style:name="Table8.1" style:family="table-row">
      <style:table-row-properties style:keep-together="false" fo:keep-together="always"/>
    </style:style>
    <style:style style:name="Table8.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8.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8.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8.D2" style:family="table-cell">
      <style:table-cell-properties style:vertical-align="top" fo:padding-left="0.0389in" fo:padding-right="0.0389in" fo:padding-top="0in" fo:padding-bottom="0in" fo:border="0.0069in solid #000000" style:writing-mode="lr-tb"/>
    </style:style>
    <style:style style:name="Table8.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8.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8.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8.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8.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5.3069in" table:align="center" style:writing-mode="lr-tb"/>
    </style:style>
    <style:style style:name="Table9.A" style:family="table-column">
      <style:table-column-properties style:column-width="1.5208in"/>
    </style:style>
    <style:style style:name="Table9.C" style:family="table-column">
      <style:table-column-properties style:column-width="2.2653in"/>
    </style:style>
    <style:style style:name="Table9.1" style:family="table-row">
      <style:table-row-properties style:keep-together="false" fo:keep-together="always"/>
    </style:style>
    <style:style style:name="Table9.A1" style:family="table-cell">
      <style:table-cell-properties style:vertical-align="top" style:border-line-width-top="0.0007in 0.0139in 0.0007in" style:border-line-width-bottom="0.0007in 0.0139in 0.0007in" fo:padding-left="0.0208in" fo:padding-right="0.0208in" fo:padding-top="0in" fo:padding-bottom="0in" fo:border-left="0.0069in solid #000000" fo:border-right="none" fo:border-top="0.0153in double #000000" fo:border-bottom="0.0153in double #000000" style:writing-mode="lr-tb"/>
    </style:style>
    <style:style style:name="Table9.C1" style:family="table-cell">
      <style:table-cell-properties style:vertical-align="top" style:border-line-width-top="0.0007in 0.0139in 0.0007in" fo:padding-left="0.0208in" fo:padding-right="0.0208in" fo:padding-top="0in" fo:padding-bottom="0in" fo:border-left="0.0069in solid #000000" fo:border-right="0.0069in solid #000000" fo:border-top="0.0153in double #000000" fo:border-bottom="none" style:writing-mode="lr-tb"/>
    </style:style>
    <style:style style:name="Table9.C2" style:family="table-cell">
      <style:table-cell-properties style:vertical-align="top" style:border-line-width-top="0.0007in 0.0139in 0.0007in" style:border-line-width-bottom="0.0007in 0.0139in 0.0007in" fo:padding-left="0.0208in" fo:padding-right="0.0208in" fo:padding-top="0in" fo:padding-bottom="0in" fo:border-left="0.0069in solid #000000" fo:border-right="0.0069in solid #000000" fo:border-top="0.0153in double #000000" fo:border-bottom="0.0153in double #000000" style:writing-mode="lr-tb"/>
    </style:style>
    <style:style style:name="Table10" style:family="table">
      <style:table-properties style:width="6.7625in" table:align="center" style:writing-mode="lr-tb"/>
    </style:style>
    <style:style style:name="Table10.A" style:family="table-column">
      <style:table-column-properties style:column-width="0.95in"/>
    </style:style>
    <style:style style:name="Table10.B" style:family="table-column">
      <style:table-column-properties style:column-width="2.5625in"/>
    </style:style>
    <style:style style:name="Table10.C" style:family="table-column">
      <style:table-column-properties style:column-width="0.9313in"/>
    </style:style>
    <style:style style:name="Table10.D" style:family="table-column">
      <style:table-column-properties style:column-width="2.3188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7625in" table:align="center" style:writing-mode="lr-tb"/>
    </style:style>
    <style:style style:name="Table11.A" style:family="table-column">
      <style:table-column-properties style:column-width="0.95in"/>
    </style:style>
    <style:style style:name="Table11.B" style:family="table-column">
      <style:table-column-properties style:column-width="2.7438in"/>
    </style:style>
    <style:style style:name="Table11.C" style:family="table-column">
      <style:table-column-properties style:column-width="0.7674in"/>
    </style:style>
    <style:style style:name="Table11.D" style:family="table-column">
      <style:table-column-properties style:column-width="2.301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6.7611in" table:align="center" style:writing-mode="lr-tb"/>
    </style:style>
    <style:style style:name="Table12.A" style:family="table-column">
      <style:table-column-properties style:column-width="2.4701in"/>
    </style:style>
    <style:style style:name="Table12.B" style:family="table-column">
      <style:table-column-properties style:column-width="1in"/>
    </style:style>
    <style:style style:name="Table12.C" style:family="table-column">
      <style:table-column-properties style:column-width="0.5in"/>
    </style:style>
    <style:style style:name="Table12.D" style:family="table-column">
      <style:table-column-properties style:column-width="2.791in"/>
    </style:style>
    <style:style style:name="Table12.1" style:family="table-row">
      <style:table-row-properties style:keep-together="true" fo:keep-together="auto"/>
    </style:style>
    <style:style style:name="Table12.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2.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2.D2" style:family="table-cell">
      <style:table-cell-properties style:vertical-align="top" fo:padding-left="0.0451in" fo:padding-right="0.0451in" fo:padding-top="0in" fo:padding-bottom="0in" fo:border="0.0069in solid #000000" style:writing-mode="lr-tb"/>
    </style:style>
    <style:style style:name="Table12.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2.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7611in" table:align="center" style:writing-mode="lr-tb"/>
    </style:style>
    <style:style style:name="Table13.A" style:family="table-column">
      <style:table-column-properties style:column-width="2.4701in"/>
    </style:style>
    <style:style style:name="Table13.B" style:family="table-column">
      <style:table-column-properties style:column-width="1in"/>
    </style:style>
    <style:style style:name="Table13.C" style:family="table-column">
      <style:table-column-properties style:column-width="0.5in"/>
    </style:style>
    <style:style style:name="Table13.D" style:family="table-column">
      <style:table-column-properties style:column-width="2.791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3.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3.D2" style:family="table-cell">
      <style:table-cell-properties style:vertical-align="top" fo:padding-left="0.0451in" fo:padding-right="0.0451in" fo:padding-top="0in" fo:padding-bottom="0in" fo:border="0.0069in solid #000000" style:writing-mode="lr-tb"/>
    </style:style>
    <style:style style:name="Table13.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3.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4" style:family="table">
      <style:table-properties style:width="6.7611in" table:align="center" style:writing-mode="lr-tb"/>
    </style:style>
    <style:style style:name="Table14.A" style:family="table-column">
      <style:table-column-properties style:column-width="2.4701in"/>
    </style:style>
    <style:style style:name="Table14.B" style:family="table-column">
      <style:table-column-properties style:column-width="1in"/>
    </style:style>
    <style:style style:name="Table14.C" style:family="table-column">
      <style:table-column-properties style:column-width="0.5in"/>
    </style:style>
    <style:style style:name="Table14.D" style:family="table-column">
      <style:table-column-properties style:column-width="2.791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4.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451in" fo:padding-right="0.0451in" fo:padding-top="0in" fo:padding-bottom="0in" fo:border="0.0069in solid #000000" style:writing-mode="lr-tb"/>
    </style:style>
    <style:style style:name="Table14.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4.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7611in" table:align="center" style:writing-mode="lr-tb"/>
    </style:style>
    <style:style style:name="Table15.A" style:family="table-column">
      <style:table-column-properties style:column-width="2.4701in"/>
    </style:style>
    <style:style style:name="Table15.B" style:family="table-column">
      <style:table-column-properties style:column-width="1in"/>
    </style:style>
    <style:style style:name="Table15.C" style:family="table-column">
      <style:table-column-properties style:column-width="0.5in"/>
    </style:style>
    <style:style style:name="Table15.D" style:family="table-column">
      <style:table-column-properties style:column-width="2.791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451in" fo:padding-right="0.0451in" fo:padding-top="0in" fo:padding-bottom="0in" fo:border="0.0069in solid #000000" style:writing-mode="lr-tb"/>
    </style:style>
    <style:style style:name="Table15.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5.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7611in" table:align="center" style:writing-mode="lr-tb"/>
    </style:style>
    <style:style style:name="Table16.A" style:family="table-column">
      <style:table-column-properties style:column-width="2.4701in"/>
    </style:style>
    <style:style style:name="Table16.B" style:family="table-column">
      <style:table-column-properties style:column-width="1in"/>
    </style:style>
    <style:style style:name="Table16.C" style:family="table-column">
      <style:table-column-properties style:column-width="0.5in"/>
    </style:style>
    <style:style style:name="Table16.D" style:family="table-column">
      <style:table-column-properties style:column-width="2.791in"/>
    </style:style>
    <style:style style:name="Table16.1" style:family="table-row">
      <style:table-row-properties style:keep-together="true" fo:keep-together="auto"/>
    </style:style>
    <style:style style:name="Table16.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6.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6.D2" style:family="table-cell">
      <style:table-cell-properties style:vertical-align="top" fo:padding-left="0.0451in" fo:padding-right="0.0451in" fo:padding-top="0in" fo:padding-bottom="0in" fo:border="0.0069in solid #000000" style:writing-mode="lr-tb"/>
    </style:style>
    <style:style style:name="Table16.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6.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791in" table:align="center" style:writing-mode="lr-tb"/>
    </style:style>
    <style:style style:name="Table17.A" style:family="table-column">
      <style:table-column-properties style:column-width="2.5in"/>
    </style:style>
    <style:style style:name="Table17.B" style:family="table-column">
      <style:table-column-properties style:column-width="0.9903in"/>
    </style:style>
    <style:style style:name="Table17.C" style:family="table-column">
      <style:table-column-properties style:column-width="0.5in"/>
    </style:style>
    <style:style style:name="Table17.D" style:family="table-column">
      <style:table-column-properties style:column-width="2.8007in"/>
    </style:style>
    <style:style style:name="Table17.1" style:family="table-row">
      <style:table-row-properties style:keep-together="false" fo:keep-together="always"/>
    </style:style>
    <style:style style:name="Table17.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17.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17.D2" style:family="table-cell">
      <style:table-cell-properties style:vertical-align="top" fo:padding-left="0.0549in" fo:padding-right="0.0549in" fo:padding-top="0in" fo:padding-bottom="0in" fo:border="0.0069in solid #000000" style:writing-mode="lr-tb"/>
    </style:style>
    <style:style style:name="Table18" style:family="table">
      <style:table-properties style:width="6.791in" table:align="center" style:writing-mode="lr-tb"/>
    </style:style>
    <style:style style:name="Table18.A" style:family="table-column">
      <style:table-column-properties style:column-width="2.5in"/>
    </style:style>
    <style:style style:name="Table18.B" style:family="table-column">
      <style:table-column-properties style:column-width="0.9903in"/>
    </style:style>
    <style:style style:name="Table18.C" style:family="table-column">
      <style:table-column-properties style:column-width="0.5in"/>
    </style:style>
    <style:style style:name="Table18.D" style:family="table-column">
      <style:table-column-properties style:column-width="2.8007in"/>
    </style:style>
    <style:style style:name="Table18.1" style:family="table-row">
      <style:table-row-properties style:keep-together="false" fo:keep-together="always"/>
    </style:style>
    <style:style style:name="Table18.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18.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18.D2" style:family="table-cell">
      <style:table-cell-properties style:vertical-align="top" fo:padding-left="0.0549in" fo:padding-right="0.0549in" fo:padding-top="0in" fo:padding-bottom="0in" fo:border="0.0069in solid #000000" style:writing-mode="lr-tb"/>
    </style:style>
    <style:style style:name="Table19" style:family="table">
      <style:table-properties style:width="6.6132in" table:align="center" style:writing-mode="lr-tb"/>
    </style:style>
    <style:style style:name="Table19.A" style:family="table-column">
      <style:table-column-properties style:column-width="2.4153in"/>
    </style:style>
    <style:style style:name="Table19.B" style:family="table-column">
      <style:table-column-properties style:column-width="1.0007in"/>
    </style:style>
    <style:style style:name="Table19.C" style:family="table-column">
      <style:table-column-properties style:column-width="0.5215in"/>
    </style:style>
    <style:style style:name="Table19.D" style:family="table-column">
      <style:table-column-properties style:column-width="2.6757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19.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19.D2" style:family="table-cell">
      <style:table-cell-properties style:vertical-align="top" fo:padding-left="0.0472in" fo:padding-right="0.0472in" fo:padding-top="0in" fo:padding-bottom="0in" fo:border="0.0069in solid #000000" style:writing-mode="lr-tb"/>
    </style:style>
    <style:style style:name="Table20" style:family="table">
      <style:table-properties style:width="6.7181in" table:align="center" style:writing-mode="lr-tb"/>
    </style:style>
    <style:style style:name="Table20.A" style:family="table-column">
      <style:table-column-properties style:column-width="2.5194in"/>
    </style:style>
    <style:style style:name="Table20.B" style:family="table-column">
      <style:table-column-properties style:column-width="1.0007in"/>
    </style:style>
    <style:style style:name="Table20.C" style:family="table-column">
      <style:table-column-properties style:column-width="0.5215in"/>
    </style:style>
    <style:style style:name="Table20.D" style:family="table-column">
      <style:table-column-properties style:column-width="2.6764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0.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0.D2" style:family="table-cell">
      <style:table-cell-properties style:vertical-align="top" fo:padding-left="0.0472in" fo:padding-right="0.0472in" fo:padding-top="0in" fo:padding-bottom="0in" fo:border="0.0069in solid #000000" style:writing-mode="lr-tb"/>
    </style:style>
    <style:style style:name="Table20.4" style:family="table-row">
      <style:table-row-properties style:keep-together="false" fo:keep-together="always"/>
    </style:style>
    <style:style style:name="Table21" style:family="table">
      <style:table-properties style:width="6.7181in" table:align="center" style:writing-mode="lr-tb"/>
    </style:style>
    <style:style style:name="Table21.A" style:family="table-column">
      <style:table-column-properties style:column-width="2.5194in"/>
    </style:style>
    <style:style style:name="Table21.B" style:family="table-column">
      <style:table-column-properties style:column-width="1.0007in"/>
    </style:style>
    <style:style style:name="Table21.C" style:family="table-column">
      <style:table-column-properties style:column-width="0.5215in"/>
    </style:style>
    <style:style style:name="Table21.D" style:family="table-column">
      <style:table-column-properties style:column-width="2.6764in"/>
    </style:style>
    <style:style style:name="Table21.1" style:family="table-row">
      <style:table-row-properties style:keep-together="true" fo:keep-together="auto"/>
    </style:style>
    <style:style style:name="Table21.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1.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1.D2" style:family="table-cell">
      <style:table-cell-properties style:vertical-align="top" fo:padding-left="0.0472in" fo:padding-right="0.0472in" fo:padding-top="0in" fo:padding-bottom="0in" fo:border="0.0069in solid #000000" style:writing-mode="lr-tb"/>
    </style:style>
    <style:style style:name="Table21.3" style:family="table-row">
      <style:table-row-properties style:keep-together="false" fo:keep-together="always"/>
    </style:style>
    <style:style style:name="Table22" style:family="table">
      <style:table-properties style:width="6.7181in" table:align="center" style:writing-mode="lr-tb"/>
    </style:style>
    <style:style style:name="Table22.A" style:family="table-column">
      <style:table-column-properties style:column-width="2.5194in"/>
    </style:style>
    <style:style style:name="Table22.B" style:family="table-column">
      <style:table-column-properties style:column-width="1.0007in"/>
    </style:style>
    <style:style style:name="Table22.C" style:family="table-column">
      <style:table-column-properties style:column-width="0.5215in"/>
    </style:style>
    <style:style style:name="Table22.D" style:family="table-column">
      <style:table-column-properties style:column-width="2.6764in"/>
    </style:style>
    <style:style style:name="Table22.1" style:family="table-row">
      <style:table-row-properties style:keep-together="true" fo:keep-together="auto"/>
    </style:style>
    <style:style style:name="Table22.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2.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2.D2" style:family="table-cell">
      <style:table-cell-properties style:vertical-align="top" fo:padding-left="0.0472in" fo:padding-right="0.0472in" fo:padding-top="0in" fo:padding-bottom="0in" fo:border="0.0069in solid #000000" style:writing-mode="lr-tb"/>
    </style:style>
    <style:style style:name="Table22.4" style:family="table-row">
      <style:table-row-properties style:keep-together="false" fo:keep-together="always"/>
    </style:style>
    <style:style style:name="Table23" style:family="table">
      <style:table-properties style:width="6.7181in" table:align="center" style:writing-mode="lr-tb"/>
    </style:style>
    <style:style style:name="Table23.A" style:family="table-column">
      <style:table-column-properties style:column-width="2.5194in"/>
    </style:style>
    <style:style style:name="Table23.B" style:family="table-column">
      <style:table-column-properties style:column-width="1.0007in"/>
    </style:style>
    <style:style style:name="Table23.C" style:family="table-column">
      <style:table-column-properties style:column-width="0.5215in"/>
    </style:style>
    <style:style style:name="Table23.D" style:family="table-column">
      <style:table-column-properties style:column-width="2.6764in"/>
    </style:style>
    <style:style style:name="Table23.1" style:family="table-row">
      <style:table-row-properties style:keep-together="false" fo:keep-together="always"/>
    </style:style>
    <style:style style:name="Table23.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3.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3.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3.D2" style:family="table-cell">
      <style:table-cell-properties style:vertical-align="top" fo:padding-left="0.0472in" fo:padding-right="0.0472in" fo:padding-top="0in" fo:padding-bottom="0in" fo:border="0.0069in solid #000000" style:writing-mode="lr-tb"/>
    </style:style>
    <style:style style:name="Table24" style:family="table">
      <style:table-properties style:width="6.7181in" table:align="center" style:writing-mode="lr-tb"/>
    </style:style>
    <style:style style:name="Table24.A" style:family="table-column">
      <style:table-column-properties style:column-width="2.5194in"/>
    </style:style>
    <style:style style:name="Table24.B" style:family="table-column">
      <style:table-column-properties style:column-width="1.0007in"/>
    </style:style>
    <style:style style:name="Table24.C" style:family="table-column">
      <style:table-column-properties style:column-width="0.5215in"/>
    </style:style>
    <style:style style:name="Table24.D" style:family="table-column">
      <style:table-column-properties style:column-width="2.6764in"/>
    </style:style>
    <style:style style:name="Table24.1" style:family="table-row">
      <style:table-row-properties style:keep-together="false" fo:keep-together="always"/>
    </style:style>
    <style:style style:name="Table24.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4.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4.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4.D2" style:family="table-cell">
      <style:table-cell-properties style:vertical-align="top" fo:padding-left="0.0472in" fo:padding-right="0.0472in" fo:padding-top="0in" fo:padding-bottom="0in" fo:border="0.0069in solid #000000" style:writing-mode="lr-tb"/>
    </style:style>
    <style:style style:name="Table25" style:family="table">
      <style:table-properties style:width="6.7181in" table:align="center" style:writing-mode="lr-tb"/>
    </style:style>
    <style:style style:name="Table25.A" style:family="table-column">
      <style:table-column-properties style:column-width="2.5194in"/>
    </style:style>
    <style:style style:name="Table25.B" style:family="table-column">
      <style:table-column-properties style:column-width="1.0007in"/>
    </style:style>
    <style:style style:name="Table25.C" style:family="table-column">
      <style:table-column-properties style:column-width="0.584in"/>
    </style:style>
    <style:style style:name="Table25.D" style:family="table-column">
      <style:table-column-properties style:column-width="2.6139in"/>
    </style:style>
    <style:style style:name="Table25.1" style:family="table-row">
      <style:table-row-properties style:keep-together="false" fo:keep-together="always"/>
    </style:style>
    <style:style style:name="Table25.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5.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5.D2" style:family="table-cell">
      <style:table-cell-properties style:vertical-align="top" fo:padding-left="0.0472in" fo:padding-right="0.0472in" fo:padding-top="0in" fo:padding-bottom="0in" fo:border="0.0069in solid #000000" style:writing-mode="lr-tb"/>
    </style:style>
    <style:style style:name="Table26" style:family="table">
      <style:table-properties style:width="6.7181in" table:align="center" style:writing-mode="lr-tb"/>
    </style:style>
    <style:style style:name="Table26.A" style:family="table-column">
      <style:table-column-properties style:column-width="2.5194in"/>
    </style:style>
    <style:style style:name="Table26.B" style:family="table-column">
      <style:table-column-properties style:column-width="1.0007in"/>
    </style:style>
    <style:style style:name="Table26.C" style:family="table-column">
      <style:table-column-properties style:column-width="0.5215in"/>
    </style:style>
    <style:style style:name="Table26.D" style:family="table-column">
      <style:table-column-properties style:column-width="2.6764in"/>
    </style:style>
    <style:style style:name="Table26.1" style:family="table-row">
      <style:table-row-properties style:keep-together="false" fo:keep-together="always"/>
    </style:style>
    <style:style style:name="Table26.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6.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6.D2" style:family="table-cell">
      <style:table-cell-properties style:vertical-align="top" fo:padding-left="0.0472in" fo:padding-right="0.0472in" fo:padding-top="0in" fo:padding-bottom="0in" fo:border="0.0069in solid #000000" style:writing-mode="lr-tb"/>
    </style:style>
    <style:style style:name="Table27" style:family="table">
      <style:table-properties style:width="6.7181in" table:align="center" style:writing-mode="lr-tb"/>
    </style:style>
    <style:style style:name="Table27.A" style:family="table-column">
      <style:table-column-properties style:column-width="2.5194in"/>
    </style:style>
    <style:style style:name="Table27.B" style:family="table-column">
      <style:table-column-properties style:column-width="1.0007in"/>
    </style:style>
    <style:style style:name="Table27.C" style:family="table-column">
      <style:table-column-properties style:column-width="0.5215in"/>
    </style:style>
    <style:style style:name="Table27.D" style:family="table-column">
      <style:table-column-properties style:column-width="2.6764in"/>
    </style:style>
    <style:style style:name="Table27.1" style:family="table-row">
      <style:table-row-properties style:keep-together="false" fo:keep-together="always"/>
    </style:style>
    <style:style style:name="Table2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7.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7.D2" style:family="table-cell">
      <style:table-cell-properties style:vertical-align="top" fo:padding-left="0.0472in" fo:padding-right="0.0472in" fo:padding-top="0in" fo:padding-bottom="0in" fo:border="0.0069in solid #000000" style:writing-mode="lr-tb"/>
    </style:style>
    <style:style style:name="Table28" style:family="table">
      <style:table-properties style:width="6.7181in" table:align="center" style:writing-mode="lr-tb"/>
    </style:style>
    <style:style style:name="Table28.A" style:family="table-column">
      <style:table-column-properties style:column-width="2.5194in"/>
    </style:style>
    <style:style style:name="Table28.B" style:family="table-column">
      <style:table-column-properties style:column-width="1.0007in"/>
    </style:style>
    <style:style style:name="Table28.C" style:family="table-column">
      <style:table-column-properties style:column-width="0.5215in"/>
    </style:style>
    <style:style style:name="Table28.D" style:family="table-column">
      <style:table-column-properties style:column-width="2.6764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8.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8.D2" style:family="table-cell">
      <style:table-cell-properties style:vertical-align="top" fo:padding-left="0.0472in" fo:padding-right="0.0472in" fo:padding-top="0in" fo:padding-bottom="0in" fo:border="0.0069in solid #000000" style:writing-mode="lr-tb"/>
    </style:style>
    <style:style style:name="Table29" style:family="table">
      <style:table-properties style:width="5.1688in" table:align="center" style:writing-mode="lr-tb"/>
    </style:style>
    <style:style style:name="Table29.A" style:family="table-column">
      <style:table-column-properties style:column-width="2.5792in"/>
    </style:style>
    <style:style style:name="Table29.B" style:family="table-column">
      <style:table-column-properties style:column-width="2.5896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701in" fo:padding-right="0.0701in" fo:padding-top="0in" fo:padding-bottom="0in" fo:border-left="0.0069in solid #000000" fo:border-right="none" fo:border-top="0.0153in double #000000" fo:border-bottom="0.0069in solid #000000" style:writing-mode="lr-tb"/>
    </style:style>
    <style:style style:name="Table29.B1" style:family="table-cell">
      <style:table-cell-properties style:vertical-align="top" style:border-line-width-top="0.0007in 0.0139in 0.0007in" fo:padding-left="0.0701in" fo:padding-right="0.0701in" fo:padding-top="0in" fo:padding-bottom="0in" fo:border-left="0.0069in solid #000000" fo:border-right="0.0069in solid #000000" fo:border-top="0.0153in double #000000" fo:border-bottom="0.0069in solid #000000" style:writing-mode="lr-tb"/>
    </style:style>
    <style:style style:name="Table29.2" style:family="table-row">
      <style:table-row-properties style:keep-together="false" fo:keep-together="always"/>
    </style:style>
    <style:style style:name="Table29.A2" style:family="table-cell">
      <style:table-cell-properties style:vertical-align="top" fo:padding-left="0.0701in" fo:padding-right="0.0701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01in" fo:padding-right="0.0701in" fo:padding-top="0in" fo:padding-bottom="0in" fo:border="0.0069in solid #000000" style:writing-mode="lr-tb"/>
    </style:style>
    <style:style style:name="Table30" style:family="table">
      <style:table-properties style:width="6.6354in" fo:margin-left="-0.1299in" table:align="left" style:writing-mode="lr-tb"/>
    </style:style>
    <style:style style:name="Table30.A" style:family="table-column">
      <style:table-column-properties style:column-width="2.125in"/>
    </style:style>
    <style:style style:name="Table30.B" style:family="table-column">
      <style:table-column-properties style:column-width="2.25in"/>
    </style:style>
    <style:style style:name="Table30.C" style:family="table-column">
      <style:table-column-properties style:column-width="2.2604in"/>
    </style:style>
    <style:style style:name="Table30.1" style:family="table-row">
      <style:table-row-properties style:keep-together="false" fo:keep-together="always"/>
    </style:style>
    <style:style style:name="Table30.A1"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30.C1" style:family="table-cell">
      <style:table-cell-properties style:vertical-align="top" fo:padding-left="0.0556in" fo:padding-right="0.0556in" fo:padding-top="0in" fo:padding-bottom="0in" fo:border="0.0069in solid #000000" style:writing-mode="lr-tb"/>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C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6354in" fo:margin-left="-0.1299in" table:align="left" style:writing-mode="lr-tb"/>
    </style:style>
    <style:style style:name="Table31.A" style:family="table-column">
      <style:table-column-properties style:column-width="2.125in"/>
    </style:style>
    <style:style style:name="Table31.B" style:family="table-column">
      <style:table-column-properties style:column-width="2.25in"/>
    </style:style>
    <style:style style:name="Table31.C" style:family="table-column">
      <style:table-column-properties style:column-width="2.2604in"/>
    </style:style>
    <style:style style:name="Table31.1" style:family="table-row">
      <style:table-row-properties style:keep-together="false" fo:keep-together="always"/>
    </style:style>
    <style:style style:name="Table31.A1"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31.C1" style:family="table-cell">
      <style:table-cell-properties style:vertical-align="top" fo:padding-left="0.0556in" fo:padding-right="0.0556in" fo:padding-top="0in" fo:padding-bottom="0in" fo:border="0.0069in solid #000000" style:writing-mode="lr-tb"/>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C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5.5778in" table:align="center" style:writing-mode="lr-tb"/>
    </style:style>
    <style:style style:name="Table32.A" style:family="table-column">
      <style:table-column-properties style:column-width="1.6493in"/>
    </style:style>
    <style:style style:name="Table32.B" style:family="table-column">
      <style:table-column-properties style:column-width="2.7333in"/>
    </style:style>
    <style:style style:name="Table32.C" style:family="table-column">
      <style:table-column-properties style:column-width="0.5701in"/>
    </style:style>
    <style:style style:name="Table32.D" style:family="table-column">
      <style:table-column-properties style:column-width="0.625in"/>
    </style:style>
    <style:style style:name="Table32.1" style:family="table-row">
      <style:table-row-properties style:keep-together="true" fo:keep-together="auto"/>
    </style:style>
    <style:style style:name="Table32.A1" style:family="table-cell">
      <style:table-cell-properties style:vertical-align="top" fo:padding-left="0.0486in" fo:padding-right="0.0486in" fo:padding-top="0in" fo:padding-bottom="0in" fo:border-left="none" fo:border-right="none" fo:border-top="0.0139in solid #000000" fo:border-bottom="0.0139in solid #000000" style:writing-mode="lr-tb"/>
    </style:style>
    <style:style style:name="Table32.A2" style:family="table-cell">
      <style:table-cell-properties style:vertical-align="top" fo:padding-left="0.0486in" fo:padding-right="0.0486in" fo:padding-top="0in" fo:padding-bottom="0in" fo:border="none" style:writing-mode="lr-tb"/>
    </style:style>
    <style:style style:name="Table33" style:family="table">
      <style:table-properties style:width="6.3313in" fo:margin-left="-0.0854in" table:align="left" style:writing-mode="lr-tb"/>
    </style:style>
    <style:style style:name="Table33.A" style:family="table-column">
      <style:table-column-properties style:column-width="2.2in"/>
    </style:style>
    <style:style style:name="Table33.B" style:family="table-column">
      <style:table-column-properties style:column-width="2.125in"/>
    </style:style>
    <style:style style:name="Table33.C" style:family="table-column">
      <style:table-column-properties style:column-width="1.191in"/>
    </style:style>
    <style:style style:name="Table33.D" style:family="table-column">
      <style:table-column-properties style:column-width="0.8153in"/>
    </style:style>
    <style:style style:name="Table33.1" style:family="table-row">
      <style:table-row-properties style:keep-together="false" fo:keep-together="always"/>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B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33.D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D2" style:family="table-cell">
      <style:table-cell-properties style:vertical-align="top" fo:padding-left="0.075in" fo:padding-right="0.075in" fo:padding-top="0in" fo:padding-bottom="0in" fo:border="0.0069in solid #000000" style:writing-mode="lr-tb"/>
    </style:style>
    <style:style style:name="Table34" style:family="table">
      <style:table-properties style:width="7.0458in" fo:margin-left="-0.0785in" table:align="left" style:writing-mode="lr-tb"/>
    </style:style>
    <style:style style:name="Table34.A" style:family="table-column">
      <style:table-column-properties style:column-width="0.2896in"/>
    </style:style>
    <style:style style:name="Table34.B" style:family="table-column">
      <style:table-column-properties style:column-width="0.3167in"/>
    </style:style>
    <style:style style:name="Table34.C" style:family="table-column">
      <style:table-column-properties style:column-width="0.7965in"/>
    </style:style>
    <style:style style:name="Table34.D" style:family="table-column">
      <style:table-column-properties style:column-width="0.8868in"/>
    </style:style>
    <style:style style:name="Table34.E" style:family="table-column">
      <style:table-column-properties style:column-width="0.9285in"/>
    </style:style>
    <style:style style:name="Table34.F" style:family="table-column">
      <style:table-column-properties style:column-width="0.3375in"/>
    </style:style>
    <style:style style:name="Table34.G" style:family="table-column">
      <style:table-column-properties style:column-width="0.4424in"/>
    </style:style>
    <style:style style:name="Table34.H" style:family="table-column">
      <style:table-column-properties style:column-width="0.8451in"/>
    </style:style>
    <style:style style:name="Table34.I" style:family="table-column">
      <style:table-column-properties style:column-width="2.2028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I1"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7.0458in" fo:margin-left="-0.0785in" table:align="left" style:writing-mode="lr-tb"/>
    </style:style>
    <style:style style:name="Table35.A" style:family="table-column">
      <style:table-column-properties style:column-width="0.2896in"/>
    </style:style>
    <style:style style:name="Table35.B" style:family="table-column">
      <style:table-column-properties style:column-width="0.3167in"/>
    </style:style>
    <style:style style:name="Table35.C" style:family="table-column">
      <style:table-column-properties style:column-width="0.7965in"/>
    </style:style>
    <style:style style:name="Table35.D" style:family="table-column">
      <style:table-column-properties style:column-width="0.8868in"/>
    </style:style>
    <style:style style:name="Table35.E" style:family="table-column">
      <style:table-column-properties style:column-width="0.9285in"/>
    </style:style>
    <style:style style:name="Table35.F" style:family="table-column">
      <style:table-column-properties style:column-width="0.3375in"/>
    </style:style>
    <style:style style:name="Table35.G" style:family="table-column">
      <style:table-column-properties style:column-width="0.4424in"/>
    </style:style>
    <style:style style:name="Table35.H" style:family="table-column">
      <style:table-column-properties style:column-width="0.8451in"/>
    </style:style>
    <style:style style:name="Table35.I" style:family="table-column">
      <style:table-column-properties style:column-width="2.2028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I1"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5.5424in" table:align="center" style:writing-mode="lr-tb"/>
    </style:style>
    <style:style style:name="Table36.A" style:family="table-column">
      <style:table-column-properties style:column-width="1.0806in"/>
    </style:style>
    <style:style style:name="Table36.B" style:family="table-column">
      <style:table-column-properties style:column-width="1.0625in"/>
    </style:style>
    <style:style style:name="Table36.C" style:family="table-column">
      <style:table-column-properties style:column-width="3.3993in"/>
    </style:style>
    <style:style style:name="Table36.1" style:family="table-row">
      <style:table-row-properties style:keep-together="true" fo:keep-together="auto"/>
    </style:style>
    <style:style style:name="Table3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6.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6.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6.C2" style:family="table-cell">
      <style:table-cell-properties style:vertical-align="middle" fo:padding-left="0.075in" fo:padding-right="0.075in" fo:padding-top="0in" fo:padding-bottom="0in" fo:border="0.0069in solid #000000" style:writing-mode="lr-tb"/>
    </style:style>
    <style:style style:name="Table37" style:family="table">
      <style:table-properties style:width="6.3729in" table:align="center" style:writing-mode="lr-tb"/>
    </style:style>
    <style:style style:name="Table37.A" style:family="table-column">
      <style:table-column-properties style:column-width="2.059in"/>
    </style:style>
    <style:style style:name="Table37.B" style:family="table-column">
      <style:table-column-properties style:column-width="1.266in"/>
    </style:style>
    <style:style style:name="Table37.C" style:family="table-column">
      <style:table-column-properties style:column-width="3.0479in"/>
    </style:style>
    <style:style style:name="Table37.1" style:family="table-row">
      <style:table-row-properties style:keep-together="false" fo:keep-together="always"/>
    </style:style>
    <style:style style:name="Table3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C2" style:family="table-cell">
      <style:table-cell-properties style:vertical-align="top" fo:padding-left="0.075in" fo:padding-right="0.075in" fo:padding-top="0in" fo:padding-bottom="0in" fo:border="0.0069in solid #000000" style:writing-mode="lr-tb"/>
    </style:style>
    <style:style style:name="Table37.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7.C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38" style:family="table">
      <style:table-properties style:width="6.3729in" table:align="center" style:writing-mode="lr-tb"/>
    </style:style>
    <style:style style:name="Table38.A" style:family="table-column">
      <style:table-column-properties style:column-width="2.059in"/>
    </style:style>
    <style:style style:name="Table38.B" style:family="table-column">
      <style:table-column-properties style:column-width="1.266in"/>
    </style:style>
    <style:style style:name="Table38.C" style:family="table-column">
      <style:table-column-properties style:column-width="3.0479in"/>
    </style:style>
    <style:style style:name="Table38.1" style:family="table-row">
      <style:table-row-properties style:keep-together="false" fo:keep-together="always"/>
    </style:style>
    <style:style style:name="Table3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8.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8.C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39" style:family="table">
      <style:table-properties style:width="6.3729in" table:align="center" style:writing-mode="lr-tb"/>
    </style:style>
    <style:style style:name="Table39.A" style:family="table-column">
      <style:table-column-properties style:column-width="2.059in"/>
    </style:style>
    <style:style style:name="Table39.B" style:family="table-column">
      <style:table-column-properties style:column-width="1.266in"/>
    </style:style>
    <style:style style:name="Table39.C" style:family="table-column">
      <style:table-column-properties style:column-width="3.0479in"/>
    </style:style>
    <style:style style:name="Table39.1" style:family="table-row">
      <style:table-row-properties style:keep-together="false" fo:keep-together="always"/>
    </style:style>
    <style:style style:name="Table3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C2" style:family="table-cell">
      <style:table-cell-properties style:vertical-align="top" fo:padding-left="0.075in" fo:padding-right="0.075in" fo:padding-top="0in" fo:padding-bottom="0in" fo:border="0.0069in solid #000000" style:writing-mode="lr-tb"/>
    </style:style>
    <style:style style:name="Table39.B7"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9.C7" style:family="table-cell">
      <style:table-cell-properties style:vertical-align="middle" fo:padding-left="0.075in" fo:padding-right="0.075in" fo:padding-top="0in" fo:padding-bottom="0in" fo:border="0.0069in solid #000000" style:writing-mode="lr-tb"/>
    </style:style>
    <style:style style:name="Table39.A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9.B9" style:family="table-cell">
      <style:table-cell-properties style:vertical-align="middle"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9.C9" style:family="table-cell">
      <style:table-cell-properties style:vertical-align="middle"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40" style:family="table">
      <style:table-properties style:width="6.5in" table:align="center" style:writing-mode="lr-tb"/>
    </style:style>
    <style:style style:name="Table40.A" style:family="table-column">
      <style:table-column-properties style:column-width="1.625in"/>
    </style:style>
    <style:style style:name="Table40.B" style:family="table-column">
      <style:table-column-properties style:column-width="1.5049in"/>
    </style:style>
    <style:style style:name="Table40.C" style:family="table-column">
      <style:table-column-properties style:column-width="2.3667in"/>
    </style:style>
    <style:style style:name="Table40.D" style:family="table-column">
      <style:table-column-properties style:column-width="1.0035in"/>
    </style:style>
    <style:style style:name="Table40.1" style:family="table-row">
      <style:table-row-properties style:keep-together="false" fo:keep-together="always"/>
    </style:style>
    <style:style style:name="Table40.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40.D1" style:family="table-cell">
      <style:table-cell-properties style:vertical-align="top" fo:padding-left="0.0486in" fo:padding-right="0.0486in" fo:padding-top="0in" fo:padding-bottom="0in" fo:border="0.0069in solid #000000" style:writing-mode="lr-tb"/>
    </style:style>
    <style:style style:name="Table40.A18"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1" style:family="table">
      <style:table-properties style:width="4.9444in" table:align="center" style:writing-mode="lr-tb"/>
    </style:style>
    <style:style style:name="Table41.A" style:family="table-column">
      <style:table-column-properties style:column-width="0.5868in"/>
    </style:style>
    <style:style style:name="Table41.B" style:family="table-column">
      <style:table-column-properties style:column-width="0.4715in"/>
    </style:style>
    <style:style style:name="Table41.C" style:family="table-column">
      <style:table-column-properties style:column-width="2.2in"/>
    </style:style>
    <style:style style:name="Table41.D" style:family="table-column">
      <style:table-column-properties style:column-width="0.4in"/>
    </style:style>
    <style:style style:name="Table41.E" style:family="table-column">
      <style:table-column-properties style:column-width="1.2861in"/>
    </style:style>
    <style:style style:name="Table41.1" style:family="table-row">
      <style:table-row-properties style:keep-together="true" fo:keep-together="auto"/>
    </style:style>
    <style:style style:name="Table41.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1.B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1.D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1.E1" style:family="table-cell">
      <style:table-cell-properties style:vertical-align="middle" fo:padding-left="0.0403in" fo:padding-right="0.0403in" fo:padding-top="0in" fo:padding-bottom="0in" fo:border="0.0139in solid #000000" style:writing-mode="lr-tb"/>
    </style:style>
    <style:style style:name="Table42" style:family="table">
      <style:table-properties style:width="4.9861in" table:align="center" style:writing-mode="lr-tb"/>
    </style:style>
    <style:style style:name="Table42.A" style:family="table-column">
      <style:table-column-properties style:column-width="0.6in"/>
    </style:style>
    <style:style style:name="Table42.B" style:family="table-column">
      <style:table-column-properties style:column-width="0.8in"/>
    </style:style>
    <style:style style:name="Table42.C" style:family="table-column">
      <style:table-column-properties style:column-width="0.5in"/>
    </style:style>
    <style:style style:name="Table42.G" style:family="table-column">
      <style:table-column-properties style:column-width="0.6403in"/>
    </style:style>
    <style:style style:name="Table42.H" style:family="table-column">
      <style:table-column-properties style:column-width="0.6458in"/>
    </style:style>
    <style:style style:name="Table42.1" style:family="table-row">
      <style:table-row-properties style:keep-together="false" fo:keep-together="always"/>
    </style:style>
    <style:style style:name="Table42.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2.B1.1.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2.B1.2.1" style:family="table-cell">
      <style:table-cell-properties style:vertical-align="top" fo:padding-left="0.0403in" fo:padding-right="0.0403in" fo:padding-top="0in" fo:padding-bottom="0in" fo:border-left="0.0139in solid #000000" fo:border-right="none" fo:border-top="0.0139in solid #000000" fo:border-bottom="0.0069in solid #000000" style:writing-mode="lr-tb"/>
    </style:style>
    <style:style style:name="Table42.B1.6.1" style:family="table-cell">
      <style:table-cell-properties style:vertical-align="middle" fo:padding-left="0.0403in" fo:padding-right="0.0403in" fo:padding-top="0in" fo:padding-bottom="0in" fo:border="0.0139in solid #000000" style:writing-mode="lr-tb"/>
    </style:style>
    <style:style style:name="Table42.B1.2.2" style:family="table-cell">
      <style:table-cell-properties style:vertical-align="top" fo:padding-left="0.0403in" fo:padding-right="0.0403in" fo:padding-top="0in" fo:padding-bottom="0in" fo:border-left="0.0139in solid #000000" fo:border-right="none" fo:border-top="0.0069in solid #000000" fo:border-bottom="0.0139in solid #000000" style:writing-mode="lr-tb"/>
    </style:style>
    <style:style style:name="Table42.B1.3.2" style:family="table-cell">
      <style:table-cell-properties style:vertical-align="top" fo:padding-left="0.0403in" fo:padding-right="0.0403in" fo:padding-top="0in" fo:padding-bottom="0in" fo:border-left="0.0069in solid #000000" fo:border-right="none" fo:border-top="0.0069in solid #000000" fo:border-bottom="0.0139in solid #000000" style:writing-mode="lr-tb"/>
    </style:style>
    <style:style style:name="Table42.B1.5.2"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2.B1.7.2" style:family="table-cell">
      <style:table-cell-properties style:vertical-align="middle" fo:padding-left="0.0403in" fo:padding-right="0.0403in" fo:padding-top="0in" fo:padding-bottom="0in" fo:border-left="0.0069in solid #000000" fo:border-right="0.0139in solid #000000" fo:border-top="0.0139in solid #000000" fo:border-bottom="0.0139in solid #000000" style:writing-mode="lr-tb"/>
    </style:style>
    <style:style style:name="Table42.2" style:family="table-row">
      <style:table-row-properties style:keep-together="true" fo:keep-together="auto"/>
    </style:style>
    <style:style style:name="Table42.A2" style:family="table-cell">
      <style:table-cell-properties style:vertical-align="bottom" fo:padding-left="0.0403in" fo:padding-right="0.0403in" fo:padding-top="0in" fo:padding-bottom="0in" fo:border-left="0.0139in solid #000000" fo:border-right="none" fo:border-top="0.0139in solid #000000" fo:border-bottom="none" style:writing-mode="lr-tb"/>
    </style:style>
    <style:style style:name="Table42.C2" style:family="table-cell">
      <style:table-cell-properties style:vertical-align="top" fo:background-color="#d9d9d9" fo:padding-left="0.0403in" fo:padding-right="0.0403in" fo:padding-top="0in" fo:padding-bottom="0in" fo:border-left="0.0139in solid #000000" fo:border-right="none" fo:border-top="0.0139in solid #000000" fo:border-bottom="none" style:writing-mode="lr-tb">
        <style:background-image/>
      </style:table-cell-properties>
    </style:style>
    <style:style style:name="Table42.D2" style:family="table-cell">
      <style:table-cell-properties style:vertical-align="top" fo:background-color="#d9d9d9" fo:padding-left="0.0403in" fo:padding-right="0.0403in" fo:padding-top="0in" fo:padding-bottom="0in" fo:border-left="0.0069in solid #000000" fo:border-right="none" fo:border-top="0.0139in solid #000000" fo:border-bottom="none" style:writing-mode="lr-tb">
        <style:background-image/>
      </style:table-cell-properties>
    </style:style>
    <style:style style:name="Table42.H2" style:family="table-cell">
      <style:table-cell-properties style:vertical-align="top" fo:padding-left="0.0403in" fo:padding-right="0.0403in" fo:padding-top="0in" fo:padding-bottom="0in" fo:border-left="0.0069in solid #000000" fo:border-right="0.0139in solid #000000" fo:border-top="0.0139in solid #000000" fo:border-bottom="0.0069in solid #000000" style:writing-mode="lr-tb"/>
    </style:style>
    <style:style style:name="Table42.A3" style:family="table-cell">
      <style:table-cell-properties style:vertical-align="bottom" fo:padding-left="0.0403in" fo:padding-right="0.0403in" fo:padding-top="0in" fo:padding-bottom="0in" fo:border-left="0.0139in solid #000000" fo:border-right="none" fo:border-top="none" fo:border-bottom="none" style:writing-mode="lr-tb"/>
    </style:style>
    <style:style style:name="Table42.C3" style:family="table-cell">
      <style:table-cell-properties style:vertical-align="top" fo:background-color="#d9d9d9" fo:padding-left="0.0403in" fo:padding-right="0.0403in" fo:padding-top="0in" fo:padding-bottom="0in" fo:border-left="0.0139in solid #000000" fo:border-right="none" fo:border-top="none" fo:border-bottom="none" style:writing-mode="lr-tb">
        <style:background-image/>
      </style:table-cell-properties>
    </style:style>
    <style:style style:name="Table42.D3" style:family="table-cell">
      <style:table-cell-properties style:vertical-align="top" fo:background-color="#d9d9d9" fo:padding-left="0.0403in" fo:padding-right="0.0403in" fo:padding-top="0in" fo:padding-bottom="0in" fo:border-left="0.0069in solid #000000" fo:border-right="none" fo:border-top="none" fo:border-bottom="none" style:writing-mode="lr-tb">
        <style:background-image/>
      </style:table-cell-properties>
    </style:style>
    <style:style style:name="Table42.G3" style:family="table-cell">
      <style:table-cell-properties style:vertical-align="top" fo:padding-left="0.0403in" fo:padding-right="0.0403in" fo:padding-top="0in" fo:padding-bottom="0in" fo:border-left="0.0139in solid #000000" fo:border-right="none" fo:border-top="0.0069in solid #000000" fo:border-bottom="none" style:writing-mode="lr-tb"/>
    </style:style>
    <style:style style:name="Table42.H3" style:family="table-cell">
      <style:table-cell-properties style:vertical-align="top" fo:padding-left="0.0403in" fo:padding-right="0.0403in" fo:padding-top="0in" fo:padding-bottom="0in" fo:border-left="0.0069in solid #000000" fo:border-right="0.0139in solid #000000" fo:border-top="0.0069in solid #000000" fo:border-bottom="none" style:writing-mode="lr-tb"/>
    </style:style>
    <style:style style:name="Table42.D4" style:family="table-cell">
      <style:table-cell-properties style:vertical-align="top" fo:padding-left="0.0403in" fo:padding-right="0.0403in" fo:padding-top="0in" fo:padding-bottom="0in" fo:border-left="0.0069in solid #000000" fo:border-right="none" fo:border-top="none" fo:border-bottom="none" style:writing-mode="lr-tb"/>
    </style:style>
    <style:style style:name="Table42.H4" style:family="table-cell">
      <style:table-cell-properties style:vertical-align="top" fo:padding-left="0.0403in" fo:padding-right="0.0403in" fo:padding-top="0in" fo:padding-bottom="0in" fo:border-left="0.0069in solid #000000" fo:border-right="0.0139in solid #000000" fo:border-top="none" fo:border-bottom="none" style:writing-mode="lr-tb"/>
    </style:style>
    <style:style style:name="Table42.G6" style:family="table-cell">
      <style:table-cell-properties style:vertical-align="top" fo:padding-left="0.0403in" fo:padding-right="0.0403in" fo:padding-top="0in" fo:padding-bottom="0in" fo:border-left="0.0139in solid #000000" fo:border-right="none" fo:border-top="none" fo:border-bottom="0.0069in solid #000000" style:writing-mode="lr-tb"/>
    </style:style>
    <style:style style:name="Table42.H6" style:family="table-cell">
      <style:table-cell-properties style:vertical-align="top" fo:padding-left="0.0403in" fo:padding-right="0.0403in" fo:padding-top="0in" fo:padding-bottom="0in" fo:border-left="0.0069in solid #000000" fo:border-right="0.0139in solid #000000" fo:border-top="none" fo:border-bottom="0.0069in solid #000000" style:writing-mode="lr-tb"/>
    </style:style>
    <style:style style:name="Table42.G7" style:family="table-cell">
      <style:table-cell-properties style:vertical-align="top" fo:padding-left="0.0403in" fo:padding-right="0.0403in" fo:padding-top="0in" fo:padding-bottom="0in" fo:border-left="0.0139in solid #000000" fo:border-right="none" fo:border-top="0.0069in solid #000000" fo:border-bottom="0.0069in solid #000000" style:writing-mode="lr-tb"/>
    </style:style>
    <style:style style:name="Table42.H7" style:family="table-cell">
      <style:table-cell-properties style:vertical-align="top" fo:padding-left="0.0403in" fo:padding-right="0.0403in" fo:padding-top="0in" fo:padding-bottom="0in" fo:border-left="0.0069in solid #000000" fo:border-right="0.0139in solid #000000" fo:border-top="0.0069in solid #000000" fo:border-bottom="0.0069in solid #000000" style:writing-mode="lr-tb"/>
    </style:style>
    <style:style style:name="Table42.A117" style:family="table-cell">
      <style:table-cell-properties style:vertical-align="bottom" fo:padding-left="0.0403in" fo:padding-right="0.0403in" fo:padding-top="0in" fo:padding-bottom="0in" fo:border-left="0.0139in solid #000000" fo:border-right="none" fo:border-top="none" fo:border-bottom="0.0139in solid #000000" style:writing-mode="lr-tb"/>
    </style:style>
    <style:style style:name="Table42.C117" style:family="table-cell">
      <style:table-cell-properties style:vertical-align="top" fo:background-color="#d9d9d9" fo:padding-left="0.0403in" fo:padding-right="0.0403in" fo:padding-top="0in" fo:padding-bottom="0in" fo:border-left="0.0139in solid #000000" fo:border-right="none" fo:border-top="none" fo:border-bottom="0.0139in solid #000000" style:writing-mode="lr-tb">
        <style:background-image/>
      </style:table-cell-properties>
    </style:style>
    <style:style style:name="Table42.D117" style:family="table-cell">
      <style:table-cell-properties style:vertical-align="top" fo:background-color="#d9d9d9" fo:padding-left="0.0403in" fo:padding-right="0.0403in" fo:padding-top="0in" fo:padding-bottom="0in" fo:border-left="0.0069in solid #000000" fo:border-right="none" fo:border-top="none" fo:border-bottom="0.0139in solid #000000" style:writing-mode="lr-tb">
        <style:background-image/>
      </style:table-cell-properties>
    </style:style>
    <style:style style:name="Table42.H117" style:family="table-cell">
      <style:table-cell-properties style:vertical-align="top" fo:padding-left="0.0403in" fo:padding-right="0.0403in" fo:padding-top="0in" fo:padding-bottom="0in" fo:border-left="0.0069in solid #000000" fo:border-right="0.0139in solid #000000" fo:border-top="0.0069in solid #000000" fo:border-bottom="0.0139in solid #000000" style:writing-mode="lr-tb"/>
    </style:style>
    <style:style style:name="Table43" style:family="table">
      <style:table-properties style:width="5.9361in" table:align="center" style:writing-mode="lr-tb"/>
    </style:style>
    <style:style style:name="Table43.A" style:family="table-column">
      <style:table-column-properties style:column-width="0.5826in"/>
    </style:style>
    <style:style style:name="Table43.B" style:family="table-column">
      <style:table-column-properties style:column-width="0.4174in"/>
    </style:style>
    <style:style style:name="Table43.C" style:family="table-column">
      <style:table-column-properties style:column-width="3.25in"/>
    </style:style>
    <style:style style:name="Table43.D" style:family="table-column">
      <style:table-column-properties style:column-width="0.4in"/>
    </style:style>
    <style:style style:name="Table43.E" style:family="table-column">
      <style:table-column-properties style:column-width="1.2861in"/>
    </style:style>
    <style:style style:name="Table43.1" style:family="table-row">
      <style:table-row-properties style:keep-together="true" fo:keep-together="auto"/>
    </style:style>
    <style:style style:name="Table43.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3.B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3.D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3.E1" style:family="table-cell">
      <style:table-cell-properties style:vertical-align="middle" fo:padding-left="0.0403in" fo:padding-right="0.0403in" fo:padding-top="0in" fo:padding-bottom="0in" fo:border="0.0139in solid #000000" style:writing-mode="lr-tb"/>
    </style:style>
    <style:style style:name="Table44" style:family="table">
      <style:table-properties style:width="5.9361in" table:align="center" style:writing-mode="lr-tb"/>
    </style:style>
    <style:style style:name="Table44.A" style:family="table-column">
      <style:table-column-properties style:column-width="0.6in"/>
    </style:style>
    <style:style style:name="Table44.B" style:family="table-column">
      <style:table-column-properties style:column-width="0.4in"/>
    </style:style>
    <style:style style:name="Table44.C" style:family="table-column">
      <style:table-column-properties style:column-width="0.5in"/>
    </style:style>
    <style:style style:name="Table44.F" style:family="table-column">
      <style:table-column-properties style:column-width="0.25in"/>
    </style:style>
    <style:style style:name="Table44.K" style:family="table-column">
      <style:table-column-properties style:column-width="0.6403in"/>
    </style:style>
    <style:style style:name="Table44.L" style:family="table-column">
      <style:table-column-properties style:column-width="0.6458in"/>
    </style:style>
    <style:style style:name="Table44.1" style:family="table-row">
      <style:table-row-properties style:keep-together="false" fo:keep-together="always"/>
    </style:style>
    <style:style style:name="Table44.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4.B1.1.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4.B1.2.1" style:family="table-cell">
      <style:table-cell-properties style:vertical-align="top" fo:padding-left="0.0403in" fo:padding-right="0.0403in" fo:padding-top="0in" fo:padding-bottom="0in" fo:border-left="0.0139in solid #000000" fo:border-right="none" fo:border-top="0.0139in solid #000000" fo:border-bottom="0.0069in solid #000000" style:writing-mode="lr-tb"/>
    </style:style>
    <style:style style:name="Table44.B1.5.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4.B1.10.1" style:family="table-cell">
      <style:table-cell-properties style:vertical-align="middle" fo:padding-left="0.0403in" fo:padding-right="0.0403in" fo:padding-top="0in" fo:padding-bottom="0in" fo:border="0.0139in solid #000000" style:writing-mode="lr-tb"/>
    </style:style>
    <style:style style:name="Table44.B1.2.2" style:family="table-cell">
      <style:table-cell-properties style:vertical-align="top" fo:padding-left="0.0403in" fo:padding-right="0.0403in" fo:padding-top="0in" fo:padding-bottom="0in" fo:border-left="0.0139in solid #000000" fo:border-right="none" fo:border-top="0.0069in solid #000000" fo:border-bottom="0.0139in solid #000000" style:writing-mode="lr-tb"/>
    </style:style>
    <style:style style:name="Table44.B1.3.2" style:family="table-cell">
      <style:table-cell-properties style:vertical-align="top" fo:padding-left="0.0403in" fo:padding-right="0.0403in" fo:padding-top="0in" fo:padding-bottom="0in" fo:border-left="0.0069in solid #000000" fo:border-right="none" fo:border-top="0.0069in solid #000000" fo:border-bottom="0.0139in solid #000000" style:writing-mode="lr-tb"/>
    </style:style>
    <style:style style:name="Table44.B1.11.2" style:family="table-cell">
      <style:table-cell-properties style:vertical-align="middle" fo:padding-left="0.0403in" fo:padding-right="0.0403in" fo:padding-top="0in" fo:padding-bottom="0in" fo:border-left="0.0069in solid #000000" fo:border-right="0.0139in solid #000000" fo:border-top="0.0139in solid #000000" fo:border-bottom="0.0139in solid #000000" style:writing-mode="lr-tb"/>
    </style:style>
    <style:style style:name="Table44.2" style:family="table-row">
      <style:table-row-properties style:keep-together="true" fo:keep-together="auto"/>
    </style:style>
    <style:style style:name="Table44.A2" style:family="table-cell">
      <style:table-cell-properties style:vertical-align="bottom" fo:padding-left="0.0403in" fo:padding-right="0.0403in" fo:padding-top="0in" fo:padding-bottom="0in" fo:border-left="0.0139in solid #000000" fo:border-right="none" fo:border-top="0.0139in solid #000000" fo:border-bottom="none" style:writing-mode="lr-tb"/>
    </style:style>
    <style:style style:name="Table44.D2" style:family="table-cell">
      <style:table-cell-properties style:vertical-align="top" fo:padding-left="0.0403in" fo:padding-right="0.0403in" fo:padding-top="0in" fo:padding-bottom="0in" fo:border-left="0.0069in solid #000000" fo:border-right="none" fo:border-top="0.0139in solid #000000" fo:border-bottom="0.0069in solid #000000" style:writing-mode="lr-tb"/>
    </style:style>
    <style:style style:name="Table44.G2" style:family="table-cell">
      <style:table-cell-properties style:vertical-align="top" fo:padding-left="0.0403in" fo:padding-right="0.0403in" fo:padding-top="0in" fo:padding-bottom="0in" fo:border-left="0.0139in solid #000000" fo:border-right="none" fo:border-top="0.0139in solid #000000" fo:border-bottom="none" style:writing-mode="lr-tb"/>
    </style:style>
    <style:style style:name="Table44.H2" style:family="table-cell">
      <style:table-cell-properties style:vertical-align="top" fo:padding-left="0.0403in" fo:padding-right="0.0403in" fo:padding-top="0in" fo:padding-bottom="0in" fo:border-left="0.0069in solid #000000" fo:border-right="none" fo:border-top="0.0139in solid #000000" fo:border-bottom="none" style:writing-mode="lr-tb"/>
    </style:style>
    <style:style style:name="Table44.L2" style:family="table-cell">
      <style:table-cell-properties style:vertical-align="top" fo:padding-left="0.0403in" fo:padding-right="0.0403in" fo:padding-top="0in" fo:padding-bottom="0in" fo:border-left="0.0069in solid #000000" fo:border-right="0.0139in solid #000000" fo:border-top="0.0139in solid #000000" fo:border-bottom="0.0069in solid #000000" style:writing-mode="lr-tb"/>
    </style:style>
    <style:style style:name="Table44.A3" style:family="table-cell">
      <style:table-cell-properties style:vertical-align="bottom" fo:padding-left="0.0403in" fo:padding-right="0.0403in" fo:padding-top="0in" fo:padding-bottom="0in" fo:border-left="0.0139in solid #000000" fo:border-right="none" fo:border-top="none" fo:border-bottom="none" style:writing-mode="lr-tb"/>
    </style:style>
    <style:style style:name="Table44.C3" style:family="table-cell">
      <style:table-cell-properties style:vertical-align="top" fo:padding-left="0.0403in" fo:padding-right="0.0403in" fo:padding-top="0in" fo:padding-bottom="0in" fo:border-left="0.0139in solid #000000" fo:border-right="none" fo:border-top="0.0069in solid #000000" fo:border-bottom="none" style:writing-mode="lr-tb"/>
    </style:style>
    <style:style style:name="Table44.D3" style:family="table-cell">
      <style:table-cell-properties style:vertical-align="top" fo:padding-left="0.0403in" fo:padding-right="0.0403in" fo:padding-top="0in" fo:padding-bottom="0in" fo:border-left="0.0069in solid #000000" fo:border-right="none" fo:border-top="0.0069in solid #000000" fo:border-bottom="none" style:writing-mode="lr-tb"/>
    </style:style>
    <style:style style:name="Table44.H3" style:family="table-cell">
      <style:table-cell-properties style:vertical-align="top" fo:padding-left="0.0403in" fo:padding-right="0.0403in" fo:padding-top="0in" fo:padding-bottom="0in" fo:border-left="0.0069in solid #000000" fo:border-right="none" fo:border-top="none" fo:border-bottom="none" style:writing-mode="lr-tb"/>
    </style:style>
    <style:style style:name="Table44.L3" style:family="table-cell">
      <style:table-cell-properties style:vertical-align="top" fo:padding-left="0.0403in" fo:padding-right="0.0403in" fo:padding-top="0in" fo:padding-bottom="0in" fo:border-left="0.0069in solid #000000" fo:border-right="0.0139in solid #000000" fo:border-top="0.0069in solid #000000" fo:border-bottom="none" style:writing-mode="lr-tb"/>
    </style:style>
    <style:style style:name="Table44.L4" style:family="table-cell">
      <style:table-cell-properties style:vertical-align="top" fo:padding-left="0.0403in" fo:padding-right="0.0403in" fo:padding-top="0in" fo:padding-bottom="0in" fo:border-left="0.0069in solid #000000" fo:border-right="0.0139in solid #000000" fo:border-top="none" fo:border-bottom="none" style:writing-mode="lr-tb"/>
    </style:style>
    <style:style style:name="Table44.C6" style:family="table-cell">
      <style:table-cell-properties style:vertical-align="top" fo:padding-left="0.0403in" fo:padding-right="0.0403in" fo:padding-top="0in" fo:padding-bottom="0in" fo:border-left="0.0139in solid #000000" fo:border-right="none" fo:border-top="none" fo:border-bottom="0.0069in solid #000000" style:writing-mode="lr-tb"/>
    </style:style>
    <style:style style:name="Table44.D6" style:family="table-cell">
      <style:table-cell-properties style:vertical-align="top" fo:padding-left="0.0403in" fo:padding-right="0.0403in" fo:padding-top="0in" fo:padding-bottom="0in" fo:border-left="0.0069in solid #000000" fo:border-right="none" fo:border-top="none" fo:border-bottom="0.0069in solid #000000" style:writing-mode="lr-tb"/>
    </style:style>
    <style:style style:name="Table44.L6" style:family="table-cell">
      <style:table-cell-properties style:vertical-align="top" fo:padding-left="0.0403in" fo:padding-right="0.0403in" fo:padding-top="0in" fo:padding-bottom="0in" fo:border-left="0.0069in solid #000000" fo:border-right="0.0139in solid #000000" fo:border-top="none" fo:border-bottom="0.0069in solid #000000" style:writing-mode="lr-tb"/>
    </style:style>
    <style:style style:name="Table44.C7" style:family="table-cell">
      <style:table-cell-properties style:vertical-align="top" fo:padding-left="0.0403in" fo:padding-right="0.0403in" fo:padding-top="0in" fo:padding-bottom="0in" fo:border-left="0.0139in solid #000000" fo:border-right="none" fo:border-top="0.0069in solid #000000" fo:border-bottom="0.0069in solid #000000" style:writing-mode="lr-tb"/>
    </style:style>
    <style:style style:name="Table44.D7" style:family="table-cell">
      <style:table-cell-properties style:vertical-align="top" fo:padding-left="0.0403in" fo:padding-right="0.0403in" fo:padding-top="0in" fo:padding-bottom="0in" fo:border-left="0.0069in solid #000000" fo:border-right="none" fo:border-top="0.0069in solid #000000" fo:border-bottom="0.0069in solid #000000" style:writing-mode="lr-tb"/>
    </style:style>
    <style:style style:name="Table44.L7" style:family="table-cell">
      <style:table-cell-properties style:vertical-align="top" fo:padding-left="0.0403in" fo:padding-right="0.0403in" fo:padding-top="0in" fo:padding-bottom="0in" fo:border-left="0.0069in solid #000000" fo:border-right="0.0139in solid #000000" fo:border-top="0.0069in solid #000000" fo:border-bottom="0.0069in solid #000000" style:writing-mode="lr-tb"/>
    </style:style>
    <style:style style:name="Table44.A117" style:family="table-cell">
      <style:table-cell-properties style:vertical-align="bottom" fo:padding-left="0.0403in" fo:padding-right="0.0403in" fo:padding-top="0in" fo:padding-bottom="0in" fo:border-left="0.0139in solid #000000" fo:border-right="none" fo:border-top="none" fo:border-bottom="0.0139in solid #000000" style:writing-mode="lr-tb"/>
    </style:style>
    <style:style style:name="Table44.L117" style:family="table-cell">
      <style:table-cell-properties style:vertical-align="top" fo:padding-left="0.0403in" fo:padding-right="0.0403in" fo:padding-top="0in" fo:padding-bottom="0in" fo:border-left="0.0069in solid #000000" fo:border-right="0.0139in solid #000000" fo:border-top="0.0069in solid #000000" fo:border-bottom="0.0139in solid #000000" style:writing-mode="lr-tb"/>
    </style:style>
    <style:style style:name="P1" style:family="paragraph" style:parent-style-name="Standard">
      <style:paragraph-properties>
        <style:tab-stops>
          <style:tab-stop style:position="1.1252in"/>
          <style:tab-stop style:position="1.25in"/>
          <style:tab-stop style:position="3.3465in" style:type="center"/>
        </style:tab-stops>
      </style:paragraph-properties>
    </style:style>
    <style:style style:name="P2" style:family="paragraph" style:parent-style-name="Standard">
      <style:paragraph-properties>
        <style:tab-stops>
          <style:tab-stop style:position="6.5528in" style:type="right" style:leader-style="dotted" style:leader-text="."/>
        </style:tab-stops>
      </style:paragraph-properties>
    </style:style>
    <style:style style:name="P3" style:family="paragraph" style:parent-style-name="Standard">
      <style:paragraph-properties style:text-autospace="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size="12pt" fo:font-weight="bold" style:font-size-asian="12pt" style:font-weight-asian="bold"/>
    </style:style>
    <style:style style:name="P8"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fo:font-weight="bold" style:font-size-asian="12pt" style:font-weight-asian="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0"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fo:font-weight="bold" style:font-size-asian="12pt" style:font-weight-asian="bold" style:font-size-complex="12pt"/>
    </style:style>
    <style:style style:name="P11"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style:font-size-asian="12pt"/>
    </style:style>
    <style:style style:name="P12" style:family="paragraph" style:parent-style-name="Standard">
      <style:paragraph-properties>
        <style:tab-stops>
          <style:tab-stop style:position="6.5in" style:type="right"/>
        </style:tab-stops>
      </style:paragraph-properties>
    </style:style>
    <style:style style:name="P13" style:family="paragraph" style:parent-style-name="Standard">
      <style:text-properties fo:color="#000000"/>
    </style:style>
    <style:style style:name="P14" style:family="paragraph" style:parent-style-name="Standard">
      <style:paragraph-properties fo:keep-together="always"/>
    </style:style>
    <style:style style:name="P15" style:family="paragraph" style:parent-style-name="Standard">
      <style:paragraph-properties style:snap-to-layout-grid="false"/>
      <style:text-properties style:font-name="MS Sans Serif"/>
    </style:style>
    <style:style style:name="P16" style:family="paragraph" style:parent-style-name="Standard">
      <style:paragraph-properties fo:text-align="center" style:justify-single-word="false" style:snap-to-layout-grid="false"/>
      <style:text-properties style:font-name="Arial Narrow" fo:font-size="8pt" style:font-size-asian="8pt" style:font-size-complex="8pt"/>
    </style:style>
    <style:style style:name="P17" style:family="paragraph" style:parent-style-name="Standard">
      <style:paragraph-properties fo:margin-left="1.1819in" fo:margin-right="0in" fo:text-indent="-1.1819in" style:auto-text-indent="false"/>
    </style:style>
    <style:style style:name="P18" style:family="paragraph" style:parent-style-name="Standard">
      <style:paragraph-properties fo:margin-left="1.1819in" fo:margin-right="0in" fo:text-indent="-1.1819in" style:auto-text-indent="false"/>
      <style:text-properties fo:font-style="italic" style:font-style-asian="italic"/>
    </style:style>
    <style:style style:name="P19" style:family="paragraph" style:parent-style-name="Standard">
      <style:paragraph-properties fo:margin-left="1.1819in" fo:margin-right="0in" fo:text-indent="-1.1819in" style:auto-text-indent="false"/>
      <style:text-properties fo:font-weight="bold" style:font-weight-asian="bold"/>
    </style:style>
    <style:style style:name="P20" style:family="paragraph" style:parent-style-name="Standard">
      <style:paragraph-properties fo:margin-top="0.0693in" fo:margin-bottom="0.0693in"/>
    </style:style>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Standard_20_Title">
      <style:paragraph-properties fo:break-before="page"/>
    </style:style>
    <style:style style:name="P24" style:family="paragraph" style:parent-style-name="Instruction">
      <style:paragraph-properties fo:break-before="page"/>
    </style:style>
    <style:style style:name="P25" style:family="paragraph" style:parent-style-name="Standard">
      <style:paragraph-properties fo:margin-left="0in" fo:margin-right="0.5in" fo:text-indent="0in" style:auto-text-indent="false" fo:break-before="page"/>
    </style:style>
    <style:style style:name="P26" style:family="paragraph" style:parent-style-name="Standard">
      <style:paragraph-properties fo:margin-left="0in" fo:margin-right="0.5in" fo:text-indent="0in" style:auto-text-indent="false" fo:break-before="page"/>
      <style:text-properties fo:font-size="12.5pt" style:font-size-asian="12.5pt"/>
    </style:style>
    <style:style style:name="P27" style:family="paragraph" style:parent-style-name="Standard">
      <style:paragraph-properties fo:margin-left="0in" fo:margin-right="0.5in" fo:text-indent="0in" style:auto-text-indent="false" fo:break-before="page"/>
      <style:text-properties fo:font-style="italic" style:font-style-asian="italic"/>
    </style:style>
    <style:style style:name="P28" style:family="paragraph" style:parent-style-name="Standard">
      <style:paragraph-properties fo:margin-left="0in" fo:margin-right="0.5in" fo:text-indent="0in" style:auto-text-indent="false"/>
    </style:style>
    <style:style style:name="P29" style:family="paragraph" style:parent-style-name="Standard">
      <style:paragraph-properties fo:margin-top="0in" fo:margin-bottom="0in" style:text-autospace="none"/>
    </style:style>
    <style:style style:name="P30" style:family="paragraph" style:parent-style-name="Standard">
      <style:paragraph-properties fo:margin-top="0in" fo:margin-bottom="0in" style:text-autospace="none"/>
      <style:text-properties style:font-name-complex="Arial"/>
    </style:style>
    <style:style style:name="P31" style:family="paragraph" style:parent-style-name="Standard">
      <style:paragraph-properties fo:margin-top="0in" fo:margin-bottom="0in" style:text-autospace="none"/>
      <style:text-properties fo:language="de" fo:country="DE" style:font-name-complex="Arial"/>
    </style:style>
    <style:style style:name="P32" style:family="paragraph" style:parent-style-name="Standard">
      <style:paragraph-properties fo:margin-top="0in" fo:margin-bottom="0in" fo:text-align="center" style:justify-single-word="false" style:text-autospace="none"/>
      <style:text-properties style:font-name="Arial,Bold" fo:font-size="12pt" fo:font-weight="bold" style:font-size-asian="12pt" style:font-weight-asian="bold" style:font-name-complex="Arial,Bold" style:font-size-complex="12pt" style:font-weight-complex="bold"/>
    </style:style>
    <style:style style:name="P33" style:family="paragraph" style:parent-style-name="Table_20_Entry">
      <style:paragraph-properties fo:margin-top="0in" fo:margin-bottom="0in" fo:keep-together="always" fo:keep-with-next="always" style:snap-to-layout-grid="false"/>
      <style:text-properties fo:font-weight="bold" style:font-weight-asian="bold"/>
    </style:style>
    <style:style style:name="P34" style:family="paragraph" style:parent-style-name="Table_20_Entry">
      <style:paragraph-properties fo:margin-top="0in" fo:margin-bottom="0in" fo:text-align="center" style:justify-single-word="false" fo:keep-together="always" fo:keep-with-next="always" style:snap-to-layout-grid="false"/>
      <style:text-properties fo:font-weight="bold" style:font-weight-asian="bold"/>
    </style:style>
    <style:style style:name="P35" style:family="paragraph" style:parent-style-name="Table_20_Entry">
      <style:paragraph-properties fo:margin-top="0in" fo:margin-bottom="0in"/>
    </style:style>
    <style:style style:name="P36" style:family="paragraph" style:parent-style-name="Table_20_Entry">
      <style:paragraph-properties fo:margin-top="0in" fo:margin-bottom="0in" fo:keep-together="always" style:snap-to-layout-grid="false"/>
      <style:text-properties fo:font-weight="bold" style:font-weight-asian="bold"/>
    </style:style>
    <style:style style:name="P37" style:family="paragraph" style:parent-style-name="Table_20_Entry">
      <style:paragraph-properties fo:margin-top="0in" fo:margin-bottom="0in" fo:text-align="center" style:justify-single-word="false" fo:keep-together="always" style:snap-to-layout-grid="false"/>
      <style:text-properties fo:font-weight="bold" style:font-weight-asian="bold"/>
    </style:style>
    <style:style style:name="P38" style:family="paragraph" style:parent-style-name="Table_20_Entry">
      <style:paragraph-properties fo:margin-top="0in" fo:margin-bottom="0in" style:text-autospace="none"/>
      <style:text-properties fo:language="de" fo:country="DE" style:font-name-complex="Arial"/>
    </style:style>
    <style:style style:name="P39" style:family="paragraph" style:parent-style-name="List1">
      <style:paragraph-properties fo:margin-top="0in" fo:margin-bottom="0in"/>
    </style:style>
    <style:style style:name="P40" style:family="paragraph" style:parent-style-name="Standard">
      <style:paragraph-properties fo:margin-top="0in" fo:margin-bottom="0.0374in" fo:text-align="center" style:justify-single-word="false" fo:keep-together="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P41" style:family="paragraph" style:parent-style-name="Standard">
      <style:paragraph-properties fo:margin-top="0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P42"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style>
    <style:style style:name="P43"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style>
    <style:style style:name="P44"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style>
    <style:style style:name="P45"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font-size-complex="8pt"/>
    </style:style>
    <style:style style:name="P46"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font-size-complex="8pt"/>
    </style:style>
    <style:style style:name="P47"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font-size-asian="8pt"/>
    </style:style>
    <style:style style:name="P48"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font-size-asian="8pt" style:font-weight-complex="bold"/>
    </style:style>
    <style:style style:name="P49" style:family="paragraph" style:parent-style-name="Standard">
      <style:paragraph-properties fo:keep-with-next="always"/>
    </style:style>
    <style:style style:name="P50" style:family="paragraph" style:parent-style-name="Standard">
      <style:paragraph-properties fo:keep-together="always" fo:keep-with-next="always"/>
    </style:style>
    <style:style style:name="P51" style:family="paragraph" style:parent-style-name="Table_20_Entry">
      <style:paragraph-properties fo:keep-with-next="always"/>
    </style:style>
    <style:style style:name="P52" style:family="paragraph" style:parent-style-name="Table_20_Entry">
      <style:paragraph-properties fo:keep-together="always" fo:keep-with-next="always" style:snap-to-layout-grid="false"/>
    </style:style>
    <style:style style:name="P53" style:family="paragraph" style:parent-style-name="Table_20_Entry">
      <style:paragraph-properties fo:text-align="center" style:justify-single-word="false" fo:keep-together="always" fo:keep-with-next="always" style:snap-to-layout-grid="false"/>
    </style:style>
    <style:style style:name="P54" style:family="paragraph" style:parent-style-name="Table_20_Entry">
      <style:paragraph-properties fo:text-align="center" style:justify-single-word="false" fo:keep-with-next="always" style:snap-to-layout-grid="false"/>
    </style:style>
    <style:style style:name="P55" style:family="paragraph" style:parent-style-name="Table_20_Entry">
      <style:paragraph-properties fo:keep-together="always" fo:keep-with-next="always" style:snap-to-layout-grid="false"/>
      <style:text-properties fo:font-weight="bold" style:font-weight-asian="bold"/>
    </style:style>
    <style:style style:name="P56" style:family="paragraph" style:parent-style-name="Table_20_Entry">
      <style:paragraph-properties fo:text-align="center" style:justify-single-word="false" fo:keep-together="always" fo:keep-with-next="always" style:snap-to-layout-grid="false"/>
      <style:text-properties fo:font-weight="bold" style:font-weight-asian="bold"/>
    </style:style>
    <style:style style:name="P57" style:family="paragraph" style:parent-style-name="Table_20_Entry">
      <style:paragraph-properties fo:text-align="center" style:justify-single-word="false" fo:keep-with-next="always" style:snap-to-layout-grid="false"/>
      <style:text-properties fo:font-weight="bold" style:font-weight-asian="bold"/>
    </style:style>
    <style:style style:name="P58" style:family="paragraph" style:parent-style-name="Table_20_Entry">
      <style:paragraph-properties fo:keep-with-next="always" style:snap-to-layout-grid="false"/>
      <style:text-properties fo:font-weight="bold" style:font-weight-asian="bold"/>
    </style:style>
    <style:style style:name="P59" style:family="paragraph" style:parent-style-name="Table_20_Entry">
      <style:paragraph-properties fo:keep-together="always" fo:keep-with-next="always" style:snap-to-layout-grid="false"/>
      <style:text-properties fo:font-size="9pt" style:font-size-asian="9pt"/>
    </style:style>
    <style:style style:name="P60" style:family="paragraph" style:parent-style-name="Table_20_Entry">
      <style:paragraph-properties fo:keep-with-next="always" style:snap-to-layout-grid="false"/>
    </style:style>
    <style:style style:name="P61" style:family="paragraph" style:parent-style-name="Note">
      <style:paragraph-properties fo:keep-with-next="always"/>
    </style:style>
    <style:style style:name="P62" style:family="paragraph" style:parent-style-name="Table_20_Title">
      <style:paragraph-properties fo:keep-with-next="always"/>
    </style:style>
    <style:style style:name="P63" style:family="paragraph" style:parent-style-name="Table_20_Title">
      <style:paragraph-properties fo:keep-together="always" fo:keep-with-next="always"/>
    </style:style>
    <style:style style:name="P64" style:family="paragraph" style:parent-style-name="Standard">
      <style:paragraph-properties fo:margin-top="0.028in" fo:margin-bottom="0.0665in" fo:text-align="center" style:justify-single-word="false" style:snap-to-layout-grid="false"/>
    </style:style>
    <style:style style:name="P65" style:family="paragraph" style:parent-style-name="TableEntry">
      <style:paragraph-properties fo:margin-top="0.028in" fo:margin-bottom="0.0665in" fo:text-align="center" style:justify-single-word="false" style:snap-to-layout-grid="false"/>
    </style:style>
    <style:style style:name="P66" style:family="paragraph" style:parent-style-name="TableEntry">
      <style:paragraph-properties fo:margin-top="0.028in" fo:margin-bottom="0.0665in" fo:text-align="center" style:justify-single-word="false" style:snap-to-layout-grid="false"/>
      <style:text-properties style:font-weight-complex="bold"/>
    </style:style>
    <style:style style:name="P67" style:family="paragraph" style:parent-style-name="Table_20_Entry">
      <style:paragraph-properties fo:margin-top="0.028in" fo:margin-bottom="0.0665in" style:snap-to-layout-grid="false"/>
    </style:style>
    <style:style style:name="P68" style:family="paragraph" style:parent-style-name="Table_20_Entry">
      <style:paragraph-properties fo:margin-top="0.028in" fo:margin-bottom="0.0665in" style:snap-to-layout-grid="false"/>
      <style:text-properties style:font-weight-complex="bold"/>
    </style:style>
    <style:style style:name="P69" style:family="paragraph" style:parent-style-name="Table_20_Entry">
      <style:paragraph-properties fo:margin-top="0.028in" fo:margin-bottom="0.0665in" fo:keep-together="always" fo:keep-with-next="always" style:snap-to-layout-grid="false"/>
      <style:text-properties style:font-weight-complex="bold"/>
    </style:style>
    <style:style style:name="P70" style:family="paragraph" style:parent-style-name="Header">
      <style:paragraph-properties fo:margin-top="0.028in" fo:margin-bottom="0.0665in" fo:text-align="center" style:justify-single-word="false" style:snap-to-layout-grid="false"/>
      <style:text-properties style:font-weight-complex="bold"/>
    </style:style>
    <style:style style:name="P71" style:family="paragraph" style:parent-style-name="Comment_20_Subject">
      <style:paragraph-properties fo:margin-top="0.028in" fo:margin-bottom="0.0665in" fo:text-align="center" style:justify-single-word="false" style:snap-to-layout-grid="false"/>
    </style:style>
    <style:style style:name="P72" style:family="paragraph" style:parent-style-name="TableEntry">
      <style:paragraph-properties fo:margin-top="0.028in" fo:margin-bottom="0.028in" fo:text-align="center" style:justify-single-word="false" style:snap-to-layout-grid="false"/>
      <style:text-properties fo:font-weight="bold" style:font-weight-asian="bold"/>
    </style:style>
    <style:style style:name="P73" style:family="paragraph" style:parent-style-name="TableEntry">
      <style:paragraph-properties fo:margin-top="0.028in" fo:margin-bottom="0.028in" style:snap-to-layout-grid="false"/>
      <style:text-properties fo:font-weight="bold" style:font-weight-asian="bold"/>
    </style:style>
    <style:style style:name="P74" style:family="paragraph" style:parent-style-name="TableEntryTitle">
      <style:paragraph-properties fo:margin-top="0.028in" fo:margin-bottom="0.028in" fo:text-align="center" style:justify-single-word="false" style:snap-to-layout-grid="false"/>
      <style:text-properties style:font-weight-complex="bold"/>
    </style:style>
    <style:style style:name="P75" style:family="paragraph" style:parent-style-name="TableEntryTitle">
      <style:paragraph-properties fo:margin-top="0.028in" fo:margin-bottom="0.028in" fo:text-align="start" style:justify-single-word="false" style:snap-to-layout-grid="false"/>
      <style:text-properties style:font-weight-complex="bold"/>
    </style:style>
    <style:style style:name="P76" style:family="paragraph" style:parent-style-name="Table_20_Title">
      <style:paragraph-properties fo:margin-top="0.028in" fo:margin-bottom="0.028in"/>
    </style:style>
    <style:style style:name="P77" style:family="paragraph" style:parent-style-name="header_20_even">
      <style:paragraph-properties fo:margin-top="0.028in" fo:margin-bottom="0.028in" style:snap-to-layout-grid="false"/>
    </style:style>
    <style:style style:name="P78" style:family="paragraph" style:parent-style-name="header_20_even">
      <style:paragraph-properties fo:margin-top="0.028in" fo:margin-bottom="0.028in" style:snap-to-layout-grid="false"/>
      <style:text-properties style:text-underline-style="solid" style:text-underline-width="auto" style:text-underline-color="font-color" fo:font-weight="bold" style:font-weight-asian="bold"/>
    </style:style>
    <style:style style:name="P79" style:family="paragraph" style:parent-style-name="Table_20_Entry">
      <style:paragraph-properties style:snap-to-layout-grid="false"/>
    </style:style>
    <style:style style:name="P80" style:family="paragraph" style:parent-style-name="Table_20_Entry">
      <style:paragraph-properties style:snap-to-layout-grid="false"/>
      <style:text-properties style:text-underline-style="solid" style:text-underline-width="auto" style:text-underline-color="font-color" fo:font-weight="bold" style:font-weight-asian="bold" style:font-weight-complex="bold"/>
    </style:style>
    <style:style style:name="P81" style:family="paragraph" style:parent-style-name="Table_20_Entry">
      <style:paragraph-properties style:snap-to-layout-grid="false"/>
      <style:text-properties style:text-underline-style="solid" style:text-underline-width="auto" style:text-underline-color="font-color" fo:font-weight="bold" style:font-weight-asian="bold"/>
    </style:style>
    <style:style style:name="P82"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83" style:family="paragraph" style:parent-style-name="Table_20_Entry">
      <style:paragraph-properties style:snap-to-layout-grid="false"/>
      <style:text-properties fo:font-size="8pt" style:font-size-asian="8pt"/>
    </style:style>
    <style:style style:name="P84" style:family="paragraph" style:parent-style-name="Table_20_Entry">
      <style:paragraph-properties style:snap-to-layout-grid="false"/>
      <style:text-properties fo:font-size="8pt" style:text-underline-style="solid" style:text-underline-width="auto" style:text-underline-color="font-color" fo:font-weight="bold" style:font-size-asian="8pt" style:font-weight-asian="bold"/>
    </style:style>
    <style:style style:name="P85" style:family="paragraph" style:parent-style-name="Table_20_Entry">
      <style:paragraph-properties fo:keep-together="always"/>
    </style:style>
    <style:style style:name="P86" style:family="paragraph" style:parent-style-name="Table_20_Entry">
      <style:paragraph-properties fo:keep-together="always" style:snap-to-layout-grid="false"/>
    </style:style>
    <style:style style:name="P87" style:family="paragraph" style:parent-style-name="Table_20_Entry">
      <style:paragraph-properties fo:text-align="center" style:justify-single-word="false"/>
    </style:style>
    <style:style style:name="P88" style:family="paragraph" style:parent-style-name="Table_20_Entry">
      <style:paragraph-properties fo:text-align="center" style:justify-single-word="false" style:snap-to-layout-grid="false"/>
    </style:style>
    <style:style style:name="P89" style:family="paragraph" style:parent-style-name="Table_20_Entry">
      <style:paragraph-properties fo:text-align="center" style:justify-single-word="false" fo:keep-together="always" style:snap-to-layout-grid="false"/>
    </style:style>
    <style:style style:name="P90" style:family="paragraph" style:parent-style-name="Table_20_Entry">
      <style:paragraph-properties style:snap-to-layout-grid="false"/>
      <style:text-properties fo:language="fr" fo:country="FR"/>
    </style:style>
    <style:style style:name="P91" style:family="paragraph" style:parent-style-name="Table_20_Entry">
      <style:paragraph-properties style:snap-to-layout-grid="false"/>
      <style:text-properties fo:font-style="italic" style:font-style-asian="italic"/>
    </style:style>
    <style:style style:name="P92" style:family="paragraph" style:parent-style-name="Table_20_Entry">
      <style:paragraph-properties style:snap-to-layout-grid="false">
        <style:tab-stops>
          <style:tab-stop style:position="2.2654in"/>
        </style:tab-stops>
      </style:paragraph-properties>
    </style:style>
    <style:style style:name="P93" style:family="paragraph" style:parent-style-name="Table_20_Entry">
      <style:paragraph-properties style:snap-to-layout-grid="false"/>
      <style:text-properties style:font-weight-complex="bold"/>
    </style:style>
    <style:style style:name="P94" style:family="paragraph" style:parent-style-name="Table_20_Entry">
      <style:text-properties fo:font-size="9pt" style:font-size-asian="9pt"/>
    </style:style>
    <style:style style:name="P95" style:family="paragraph" style:parent-style-name="Table_20_Entry">
      <style:paragraph-properties style:snap-to-layout-grid="false"/>
      <style:text-properties fo:font-size="9pt" style:font-size-asian="9pt"/>
    </style:style>
    <style:style style:name="P96" style:family="paragraph" style:parent-style-name="Table_20_Entry">
      <style:paragraph-properties style:snap-to-layout-grid="false"/>
      <style:text-properties fo:font-size="9pt" fo:language="fr" fo:country="FR" style:font-size-asian="9pt"/>
    </style:style>
    <style:style style:name="P97" style:family="paragraph" style:parent-style-name="Table_20_Entry">
      <style:paragraph-properties style:snap-to-layout-grid="false"/>
      <style:text-properties fo:font-size="9pt" fo:font-weight="bold" style:font-size-asian="9pt" style:font-weight-asian="bold"/>
    </style:style>
    <style:style style:name="P98" style:family="paragraph" style:parent-style-name="Table_20_Entry">
      <style:paragraph-properties fo:text-align="center" style:justify-single-word="false" style:snap-to-layout-grid="false"/>
      <style:text-properties style:font-name="MS Sans Serif"/>
    </style:style>
    <style:style style:name="P99" style:family="paragraph" style:parent-style-name="Table_20_Entry">
      <style:paragraph-properties style:snap-to-layout-grid="false"/>
      <style:text-properties style:font-name="MS Sans Serif"/>
    </style:style>
    <style:style style:name="P100" style:family="paragraph" style:parent-style-name="Table_20_Entry">
      <style:paragraph-properties fo:margin-top="0in" fo:margin-bottom="0.028in"/>
    </style:style>
    <style:style style:name="P101" style:family="paragraph" style:parent-style-name="Table_20_Entry">
      <style:paragraph-properties fo:margin-top="0in" fo:margin-bottom="0.028in" fo:keep-together="always"/>
    </style:style>
    <style:style style:name="P102"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text-properties fo:font-weight="bold" style:font-weight-asian="bold"/>
    </style:style>
    <style:style style:name="P103" style:family="paragraph" style:parent-style-name="Heading_20_9">
      <style:paragraph-properties fo:text-align="center" style:justify-single-word="false" style:snap-to-layout-grid="false"/>
    </style:style>
    <style:style style:name="P104" style:family="paragraph" style:parent-style-name="Heading_20_9">
      <style:paragraph-properties fo:text-align="center" style:justify-single-word="false" style:snap-to-layout-grid="false"/>
      <style:text-properties style:text-underline-style="solid" style:text-underline-width="auto" style:text-underline-color="font-color"/>
    </style:style>
    <style:style style:name="P105" style:family="paragraph" style:parent-style-name="Contents_20_5">
      <style:paragraph-properties>
        <style:tab-stops>
          <style:tab-stop style:position="6.5598in" style:type="right" style:leader-style="dotted" style:leader-text="."/>
        </style:tab-stops>
      </style:paragraph-properties>
    </style:style>
    <style:style style:name="P106" style:family="paragraph" style:parent-style-name="Heading_20_4">
      <style:paragraph-properties fo:keep-together="always"/>
    </style:style>
    <style:style style:name="P107" style:family="paragraph" style:parent-style-name="Contents_20_6">
      <style:paragraph-properties>
        <style:tab-stops>
          <style:tab-stop style:position="6.5598in" style:type="right" style:leader-style="dotted" style:leader-text="."/>
        </style:tab-stops>
      </style:paragraph-properties>
    </style:style>
    <style:style style:name="P108" style:family="paragraph" style:parent-style-name="Contents_20_4">
      <style:paragraph-properties>
        <style:tab-stops>
          <style:tab-stop style:position="6.5598in" style:type="right" style:leader-style="dotted" style:leader-text="."/>
        </style:tab-stops>
      </style:paragraph-properties>
    </style:style>
    <style:style style:name="P109" style:family="paragraph" style:parent-style-name="Heading_20_6">
      <style:text-properties style:font-name="Arial"/>
    </style:style>
    <style:style style:name="P110" style:family="paragraph" style:parent-style-name="Heading_20_1">
      <style:paragraph-properties fo:text-align="start" style:justify-single-word="false"/>
    </style:style>
    <style:style style:name="P111" style:family="paragraph" style:parent-style-name="Standard_20_Title">
      <style:text-properties fo:font-size="13pt" style:font-size-asian="13pt"/>
    </style:style>
    <style:style style:name="P112" style:family="paragraph" style:parent-style-name="Contents_20_3">
      <style:paragraph-properties>
        <style:tab-stops>
          <style:tab-stop style:position="6.5598in" style:type="right" style:leader-style="dotted" style:leader-text="."/>
        </style:tab-stops>
      </style:paragraph-properties>
    </style:style>
    <style:style style:name="P113" style:family="paragraph" style:parent-style-name="Contents_20_1">
      <style:paragraph-properties>
        <style:tab-stops>
          <style:tab-stop style:position="6.5598in" style:type="right" style:leader-style="dotted" style:leader-text="."/>
        </style:tab-stops>
      </style:paragraph-properties>
    </style:style>
    <style:style style:name="P114" style:family="paragraph" style:parent-style-name="Bullet1">
      <style:paragraph-properties fo:text-align="end" style:justify-single-word="false" style:snap-to-layout-grid="false"/>
    </style:style>
    <style:style style:name="P115" style:family="paragraph" style:parent-style-name="Bullet1">
      <style:paragraph-properties fo:text-align="end" style:justify-single-word="false" style:snap-to-layout-grid="false"/>
      <style:text-properties style:text-underline-style="solid" style:text-underline-width="auto" style:text-underline-color="font-color" fo:font-weight="bold" style:font-weight-asian="bold" style:font-weight-complex="bold"/>
    </style:style>
    <style:style style:name="P116" style:family="paragraph" style:parent-style-name="Bullet1">
      <style:paragraph-properties fo:text-align="end" style:justify-single-word="false" style:snap-to-layout-grid="false"/>
      <style:text-properties style:text-line-through-style="solid" fo:font-weight="bold" style:font-weight-asian="bold" style:font-weight-complex="bold"/>
    </style:style>
    <style:style style:name="P117" style:family="paragraph" style:parent-style-name="Bullet1">
      <style:paragraph-properties fo:margin-left="-0.0189in" fo:margin-right="0in" fo:text-indent="0in" style:auto-text-indent="false" style:snap-to-layout-grid="false">
        <style:tab-stops>
          <style:tab-stop style:position="-0.0189in"/>
          <style:tab-stop style:position="0.5in"/>
        </style:tab-stops>
      </style:paragraph-properties>
    </style:style>
    <style:style style:name="P118" style:family="paragraph" style:parent-style-name="Bullet1">
      <style:paragraph-properties fo:margin-left="-0.0189in" fo:margin-right="0in" fo:text-indent="0in" style:auto-text-indent="false" style:snap-to-layout-grid="false">
        <style:tab-stops>
          <style:tab-stop style:position="-0.0189in"/>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119"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style>
    <style:style style:name="P120"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121" style:family="paragraph" style:parent-style-name="Bullet1">
      <style:paragraph-properties fo:margin-left="0in" fo:margin-right="0in" fo:text-align="end" style:justify-single-word="false" fo:text-indent="0in" style:auto-text-indent="false" style:snap-to-layout-grid="false"/>
      <style:text-properties style:text-underline-style="solid" style:text-underline-width="auto" style:text-underline-color="font-color" fo:font-weight="bold" style:font-weight-asian="bold" style:font-weight-complex="bold"/>
    </style:style>
    <style:style style:name="P122" style:family="paragraph" style:parent-style-name="Bullet1">
      <style:paragraph-properties fo:margin-left="0in" fo:margin-right="0in" fo:text-indent="0in" style:auto-text-indent="false" style:snap-to-layout-grid="false"/>
      <style:text-properties style:text-underline-style="solid" style:text-underline-width="auto" style:text-underline-color="font-color" fo:font-weight="bold" style:font-weight-asian="bold" style:font-weight-complex="bold"/>
    </style:style>
    <style:style style:name="P123"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text-properties style:text-line-through-style="solid" fo:font-weight="bold" style:font-weight-asian="bold" style:font-weight-complex="bold"/>
    </style:style>
    <style:style style:name="P124" style:family="paragraph" style:parent-style-name="Bullet1">
      <style:paragraph-properties fo:margin-left="0in" fo:margin-right="0in" fo:text-align="end" style:justify-single-word="false" fo:text-indent="0in" style:auto-text-indent="false" style:snap-to-layout-grid="false"/>
    </style:style>
    <style:style style:name="P125" style:family="paragraph" style:parent-style-name="Bullet1">
      <style:paragraph-properties fo:margin-left="0in" fo:margin-right="0in" fo:text-indent="0in" style:auto-text-indent="false" style:snap-to-layout-grid="false"/>
    </style:style>
    <style:style style:name="P126" style:family="paragraph" style:parent-style-name="Table_20_Title">
      <style:text-properties fo:language="fr" fo:country="FR"/>
    </style:style>
    <style:style style:name="P127" style:family="paragraph" style:parent-style-name="Table_20_Title">
      <style:paragraph-properties fo:keep-together="always"/>
    </style:style>
    <style:style style:name="P128" style:family="paragraph" style:parent-style-name="Table_20_Title">
      <style:paragraph-properties style:snap-to-layout-grid="false"/>
    </style:style>
    <style:style style:name="P129" style:family="paragraph" style:parent-style-name="Table_20_Title">
      <style:paragraph-properties style:snap-to-layout-grid="false"/>
      <style:text-properties fo:font-size="9pt" style:font-size-asian="9pt"/>
    </style:style>
    <style:style style:name="P130" style:family="paragraph" style:parent-style-name="Table_20_Label">
      <style:paragraph-properties style:snap-to-layout-grid="false"/>
    </style:style>
    <style:style style:name="P131" style:family="paragraph" style:parent-style-name="Table_20_Label">
      <style:paragraph-properties fo:keep-together="always" style:snap-to-layout-grid="false"/>
    </style:style>
    <style:style style:name="P132" style:family="paragraph" style:parent-style-name="Table_20_Label">
      <style:paragraph-properties style:snap-to-layout-grid="false"/>
      <style:text-properties fo:font-size="9pt" style:font-size-asian="9pt"/>
    </style:style>
    <style:style style:name="P133" style:family="paragraph" style:parent-style-name="Heading_20_2">
      <style:paragraph-properties fo:keep-together="always"/>
      <style:text-properties fo:font-size="11.5pt" style:font-size-asian="11.5pt"/>
    </style:style>
    <style:style style:name="P134" style:family="paragraph" style:parent-style-name="Contents_20_2">
      <style:paragraph-properties>
        <style:tab-stops>
          <style:tab-stop style:position="6.5598in" style:type="right" style:leader-style="dotted" style:leader-text="."/>
        </style:tab-stops>
      </style:paragraph-properties>
    </style:style>
    <style:style style:name="P135" style:family="paragraph" style:parent-style-name="List1">
      <style:paragraph-properties fo:margin-left="0.4957in" fo:margin-right="0in" fo:margin-top="0in" fo:margin-bottom="0in" fo:text-indent="-0.248in" style:auto-text-indent="false"/>
    </style:style>
    <style:style style:name="P136" style:family="paragraph" style:parent-style-name="List1">
      <style:paragraph-properties fo:margin-left="0.4957in" fo:margin-right="0in" fo:margin-top="0in" fo:margin-bottom="0.028in" fo:text-indent="-0.248in" style:auto-text-indent="false"/>
    </style:style>
    <style:style style:name="P137" style:family="paragraph" style:parent-style-name="Instruction">
      <style:paragraph-properties fo:text-align="end" style:justify-single-word="false"/>
    </style:style>
    <style:style style:name="P138" style:family="paragraph" style:parent-style-name="Instruction">
      <style:paragraph-properties fo:padding-left="0in" fo:padding-right="0in" fo:padding-top="0.0555in" fo:padding-bottom="0in" fo:border="0.0071in solid #000000"/>
    </style:style>
    <style:style style:name="P139" style:family="paragraph" style:parent-style-name="Plain_20_Text">
      <style:paragraph-properties fo:text-align="center" style:justify-single-word="false" style:snap-to-layout-grid="false"/>
      <style:text-properties style:font-name="Arial Narrow" fo:font-size="8pt" style:font-size-asian="8pt"/>
    </style:style>
    <style:style style:name="P140" style:family="paragraph" style:parent-style-name="Plain_20_Text">
      <style:paragraph-properties fo:margin-top="0.0417in" fo:margin-bottom="0.0417in" fo:text-align="center" style:justify-single-word="false" style:snap-to-layout-grid="false"/>
      <style:text-properties style:font-name="Arial Narrow" fo:font-size="9pt" fo:font-weight="bold" style:font-size-asian="9pt" style:font-weight-asian="bold"/>
    </style:style>
    <style:style style:name="P141" style:family="paragraph" style:parent-style-name="Plain_20_Text">
      <style:paragraph-properties fo:margin-top="0.0417in" fo:margin-bottom="0.0417in" fo:text-align="center" style:justify-single-word="false" style:snap-to-layout-grid="false"/>
      <style:text-properties style:font-name="Arial Narrow" fo:font-size="9pt" style:font-size-asian="9pt" style:font-weight-complex="bold"/>
    </style:style>
    <style:style style:name="P142" style:family="paragraph" style:parent-style-name="Plain_20_Text">
      <style:paragraph-properties fo:margin-top="0.0417in" fo:margin-bottom="0.0417in" fo:text-align="center" style:justify-single-word="false" style:snap-to-layout-grid="false"/>
      <style:text-properties style:font-name="Arial Narrow" fo:font-weight="bold" style:font-weight-asian="bold"/>
    </style:style>
    <style:style style:name="P143" style:family="paragraph" style:parent-style-name="Standard" style:master-page-name="First_20_Page">
      <style:paragraph-properties style:page-number="auto"/>
    </style:style>
    <style:style style:name="P144" style:family="paragraph" style:parent-style-name="Standard" style:list-style-name="WW8Num15">
      <style:paragraph-properties fo:margin-top="0in" fo:margin-bottom="0.139in">
        <style:tab-stops>
          <style:tab-stop style:position="0.5in"/>
        </style:tab-stops>
      </style:paragraph-properties>
    </style:style>
    <style:style style:name="P145" style:family="paragraph" style:parent-style-name="Standard" style:list-style-name="WW8Num15">
      <style:paragraph-properties fo:margin-top="0in" fo:margin-bottom="0in" style:text-autospace="none"/>
      <style:text-properties style:text-underline-style="solid" style:text-underline-width="auto" style:text-underline-color="font-color" fo:font-weight="bold" style:font-weight-asian="bold" style:font-weight-complex="bold"/>
    </style:style>
    <style:style style:name="P146" style:family="paragraph" style:parent-style-name="Standard" style:list-style-name="WW8Num22">
      <style:paragraph-properties fo:margin-top="0in" fo:margin-bottom="0in"/>
    </style:style>
    <style:style style:name="P147" style:family="paragraph" style:parent-style-name="Heading_20_1" style:master-page-name="Convert_20_1">
      <style:paragraph-properties style:page-number="auto"/>
    </style:style>
    <style:style style:name="P148" style:family="paragraph" style:parent-style-name="Heading_20_4">
      <style:text-properties fo:language="fr" fo:country="FR" style:language-asian="zxx" style:country-asian="none"/>
    </style:style>
    <style:style style:name="P149" style:family="paragraph" style:parent-style-name="Table_20_Entry">
      <style:paragraph-properties style:snap-to-layout-grid="false"/>
      <style:text-properties fo:font-style="italic" style:font-style-asian="italic"/>
    </style:style>
    <style:style style:name="P150" style:family="paragraph" style:parent-style-name="Table_20_Entry">
      <style:paragraph-properties fo:text-align="center" style:justify-single-word="false" style:snap-to-layout-grid="false"/>
      <style:text-properties style:font-weight-complex="bold"/>
    </style:style>
    <style:style style:name="P151" style:family="paragraph" style:parent-style-name="Table_20_Entry">
      <style:paragraph-properties style:snap-to-layout-grid="false"/>
      <style:text-properties fo:font-size="9pt" style:font-size-asian="9pt"/>
    </style:style>
    <style:style style:name="P152" style:family="paragraph" style:parent-style-name="Table_20_Entry">
      <style:paragraph-properties fo:keep-with-next="always" style:snap-to-layout-grid="false"/>
      <style:text-properties fo:font-style="italic" style:font-style-asian="italic"/>
    </style:style>
    <style:style style:name="P153" style:family="paragraph" style:parent-style-name="Table_20_Entry">
      <style:paragraph-properties fo:margin-top="0.028in" fo:margin-bottom="0.0665in" fo:text-align="center" style:justify-single-word="false" fo:keep-together="always" fo:keep-with-next="always" style:snap-to-layout-grid="false"/>
      <style:text-properties style:font-weight-complex="bold"/>
    </style:style>
    <style:style style:name="P154" style:family="paragraph" style:parent-style-name="Table_20_Entry">
      <style:paragraph-properties fo:margin-top="0.028in" fo:margin-bottom="0.0665in" style:snap-to-layout-grid="false"/>
      <style:text-properties style:font-weight-complex="bold"/>
    </style:style>
    <style:style style:name="P155" style:family="paragraph" style:parent-style-name="Note">
      <style:text-properties style:font-name="Arial"/>
    </style:style>
    <style:style style:name="P156" style:family="paragraph" style:parent-style-name="TableEntry">
      <style:paragraph-properties fo:margin-top="0.028in" fo:margin-bottom="0.0665in" fo:text-align="center" style:justify-single-word="false" style:snap-to-layout-grid="false"/>
      <style:text-properties style:font-weight-complex="bold"/>
    </style:style>
    <style:style style:name="T1" style:family="text">
      <style:text-properties style:text-position="super 58%"/>
    </style:style>
    <style:style style:name="T2" style:family="text">
      <style:text-properties fo:text-transform="uppercase"/>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name-complex="Arial" style:font-weight-complex="bold"/>
    </style:style>
    <style:style style:name="T8" style:family="text">
      <style:text-properties style:font-weight-complex="bold"/>
    </style:style>
    <style:style style:name="T9" style:family="text">
      <style:text-properties fo:font-weight="normal" style:font-weight-asian="normal"/>
    </style:style>
    <style:style style:name="T10" style:family="text">
      <style:text-properties style:font-name="Symbol"/>
    </style:style>
    <style:style style:name="T11" style:family="text">
      <style:text-properties fo:font-size="8pt" style:text-underline-style="solid" style:text-underline-width="auto" style:text-underline-color="font-color" fo:font-weight="bold" style:font-size-asian="8pt" style:font-weight-asian="bold"/>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text-properties style:font-name="Arial" fo:language="fr" fo:country="FR" style:language-asian="zxx" style:country-asian="none"/>
    </style:style>
    <style:style style:name="T15" style:family="text">
      <style:text-properties fo:font-style="italic" style:font-style-asian="italic"/>
    </style:style>
    <style:style style:name="T16" style:family="text">
      <style:text-properties style:font-name-complex="Arial"/>
    </style:style>
    <style:style style:name="T17" style:family="text">
      <style:text-properties style:font-name-complex="Arial" style:font-style-complex="italic" style:font-weight-complex="bold"/>
    </style:style>
    <style:style style:name="T18" style:family="text">
      <style:text-properties style:font-name-complex="Arial" style:font-weight-complex="bold"/>
    </style:style>
    <style:style style:name="T19" style:family="text">
      <style:text-properties fo:font-size="9pt" fo:language="fr" fo:country="FR" style:font-size-asian="9pt"/>
    </style:style>
    <style:style style:name="T20" style:family="text">
      <style:text-properties style:text-line-through-style="solid"/>
    </style:style>
    <style:style style:name="T21"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3854in" draw:visible-area-height="2.6256in"/>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4906in" draw:visible-area-height="4.2819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5937in" draw:visible-area-height="1.916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Standard"/>
      <text:p text:style-name="Standard"/>
      <text:p text:style-name="Standard"/>
      <text:p text:style-name="Standard"/>
      <text:p text:style-name="Standard"/>
      <text:p text:style-name="Standard"/>
      <text:p text:style-name="Standard"/>
      <text:p text:style-name="P111">Digital Imaging and Communications in Medicine (DICOM)</text:p>
      <text:p text:style-name="Part_20_Title"><text:s/>Supplement 130 -</text:p>
      <text:p text:style-name="Part_20_Title">Ophthalmic Refractive Measurements Storage and SR SOP Class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repared by:</text:p>
      <text:p text:style-name="P18"/>
      <text:p text:style-name="P19">DICOM Working Group 9 </text:p>
      <text:p text:style-name="P17">1300 N. 17<text:span text:style-name="T1">th</text:span> Street Suite 1752</text:p>
      <text:p text:style-name="P17">Rosslyn, Virginia 22209 USA</text:p>
      <text:p text:style-name="P1"/>
      <text:p text:style-name="P1">Final Text, January 24, 2008</text:p>
      <text:p text:style-name="Standard">Developed in accordance with DICOM work item 2005-12-A</text:p>
      <text:p text:style-name="P22">Table of Contents</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Level_20_3"/>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table-of-content-source>
        <text:index-body>
          <text:p text:style-name="P113"><text:s/>Table of Contents<text:tab/>2</text:p>
          <text:p text:style-name="P113"><text:s/>Scope and Field of Application<text:tab/>5</text:p>
          <text:p text:style-name="P113"><text:s/>Changes to NEMA Standards Publication PS 3.2-2007<text:tab/>6</text:p>
          <text:p text:style-name="P113"><text:s/>Changes to NEMA Standards Publication PS 3.3-2007<text:tab/>8</text:p>
          <text:p text:style-name="P108">A.1.2.xx Measurements IE<text:tab/>11</text:p>
          <text:p text:style-name="P112">A.1.4 Overview of the Composite IOD Module Content<text:tab/>11</text:p>
          <text:p text:style-name="P134"><text:s text:c="2"/>A.5A Ophthalmic Refractive Measurements Information Object Definitions<text:tab/>12</text:p>
          <text:p text:style-name="P112">A.5A.1 Lensometry Measurements Information Object Definition<text:tab/>12</text:p>
          <text:p text:style-name="P108">A.5A.1.1 Lensometry Measurements Information Object Description<text:tab/>12</text:p>
          <text:p text:style-name="P108">A.5A.1.2 Lensometry Measurements IOD Entity-Relationship Model<text:tab/>13</text:p>
          <text:p text:style-name="P108">A.5A.1.3 Lensometry Measurements IOD Module Table<text:tab/>13</text:p>
          <text:p text:style-name="P112">A.5A.2 Autorefraction Measurements Information Object Definition<text:tab/>13</text:p>
          <text:p text:style-name="P108">A.5A.2.1 Autorefraction Measurements Information Object Description<text:tab/>13</text:p>
          <text:p text:style-name="P108">A.5A.2.2 Autorefraction Measurements IOD Entity-Relationship Model<text:tab/>13</text:p>
          <text:p text:style-name="P108">A.5A.2.3 Autorefraction Measurements IOD Module Table<text:tab/>13</text:p>
          <text:p text:style-name="P112">A.5A.3 Keratometry Measurements Information Object Definition<text:tab/>14</text:p>
          <text:p text:style-name="P108">A.5A.3.1 Keratometry Measurements Information Object Description<text:tab/>14</text:p>
          <text:p text:style-name="P108">A.5A.3.2 Keratometry Measurements IOD Entity-Relationship Model<text:tab/>14</text:p>
          <text:p text:style-name="P108">A.5A.3.3 Keratometry Measurements IOD Module Table<text:tab/>14</text:p>
          <text:p text:style-name="P112">A.5A.4 Subjective Refraction Measurements Information Object Definition<text:tab/>15</text:p>
          <text:p text:style-name="P108">A.5A.4.1 Subjective Refraction Measurements Information Object Description<text:tab/>15</text:p>
          <text:p text:style-name="P108">A.5A.4.2 Subjective Refraction Measurements IOD Entity-Relationship Model<text:tab/>15</text:p>
          <text:p text:style-name="P108">A.5A.4.3 Subjective Refraction Measurements IOD Module Table<text:tab/>15</text:p>
          <text:p text:style-name="P112">A.5A.5 Visual Acuity Measurements Information Object Definition<text:tab/>16</text:p>
          <text:p text:style-name="P108">A.5A.5.1 Visual Acuity Measurements Information Object Description<text:tab/>16</text:p>
          <text:p text:style-name="P108">A.5A.5.3 Visual Acuity Measurements IOD Module Table<text:tab/>16</text:p>
          <text:p text:style-name="P112">A.35.X Spectacle Prescription Report Information Object Definition<text:tab/>16</text:p>
          <text:p text:style-name="P108">A.35.X.1 Spectacle Prescription Report Information Object Description<text:tab/>16</text:p>
          <text:p text:style-name="P108">A.35.X.2 Spectacle Prescription Report IOD Entity-Relationship Model<text:tab/>16</text:p>
          <text:p text:style-name="P108">A.35.X.3 Spectacle Prescription Report IOD Module Table<text:tab/>16</text:p>
          <text:p text:style-name="P105">A.35.X.3.1 <text:s/>Spectacle Prescription Report IOD Content Constraints<text:tab/>17</text:p>
          <text:p text:style-name="P107">A.35.X.3.1.1 Value Type<text:tab/>17</text:p>
          <text:p text:style-name="P107">A.35.X.3.1.2 Relationship Constraints<text:tab/>17</text:p>
          <text:p text:style-name="P107">A.35.X.3.1.3 Template Constraints<text:tab/>18</text:p>
          <text:p text:style-name="P107">C.7.3.1.1.1 Modality<text:tab/>18</text:p>
          <text:p text:style-name="P112">C.8.X Ophthalmic Refractive Measurements Modules<text:tab/>18</text:p>
          <text:p text:style-name="P108"><text:soft-page-break/>C.8.X.1 Lensometry Measurements Series Module<text:tab/>18</text:p>
          <text:p text:style-name="P108">C.8.X.2 Autorefraction Measurements Series Module<text:tab/>19</text:p>
          <text:p text:style-name="P108">C.8.X.3 Keratometry Measurements Series Module<text:tab/>20</text:p>
          <text:p text:style-name="P108">C.8.X.4 Subjective Refraction Measurements Series Module<text:tab/>20</text:p>
          <text:p text:style-name="P108">C.8.X.5 Visual Acuity Measurements Series Module<text:tab/>21</text:p>
          <text:p text:style-name="P108">C.8.X.6 General Ophthalmic Refractive Macros<text:tab/>22</text:p>
          <text:p text:style-name="P105">C.8.X.6.1 Cylinder Sequence Macro<text:tab/>22</text:p>
          <text:p text:style-name="P105">C.8.X.6.2 Prism Sequence Macro<text:tab/>22</text:p>
          <text:p text:style-name="P108">C.8.X.7 General Ophthalmic Refractive Measurements Module<text:tab/>23</text:p>
          <text:p text:style-name="P105">C.8.X.7.1 General Ophthalmic Refractive Measurements Module Attributes<text:tab/>24</text:p>
          <text:p text:style-name="P107">C.8.X.7.1.1 Referenced Refractive Measurements Sequence<text:tab/>24</text:p>
          <text:p text:style-name="P108">C.8.X.8 Lensometry Measurements Module<text:tab/>24</text:p>
          <text:p text:style-name="P108">C.8.X.9 Autorefraction Measurements Module<text:tab/>26</text:p>
          <text:p text:style-name="P108">C.8.X.10 Keratometry Measurements Module<text:tab/>27</text:p>
          <text:p text:style-name="P108">C.8.X.11 Subjective Refractive Measurements Module<text:tab/>28</text:p>
          <text:p text:style-name="P108">C.8.X.12 Visual Acuity Measurements Module<text:tab/>30</text:p>
          <text:p text:style-name="P113"><text:s/>Changes to NEMA Standards Publication PS 3.4-2007<text:tab/>34</text:p>
          <text:p text:style-name="P108">B.3.1.4 Related General SOP Classes (A-ASSOCIATE-RQ)<text:tab/>35</text:p>
          <text:p text:style-name="P134"><text:s text:c="2"/>B.5 Standard SOP Classes<text:tab/>35</text:p>
          <text:p text:style-name="P108">B.5.1.5 Structured Reporting Storage SOP Classes<text:tab/>35</text:p>
          <text:p text:style-name="P134"><text:s text:c="2"/>I.4 MEDIA STANDARD STORAGE SOP Classes<text:tab/>36</text:p>
          <text:p text:style-name="P108">I.4.1.2 Structured Reporting Storage SOP Classes<text:tab/>36</text:p>
          <text:p text:style-name="P113"><text:s/>Annex X OPHTHALMIC REFRACTIVE MEASUREMENTS STORAGE SOP CLASSES<text:line-break/> (Normative)<text:tab/>37</text:p>
          <text:p text:style-name="P112">X.1 Scope<text:tab/>37</text:p>
          <text:p text:style-name="P112">X.2 Behavior of a SCP<text:tab/>37</text:p>
          <text:p text:style-name="P113"><text:s/>Changes to NEMA Standards Publication PS 3.6-2007<text:tab/>38</text:p>
          <text:p text:style-name="P134"><text:s text:c="2"/>Annex A (Normative): Registry of DICOM Unique Identifiers (UID)<text:tab/>40</text:p>
          <text:p text:style-name="P113"><text:s/>Changes to NEMA Standards Publication PS 3.16-2007<text:tab/>42</text:p>
          <text:p text:style-name="P112">TID 2020 Template for Spectacle Prescription Report Root Template<text:tab/>43</text:p>
          <text:p text:style-name="P112">TID 2021 Template for Spectacle Prescription Details<text:tab/>44</text:p>
          <text:p text:style-name="P112">CID 29 Acquisition Modality <text:tab/>45</text:p>
          <text:p text:style-name="P112">CID 4214 <text:s text:c="2"/>Ophthalmic Horizontal Directions<text:tab/>45</text:p>
          <text:p text:style-name="P112">CID 4215 <text:s text:c="2"/>Ophthalmic Vertical Directions<text:tab/>45</text:p>
          <text:p text:style-name="P112">CID 4216 <text:s text:c="2"/>Ophthalmic Visual Acuity Type<text:tab/>45</text:p>
          <text:p text:style-name="P113"><text:s/>Changes to NEMA Standards Publication PS 3.16-2007<text:tab/>48</text:p>
          <text:p text:style-name="P113"><text:s/>Annex X Ophthalmic Refractive Reports Use Cases (Informative)<text:tab/>49</text:p>
          <text:p text:style-name="P134"><text:s text:c="2"/>X.1 Introduction<text:tab/>49</text:p>
          <text:p text:style-name="P134"><text:soft-page-break/><text:s text:c="2"/>X.2 REFERENCE TABLES for EQUIVALENT VISUAL ACUITY NOTATIONS<text:tab/>50</text:p>
          <text:p text:style-name="P112">X.2.1 Background<text:tab/>50</text:p>
          <text:p text:style-name="P112">X.2.2 Notations<text:tab/>51</text:p>
          <text:p text:style-name="P112">X.2.3 Use of the lookup table<text:tab/>51</text:p>
          <text:p text:style-name="P112">X.2.4 Traditional Charts<text:tab/>52</text:p>
          <text:p text:style-name="P112"><text:line-break/>X.2.5 ETDRS Charts<text:tab/>57</text:p>
        </text:index-body>
      </text:table-of-content>
      <text:p text:style-name="P2"/>
      <text:p text:style-name="P147">Scope and Field of Application</text:p>
      <text:p text:style-name="P3">This Supplement to the DICOM Standard introduces a set of Measurement IODs for ophthalmic refractive instruments, and a Structured Report (SR) template for spectacle prescriptions. This is part of an ongoing program by DICOM WG9 to create a comprehensive set of DICOM information objects for the full range of ophthalmic instruments.</text:p>
      <text:p text:style-name="P20">The Ophthalmic Measurements IODs and SOP classes are intended to support lensometers, autorefractors, keratometers, and subjective refraction devices. Later supplements may provide IODs and SR templates for other ophthalmic exam measurements not produced by these types of devices, including for axial length measurement devices and manual measurements entered by humans via keyboard, touchscreen or similar data input methods.</text:p>
      <text:p text:style-name="P20">Ophthalmic refractive devices currently do not have a specific data representation in the DICOM standard. These are not imaging modalities, but modalities that produce a set of numeric measurement values. IHE Eye Care Year 1 defined representation of the outputs of these types of devices using DICOM Encapsulated PDF. Although useful for a storage and viewing solution, it does not provide access to the discrete data produced by these instruments. These Ophthalmic Measurements IODs define the discrete data attributes measured by these types of devices. <text:s/></text:p>
      <text:p text:style-name="P25"/>
      <text:p text:style-name="P28"/>
      <text:p text:style-name="P28"/>
      <text:p text:style-name="P28"/>
      <text:p text:style-name="Standard"/>
      <text:p text:style-name="P28"/>
      <text:p text:style-name="P28"/>
      <text:p text:style-name="P28"/>
      <text:p text:style-name="P28"/>
      <text:p text:style-name="Heading_20_1">Changes to NEMA Standards Publication PS 3.2-2007</text:p>
      <text:p text:style-name="P7">Digital Imaging and Communications in Medicine (DICOM)</text:p>
      <text:p text:style-name="P8">Part 2: Conformance</text:p>
      <text:p text:style-name="P8"/>
      <text:p text:style-name="P24">Item: Add to table A.1-2 categorizing SOP Classes:</text:p>
      <text:p text:style-name="Standard">The SOP Classes are categorized as follows:</text:p>
      <text:p text:style-name="Table_20_Title">Table A.1-2<text:line-break/><text:span text:style-name="T2">UID VALU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0">UID Value</text:p>
          </table:table-cell>
          <table:table-cell table:style-name="Table1.A1" office:value-type="string">
            <text:p text:style-name="P130">UID NAME</text:p>
          </table:table-cell>
          <table:table-cell table:style-name="Table1.C1" office:value-type="string">
            <text:p text:style-name="P130">Category</text:p>
          </table:table-cell>
        </table:table-row>
        <table:table-row table:style-name="Table1.1">
          <table:table-cell table:style-name="Table1.A2" office:value-type="string">
            <text:p text:style-name="P79">…</text:p>
          </table:table-cell>
          <table:table-cell table:style-name="Table1.A2" office:value-type="string">
            <text:p text:style-name="P79">…</text:p>
          </table:table-cell>
          <table:table-cell table:style-name="Table1.C2" office:value-type="string">
            <text:p text:style-name="P79">…</text:p>
          </table:table-cell>
        </table:table-row>
        <table:table-row table:style-name="Table1.1">
          <table:table-cell table:style-name="Table1.A2" office:value-type="string">
            <text:p text:style-name="P79"><text:span text:style-name="T6">1.2.840.10008.5.1.4.1.1.</text:span><text:span text:style-name="T6">78.1</text:span></text:p>
          </table:table-cell>
          <table:table-cell table:style-name="Table1.A2" office:value-type="string">
            <text:p text:style-name="P80">Lensometry Measurements Storage </text:p>
          </table:table-cell>
          <table:table-cell table:style-name="Table1.C2" office:value-type="string">
            <text:p text:style-name="P78">Transfer</text:p>
          </table:table-cell>
        </table:table-row>
        <table:table-row table:style-name="Table1.1">
          <table:table-cell table:style-name="Table1.A2" office:value-type="string">
            <text:p text:style-name="P79"><text:span text:style-name="T6">1.2.840.10008.5.1.4.1.1.</text:span><text:span text:style-name="T6">78.2</text:span></text:p>
          </table:table-cell>
          <table:table-cell table:style-name="Table1.A2" office:value-type="string">
            <text:p text:style-name="P80">Autorefraction Measurements Storage</text:p>
          </table:table-cell>
          <table:table-cell table:style-name="Table1.C2" office:value-type="string">
            <text:p text:style-name="P78">Transfer</text:p>
          </table:table-cell>
        </table:table-row>
        <table:table-row table:style-name="Table1.1">
          <table:table-cell table:style-name="Table1.A2" office:value-type="string">
            <text:p text:style-name="P79"><text:span text:style-name="T6">1.2.840.10008.5.1.4.1.1.</text:span><text:span text:style-name="T6">78.3</text:span></text:p>
          </table:table-cell>
          <table:table-cell table:style-name="Table1.A2" office:value-type="string">
            <text:p text:style-name="P80">Keratometry Measurements Storage</text:p>
          </table:table-cell>
          <table:table-cell table:style-name="Table1.C2" office:value-type="string">
            <text:p text:style-name="P78">Transfer</text:p>
          </table:table-cell>
        </table:table-row>
        <table:table-row table:style-name="Table1.1">
          <table:table-cell table:style-name="Table1.A2" office:value-type="string">
            <text:p text:style-name="P79"><text:span text:style-name="T6">1.2.840.10008.5.1.4.1.1.</text:span><text:span text:style-name="T6">78.4</text:span></text:p>
          </table:table-cell>
          <table:table-cell table:style-name="Table1.A2" office:value-type="string">
            <text:p text:style-name="P80">Subjective Refraction Measurements Storage</text:p>
          </table:table-cell>
          <table:table-cell table:style-name="Table1.C2" office:value-type="string">
            <text:p text:style-name="P78">Transfer</text:p>
          </table:table-cell>
        </table:table-row>
        <table:table-row table:style-name="Table1.1">
          <table:table-cell table:style-name="Table1.A2" office:value-type="string">
            <text:p text:style-name="P79"><text:span text:style-name="T6">1.2.840.10008.5.1.4.1.1.</text:span><text:span text:style-name="T6">78.5</text:span></text:p>
          </table:table-cell>
          <table:table-cell table:style-name="Table1.A2" office:value-type="string">
            <text:p text:style-name="P80">Visual Acuity Measurements Storage</text:p>
          </table:table-cell>
          <table:table-cell table:style-name="Table1.C2" office:value-type="string">
            <text:p text:style-name="P78">Transfer</text:p>
          </table:table-cell>
        </table:table-row>
        <table:table-row table:style-name="Table1.1">
          <table:table-cell table:style-name="Table1.A2" office:value-type="string">
            <text:p text:style-name="P79"><text:span text:style-name="T6">1.2.840.10008.5.1.4.1.1.</text:span><text:span text:style-name="T6">78.6</text:span></text:p>
          </table:table-cell>
          <table:table-cell table:style-name="Table1.A2" office:value-type="string">
            <text:p text:style-name="P80">Spectacle Prescription Report Storage</text:p>
          </table:table-cell>
          <table:table-cell table:style-name="Table1.C2" office:value-type="string">
            <text:p text:style-name="P78">Transfer</text:p>
          </table:table-cell>
        </table:table-row>
        <table:table-row table:style-name="Table1.1">
          <table:table-cell table:style-name="Table1.A2" office:value-type="string">
            <text:p text:style-name="P77">…</text:p>
          </table:table-cell>
          <table:table-cell table:style-name="Table1.A2" office:value-type="string">
            <text:p text:style-name="P77">…</text:p>
          </table:table-cell>
          <table:table-cell table:style-name="Table1.C2" office:value-type="string">
            <text:p text:style-name="P77">…</text:p>
          </table:table-cell>
        </table:table-row>
      </table:table>
      <text:p text:style-name="P12"/>
      <text:p text:style-name="P25"/>
      <text:p text:style-name="P28"/>
      <text:p text:style-name="P28"/>
      <text:p text:style-name="P28"/>
      <text:p text:style-name="Standard"/>
      <text:p text:style-name="P28"/>
      <text:p text:style-name="P28"/>
      <text:p text:style-name="P28"/>
      <text:p text:style-name="P28"/>
      <text:p text:style-name="Heading_20_1">Changes to NEMA Standards Publication PS 3.3-2007</text:p>
      <text:p text:style-name="P7">Digital Imaging and Communications in Medicine (DICOM)</text:p>
      <text:p text:style-name="P8">Part 3: Information Object Definitions</text:p>
      <text:p text:style-name="P11"/>
      <text:p text:style-name="P24">Modify Section 7 DICOM Model of the real world – Add Ophthalmic Measurements to Figure 7-1a </text:p>
      <text:p text:style-name="Figure_20_Title"><text:bookmark-start text:name="_1054625790"/><text:bookmark-start text:name="_1054625807"/><text:bookmark-start text:name="_1059396106"/><text:bookmark-start text:name="_1060432379"/><text:bookmark-start text:name="_1061623799"/><text:bookmark-start text:name="_1152604030"/><text:bookmark-start text:name="_1152618820"/><text:bookmark-start text:name="_1160218530"/><text:bookmark-start text:name="_1160218568"/><text:bookmark-start text:name="_1160219077"/><text:bookmark-start text:name="_1160917912"/><text:bookmark-start text:name="_1160935307"/><text:bookmark-start text:name="_1167111258"/><text:bookmark-start text:name="_1173008212"/><text:bookmark-start text:name="_1233075573"/><text:bookmark-start text:name="_1233124669"/><text:bookmark-start text:name="_1233124731"/><text:bookmark-start text:name="_1250060789"/><text:bookmark-start text:name="_1250060973"/><draw:frame draw:style-name="fr1" draw:name="Object1" text:anchor-type="as-char" svg:width="3.2492in" svg:height="2.5193in" draw:z-index="0"><draw:object-ole xlink:href="./Object 1" xlink:type="simple" xlink:show="embed" xlink:actuate="onLoad"/><draw:image xlink:href="./ObjectReplacements/Object 1" xlink:type="simple" xlink:show="embed" xlink:actuate="onLoad"/></draw:frame><text:bookmark-end text:name="_1054625790"/><text:bookmark-end text:name="_1054625807"/><text:bookmark-end text:name="_1059396106"/><text:bookmark-end text:name="_1060432379"/><text:bookmark-end text:name="_1061623799"/><text:bookmark-end text:name="_1152604030"/><text:bookmark-end text:name="_1152618820"/><text:bookmark-end text:name="_1160218530"/><text:bookmark-end text:name="_1160218568"/><text:bookmark-end text:name="_1160219077"/><text:bookmark-end text:name="_1160917912"/><text:bookmark-end text:name="_1160935307"/><text:bookmark-end text:name="_1167111258"/><text:bookmark-end text:name="_1173008212"/><text:bookmark-end text:name="_1233075573"/><text:bookmark-end text:name="_1233124669"/><text:bookmark-end text:name="_1233124731"/><text:bookmark-end text:name="_1250060789"/><text:bookmark-end text:name="_1250060973"/></text:p>
      <text:p text:style-name="Figure_20_Title"><text:s/>Figure <text:s/>7-1a<text:line-break/>DICOM MODEL OF THE REAL WORLD</text:p>
      <text:p text:style-name="P13"/>
      <text:p text:style-name="P4"><text:bookmark-start text:name="_1059396097"/><text:bookmark-start text:name="_1060432354"/><text:bookmark-start text:name="_1061623822"/><text:bookmark-start text:name="_950255931"/><text:bookmark-start text:name="_1152604072"/><text:bookmark-start text:name="_1152604155"/><text:bookmark-start text:name="_1152604160"/><text:bookmark-start text:name="_1152604181"/><text:bookmark-start text:name="_1157475750"/><text:bookmark-start text:name="_1160219021"/><text:bookmark-start text:name="_1160917951"/><text:bookmark-start text:name="_1160935756"/><text:bookmark-start text:name="_1160935793"/><text:bookmark-start text:name="_1160935798"/><text:bookmark-start text:name="_1160979938"/><text:bookmark-start text:name="_1167150916"/><text:bookmark-start text:name="_1173008198"/><text:bookmark-start text:name="_1233075593"/><text:bookmark-start text:name="_1233124752"/><text:bookmark-start text:name="_1250060893"/><text:bookmark-start text:name="_1250061059"/><text:bookmark-start text:name="_1250061087"/><text:bookmark-start text:name="_1250061101"/><text:bookmark-start text:name="_1250061133"/><text:bookmark-start text:name="_1250061140"/><draw:frame draw:style-name="fr2" draw:name="Object2" text:anchor-type="as-char" svg:width="3.0709in" svg:height="3.7673in" draw:z-index="1"><draw:object-ole xlink:href="./Object 2" xlink:type="simple" xlink:show="embed" xlink:actuate="onLoad"/><draw:image xlink:href="./ObjectReplacements/Object 2" xlink:type="simple" xlink:show="embed" xlink:actuate="onLoad"/></draw:frame><text:bookmark-end text:name="_1059396097"/><text:bookmark-end text:name="_1060432354"/><text:bookmark-end text:name="_1061623822"/><text:bookmark-end text:name="_950255931"/><text:bookmark-end text:name="_1152604072"/><text:bookmark-end text:name="_1152604155"/><text:bookmark-end text:name="_1152604160"/><text:bookmark-end text:name="_1152604181"/><text:bookmark-end text:name="_1157475750"/><text:bookmark-end text:name="_1160219021"/><text:bookmark-end text:name="_1160917951"/><text:bookmark-end text:name="_1160935756"/><text:bookmark-end text:name="_1160935793"/><text:bookmark-end text:name="_1160935798"/><text:bookmark-end text:name="_1160979938"/><text:bookmark-end text:name="_1167150916"/><text:bookmark-end text:name="_1173008198"/><text:bookmark-end text:name="_1233075593"/><text:bookmark-end text:name="_1233124752"/><text:bookmark-end text:name="_1250060893"/><text:bookmark-end text:name="_1250061059"/><text:bookmark-end text:name="_1250061087"/><text:bookmark-end text:name="_1250061101"/><text:bookmark-end text:name="_1250061133"/><text:bookmark-end text:name="_1250061140"/></text:p>
      <text:p text:style-name="Standard"/>
      <text:p text:style-name="Figure_20_Title"><text:soft-page-break/>Figure <text:s/>7-2a<text:line-break/>DICOM INFORMATION MODEL</text:p>
      <text:p text:style-name="Standard"/>
      <text:p text:style-name="Instruction">Modify Section A.1.2 IOD E-R Model – Add Measurements to Figure A.1-1.</text:p>
      <text:p text:style-name="Standard"/>
      <text:p text:style-name="P4"><text:bookmark-start text:name="_1053782650"/><text:bookmark-start text:name="_1059395347"/><text:bookmark-start text:name="_1059395389"/><text:bookmark-start text:name="_1064668796"/><text:bookmark-start text:name="_1064668825"/><text:bookmark-start text:name="_950257086"/><text:bookmark-start text:name="_950257098"/><text:bookmark-start text:name="_1152618870"/><text:bookmark-start text:name="_1152618901"/><text:bookmark-start text:name="_1152618973"/><text:bookmark-start text:name="_1152625238"/><text:bookmark-start text:name="_1152625272"/><text:bookmark-start text:name="_1152625275"/><text:bookmark-start text:name="_1160219687"/><text:bookmark-start text:name="_1160935386"/><text:bookmark-start text:name="_1167150951"/><text:bookmark-start text:name="_1173008188"/><text:bookmark-start text:name="_1233075622"/><text:bookmark-start text:name="_1233124773"/><text:bookmark-start text:name="_1250060995"/><draw:frame draw:style-name="fr3" draw:name="Object3" text:anchor-type="as-char" svg:width="2.7744in" svg:height="2.0126in" draw:z-index="2"><draw:object-ole xlink:href="./Object 3" xlink:type="simple" xlink:show="embed" xlink:actuate="onLoad"/><draw:image xlink:href="./ObjectReplacements/Object 3" xlink:type="simple" xlink:show="embed" xlink:actuate="onLoad"/></draw:frame><text:bookmark-end text:name="_1053782650"/><text:bookmark-end text:name="_1059395347"/><text:bookmark-end text:name="_1059395389"/><text:bookmark-end text:name="_1064668796"/><text:bookmark-end text:name="_1064668825"/><text:bookmark-end text:name="_950257086"/><text:bookmark-end text:name="_950257098"/><text:bookmark-end text:name="_1152618870"/><text:bookmark-end text:name="_1152618901"/><text:bookmark-end text:name="_1152618973"/><text:bookmark-end text:name="_1152625238"/><text:bookmark-end text:name="_1152625272"/><text:bookmark-end text:name="_1152625275"/><text:bookmark-end text:name="_1160219687"/><text:bookmark-end text:name="_1160935386"/><text:bookmark-end text:name="_1167150951"/><text:bookmark-end text:name="_1173008188"/><text:bookmark-end text:name="_1233075622"/><text:bookmark-end text:name="_1233124773"/><text:bookmark-end text:name="_1250060995"/><text:tab/></text:p>
      <text:p text:style-name="Figure_20_Title">Figure A.1-1<text:span text:style-name="T10"><text:line-break/></text:span>DICOM COMPOSITE INSTANCE IOD INFORMATION MODEL</text:p>
      <text:p text:style-name="P21"><text:s/></text:p>
      <text:p text:style-name="Instruction">Modify Section A.1.2 IOD E-R Model – Add description for Measurements IE</text:p>
      <text:p text:style-name="Standard"/>
      <text:p text:style-name="Heading_20_4">A.1.2.xx<text:tab/>Measurements IE</text:p>
      <text:p text:style-name="P30">The Measurement IE defines the Attributes that describe the measurements taken by medical instruments.</text:p>
      <text:p text:style-name="Instruction">Update PS3.3 Annex A to include all the Ophthalmic Measurements IODs and Prescription SR</text:p>
      <text:p text:style-name="Heading_20_3">A.1.4<text:span text:style-name="T9"><text:tab/></text:span>Overview of the Composite IOD Module Content</text:p>
      <text:p text:style-name="Table_20_Title">Table A.1-2 <text:line-break/>COMPOSITE INFORMATION OBJECT MODULES OVERVIEW - NON-IMAGES</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table-column table:style-name="Table2.G"/>
        <table:table-row table:style-name="Table2.1">
          <table:table-cell table:style-name="Table2.A1" office:value-type="string">
            <text:p text:style-name="P41">IODs</text:p>
            <text:p text:style-name="P40">Modules</text:p>
          </table:table-cell>
          <table:table-cell table:style-name="Table2.A1" office:value-type="string">
            <text:p text:style-name="P43">Lensometry Measurements </text:p>
          </table:table-cell>
          <table:table-cell table:style-name="Table2.A1" office:value-type="string">
            <text:p text:style-name="P43">Autorefraction Measurements</text:p>
          </table:table-cell>
          <table:table-cell table:style-name="Table2.A1" office:value-type="string">
            <text:p text:style-name="P43">Keratometry Measurements</text:p>
          </table:table-cell>
          <table:table-cell table:style-name="Table2.A1" office:value-type="string">
            <text:p text:style-name="P43">Subjective Refraction Measurements</text:p>
          </table:table-cell>
          <table:table-cell table:style-name="Table2.A1" office:value-type="string">
            <text:p text:style-name="P43">Visual Acuity Measurements</text:p>
          </table:table-cell>
          <table:table-cell table:style-name="Table2.G1" office:value-type="string">
            <text:p text:style-name="P42"><text:span text:style-name="T4"><text:s/></text:span><text:span text:style-name="T11">Spectacle Prescription Report </text:span></text:p>
          </table:table-cell>
        </table:table-row>
        <table:table-row table:style-name="Table2.1">
          <table:table-cell table:style-name="Table2.A2" office:value-type="string">
            <text:p text:style-name="P47">Patient</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G2" office:value-type="string">
            <text:p text:style-name="P43">M</text:p>
          </table:table-cell>
        </table:table-row>
        <table:table-row table:style-name="Table2.1">
          <table:table-cell table:style-name="Table2.A2" office:value-type="string">
            <text:p text:style-name="P47">Clinical Trial Subject</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G2" office:value-type="string">
            <text:p text:style-name="P43">U</text:p>
          </table:table-cell>
        </table:table-row>
        <table:table-row table:style-name="Table2.1">
          <table:table-cell table:style-name="Table2.A2" office:value-type="string">
            <text:p text:style-name="P47">General Study</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G2" office:value-type="string">
            <text:p text:style-name="P43">M</text:p>
          </table:table-cell>
        </table:table-row>
        <table:table-row table:style-name="Table2.1">
          <table:table-cell table:style-name="Table2.A2" office:value-type="string">
            <text:p text:style-name="P47">Patient Study</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G2" office:value-type="string">
            <text:p text:style-name="P43">U</text:p>
          </table:table-cell>
        </table:table-row>
        <table:table-row table:style-name="Table2.1">
          <table:table-cell table:style-name="Table2.A2" office:value-type="string">
            <text:p text:style-name="P47">Clinical Trial Study</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A2" office:value-type="string">
            <text:p text:style-name="P43">U</text:p>
          </table:table-cell>
          <table:table-cell table:style-name="Table2.G2" office:value-type="string">
            <text:p text:style-name="P43">U</text:p>
          </table:table-cell>
        </table:table-row>
        <table:table-row table:style-name="Table2.1">
          <table:table-cell table:style-name="Table2.A2" office:value-type="string">
            <text:p text:style-name="P47">General Equipment</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G2" office:value-type="string">
            <text:p text:style-name="P43">M</text:p>
          </table:table-cell>
        </table:table-row>
        <table:table-row table:style-name="Table2.1">
          <table:table-cell table:style-name="Table2.A2" office:value-type="string">
            <text:p text:style-name="P47">Enhanced General Equipment</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G2" office:value-type="string">
            <text:p text:style-name="P43">M</text:p>
          </table:table-cell>
        </table:table-row>
        <table:table-row table:style-name="Table2.1">
          <table:table-cell table:style-name="Table2.A2" office:value-type="string">
            <text:p text:style-name="P48">General Series</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A2" office:value-type="string">
            <text:p text:style-name="P43">M</text:p>
          </table:table-cell>
          <table:table-cell table:style-name="Table2.G2" office:value-type="string">
            <text:p text:style-name="P43"/>
          </table:table-cell>
        </table:table-row>
        <table:table-row table:style-name="Table2.1">
          <table:table-cell table:style-name="Table2.A2" office:value-type="string">
            <text:p text:style-name="P45">Lensometry Measurements Series</text:p>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5">Autorefraction Measurements Series</text:p>
          </table:table-cell>
          <table:table-cell table:style-name="Table2.A2" office:value-type="string">
            <text:p text:style-name="P46"/>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5">Keratometry Measurements Series</text:p>
          </table:table-cell>
          <table:table-cell table:style-name="Table2.A2" office:value-type="string">
            <text:p text:style-name="P46"/>
          </table:table-cell>
          <table:table-cell table:style-name="Table2.A2" office:value-type="string">
            <text:p text:style-name="P43"/>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5">Subjective Refraction Measurements Series</text:p>
          </table:table-cell>
          <table:table-cell table:style-name="Table2.A2" office:value-type="string">
            <text:p text:style-name="P46"/>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M</text:p>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5">Visual Acuity Measurements Series</text:p>
          </table:table-cell>
          <table:table-cell table:style-name="Table2.A2" office:value-type="string">
            <text:p text:style-name="P46"/>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M</text:p>
          </table:table-cell>
          <table:table-cell table:style-name="Table2.G2" office:value-type="string">
            <text:p text:style-name="P43"/>
          </table:table-cell>
        </table:table-row>
        <table:table-row table:style-name="Table2.1">
          <table:table-cell table:style-name="Table2.A2" office:value-type="string">
            <text:p text:style-name="P83">Clinical Trial Series</text:p>
          </table:table-cell>
          <table:table-cell table:style-name="Table2.A2" office:value-type="string">
            <text:p text:style-name="P104">U</text:p>
          </table:table-cell>
          <table:table-cell table:style-name="Table2.A2" office:value-type="string">
            <text:p text:style-name="P104">U</text:p>
          </table:table-cell>
          <table:table-cell table:style-name="Table2.A2" office:value-type="string">
            <text:p text:style-name="P104">U</text:p>
          </table:table-cell>
          <table:table-cell table:style-name="Table2.A2" office:value-type="string">
            <text:p text:style-name="P104">U</text:p>
          </table:table-cell>
          <table:table-cell table:style-name="Table2.A2" office:value-type="string">
            <text:p text:style-name="P104">U</text:p>
          </table:table-cell>
          <table:table-cell table:style-name="Table2.G2" office:value-type="string">
            <text:p text:style-name="P104">U</text:p>
          </table:table-cell>
        </table:table-row>
        <text:soft-page-break/>
        <table:table-row table:style-name="Table2.1">
          <table:table-cell table:style-name="Table2.A2" office:value-type="string">
            <text:p text:style-name="P84">General Ophthalmic Refractive Measurements</text:p>
          </table:table-cell>
          <table:table-cell table:style-name="Table2.A2" office:value-type="string">
            <text:p text:style-name="P104">M</text:p>
          </table:table-cell>
          <table:table-cell table:style-name="Table2.A2" office:value-type="string">
            <text:p text:style-name="P104">M</text:p>
          </table:table-cell>
          <table:table-cell table:style-name="Table2.A2" office:value-type="string">
            <text:p text:style-name="P104">M</text:p>
          </table:table-cell>
          <table:table-cell table:style-name="Table2.A2" office:value-type="string">
            <text:p text:style-name="P104">M</text:p>
          </table:table-cell>
          <table:table-cell table:style-name="Table2.A2" office:value-type="string">
            <text:p text:style-name="P104">M</text:p>
          </table:table-cell>
          <table:table-cell table:style-name="Table2.G2" office:value-type="string">
            <text:p text:style-name="P104"/>
          </table:table-cell>
        </table:table-row>
        <table:table-row table:style-name="Table2.1">
          <table:table-cell table:style-name="Table2.A2" office:value-type="string">
            <text:p text:style-name="P44">Lensometry Measurements</text:p>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4">Autorefraction Measurements</text:p>
          </table:table-cell>
          <table:table-cell table:style-name="Table2.A2" office:value-type="string">
            <text:p text:style-name="P43"/>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4">Keratometry Measurements</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M</text:p>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4">Subjective Refraction Measurements</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M</text:p>
          </table:table-cell>
          <table:table-cell table:style-name="Table2.A2" office:value-type="string">
            <text:p text:style-name="P43"/>
          </table:table-cell>
          <table:table-cell table:style-name="Table2.G2" office:value-type="string">
            <text:p text:style-name="P43"/>
          </table:table-cell>
        </table:table-row>
        <table:table-row table:style-name="Table2.1">
          <table:table-cell table:style-name="Table2.A2" office:value-type="string">
            <text:p text:style-name="P44">Visual Acuity Measurements</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M</text:p>
          </table:table-cell>
          <table:table-cell table:style-name="Table2.G2" office:value-type="string">
            <text:p text:style-name="P43"/>
          </table:table-cell>
        </table:table-row>
        <table:table-row table:style-name="Table2.1">
          <table:table-cell table:style-name="Table2.A2" office:value-type="string">
            <text:p text:style-name="P48">SR Document Series</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G2" office:value-type="string">
            <text:p text:style-name="P43">M</text:p>
          </table:table-cell>
        </table:table-row>
        <table:table-row table:style-name="Table2.1">
          <table:table-cell table:style-name="Table2.A2" office:value-type="string">
            <text:p text:style-name="P83">SR Document General</text:p>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G2" office:value-type="string">
            <text:p text:style-name="P104">M</text:p>
          </table:table-cell>
        </table:table-row>
        <table:table-row table:style-name="Table2.1">
          <table:table-cell table:style-name="Table2.A2" office:value-type="string">
            <text:p text:style-name="P83">SR Document Content</text:p>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G2" office:value-type="string">
            <text:p text:style-name="P104">M</text:p>
          </table:table-cell>
        </table:table-row>
        <table:table-row table:style-name="Table2.1">
          <table:table-cell table:style-name="Table2.A25" office:value-type="string">
            <text:p text:style-name="P47">SOP Common</text:p>
          </table:table-cell>
          <table:table-cell table:style-name="Table2.A25" office:value-type="string">
            <text:p text:style-name="P43">M</text:p>
          </table:table-cell>
          <table:table-cell table:style-name="Table2.A25" office:value-type="string">
            <text:p text:style-name="P43">M</text:p>
          </table:table-cell>
          <table:table-cell table:style-name="Table2.A25" office:value-type="string">
            <text:p text:style-name="P43">M</text:p>
          </table:table-cell>
          <table:table-cell table:style-name="Table2.A25" office:value-type="string">
            <text:p text:style-name="P43">M</text:p>
          </table:table-cell>
          <table:table-cell table:style-name="Table2.A25" office:value-type="string">
            <text:p text:style-name="P43">M</text:p>
          </table:table-cell>
          <table:table-cell table:style-name="Table2.G25" office:value-type="string">
            <text:p text:style-name="P43">M</text:p>
          </table:table-cell>
        </table:table-row>
      </table:table>
      <text:p text:style-name="Standard"/>
      <text:p text:style-name="Instruction">Add the following to Ophthalmic Measurements IODs PS 3.3 Annex A</text:p>
      <text:p text:style-name="Heading_20_2">A.5A<text:tab/>Ophthalmic Refractive Measurements Information Object Definitions</text:p>
      <text:p text:style-name="Standard">The following IODs specify module use for storage of the measurements from ophthalmic refractive instruments. <text:s/>These instruments address the power of a lens or of a patient’s eye to bend light. <text:s/>There are many ophthalmic refractive instruments used to create this type of information. <text:s/>Some examples include Lensometers, Keratometers, Autorefractors, etc. <text:s/>An Ophthalmic Measurements SOP Instance is related to a single Series within a single Study. </text:p>
      <text:p text:style-name="Heading_20_3">A.5A.1<text:tab/>Lensometry Measurements Information Object Definition</text:p>
      <text:p text:style-name="Heading_20_4">A.5A.1.1<text:tab/>Lensometry Measurements Information Object Description</text:p>
      <text:p text:style-name="Standard">The Lensometry Measurements IOD is used to capture the refractive measurements by a lensometer of spectacles. <text:s/></text:p>
      <text:p text:style-name="P106">A.5A.1.2<text:tab/>Lensometry Measurements IOD Entity-Relationship Model</text:p>
      <text:p text:style-name="P50">The E-R Model in Section A.1.2 of this Part applies to the Lensometry Measurements IOD. </text:p>
      <text:p text:style-name="Heading_20_4">A.5A.1.3<text:tab/>Lensometry Measurements IOD Module Table</text:p>
      <text:p text:style-name="Standard">Table A.5A.1-1 specifies the Modules of the Lensometry Measurements IOD.</text:p>
      <text:p text:style-name="Table_20_Title">Table A.5A.1-1<text:line-break/>LENSOMETRY MEASUREMENTS IOD MODU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5">IE</text:p>
          </table:table-cell>
          <table:table-cell table:style-name="Table3.A1" office:value-type="string">
            <text:p text:style-name="P55">Module</text:p>
          </table:table-cell>
          <table:table-cell table:style-name="Table3.A1" office:value-type="string">
            <text:p text:style-name="P56">Reference</text:p>
          </table:table-cell>
          <table:table-cell table:style-name="Table3.D1" office:value-type="string">
            <text:p text:style-name="P56">Usage</text:p>
          </table:table-cell>
        </table:table-row>
        <table:table-row table:style-name="Table3.1">
          <table:table-cell table:style-name="Table3.A2" office:value-type="string">
            <text:p text:style-name="P79">Patient</text:p>
          </table:table-cell>
          <table:table-cell table:style-name="Table3.B2" office:value-type="string">
            <text:p text:style-name="P79">Patient</text:p>
          </table:table-cell>
          <table:table-cell table:style-name="Table3.B2" office:value-type="string">
            <text:p text:style-name="P88">C.7.1.1</text:p>
          </table:table-cell>
          <table:table-cell table:style-name="Table3.D2" office:value-type="string">
            <text:p text:style-name="P88">M</text:p>
          </table:table-cell>
        </table:table-row>
        <table:table-row table:style-name="Table3.1">
          <table:table-cell table:style-name="Table3.A3" office:value-type="string">
            <text:p text:style-name="P79"/>
          </table:table-cell>
          <table:table-cell table:style-name="Table3.B2" office:value-type="string">
            <text:p text:style-name="P79">Clinical Trial Subject</text:p>
          </table:table-cell>
          <table:table-cell table:style-name="Table3.B2" office:value-type="string">
            <text:p text:style-name="P88">C.7.1.3</text:p>
          </table:table-cell>
          <table:table-cell table:style-name="Table3.D2" office:value-type="string">
            <text:p text:style-name="P88">U</text:p>
          </table:table-cell>
        </table:table-row>
        <text:soft-page-break/>
        <table:table-row table:style-name="Table3.1">
          <table:table-cell table:style-name="Table3.A3" office:value-type="string">
            <text:p text:style-name="P79">Study</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79">General Study</text:p>
                </table:table-cell>
                <table:table-cell table:style-name="Table3.B2" office:value-type="string">
                  <text:p text:style-name="P88">C.7.2.1</text:p>
                </table:table-cell>
                <table:table-cell table:style-name="Table3.D2" office:value-type="string">
                  <text:p text:style-name="P88">M</text:p>
                </table:table-cell>
              </table:table-row>
              <table:table-row table:style-name="Table3.1">
                <table:table-cell table:style-name="Table3.B2" office:value-type="string">
                  <text:p text:style-name="P79">Patient Study</text:p>
                </table:table-cell>
                <table:table-cell table:style-name="Table3.B2" office:value-type="string">
                  <text:p text:style-name="P88">C.7.2.2</text:p>
                </table:table-cell>
                <table:table-cell table:style-name="Table3.D2" office:value-type="string">
                  <text:p text:style-name="P88">U</text:p>
                </table:table-cell>
              </table:table-row>
              <table:table-row table:style-name="Table3.1">
                <table:table-cell table:style-name="Table3.B2" office:value-type="string">
                  <text:p text:style-name="P79">Clinical Trial Study</text:p>
                </table:table-cell>
                <table:table-cell table:style-name="Table3.B2" office:value-type="string">
                  <text:p text:style-name="P88">C.7.2.3</text:p>
                </table:table-cell>
                <table:table-cell table:style-name="Table3.D2" office:value-type="string">
                  <text:p text:style-name="P88">U</text:p>
                </table:table-cell>
              </table:table-row>
            </table:table>
          </table:table-cell>
          <table:covered-table-cell/>
          <table:covered-table-cell/>
        </table:table-row>
        <table:table-row table:style-name="Table3.1">
          <table:table-cell table:style-name="Table3.B2" office:value-type="string">
            <text:p text:style-name="P79">Series</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79">General Series</text:p>
                </table:table-cell>
                <table:table-cell table:style-name="Table3.B2" office:value-type="string">
                  <text:p text:style-name="P88">C.7.3.1</text:p>
                </table:table-cell>
                <table:table-cell table:style-name="Table3.D2" office:value-type="string">
                  <text:p text:style-name="P88">M</text:p>
                </table:table-cell>
              </table:table-row>
              <table:table-row table:style-name="Table3.1">
                <table:table-cell table:style-name="Table3.B2" office:value-type="string">
                  <text:p text:style-name="P79">Lensometry Measurements Series</text:p>
                </table:table-cell>
                <table:table-cell table:style-name="Table3.B2" office:value-type="string">
                  <text:p text:style-name="P88">C.8.X.1</text:p>
                </table:table-cell>
                <table:table-cell table:style-name="Table3.D2" office:value-type="string">
                  <text:p text:style-name="P88">M</text:p>
                </table:table-cell>
              </table:table-row>
              <table:table-row table:style-name="Table3.1">
                <table:table-cell table:style-name="Table3.B2" office:value-type="string">
                  <text:p text:style-name="P79">Clinical Trial Series</text:p>
                </table:table-cell>
                <table:table-cell table:style-name="Table3.B2" office:value-type="string">
                  <text:p text:style-name="P88">C.7.3.2</text:p>
                </table:table-cell>
                <table:table-cell table:style-name="Table3.D2" office:value-type="string">
                  <text:p text:style-name="P88">U</text:p>
                </table:table-cell>
              </table:table-row>
            </table:table>
          </table:table-cell>
          <table:covered-table-cell/>
          <table:covered-table-cell/>
        </table:table-row>
        <table:table-row table:style-name="Table3.1">
          <table:table-cell table:style-name="Table3.A2" office:value-type="string">
            <text:p text:style-name="P79">Equipment</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79">General Equipment</text:p>
                </table:table-cell>
                <table:table-cell table:style-name="Table3.B2" office:value-type="string">
                  <text:p text:style-name="P88">C.7.5.1</text:p>
                </table:table-cell>
                <table:table-cell table:style-name="Table3.D2" office:value-type="string">
                  <text:p text:style-name="P88">M</text:p>
                </table:table-cell>
              </table:table-row>
              <table:table-row table:style-name="Table3.1">
                <table:table-cell table:style-name="Table3.B2" office:value-type="string">
                  <text:p text:style-name="P79">Enhanced General Equipment</text:p>
                </table:table-cell>
                <table:table-cell table:style-name="Table3.B2" office:value-type="string">
                  <text:p text:style-name="P88">C.7.5.2</text:p>
                </table:table-cell>
                <table:table-cell table:style-name="Table3.D2" office:value-type="string">
                  <text:p text:style-name="P88">M</text:p>
                </table:table-cell>
              </table:table-row>
            </table:table>
          </table:table-cell>
          <table:covered-table-cell/>
          <table:covered-table-cell/>
        </table:table-row>
        <table:table-row table:style-name="Table3.1">
          <table:table-cell table:style-name="Table3.A2" office:value-type="string">
            <text:p text:style-name="P79">Measurements</text:p>
          </table:table-cell>
          <table:table-cell table:style-name="Table3.B2" office:value-type="string">
            <text:p text:style-name="P79">General Ophthalmic Refractive Measurements </text:p>
          </table:table-cell>
          <table:table-cell table:style-name="Table3.B2" office:value-type="string">
            <text:p text:style-name="P88">C.8.X.7</text:p>
          </table:table-cell>
          <table:table-cell table:style-name="Table3.D2" office:value-type="string">
            <text:p text:style-name="P88">M</text:p>
          </table:table-cell>
        </table:table-row>
        <table:table-row table:style-name="Table3.1">
          <table:table-cell table:style-name="Table3.A8" office:value-type="string">
            <text:p text:style-name="P79"/>
          </table:table-cell>
          <table:table-cell table:style-name="Table3.B2" office:value-type="string">
            <text:p text:style-name="P79">Lensometry Measurements</text:p>
          </table:table-cell>
          <table:table-cell table:style-name="Table3.B2" office:value-type="string">
            <text:p text:style-name="P88">C.8.X.8</text:p>
          </table:table-cell>
          <table:table-cell table:style-name="Table3.D2" office:value-type="string">
            <text:p text:style-name="P88">M</text:p>
          </table:table-cell>
        </table:table-row>
        <table:table-row table:style-name="Table3.1">
          <table:table-cell table:style-name="Table3.A9" office:value-type="string">
            <text:p text:style-name="P79"/>
          </table:table-cell>
          <table:table-cell table:style-name="Table3.B9" office:value-type="string">
            <text:p text:style-name="P79">SOP Common</text:p>
          </table:table-cell>
          <table:table-cell table:style-name="Table3.B9" office:value-type="string">
            <text:p text:style-name="P88">C.12.1</text:p>
          </table:table-cell>
          <table:table-cell table:style-name="Table3.D9" office:value-type="string">
            <text:p text:style-name="P88">M</text:p>
          </table:table-cell>
        </table:table-row>
      </table:table>
      <text:p text:style-name="Standard"/>
      <text:p text:style-name="Heading_20_3">A.5A.2<text:tab/>Autorefraction Measurements Information Object Definition</text:p>
      <text:p text:style-name="Heading_20_4">A.5A.2.1<text:tab/>Autorefraction Measurements Information Object Description</text:p>
      <text:p text:style-name="Standard">The Autorefraction Measurements IOD is used to encode the results of a modality (autorefractor) that automatically determines, without patient input, what a patient’s refractive correction should be.</text:p>
      <text:p text:style-name="P106">A.5A.2.2<text:tab/>Autorefraction Measurements IOD Entity-Relationship Model</text:p>
      <text:p text:style-name="P50">The E-R Model in Section A.1.2 of this Part applies to the Autorefraction Measurements IOD. </text:p>
      <text:p text:style-name="Heading_20_4">A.5A.2.3<text:tab/>Autorefraction Measurements IOD Module Table</text:p>
      <text:p text:style-name="Standard">Table A.5A.2-1 specifies the Modules of the Autorefraction Measurements IOD.</text:p>
      <text:p text:style-name="Table_20_Title">Table A.5A.2-1<text:line-break/> AUTOREFRACTION MEASUREMENTS IOD MODUL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5">IE</text:p>
          </table:table-cell>
          <table:table-cell table:style-name="Table4.A1" office:value-type="string">
            <text:p text:style-name="P55">Module</text:p>
          </table:table-cell>
          <table:table-cell table:style-name="Table4.A1" office:value-type="string">
            <text:p text:style-name="P56">Reference</text:p>
          </table:table-cell>
          <table:table-cell table:style-name="Table4.D1" office:value-type="string">
            <text:p text:style-name="P56">Usage</text:p>
          </table:table-cell>
        </table:table-row>
        <table:table-row table:style-name="Table4.1">
          <table:table-cell table:style-name="Table4.A2" office:value-type="string">
            <text:p text:style-name="P79">Patient</text:p>
          </table:table-cell>
          <table:table-cell table:style-name="Table4.B2" office:value-type="string">
            <text:p text:style-name="P79">Patient</text:p>
          </table:table-cell>
          <table:table-cell table:style-name="Table4.B2" office:value-type="string">
            <text:p text:style-name="P88">C.7.1.1</text:p>
          </table:table-cell>
          <table:table-cell table:style-name="Table4.D2" office:value-type="string">
            <text:p text:style-name="P88">M</text:p>
          </table:table-cell>
        </table:table-row>
        <table:table-row table:style-name="Table4.1">
          <table:table-cell table:style-name="Table4.A3" office:value-type="string">
            <text:p text:style-name="P79"/>
          </table:table-cell>
          <table:table-cell table:style-name="Table4.B2" office:value-type="string">
            <text:p text:style-name="P79">Clinical Trial Subject</text:p>
          </table:table-cell>
          <table:table-cell table:style-name="Table4.B2" office:value-type="string">
            <text:p text:style-name="P88">C.7.1.3</text:p>
          </table:table-cell>
          <table:table-cell table:style-name="Table4.D2" office:value-type="string">
            <text:p text:style-name="P88">U</text:p>
          </table:table-cell>
        </table:table-row>
        <table:table-row table:style-name="Table4.1">
          <table:table-cell table:style-name="Table4.A3" office:value-type="string">
            <text:p text:style-name="P79">Study</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79">General Study</text:p>
                </table:table-cell>
                <table:table-cell table:style-name="Table4.B2" office:value-type="string">
                  <text:p text:style-name="P88">C.7.2.1</text:p>
                </table:table-cell>
                <table:table-cell table:style-name="Table4.D2" office:value-type="string">
                  <text:p text:style-name="P88">M</text:p>
                </table:table-cell>
              </table:table-row>
              <table:table-row table:style-name="Table4.1">
                <table:table-cell table:style-name="Table4.B2" office:value-type="string">
                  <text:p text:style-name="P79">Patient Study</text:p>
                </table:table-cell>
                <table:table-cell table:style-name="Table4.B2" office:value-type="string">
                  <text:p text:style-name="P88">C.7.2.2</text:p>
                </table:table-cell>
                <table:table-cell table:style-name="Table4.D2" office:value-type="string">
                  <text:p text:style-name="P88">U</text:p>
                </table:table-cell>
              </table:table-row>
              <table:table-row table:style-name="Table4.1">
                <table:table-cell table:style-name="Table4.B2" office:value-type="string">
                  <text:p text:style-name="P79">Clinical Trial Study</text:p>
                </table:table-cell>
                <table:table-cell table:style-name="Table4.B2" office:value-type="string">
                  <text:p text:style-name="P88">C.7.2.3</text:p>
                </table:table-cell>
                <table:table-cell table:style-name="Table4.D2" office:value-type="string">
                  <text:p text:style-name="P88">U</text:p>
                </table:table-cell>
              </table:table-row>
            </table:table>
          </table:table-cell>
          <table:covered-table-cell/>
          <table:covered-table-cell/>
        </table:table-row>
        <table:table-row table:style-name="Table4.1">
          <table:table-cell table:style-name="Table4.B2" office:value-type="string">
            <text:p text:style-name="P79">Series</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79">General Series</text:p>
                </table:table-cell>
                <table:table-cell table:style-name="Table4.B2" office:value-type="string">
                  <text:p text:style-name="P88">C.7.3.1</text:p>
                </table:table-cell>
                <table:table-cell table:style-name="Table4.D2" office:value-type="string">
                  <text:p text:style-name="P88">M</text:p>
                </table:table-cell>
              </table:table-row>
              <table:table-row table:style-name="Table4.1">
                <table:table-cell table:style-name="Table4.B2" office:value-type="string">
                  <text:p text:style-name="P79">Autorefraction Measurements Series</text:p>
                </table:table-cell>
                <table:table-cell table:style-name="Table4.B2" office:value-type="string">
                  <text:p text:style-name="P88">C.8.X.2</text:p>
                </table:table-cell>
                <table:table-cell table:style-name="Table4.D2" office:value-type="string">
                  <text:p text:style-name="P88">M</text:p>
                </table:table-cell>
              </table:table-row>
              <table:table-row table:style-name="Table4.1">
                <table:table-cell table:style-name="Table4.B2" office:value-type="string">
                  <text:p text:style-name="P79">Clinical Trial Series</text:p>
                </table:table-cell>
                <table:table-cell table:style-name="Table4.B2" office:value-type="string">
                  <text:p text:style-name="P88">C.7.3.2</text:p>
                </table:table-cell>
                <table:table-cell table:style-name="Table4.D2" office:value-type="string">
                  <text:p text:style-name="P88">U</text:p>
                </table:table-cell>
              </table:table-row>
            </table:table>
          </table:table-cell>
          <table:covered-table-cell/>
          <table:covered-table-cell/>
        </table:table-row>
        <table:table-row table:style-name="Table4.1">
          <table:table-cell table:style-name="Table4.A2" office:value-type="string">
            <text:p text:style-name="P79">Equipment</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79">General Equipment</text:p>
                </table:table-cell>
                <table:table-cell table:style-name="Table4.B2" office:value-type="string">
                  <text:p text:style-name="P88">C.7.5.1</text:p>
                </table:table-cell>
                <table:table-cell table:style-name="Table4.D2" office:value-type="string">
                  <text:p text:style-name="P88">M</text:p>
                </table:table-cell>
              </table:table-row>
              <table:table-row table:style-name="Table4.1">
                <table:table-cell table:style-name="Table4.B2" office:value-type="string">
                  <text:p text:style-name="P79">Enhanced General Equipment</text:p>
                </table:table-cell>
                <table:table-cell table:style-name="Table4.B2" office:value-type="string">
                  <text:p text:style-name="P88">C.7.5.2</text:p>
                </table:table-cell>
                <table:table-cell table:style-name="Table4.D2" office:value-type="string">
                  <text:p text:style-name="P88">M</text:p>
                </table:table-cell>
              </table:table-row>
            </table:table>
          </table:table-cell>
          <table:covered-table-cell/>
          <table:covered-table-cell/>
        </table:table-row>
        <text:soft-page-break/>
        <table:table-row table:style-name="Table4.1">
          <table:table-cell table:style-name="Table4.A2" office:value-type="string">
            <text:p text:style-name="P79">Measurements</text:p>
          </table:table-cell>
          <table:table-cell table:style-name="Table4.B2" office:value-type="string">
            <text:p text:style-name="P79">General Ophthalmic Refractive Measurements </text:p>
          </table:table-cell>
          <table:table-cell table:style-name="Table4.B2" office:value-type="string">
            <text:p text:style-name="P88">C.8.X.7</text:p>
          </table:table-cell>
          <table:table-cell table:style-name="Table4.D2" office:value-type="string">
            <text:p text:style-name="P88">M</text:p>
          </table:table-cell>
        </table:table-row>
        <table:table-row table:style-name="Table4.1">
          <table:table-cell table:style-name="Table4.A8" office:value-type="string">
            <text:p text:style-name="P79"/>
          </table:table-cell>
          <table:table-cell table:style-name="Table4.B2" office:value-type="string">
            <text:p text:style-name="P79">Autorefraction Measurements</text:p>
          </table:table-cell>
          <table:table-cell table:style-name="Table4.B2" office:value-type="string">
            <text:p text:style-name="P88">C.8.X.9</text:p>
          </table:table-cell>
          <table:table-cell table:style-name="Table4.D2" office:value-type="string">
            <text:p text:style-name="P88">M</text:p>
          </table:table-cell>
        </table:table-row>
        <table:table-row table:style-name="Table4.1">
          <table:table-cell table:style-name="Table4.A9" office:value-type="string">
            <text:p text:style-name="P79"/>
          </table:table-cell>
          <table:table-cell table:style-name="Table4.B9" office:value-type="string">
            <text:p text:style-name="P79">SOP Common</text:p>
          </table:table-cell>
          <table:table-cell table:style-name="Table4.B9" office:value-type="string">
            <text:p text:style-name="P88">C.12.1</text:p>
          </table:table-cell>
          <table:table-cell table:style-name="Table4.D9" office:value-type="string">
            <text:p text:style-name="P88">M</text:p>
          </table:table-cell>
        </table:table-row>
      </table:table>
      <text:p text:style-name="Standard"/>
      <text:p text:style-name="Heading_20_3">A.5A.3<text:tab/>Keratometry Measurements Information Object Definition</text:p>
      <text:p text:style-name="Heading_20_4">A.5A.3.1<text:tab/>Keratometry Measurements Information Object Description</text:p>
      <text:p text:style-name="Standard">The Keratometry Measurements IOD is used to encode the measurements of a modality (keratometer) that measures the curvature, and thus the refractive power, of a patient's cornea.</text:p>
      <text:p text:style-name="P106">A.5A.3.2<text:tab/>Keratometry Measurements IOD Entity-Relationship Model</text:p>
      <text:p text:style-name="P50">The E-R Model in Section A.1.2 of this Part applies to the Keratometry Measurements IOD. </text:p>
      <text:p text:style-name="Heading_20_4">A.5A.3.3<text:tab/>Keratometry Measurements IOD Module Table</text:p>
      <text:p text:style-name="Standard">Table A.5A.3-1 specifies the Modules of the Keratometry Measurements IOD.</text:p>
      <text:p text:style-name="Table_20_Title">Table A.5A.3-1<text:line-break/>KERATOMETRY MEASUREMENTS IOD MODUL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5">IE</text:p>
          </table:table-cell>
          <table:table-cell table:style-name="Table5.A1" office:value-type="string">
            <text:p text:style-name="P55">Module</text:p>
          </table:table-cell>
          <table:table-cell table:style-name="Table5.A1" office:value-type="string">
            <text:p text:style-name="P56">Reference</text:p>
          </table:table-cell>
          <table:table-cell table:style-name="Table5.D1" office:value-type="string">
            <text:p text:style-name="P56">Usage</text:p>
          </table:table-cell>
        </table:table-row>
        <table:table-row table:style-name="Table5.1">
          <table:table-cell table:style-name="Table5.A2" office:value-type="string">
            <text:p text:style-name="P79">Patient</text:p>
          </table:table-cell>
          <table:table-cell table:style-name="Table5.B2" office:value-type="string">
            <text:p text:style-name="P79">Patient</text:p>
          </table:table-cell>
          <table:table-cell table:style-name="Table5.B2" office:value-type="string">
            <text:p text:style-name="P88">C.7.1.1</text:p>
          </table:table-cell>
          <table:table-cell table:style-name="Table5.D2" office:value-type="string">
            <text:p text:style-name="P88">M</text:p>
          </table:table-cell>
        </table:table-row>
        <table:table-row table:style-name="Table5.1">
          <table:table-cell table:style-name="Table5.A3" office:value-type="string">
            <text:p text:style-name="P79"/>
          </table:table-cell>
          <table:table-cell table:style-name="Table5.B2" office:value-type="string">
            <text:p text:style-name="P79">Clinical Trial Subject</text:p>
          </table:table-cell>
          <table:table-cell table:style-name="Table5.B2" office:value-type="string">
            <text:p text:style-name="P88">C.7.1.3</text:p>
          </table:table-cell>
          <table:table-cell table:style-name="Table5.D2" office:value-type="string">
            <text:p text:style-name="P88">U</text:p>
          </table:table-cell>
        </table:table-row>
        <table:table-row table:style-name="Table5.1">
          <table:table-cell table:style-name="Table5.A3" office:value-type="string">
            <text:p text:style-name="P79">Study</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79">General Study</text:p>
                </table:table-cell>
                <table:table-cell table:style-name="Table5.B2" office:value-type="string">
                  <text:p text:style-name="P88">C.7.2.1</text:p>
                </table:table-cell>
                <table:table-cell table:style-name="Table5.D2" office:value-type="string">
                  <text:p text:style-name="P88">M</text:p>
                </table:table-cell>
              </table:table-row>
              <table:table-row table:style-name="Table5.1">
                <table:table-cell table:style-name="Table5.B2" office:value-type="string">
                  <text:p text:style-name="P79">Patient Study</text:p>
                </table:table-cell>
                <table:table-cell table:style-name="Table5.B2" office:value-type="string">
                  <text:p text:style-name="P88">C.7.2.2</text:p>
                </table:table-cell>
                <table:table-cell table:style-name="Table5.D2" office:value-type="string">
                  <text:p text:style-name="P88">U</text:p>
                </table:table-cell>
              </table:table-row>
              <table:table-row table:style-name="Table5.1">
                <table:table-cell table:style-name="Table5.B2" office:value-type="string">
                  <text:p text:style-name="P79">Clinical Trial Study</text:p>
                </table:table-cell>
                <table:table-cell table:style-name="Table5.B2" office:value-type="string">
                  <text:p text:style-name="P88">C.7.2.3</text:p>
                </table:table-cell>
                <table:table-cell table:style-name="Table5.D2" office:value-type="string">
                  <text:p text:style-name="P88">U</text:p>
                </table:table-cell>
              </table:table-row>
            </table:table>
          </table:table-cell>
          <table:covered-table-cell/>
          <table:covered-table-cell/>
        </table:table-row>
        <table:table-row table:style-name="Table5.1">
          <table:table-cell table:style-name="Table5.B2" office:value-type="string">
            <text:p text:style-name="P79">Series</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79">General Series</text:p>
                </table:table-cell>
                <table:table-cell table:style-name="Table5.B2" office:value-type="string">
                  <text:p text:style-name="P88">C.7.3.1</text:p>
                </table:table-cell>
                <table:table-cell table:style-name="Table5.D2" office:value-type="string">
                  <text:p text:style-name="P88">M</text:p>
                </table:table-cell>
              </table:table-row>
              <table:table-row table:style-name="Table5.1">
                <table:table-cell table:style-name="Table5.B2" office:value-type="string">
                  <text:p text:style-name="P79">Keratometry Measurements Series</text:p>
                </table:table-cell>
                <table:table-cell table:style-name="Table5.B2" office:value-type="string">
                  <text:p text:style-name="P88">C.8.X.3</text:p>
                </table:table-cell>
                <table:table-cell table:style-name="Table5.D2" office:value-type="string">
                  <text:p text:style-name="P88">M</text:p>
                </table:table-cell>
              </table:table-row>
              <table:table-row table:style-name="Table5.1">
                <table:table-cell table:style-name="Table5.B2" office:value-type="string">
                  <text:p text:style-name="P79">Clinical Trial Series</text:p>
                </table:table-cell>
                <table:table-cell table:style-name="Table5.B2" office:value-type="string">
                  <text:p text:style-name="P88">C.7.3.2</text:p>
                </table:table-cell>
                <table:table-cell table:style-name="Table5.D2" office:value-type="string">
                  <text:p text:style-name="P88">U</text:p>
                </table:table-cell>
              </table:table-row>
            </table:table>
          </table:table-cell>
          <table:covered-table-cell/>
          <table:covered-table-cell/>
        </table:table-row>
        <table:table-row table:style-name="Table5.1">
          <table:table-cell table:style-name="Table5.A2" office:value-type="string">
            <text:p text:style-name="P79">Equipment</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79">General Equipment</text:p>
                </table:table-cell>
                <table:table-cell table:style-name="Table5.B2" office:value-type="string">
                  <text:p text:style-name="P88">C.7.5.1</text:p>
                </table:table-cell>
                <table:table-cell table:style-name="Table5.D2" office:value-type="string">
                  <text:p text:style-name="P88">M</text:p>
                </table:table-cell>
              </table:table-row>
              <table:table-row table:style-name="Table5.1">
                <table:table-cell table:style-name="Table5.B2" office:value-type="string">
                  <text:p text:style-name="P79">Enhanced General Equipment</text:p>
                </table:table-cell>
                <table:table-cell table:style-name="Table5.B2" office:value-type="string">
                  <text:p text:style-name="P88">C.7.5.2</text:p>
                </table:table-cell>
                <table:table-cell table:style-name="Table5.D2" office:value-type="string">
                  <text:p text:style-name="P88">M</text:p>
                </table:table-cell>
              </table:table-row>
            </table:table>
          </table:table-cell>
          <table:covered-table-cell/>
          <table:covered-table-cell/>
        </table:table-row>
        <table:table-row table:style-name="Table5.1">
          <table:table-cell table:style-name="Table5.A2" office:value-type="string">
            <text:p text:style-name="P79">Measurements</text:p>
          </table:table-cell>
          <table:table-cell table:style-name="Table5.B2" office:value-type="string">
            <text:p text:style-name="P79">General Ophthalmic Refractive Measurements </text:p>
          </table:table-cell>
          <table:table-cell table:style-name="Table5.B2" office:value-type="string">
            <text:p text:style-name="P88">C.8.X.7</text:p>
          </table:table-cell>
          <table:table-cell table:style-name="Table5.D2" office:value-type="string">
            <text:p text:style-name="P88">M</text:p>
          </table:table-cell>
        </table:table-row>
        <table:table-row table:style-name="Table5.1">
          <table:table-cell table:style-name="Table5.A8" office:value-type="string">
            <text:p text:style-name="P79"/>
          </table:table-cell>
          <table:table-cell table:style-name="Table5.B2" office:value-type="string">
            <text:p text:style-name="P79">Keratometry Measurements</text:p>
          </table:table-cell>
          <table:table-cell table:style-name="Table5.B2" office:value-type="string">
            <text:p text:style-name="P88">C.8.X.10</text:p>
          </table:table-cell>
          <table:table-cell table:style-name="Table5.D2" office:value-type="string">
            <text:p text:style-name="P88">M</text:p>
          </table:table-cell>
        </table:table-row>
        <table:table-row table:style-name="Table5.1">
          <table:table-cell table:style-name="Table5.A9" office:value-type="string">
            <text:p text:style-name="P79"/>
          </table:table-cell>
          <table:table-cell table:style-name="Table5.B9" office:value-type="string">
            <text:p text:style-name="P79">SOP Common</text:p>
          </table:table-cell>
          <table:table-cell table:style-name="Table5.B9" office:value-type="string">
            <text:p text:style-name="P88">C.12.1</text:p>
          </table:table-cell>
          <table:table-cell table:style-name="Table5.D9" office:value-type="string">
            <text:p text:style-name="P88">M</text:p>
          </table:table-cell>
        </table:table-row>
      </table:table>
      <text:p text:style-name="Standard"/>
      <text:p text:style-name="Heading_20_3">A.5A.4<text:tab/>Subjective Refraction Measurements Information Object Definition</text:p>
      <text:p text:style-name="Heading_20_4">A.5A.4.1<text:tab/>Subjective Refraction Measurements Information Object Description</text:p>
      <text:p text:style-name="Standard">The Subjective Refraction Measurements IOD is used for encoding the measurements that subjectively determine the refractive correction of the eye that results in best corrected visual acuity. </text:p>
      <text:p text:style-name="P106"><text:soft-page-break/>A.5A.4.2<text:tab/>Subjective Refraction Measurements IOD Entity-Relationship Model</text:p>
      <text:p text:style-name="P50">The E-R Model in Section A.1.2 of this Part applies to the Subjective Refraction Measurements IOD. </text:p>
      <text:p text:style-name="Heading_20_4">A.5A.4.3<text:tab/>Subjective Refraction Measurements IOD Module Table</text:p>
      <text:p text:style-name="Standard">Table A.5A.4-1 specifies the Modules of the Subjective Refraction Measurements IOD.</text:p>
      <text:p text:style-name="Table_20_Title">Table A.5A.4-1<text:line-break/>SUBJECTIVE REFRACTION MEASUREMENTS IOD MODU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5">IE</text:p>
          </table:table-cell>
          <table:table-cell table:style-name="Table6.A1" office:value-type="string">
            <text:p text:style-name="P55">Module</text:p>
          </table:table-cell>
          <table:table-cell table:style-name="Table6.A1" office:value-type="string">
            <text:p text:style-name="P56">Reference</text:p>
          </table:table-cell>
          <table:table-cell table:style-name="Table6.D1" office:value-type="string">
            <text:p text:style-name="P56">Usage</text:p>
          </table:table-cell>
        </table:table-row>
        <table:table-row table:style-name="Table6.1">
          <table:table-cell table:style-name="Table6.A2" office:value-type="string">
            <text:p text:style-name="P79">Patient</text:p>
          </table:table-cell>
          <table:table-cell table:style-name="Table6.B2" office:value-type="string">
            <text:p text:style-name="P79">Patient</text:p>
          </table:table-cell>
          <table:table-cell table:style-name="Table6.B2" office:value-type="string">
            <text:p text:style-name="P88">C.7.1.1</text:p>
          </table:table-cell>
          <table:table-cell table:style-name="Table6.D2" office:value-type="string">
            <text:p text:style-name="P88">M</text:p>
          </table:table-cell>
        </table:table-row>
        <table:table-row table:style-name="Table6.1">
          <table:table-cell table:style-name="Table6.A3" office:value-type="string">
            <text:p text:style-name="P79"/>
          </table:table-cell>
          <table:table-cell table:style-name="Table6.B2" office:value-type="string">
            <text:p text:style-name="P79">Clinical Trial Subject</text:p>
          </table:table-cell>
          <table:table-cell table:style-name="Table6.B2" office:value-type="string">
            <text:p text:style-name="P88">C.7.1.3</text:p>
          </table:table-cell>
          <table:table-cell table:style-name="Table6.D2" office:value-type="string">
            <text:p text:style-name="P88">U</text:p>
          </table:table-cell>
        </table:table-row>
        <table:table-row table:style-name="Table6.1">
          <table:table-cell table:style-name="Table6.A3" office:value-type="string">
            <text:p text:style-name="P79">Study</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79">General Study</text:p>
                </table:table-cell>
                <table:table-cell table:style-name="Table6.B2" office:value-type="string">
                  <text:p text:style-name="P88">C.7.2.1</text:p>
                </table:table-cell>
                <table:table-cell table:style-name="Table6.D2" office:value-type="string">
                  <text:p text:style-name="P88">M</text:p>
                </table:table-cell>
              </table:table-row>
              <table:table-row table:style-name="Table6.1">
                <table:table-cell table:style-name="Table6.B2" office:value-type="string">
                  <text:p text:style-name="P79">Patient Study</text:p>
                </table:table-cell>
                <table:table-cell table:style-name="Table6.B2" office:value-type="string">
                  <text:p text:style-name="P88">C.7.2.2</text:p>
                </table:table-cell>
                <table:table-cell table:style-name="Table6.D2" office:value-type="string">
                  <text:p text:style-name="P88">U</text:p>
                </table:table-cell>
              </table:table-row>
              <table:table-row table:style-name="Table6.1">
                <table:table-cell table:style-name="Table6.B2" office:value-type="string">
                  <text:p text:style-name="P79">Clinical Trial Study</text:p>
                </table:table-cell>
                <table:table-cell table:style-name="Table6.B2" office:value-type="string">
                  <text:p text:style-name="P88">C.7.2.3</text:p>
                </table:table-cell>
                <table:table-cell table:style-name="Table6.D2" office:value-type="string">
                  <text:p text:style-name="P88">U</text:p>
                </table:table-cell>
              </table:table-row>
            </table:table>
          </table:table-cell>
          <table:covered-table-cell/>
          <table:covered-table-cell/>
        </table:table-row>
        <table:table-row table:style-name="Table6.1">
          <table:table-cell table:style-name="Table6.B2" office:value-type="string">
            <text:p text:style-name="P79">Series</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79">General Series</text:p>
                </table:table-cell>
                <table:table-cell table:style-name="Table6.B2" office:value-type="string">
                  <text:p text:style-name="P88">C.7.3.1</text:p>
                </table:table-cell>
                <table:table-cell table:style-name="Table6.D2" office:value-type="string">
                  <text:p text:style-name="P88">M</text:p>
                </table:table-cell>
              </table:table-row>
              <table:table-row table:style-name="Table6.1">
                <table:table-cell table:style-name="Table6.B2" office:value-type="string">
                  <text:p text:style-name="P79">Subjective Refraction Measurements Series</text:p>
                </table:table-cell>
                <table:table-cell table:style-name="Table6.B2" office:value-type="string">
                  <text:p text:style-name="P88">C.8.X.4</text:p>
                </table:table-cell>
                <table:table-cell table:style-name="Table6.D2" office:value-type="string">
                  <text:p text:style-name="P88">M</text:p>
                </table:table-cell>
              </table:table-row>
              <table:table-row table:style-name="Table6.1">
                <table:table-cell table:style-name="Table6.B2" office:value-type="string">
                  <text:p text:style-name="P79">Clinical Trial Series</text:p>
                </table:table-cell>
                <table:table-cell table:style-name="Table6.B2" office:value-type="string">
                  <text:p text:style-name="P88">C.7.3.2</text:p>
                </table:table-cell>
                <table:table-cell table:style-name="Table6.D2" office:value-type="string">
                  <text:p text:style-name="P88">U</text:p>
                </table:table-cell>
              </table:table-row>
            </table:table>
          </table:table-cell>
          <table:covered-table-cell/>
          <table:covered-table-cell/>
        </table:table-row>
        <table:table-row table:style-name="Table6.1">
          <table:table-cell table:style-name="Table6.A2" office:value-type="string">
            <text:p text:style-name="P79">Equipment</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79">General Equipment</text:p>
                </table:table-cell>
                <table:table-cell table:style-name="Table6.B2" office:value-type="string">
                  <text:p text:style-name="P88">C.7.5.1</text:p>
                </table:table-cell>
                <table:table-cell table:style-name="Table6.D2" office:value-type="string">
                  <text:p text:style-name="P88">M</text:p>
                </table:table-cell>
              </table:table-row>
              <table:table-row table:style-name="Table6.1">
                <table:table-cell table:style-name="Table6.B2" office:value-type="string">
                  <text:p text:style-name="P79">Enhanced General Equipment</text:p>
                </table:table-cell>
                <table:table-cell table:style-name="Table6.B2" office:value-type="string">
                  <text:p text:style-name="P88">C.7.5.2</text:p>
                </table:table-cell>
                <table:table-cell table:style-name="Table6.D2" office:value-type="string">
                  <text:p text:style-name="P88">M</text:p>
                </table:table-cell>
              </table:table-row>
            </table:table>
          </table:table-cell>
          <table:covered-table-cell/>
          <table:covered-table-cell/>
        </table:table-row>
        <table:table-row table:style-name="Table6.1">
          <table:table-cell table:style-name="Table6.A2" office:value-type="string">
            <text:p text:style-name="P79">Measurements</text:p>
          </table:table-cell>
          <table:table-cell table:style-name="Table6.B2" office:value-type="string">
            <text:p text:style-name="P79">General Ophthalmic Refractive Measurements </text:p>
          </table:table-cell>
          <table:table-cell table:style-name="Table6.B2" office:value-type="string">
            <text:p text:style-name="P88">C.8.X.7</text:p>
          </table:table-cell>
          <table:table-cell table:style-name="Table6.D2" office:value-type="string">
            <text:p text:style-name="P88">M</text:p>
          </table:table-cell>
        </table:table-row>
        <table:table-row table:style-name="Table6.1">
          <table:table-cell table:style-name="Table6.A8" office:value-type="string">
            <text:p text:style-name="P79"/>
          </table:table-cell>
          <table:table-cell table:style-name="Table6.B2" office:value-type="string">
            <text:p text:style-name="P79">Subjective Refraction Measurements</text:p>
          </table:table-cell>
          <table:table-cell table:style-name="Table6.B2" office:value-type="string">
            <text:p text:style-name="P88">C.8.X.11</text:p>
          </table:table-cell>
          <table:table-cell table:style-name="Table6.D2" office:value-type="string">
            <text:p text:style-name="P88">M</text:p>
          </table:table-cell>
        </table:table-row>
        <table:table-row table:style-name="Table6.1">
          <table:table-cell table:style-name="Table6.A9" office:value-type="string">
            <text:p text:style-name="P79"/>
          </table:table-cell>
          <table:table-cell table:style-name="Table6.B9" office:value-type="string">
            <text:p text:style-name="P79">SOP Common</text:p>
          </table:table-cell>
          <table:table-cell table:style-name="Table6.B9" office:value-type="string">
            <text:p text:style-name="P88">C.12.1</text:p>
          </table:table-cell>
          <table:table-cell table:style-name="Table6.D9" office:value-type="string">
            <text:p text:style-name="P88">M</text:p>
          </table:table-cell>
        </table:table-row>
      </table:table>
      <text:p text:style-name="Standard"/>
      <text:p text:style-name="Heading_20_3">A.5A.5<text:tab/>Visual Acuity Measurements Information Object Definition</text:p>
      <text:p text:style-name="Heading_20_4">A.5A.5.1<text:tab/>Visual Acuity Measurements Information Object Description</text:p>
      <text:p text:style-name="Standard">The Visual Acuity Measurements IOD is used to capture a patient's visual acuity relative to that of a reference standard patient under given viewing conditions (distance, lighting, etc.).A.5A.5.2 Visual Acuity Measurements IOD Entity-Relationship Model</text:p>
      <text:p text:style-name="P50">The E-R Model in Section A.1.2 of this Part applies to the Visual Acuity Measurements IOD. </text:p>
      <text:p text:style-name="Heading_20_4">A.5A.5.3<text:tab/>Visual Acuity Measurements IOD Module Table</text:p>
      <text:p text:style-name="Standard">Table A.5A.5-1 specifies the Modules of the Visual Acuity Measurements IOD.</text:p>
      <text:p text:style-name="Table_20_Title">Table A.5A.5-1<text:line-break/>VISUAL ACUITY MEASUREMENTS IOD MODUL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5">IE</text:p>
          </table:table-cell>
          <table:table-cell table:style-name="Table7.A1" office:value-type="string">
            <text:p text:style-name="P55">Module</text:p>
          </table:table-cell>
          <table:table-cell table:style-name="Table7.A1" office:value-type="string">
            <text:p text:style-name="P56">Reference</text:p>
          </table:table-cell>
          <table:table-cell table:style-name="Table7.D1" office:value-type="string">
            <text:p text:style-name="P56">Usage</text:p>
          </table:table-cell>
        </table:table-row>
        <table:table-row table:style-name="Table7.1">
          <table:table-cell table:style-name="Table7.A2" office:value-type="string">
            <text:p text:style-name="P79">Patient</text:p>
          </table:table-cell>
          <table:table-cell table:style-name="Table7.B2" office:value-type="string">
            <text:p text:style-name="P79">Patient</text:p>
          </table:table-cell>
          <table:table-cell table:style-name="Table7.B2" office:value-type="string">
            <text:p text:style-name="P88">C.7.1.1</text:p>
          </table:table-cell>
          <table:table-cell table:style-name="Table7.D2" office:value-type="string">
            <text:p text:style-name="P88">M</text:p>
          </table:table-cell>
        </table:table-row>
        <table:table-row table:style-name="Table7.1">
          <table:table-cell table:style-name="Table7.A3" office:value-type="string">
            <text:p text:style-name="P79"/>
          </table:table-cell>
          <table:table-cell table:style-name="Table7.B2" office:value-type="string">
            <text:p text:style-name="P79">Clinical Trial Subject</text:p>
          </table:table-cell>
          <table:table-cell table:style-name="Table7.B2" office:value-type="string">
            <text:p text:style-name="P88">C.7.1.3</text:p>
          </table:table-cell>
          <table:table-cell table:style-name="Table7.D2" office:value-type="string">
            <text:p text:style-name="P88">U</text:p>
          </table:table-cell>
        </table:table-row>
        <text:soft-page-break/>
        <table:table-row table:style-name="Table7.1">
          <table:table-cell table:style-name="Table7.A3" office:value-type="string">
            <text:p text:style-name="P79">Study</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79">General Study</text:p>
                </table:table-cell>
                <table:table-cell table:style-name="Table7.B2" office:value-type="string">
                  <text:p text:style-name="P88">C.7.2.1</text:p>
                </table:table-cell>
                <table:table-cell table:style-name="Table7.D2" office:value-type="string">
                  <text:p text:style-name="P88">M</text:p>
                </table:table-cell>
              </table:table-row>
              <table:table-row table:style-name="Table7.1">
                <table:table-cell table:style-name="Table7.B2" office:value-type="string">
                  <text:p text:style-name="P79">Patient Study</text:p>
                </table:table-cell>
                <table:table-cell table:style-name="Table7.B2" office:value-type="string">
                  <text:p text:style-name="P88">C.7.2.2</text:p>
                </table:table-cell>
                <table:table-cell table:style-name="Table7.D2" office:value-type="string">
                  <text:p text:style-name="P88">U</text:p>
                </table:table-cell>
              </table:table-row>
              <table:table-row table:style-name="Table7.1">
                <table:table-cell table:style-name="Table7.B2" office:value-type="string">
                  <text:p text:style-name="P79">Clinical Trial Study</text:p>
                </table:table-cell>
                <table:table-cell table:style-name="Table7.B2" office:value-type="string">
                  <text:p text:style-name="P88">C.7.2.3</text:p>
                </table:table-cell>
                <table:table-cell table:style-name="Table7.D2" office:value-type="string">
                  <text:p text:style-name="P88">U</text:p>
                </table:table-cell>
              </table:table-row>
            </table:table>
          </table:table-cell>
          <table:covered-table-cell/>
          <table:covered-table-cell/>
        </table:table-row>
        <table:table-row table:style-name="Table7.1">
          <table:table-cell table:style-name="Table7.B2" office:value-type="string">
            <text:p text:style-name="P79">Series</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79">General Series</text:p>
                </table:table-cell>
                <table:table-cell table:style-name="Table7.B2" office:value-type="string">
                  <text:p text:style-name="P88">C.7.3.1</text:p>
                </table:table-cell>
                <table:table-cell table:style-name="Table7.D2" office:value-type="string">
                  <text:p text:style-name="P88">M</text:p>
                </table:table-cell>
              </table:table-row>
              <table:table-row table:style-name="Table7.1">
                <table:table-cell table:style-name="Table7.B2" office:value-type="string">
                  <text:p text:style-name="P79">Visual Acuity Measurements Series</text:p>
                </table:table-cell>
                <table:table-cell table:style-name="Table7.B2" office:value-type="string">
                  <text:p text:style-name="P88">C.8.X.5</text:p>
                </table:table-cell>
                <table:table-cell table:style-name="Table7.D2" office:value-type="string">
                  <text:p text:style-name="P88">M</text:p>
                </table:table-cell>
              </table:table-row>
              <table:table-row table:style-name="Table7.1">
                <table:table-cell table:style-name="Table7.B2" office:value-type="string">
                  <text:p text:style-name="P79">Clinical Trial Series</text:p>
                </table:table-cell>
                <table:table-cell table:style-name="Table7.B2" office:value-type="string">
                  <text:p text:style-name="P88">C.7.3.2</text:p>
                </table:table-cell>
                <table:table-cell table:style-name="Table7.D2" office:value-type="string">
                  <text:p text:style-name="P88">U</text:p>
                </table:table-cell>
              </table:table-row>
            </table:table>
          </table:table-cell>
          <table:covered-table-cell/>
          <table:covered-table-cell/>
        </table:table-row>
        <table:table-row table:style-name="Table7.1">
          <table:table-cell table:style-name="Table7.A2" office:value-type="string">
            <text:p text:style-name="P79">Equipment</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79">General Equipment</text:p>
                </table:table-cell>
                <table:table-cell table:style-name="Table7.B2" office:value-type="string">
                  <text:p text:style-name="P88">C.7.5.1</text:p>
                </table:table-cell>
                <table:table-cell table:style-name="Table7.D2" office:value-type="string">
                  <text:p text:style-name="P88">M</text:p>
                </table:table-cell>
              </table:table-row>
              <table:table-row table:style-name="Table7.1">
                <table:table-cell table:style-name="Table7.B2" office:value-type="string">
                  <text:p text:style-name="P79">Enhanced General Equipment</text:p>
                </table:table-cell>
                <table:table-cell table:style-name="Table7.B2" office:value-type="string">
                  <text:p text:style-name="P88">C.7.5.2</text:p>
                </table:table-cell>
                <table:table-cell table:style-name="Table7.D2" office:value-type="string">
                  <text:p text:style-name="P88">M</text:p>
                </table:table-cell>
              </table:table-row>
            </table:table>
          </table:table-cell>
          <table:covered-table-cell/>
          <table:covered-table-cell/>
        </table:table-row>
        <table:table-row table:style-name="Table7.1">
          <table:table-cell table:style-name="Table7.A2" office:value-type="string">
            <text:p text:style-name="P79">Measurements</text:p>
          </table:table-cell>
          <table:table-cell table:style-name="Table7.B2" office:value-type="string">
            <text:p text:style-name="P79">General Ophthalmic Refractive Measurements </text:p>
          </table:table-cell>
          <table:table-cell table:style-name="Table7.B2" office:value-type="string">
            <text:p text:style-name="P88">C.8.X.7</text:p>
          </table:table-cell>
          <table:table-cell table:style-name="Table7.D2" office:value-type="string">
            <text:p text:style-name="P88">M</text:p>
          </table:table-cell>
        </table:table-row>
        <table:table-row table:style-name="Table7.1">
          <table:table-cell table:style-name="Table7.A8" office:value-type="string">
            <text:p text:style-name="P79"/>
          </table:table-cell>
          <table:table-cell table:style-name="Table7.B2" office:value-type="string">
            <text:p text:style-name="P79">Visual Acuity Measurements</text:p>
          </table:table-cell>
          <table:table-cell table:style-name="Table7.B2" office:value-type="string">
            <text:p text:style-name="P88">C.8.X.12</text:p>
          </table:table-cell>
          <table:table-cell table:style-name="Table7.D2" office:value-type="string">
            <text:p text:style-name="P88">M</text:p>
          </table:table-cell>
        </table:table-row>
        <table:table-row table:style-name="Table7.1">
          <table:table-cell table:style-name="Table7.A9" office:value-type="string">
            <text:p text:style-name="P79"/>
          </table:table-cell>
          <table:table-cell table:style-name="Table7.B9" office:value-type="string">
            <text:p text:style-name="P79">SOP Common</text:p>
          </table:table-cell>
          <table:table-cell table:style-name="Table7.B9" office:value-type="string">
            <text:p text:style-name="P88">C.12.1</text:p>
          </table:table-cell>
          <table:table-cell table:style-name="Table7.D9" office:value-type="string">
            <text:p text:style-name="P88">M</text:p>
          </table:table-cell>
        </table:table-row>
      </table:table>
      <text:p text:style-name="Standard"/>
      <text:p text:style-name="Heading_20_3"><text:span text:style-name="T13">A.35.X</text:span><text:span text:style-name="T13"><text:tab/>Spectacle Prescription Report Information Object Definition</text:span></text:p>
      <text:p text:style-name="P148">A.35.X.1<text:tab/>Spectacle Prescription Report Information Object Description</text:p>
      <text:p text:style-name="Standard">The Spectacle Prescription Report IOD is used to represent the spectacle prescription for a patient.</text:p>
      <text:p text:style-name="P106">A.35.X.2<text:tab/>Spectacle Prescription Report IOD Entity-Relationship Model</text:p>
      <text:p text:style-name="P50">The E-R Model in Section A.1.2 of this Part applies to the Spectacle Prescription Report IOD. </text:p>
      <text:p text:style-name="Heading_20_4">A.35.X.3<text:tab/>Spectacle Prescription Report IOD Module Table</text:p>
      <text:p text:style-name="Standard">Table A.35.X-1 specifies the Modules of the Spectacle Prescription Report IOD.</text:p>
      <text:p text:style-name="P126">Table A.35.X-1<text:line-break/>SPECTACLE PRESCIPTION REPORT IOD MODULE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5">IE</text:p>
          </table:table-cell>
          <table:table-cell table:style-name="Table8.A1" office:value-type="string">
            <text:p text:style-name="P55">Module</text:p>
          </table:table-cell>
          <table:table-cell table:style-name="Table8.A1" office:value-type="string">
            <text:p text:style-name="P56">Reference</text:p>
          </table:table-cell>
          <table:table-cell table:style-name="Table8.D1" office:value-type="string">
            <text:p text:style-name="P56">Usage</text:p>
          </table:table-cell>
        </table:table-row>
        <table:table-row table:style-name="Table8.1">
          <table:table-cell table:style-name="Table8.A2" office:value-type="string">
            <text:p text:style-name="P79">Patient</text:p>
          </table:table-cell>
          <table:table-cell table:style-name="Table8.B2" office:value-type="string">
            <text:p text:style-name="P79">Patient</text:p>
          </table:table-cell>
          <table:table-cell table:style-name="Table8.B2" office:value-type="string">
            <text:p text:style-name="P88">C.7.1.1</text:p>
          </table:table-cell>
          <table:table-cell table:style-name="Table8.D2" office:value-type="string">
            <text:p text:style-name="P88">M</text:p>
          </table:table-cell>
        </table:table-row>
        <table:table-row table:style-name="Table8.1">
          <table:table-cell table:style-name="Table8.A3" office:value-type="string">
            <text:p text:style-name="P79"/>
          </table:table-cell>
          <table:table-cell table:style-name="Table8.B2" office:value-type="string">
            <text:p text:style-name="P79">Clinical Trial Subject</text:p>
          </table:table-cell>
          <table:table-cell table:style-name="Table8.B2" office:value-type="string">
            <text:p text:style-name="P88">C.7.1.3</text:p>
          </table:table-cell>
          <table:table-cell table:style-name="Table8.D2" office:value-type="string">
            <text:p text:style-name="P88">U</text:p>
          </table:table-cell>
        </table:table-row>
        <table:table-row table:style-name="Table8.1">
          <table:table-cell table:style-name="Table8.A3" office:value-type="string">
            <text:p text:style-name="P79">Study</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79">General Study</text:p>
                </table:table-cell>
                <table:table-cell table:style-name="Table8.B2" office:value-type="string">
                  <text:p text:style-name="P88">C.7.2.1</text:p>
                </table:table-cell>
                <table:table-cell table:style-name="Table8.D2" office:value-type="string">
                  <text:p text:style-name="P88">M</text:p>
                </table:table-cell>
              </table:table-row>
              <table:table-row table:style-name="Table8.1">
                <table:table-cell table:style-name="Table8.B2" office:value-type="string">
                  <text:p text:style-name="P79">Patient Study</text:p>
                </table:table-cell>
                <table:table-cell table:style-name="Table8.B2" office:value-type="string">
                  <text:p text:style-name="P88">C.7.2.2</text:p>
                </table:table-cell>
                <table:table-cell table:style-name="Table8.D2" office:value-type="string">
                  <text:p text:style-name="P88">U</text:p>
                </table:table-cell>
              </table:table-row>
              <table:table-row table:style-name="Table8.1">
                <table:table-cell table:style-name="Table8.B2" office:value-type="string">
                  <text:p text:style-name="P79">Clinical Trial Study</text:p>
                </table:table-cell>
                <table:table-cell table:style-name="Table8.B2" office:value-type="string">
                  <text:p text:style-name="P88">C.7.2.3</text:p>
                </table:table-cell>
                <table:table-cell table:style-name="Table8.D2" office:value-type="string">
                  <text:p text:style-name="P88">U</text:p>
                </table:table-cell>
              </table:table-row>
            </table:table>
          </table:table-cell>
          <table:covered-table-cell/>
          <table:covered-table-cell/>
        </table:table-row>
        <table:table-row table:style-name="Table8.1">
          <table:table-cell table:style-name="Table8.B2" office:value-type="string">
            <text:p text:style-name="P79">Series</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90">SR Document Series</text:p>
                </table:table-cell>
                <table:table-cell table:style-name="Table8.B2" office:value-type="string">
                  <text:p text:style-name="P88">C.17.1</text:p>
                </table:table-cell>
                <table:table-cell table:style-name="Table8.D2" office:value-type="string">
                  <text:p text:style-name="P88">M</text:p>
                </table:table-cell>
              </table:table-row>
              <table:table-row table:style-name="Table8.1">
                <table:table-cell table:style-name="Table8.B2" office:value-type="string">
                  <text:p text:style-name="P79">Clinical Trial Series</text:p>
                </table:table-cell>
                <table:table-cell table:style-name="Table8.B2" office:value-type="string">
                  <text:p text:style-name="P88">C.7.3.2</text:p>
                </table:table-cell>
                <table:table-cell table:style-name="Table8.D2" office:value-type="string">
                  <text:p text:style-name="P88">U</text:p>
                </table:table-cell>
              </table:table-row>
            </table:table>
          </table:table-cell>
          <table:covered-table-cell/>
          <table:covered-table-cell/>
        </table:table-row>
        <table:table-row table:style-name="Table8.1">
          <table:table-cell table:style-name="Table8.A2" office:value-type="string">
            <text:p text:style-name="P79">Equipment</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79">General Equipment</text:p>
                </table:table-cell>
                <table:table-cell table:style-name="Table8.B2" office:value-type="string">
                  <text:p text:style-name="P88">C.7.5.1</text:p>
                </table:table-cell>
                <table:table-cell table:style-name="Table8.D2" office:value-type="string">
                  <text:p text:style-name="P88">M</text:p>
                </table:table-cell>
              </table:table-row>
              <table:table-row table:style-name="Table8.1">
                <table:table-cell table:style-name="Table8.B2" office:value-type="string">
                  <text:p text:style-name="P79">Enhanced General Equipment</text:p>
                </table:table-cell>
                <table:table-cell table:style-name="Table8.B2" office:value-type="string">
                  <text:p text:style-name="P88">C.7.5.2</text:p>
                </table:table-cell>
                <table:table-cell table:style-name="Table8.D2" office:value-type="string">
                  <text:p text:style-name="P88">M</text:p>
                </table:table-cell>
              </table:table-row>
            </table:table>
          </table:table-cell>
          <table:covered-table-cell/>
          <table:covered-table-cell/>
        </table:table-row>
        <table:table-row table:style-name="Table8.1">
          <table:table-cell table:style-name="Table8.A2" office:value-type="string">
            <text:p text:style-name="P79">Document</text:p>
          </table:table-cell>
          <table:table-cell table:style-name="Table8.B2" office:value-type="string">
            <text:p text:style-name="P79">SR Document General </text:p>
          </table:table-cell>
          <table:table-cell table:style-name="Table8.B2" office:value-type="string">
            <text:p text:style-name="P88">C.17.2</text:p>
          </table:table-cell>
          <table:table-cell table:style-name="Table8.D2" office:value-type="string">
            <text:p text:style-name="P88">M</text:p>
          </table:table-cell>
        </table:table-row>
        <table:table-row table:style-name="Table8.1">
          <table:table-cell table:style-name="Table8.A8" office:value-type="string">
            <text:p text:style-name="P79"/>
          </table:table-cell>
          <table:table-cell table:style-name="Table8.B2" office:value-type="string">
            <text:p text:style-name="P79">SR Document Content</text:p>
          </table:table-cell>
          <table:table-cell table:style-name="Table8.B2" office:value-type="string">
            <text:p text:style-name="P88">C.17.3</text:p>
          </table:table-cell>
          <table:table-cell table:style-name="Table8.D2" office:value-type="string">
            <text:p text:style-name="P88">M</text:p>
          </table:table-cell>
        </table:table-row>
        <table:table-row table:style-name="Table8.1">
          <table:table-cell table:style-name="Table8.A9" office:value-type="string">
            <text:p text:style-name="P79"/>
          </table:table-cell>
          <table:table-cell table:style-name="Table8.B9" office:value-type="string">
            <text:p text:style-name="P79">SOP Common</text:p>
          </table:table-cell>
          <table:table-cell table:style-name="Table8.B9" office:value-type="string">
            <text:p text:style-name="P88">C.12.1</text:p>
          </table:table-cell>
          <table:table-cell table:style-name="Table8.D9" office:value-type="string">
            <text:p text:style-name="P88">M</text:p>
          </table:table-cell>
        </table:table-row>
      </table:table>
      <text:p text:style-name="Standard"><text:soft-page-break/></text:p>
      <text:p text:style-name="Heading_20_5"><text:span text:style-name="T14">A.35.X.3.1<text:tab/></text:span><text:span text:style-name="T13"> Spectacle Prescription Report</text:span><text:span text:style-name="T14"> IOD Content Constraints</text:span></text:p>
      <text:p text:style-name="P109">A.35.X.3.1.1<text:tab/>Value Type</text:p>
      <text:p text:style-name="Standard">Value Type (0040,A040) in the Content Sequence (0040,A730) of the SR Document Content Module is constrained to the following Enumerated Values (see Table C.17.3-7 for Value Type definitions):</text:p>
      <text:p text:style-name="List1">TEXT</text:p>
      <text:p text:style-name="List1">CODE</text:p>
      <text:p text:style-name="List1">NUM</text:p>
      <text:p text:style-name="List1">CONTAINER</text:p>
      <text:p text:style-name="P109">A.35.X.3.1.2<text:tab/>Relationship Constraints</text:p>
      <text:p text:style-name="P50">Relationships between Content Items in the content of this IOD shall be conveyed in the by-value mode. See Table C.17.3-8 for Relationship Type definitions.</text:p>
      <text:p text:style-name="Note">Note: <text:tab/>Relationships by-reference are forbidden. Therefore, Referenced Content Item Identifier (0040,DB73) is not present in any of the Content Items within the SR Document Content Module.</text:p>
      <text:p text:style-name="Note"/>
      <text:p text:style-name="P50">Table A.35.X-2 specifies the relationship constraints of this IOD.</text:p>
      <text:p text:style-name="P63">Table A.35.X-2<text:line-break/>RELATIONSHIP CONTENT CONSTRAINTS FOR SPECTACLE PRESCRIPTION REPORT IOD</text:p>
      <table:table table:name="Table9" table:style-name="Table9">
        <table:table-column table:style-name="Table9.A" table:number-columns-repeated="2"/>
        <table:table-column table:style-name="Table9.C"/>
        <table:table-row table:style-name="Table9.1">
          <table:table-cell table:style-name="Table9.A1" office:value-type="string">
            <text:p text:style-name="P131">Source Value Type</text:p>
          </table:table-cell>
          <table:table-cell table:style-name="Table9.A1" office:value-type="string">
            <text:p text:style-name="P131">Relationship Type (Enumerated Values)</text:p>
          </table:table-cell>
          <table:table-cell table:style-name="Table9.C1" office:value-type="string">
            <text:p text:style-name="P131">Target Value Type</text:p>
          </table:table-cell>
        </table:table-row>
        <table:table-row table:style-name="Table9.1">
          <table:table-cell table:style-name="Table9.A1" office:value-type="string">
            <text:p text:style-name="P59">CONTAINER</text:p>
          </table:table-cell>
          <table:table-cell table:style-name="Table9.A1" office:value-type="string">
            <text:p text:style-name="P59">CONTAINS</text:p>
          </table:table-cell>
          <table:table-cell table:style-name="Table9.C2" office:value-type="string">
            <text:p text:style-name="P59">CONTAINER, CODE, NUM, TEXT</text:p>
          </table:table-cell>
        </table:table-row>
      </table:table>
      <text:p text:style-name="Standard"/>
      <text:p text:style-name="P109">A.35.X.3.1.3<text:tab/>Template Constraints</text:p>
      <text:p text:style-name="Standard">The document shall be constructed from TID 2020 Spectacle Prescription Report invoked at the root node.</text:p>
      <text:p text:style-name="Standard"/>
      <text:p text:style-name="Instruction">Update PS3.3 to add Modality values for the refractive measurements objects and retired OPR Ophthalmic Refraction</text:p>
      <text:p text:style-name="Standard"/>
      <text:p text:style-name="Heading_20_6">C.7.3.1.1.1<text:tab/>Modality</text:p>
      <text:p text:style-name="P50">Defined Terms for the Modality (0008,0060) ar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4">…</text:p>
          </table:table-cell>
          <table:table-cell table:style-name="Table10.A1" office:value-type="string">
            <text:p text:style-name="P117">…</text:p>
          </table:table-cell>
          <table:table-cell table:style-name="Table10.A1" office:value-type="string">
            <text:p text:style-name="P114">…</text:p>
          </table:table-cell>
          <table:table-cell table:style-name="Table10.A1" office:value-type="string">
            <text:p text:style-name="P119">….</text:p>
          </table:table-cell>
        </table:table-row>
        <table:table-row table:style-name="Table10.1">
          <table:table-cell table:style-name="Table10.A1" office:value-type="string">
            <text:p text:style-name="P115">AR</text:p>
          </table:table-cell>
          <table:table-cell table:style-name="Table10.A1" office:value-type="string">
            <text:p text:style-name="P118">= Autorefraction</text:p>
          </table:table-cell>
          <table:table-cell table:style-name="Table10.A1" office:value-type="string">
            <text:p text:style-name="P115">KER</text:p>
          </table:table-cell>
          <table:table-cell table:style-name="Table10.A1" office:value-type="string">
            <text:p text:style-name="P120">= Keratometry</text:p>
          </table:table-cell>
        </table:table-row>
        <table:table-row table:style-name="Table10.1">
          <table:table-cell table:style-name="Table10.A1" office:value-type="string">
            <text:p text:style-name="P115">VA</text:p>
          </table:table-cell>
          <table:table-cell table:style-name="Table10.A1" office:value-type="string">
            <text:p text:style-name="P118">= Visual Acuity</text:p>
          </table:table-cell>
          <table:table-cell table:style-name="Table10.A1" office:value-type="string">
            <text:p text:style-name="P115">SRF</text:p>
          </table:table-cell>
          <table:table-cell table:style-name="Table10.A1" office:value-type="string">
            <text:p text:style-name="P120">= Subjective Refraction</text:p>
          </table:table-cell>
        </table:table-row>
        <table:table-row table:style-name="Table10.1">
          <table:table-cell table:style-name="Table10.A1" office:value-type="string">
            <text:p text:style-name="P115">LEN</text:p>
          </table:table-cell>
          <table:table-cell table:style-name="Table10.A1" office:value-type="string">
            <text:p text:style-name="P118">= Lensometry</text:p>
          </table:table-cell>
          <table:table-cell table:style-name="Table10.A1" office:value-type="string">
            <text:p text:style-name="P116">OPR</text:p>
          </table:table-cell>
          <table:table-cell table:style-name="Table10.A1" office:value-type="string">
            <text:p text:style-name="P123">= Ophthalmic Refraction </text:p>
          </table:table-cell>
        </table:table-row>
      </table:table>
      <text:p text:style-name="Standard"/>
      <text:p text:style-name="P50"><text:soft-page-break/>Retired Defined Terms for the Modality (0008,0060) a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24">…..</text:p>
          </table:table-cell>
          <table:table-cell table:style-name="Table11.A1" office:value-type="string">
            <text:p text:style-name="P125">…..</text:p>
          </table:table-cell>
          <table:table-cell table:style-name="Table11.A1" office:value-type="string">
            <text:p text:style-name="P124">..</text:p>
          </table:table-cell>
          <table:table-cell table:style-name="Table11.A1" office:value-type="string">
            <text:p text:style-name="P125">…..</text:p>
          </table:table-cell>
        </table:table-row>
        <table:table-row table:style-name="Table11.1">
          <table:table-cell table:style-name="Table11.A1" office:value-type="string">
            <text:p text:style-name="P121">OPR</text:p>
          </table:table-cell>
          <table:table-cell table:style-name="Table11.A1" office:value-type="string">
            <text:p text:style-name="P122">= Ophthalmic Refraction (retired)</text:p>
          </table:table-cell>
          <table:table-cell table:style-name="Table11.A1" office:value-type="string">
            <text:p text:style-name="P124">….</text:p>
          </table:table-cell>
          <table:table-cell table:style-name="Table11.A1" office:value-type="string">
            <text:p text:style-name="P125">…..</text:p>
          </table:table-cell>
        </table:table-row>
      </table:table>
      <text:p text:style-name="Standard"/>
      <text:p text:style-name="Instruction">Update PS3.3 Annex A to include all the Ophthalmic Measurements Modules</text:p>
      <text:p text:style-name="Heading_20_3">C.8.X<text:tab/>Ophthalmic Refractive Measurements Modules</text:p>
      <text:p text:style-name="Heading_20_4">C.8.X.1<text:tab/>Lensometry Measurements Series Module</text:p>
      <text:p text:style-name="Standard">The Lensometry Measurements IODs use the General Series module described in section C.7.3.1, specialized by the Lensometry Measurements Series Module, to describe the DICOM Series Entity described in A.1.2.3, and to define what constitutes a Series for the context of Ophthalmic device.</text:p>
      <text:p text:style-name="Standard">Table C.8.X.1-1 specifies the Attributes that identify and describe general information about the Lensometry Measurements Series.</text:p>
      <text:p text:style-name="P63">Table C.8.X.1-1<text:line-break/>LENSOMETRY MEASUREMENTS SERIES MODULE ATTRIBUT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8">Attribute Name</text:p>
          </table:table-cell>
          <table:table-cell table:style-name="Table12.A1" office:value-type="string">
            <text:p text:style-name="P57">Tag</text:p>
          </table:table-cell>
          <table:table-cell table:style-name="Table12.A1" office:value-type="string">
            <text:p text:style-name="P57">Type </text:p>
          </table:table-cell>
          <table:table-cell table:style-name="Table12.D1" office:value-type="string">
            <text:p text:style-name="P58">Attribute Description</text:p>
          </table:table-cell>
        </table:table-row>
        <table:table-row table:style-name="Table12.1">
          <table:table-cell table:style-name="Table12.A2" office:value-type="string">
            <text:p text:style-name="P79">Modality</text:p>
          </table:table-cell>
          <table:table-cell table:style-name="Table12.A2" office:value-type="string">
            <text:p text:style-name="P88">(0008,0060)<text:alphabetical-index-mark text:string-value="(0008,0060)"/></text:p>
          </table:table-cell>
          <table:table-cell table:style-name="Table12.A2" office:value-type="string">
            <text:p text:style-name="P88">1</text:p>
          </table:table-cell>
          <table:table-cell table:style-name="Table12.D2" office:value-type="string">
            <text:p text:style-name="P79">Type of equipment that originally acquired the data used to create the images in this Series.</text:p>
            <text:p text:style-name="Table_20_Entry">Enumerated Values:</text:p>
            <text:p text:style-name="Table_20_Entry"><text:tab/>LEN</text:p>
            <text:p text:style-name="Table_20_Entry">See section C.7.3.1.1.1 for further explanation. </text:p>
          </table:table-cell>
        </table:table-row>
        <table:table-row table:style-name="Table12.1">
          <table:table-cell table:style-name="Table12.A2" office:value-type="string">
            <text:p text:style-name="P79">Referenced Performed Procedure Step Sequence</text:p>
          </table:table-cell>
          <table:table-cell table:style-name="Table12.A2" office:value-type="string">
            <text:p text:style-name="P88">(0008,1111)<text:alphabetical-index-mark text:string-value="(0008,1111)"/></text:p>
          </table:table-cell>
          <table:table-cell table:style-name="Table12.A2" office:value-type="string">
            <text:p text:style-name="P88">1C</text:p>
          </table:table-cell>
          <table:table-cell table:style-name="Table12.D2" office:value-type="string">
            <text:p text:style-name="P79">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2.1">
          <table:table-cell table:style-name="Table12.A4" table:number-columns-spanned="3" office:value-type="string">
            <text:p text:style-name="P91">&gt;Include ‘SOP Instance Reference Macro’ Table 10-11</text:p>
          </table:table-cell>
          <table:covered-table-cell/>
          <table:covered-table-cell/>
          <table:table-cell table:style-name="Table12.D4" office:value-type="string">
            <text:p text:style-name="P79"/>
          </table:table-cell>
        </table:table-row>
      </table:table>
      <text:p text:style-name="Heading_20_3"/>
      <text:p text:style-name="Heading_20_4">C.8.X.2<text:tab/>Autorefraction Measurements Series Module</text:p>
      <text:p text:style-name="Standard">The Autorefraction Measurements IODs use the General Series module described in section C.7.3.1, specialized by the Autorefraction Measurements Series Module, to describe the DICOM Series Entity described in A.1.2.3, and to define what constitutes a Series for the context of Ophthalmic device.</text:p>
      <text:p text:style-name="Standard">Table C.8.X.2-1 specifies the Attributes that identify and describe general information about the Autorefraction Measurements Series.</text:p>
      <text:p text:style-name="P63"><text:soft-page-break/>Table C.8.X.2-1<text:line-break/>AUTOREFRACTION MEASUREMENTS SERIES MODULE ATTRIBUTE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58">Attribute Name</text:p>
          </table:table-cell>
          <table:table-cell table:style-name="Table13.A1" office:value-type="string">
            <text:p text:style-name="P57">Tag</text:p>
          </table:table-cell>
          <table:table-cell table:style-name="Table13.A1" office:value-type="string">
            <text:p text:style-name="P57">Type </text:p>
          </table:table-cell>
          <table:table-cell table:style-name="Table13.D1" office:value-type="string">
            <text:p text:style-name="P58">Attribute Description</text:p>
          </table:table-cell>
        </table:table-row>
        <table:table-row table:style-name="Table13.1">
          <table:table-cell table:style-name="Table13.A2" office:value-type="string">
            <text:p text:style-name="P79">Modality</text:p>
          </table:table-cell>
          <table:table-cell table:style-name="Table13.A2" office:value-type="string">
            <text:p text:style-name="P88">(0008,0060)<text:alphabetical-index-mark text:string-value="(0008,0060)"/></text:p>
          </table:table-cell>
          <table:table-cell table:style-name="Table13.A2" office:value-type="string">
            <text:p text:style-name="P88">1</text:p>
          </table:table-cell>
          <table:table-cell table:style-name="Table13.D2" office:value-type="string">
            <text:p text:style-name="P79">Type of equipment that originally acquired the data used to create the images in this Series.</text:p>
            <text:p text:style-name="Table_20_Entry">Enumerated Values:</text:p>
            <text:p text:style-name="Table_20_Entry"><text:tab/>AR</text:p>
            <text:p text:style-name="Table_20_Entry">See section C.7.3.1.1.1 for further explanation. </text:p>
          </table:table-cell>
        </table:table-row>
        <table:table-row table:style-name="Table13.1">
          <table:table-cell table:style-name="Table13.A2" office:value-type="string">
            <text:p text:style-name="P79">Referenced Performed Procedure Step Sequence</text:p>
          </table:table-cell>
          <table:table-cell table:style-name="Table13.A2" office:value-type="string">
            <text:p text:style-name="P88">(0008,1111)<text:alphabetical-index-mark text:string-value="(0008,1111)"/></text:p>
          </table:table-cell>
          <table:table-cell table:style-name="Table13.A2" office:value-type="string">
            <text:p text:style-name="P88">1C</text:p>
          </table:table-cell>
          <table:table-cell table:style-name="Table13.D2" office:value-type="string">
            <text:p text:style-name="P79">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3.1">
          <table:table-cell table:style-name="Table13.A4" table:number-columns-spanned="3" office:value-type="string">
            <text:p text:style-name="P91">&gt;Include ‘SOP Instance Reference Macro’ Table 10-11</text:p>
          </table:table-cell>
          <table:covered-table-cell/>
          <table:covered-table-cell/>
          <table:table-cell table:style-name="Table13.D4" office:value-type="string">
            <text:p text:style-name="P79"/>
          </table:table-cell>
        </table:table-row>
      </table:table>
      <text:p text:style-name="Heading_20_3"/>
      <text:p text:style-name="Heading_20_4">C.8.X.3<text:tab/>Keratometry Measurements Series Module</text:p>
      <text:p text:style-name="Standard">The Keratometry Measurements IODs use the General Series module described in section C.7.3.1, specialized by the Keratometry Measurements Series Module, to describe the DICOM Series Entity described in A.1.2.3, and to define what constitutes a Series for the context of Ophthalmic device.</text:p>
      <text:p text:style-name="Standard">Table C.8.X.3-1 specifies the Attributes that identify and describe general information about the Keratometry Measurements Series.</text:p>
      <text:p text:style-name="P63">Table C.8.X.3-1<text:line-break/>KERATOMETRY MEASUREMENTS SERIES MODULE ATTRIBUTE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8">Attribute Name</text:p>
          </table:table-cell>
          <table:table-cell table:style-name="Table14.A1" office:value-type="string">
            <text:p text:style-name="P57">Tag</text:p>
          </table:table-cell>
          <table:table-cell table:style-name="Table14.A1" office:value-type="string">
            <text:p text:style-name="P57">Type </text:p>
          </table:table-cell>
          <table:table-cell table:style-name="Table14.D1" office:value-type="string">
            <text:p text:style-name="P58">Attribute Description</text:p>
          </table:table-cell>
        </table:table-row>
        <table:table-row table:style-name="Table14.1">
          <table:table-cell table:style-name="Table14.A2" office:value-type="string">
            <text:p text:style-name="P79">Modality</text:p>
          </table:table-cell>
          <table:table-cell table:style-name="Table14.A2" office:value-type="string">
            <text:p text:style-name="P88">(0008,0060)<text:alphabetical-index-mark text:string-value="(0008,0060)"/></text:p>
          </table:table-cell>
          <table:table-cell table:style-name="Table14.A2" office:value-type="string">
            <text:p text:style-name="P88">1</text:p>
          </table:table-cell>
          <table:table-cell table:style-name="Table14.D2" office:value-type="string">
            <text:p text:style-name="P79">Type of equipment that originally acquired the data used to create the images in this Series.</text:p>
            <text:p text:style-name="Table_20_Entry">Enumerated Values:</text:p>
            <text:p text:style-name="Table_20_Entry"><text:tab/>KER</text:p>
            <text:p text:style-name="Table_20_Entry">See section C.7.3.1.1.1 for further explanation. </text:p>
          </table:table-cell>
        </table:table-row>
        <table:table-row table:style-name="Table14.1">
          <table:table-cell table:style-name="Table14.A2" office:value-type="string">
            <text:p text:style-name="P79">Referenced Performed Procedure Step Sequence</text:p>
          </table:table-cell>
          <table:table-cell table:style-name="Table14.A2" office:value-type="string">
            <text:p text:style-name="P88">(0008,1111)<text:alphabetical-index-mark text:string-value="(0008,1111)"/></text:p>
          </table:table-cell>
          <table:table-cell table:style-name="Table14.A2" office:value-type="string">
            <text:p text:style-name="P88">1C</text:p>
          </table:table-cell>
          <table:table-cell table:style-name="Table14.D2" office:value-type="string">
            <text:p text:style-name="P79">Uniquely identifies the Performed Procedure Step SOP Instance to which the Series is related (e.g. a Modality or General-Purpose Performed Procedure Step SOP Instance). <text:s/>The Sequence shall have one Item.</text:p>
            <text:p text:style-name="Table_20_Entry">Required if the Modality Performed <text:soft-page-break/>Procedure Step SOP Class, or General Purpose Performed Procedure Step SOP Class is supported.</text:p>
          </table:table-cell>
        </table:table-row>
        <table:table-row table:style-name="Table14.1">
          <table:table-cell table:style-name="Table14.A4" table:number-columns-spanned="3" office:value-type="string">
            <text:p text:style-name="P91">&gt;Include ‘SOP Instance Reference Macro’ Table 10-11</text:p>
          </table:table-cell>
          <table:covered-table-cell/>
          <table:covered-table-cell/>
          <table:table-cell table:style-name="Table14.D4" office:value-type="string">
            <text:p text:style-name="P79"/>
          </table:table-cell>
        </table:table-row>
      </table:table>
      <text:p text:style-name="Heading_20_4"/>
      <text:p text:style-name="Heading_20_4">C.8.X.4<text:tab/>Subjective Refraction Measurements Series Module</text:p>
      <text:p text:style-name="Standard">The Subjective Refraction Measurements IODs use the General Series module described in section C.7.3.1, specialized by the Subjective Refraction Measurements Series Module, to describe the DICOM Series Entity described in A.1.2.3, and to define what constitutes a Series for the context of Ophthalmic device.</text:p>
      <text:p text:style-name="Standard">Table C.8.X.4-1 specifies the Attributes that identify and describe general information about the Subjective Refraction Measurements Series.</text:p>
      <text:p text:style-name="P63">Table C.8.X.4-1<text:line-break/>SUBJECTIVE REFRACTION MEASUREMENTS SERIES MODULE ATTRIBUT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8">Attribute Name</text:p>
          </table:table-cell>
          <table:table-cell table:style-name="Table15.A1" office:value-type="string">
            <text:p text:style-name="P57">Tag</text:p>
          </table:table-cell>
          <table:table-cell table:style-name="Table15.A1" office:value-type="string">
            <text:p text:style-name="P57">Type </text:p>
          </table:table-cell>
          <table:table-cell table:style-name="Table15.D1" office:value-type="string">
            <text:p text:style-name="P58">Attribute Description</text:p>
          </table:table-cell>
        </table:table-row>
        <table:table-row table:style-name="Table15.1">
          <table:table-cell table:style-name="Table15.A2" office:value-type="string">
            <text:p text:style-name="P79">Modality</text:p>
          </table:table-cell>
          <table:table-cell table:style-name="Table15.A2" office:value-type="string">
            <text:p text:style-name="P88">(0008,0060)<text:alphabetical-index-mark text:string-value="(0008,0060)"/></text:p>
          </table:table-cell>
          <table:table-cell table:style-name="Table15.A2" office:value-type="string">
            <text:p text:style-name="P88">1</text:p>
          </table:table-cell>
          <table:table-cell table:style-name="Table15.D2" office:value-type="string">
            <text:p text:style-name="P79">Type of equipment that originally acquired the data used to create the images in this Series.</text:p>
            <text:p text:style-name="Table_20_Entry">Enumerated Values:</text:p>
            <text:p text:style-name="Table_20_Entry"><text:tab/>SRF</text:p>
            <text:p text:style-name="Table_20_Entry">See section C.7.3.1.1.1 for further explanation. </text:p>
          </table:table-cell>
        </table:table-row>
        <table:table-row table:style-name="Table15.1">
          <table:table-cell table:style-name="Table15.A2" office:value-type="string">
            <text:p text:style-name="P79">Referenced Performed Procedure Step Sequence</text:p>
          </table:table-cell>
          <table:table-cell table:style-name="Table15.A2" office:value-type="string">
            <text:p text:style-name="P88">(0008,1111)<text:alphabetical-index-mark text:string-value="(0008,1111)"/></text:p>
          </table:table-cell>
          <table:table-cell table:style-name="Table15.A2" office:value-type="string">
            <text:p text:style-name="P88">1C</text:p>
          </table:table-cell>
          <table:table-cell table:style-name="Table15.D2" office:value-type="string">
            <text:p text:style-name="P79">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5.1">
          <table:table-cell table:style-name="Table15.A4" table:number-columns-spanned="3" office:value-type="string">
            <text:p text:style-name="P91">&gt;Include ‘SOP Instance Reference Macro’ Table 10-11</text:p>
          </table:table-cell>
          <table:covered-table-cell/>
          <table:covered-table-cell/>
          <table:table-cell table:style-name="Table15.D4" office:value-type="string">
            <text:p text:style-name="P79"/>
          </table:table-cell>
        </table:table-row>
      </table:table>
      <text:p text:style-name="Heading_20_4"/>
      <text:p text:style-name="Heading_20_4">C.8.X.5<text:tab/>Visual Acuity Measurements Series Module</text:p>
      <text:p text:style-name="Standard">The Visual Acuity Measurements IODs use the General Series module described in section C.7.3.1, specialized by the Visual Acuity Measurements Series Module, to describe the DICOM Series Entity described in A.1.2.3, and to define what constitutes a Series for the context of Ophthalmic device.</text:p>
      <text:p text:style-name="Standard">Table C.8.X.5-1 specifies the Attributes that identify and describe general information about the Visual Acuity Measurements Series.</text:p>
      <text:p text:style-name="P63"><text:soft-page-break/>Table C.8.X.5-1<text:line-break/>VISUAL ACUITY MEASUREMENTS SERIES MODULE ATTRIBUT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8">Attribute Name</text:p>
          </table:table-cell>
          <table:table-cell table:style-name="Table16.A1" office:value-type="string">
            <text:p text:style-name="P57">Tag</text:p>
          </table:table-cell>
          <table:table-cell table:style-name="Table16.A1" office:value-type="string">
            <text:p text:style-name="P57">Type </text:p>
          </table:table-cell>
          <table:table-cell table:style-name="Table16.D1" office:value-type="string">
            <text:p text:style-name="P58">Attribute Description</text:p>
          </table:table-cell>
        </table:table-row>
        <table:table-row table:style-name="Table16.1">
          <table:table-cell table:style-name="Table16.A2" office:value-type="string">
            <text:p text:style-name="P79">Modality</text:p>
          </table:table-cell>
          <table:table-cell table:style-name="Table16.A2" office:value-type="string">
            <text:p text:style-name="P88">(0008,0060)<text:alphabetical-index-mark text:string-value="(0008,0060)"/></text:p>
          </table:table-cell>
          <table:table-cell table:style-name="Table16.A2" office:value-type="string">
            <text:p text:style-name="P88">1</text:p>
          </table:table-cell>
          <table:table-cell table:style-name="Table16.D2" office:value-type="string">
            <text:p text:style-name="P79">Type of equipment that originally acquired the data used to create the images in this Series.</text:p>
            <text:p text:style-name="Table_20_Entry">Enumerated Values:</text:p>
            <text:p text:style-name="Table_20_Entry"><text:tab/>VA</text:p>
            <text:p text:style-name="Table_20_Entry">See section C.7.3.1.1.1 for further explanation. </text:p>
          </table:table-cell>
        </table:table-row>
        <table:table-row table:style-name="Table16.1">
          <table:table-cell table:style-name="Table16.A2" office:value-type="string">
            <text:p text:style-name="P79">Referenced Performed Procedure Step Sequence</text:p>
          </table:table-cell>
          <table:table-cell table:style-name="Table16.A2" office:value-type="string">
            <text:p text:style-name="P88">(0008,1111)<text:alphabetical-index-mark text:string-value="(0008,1111)"/></text:p>
          </table:table-cell>
          <table:table-cell table:style-name="Table16.A2" office:value-type="string">
            <text:p text:style-name="P88">1C</text:p>
          </table:table-cell>
          <table:table-cell table:style-name="Table16.D2" office:value-type="string">
            <text:p text:style-name="P79">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6.1">
          <table:table-cell table:style-name="Table16.A4" table:number-columns-spanned="3" office:value-type="string">
            <text:p text:style-name="P91">&gt;Include ‘SOP Instance Reference Macro’ Table 10-11</text:p>
          </table:table-cell>
          <table:covered-table-cell/>
          <table:covered-table-cell/>
          <table:table-cell table:style-name="Table16.D4" office:value-type="string">
            <text:p text:style-name="P79"/>
          </table:table-cell>
        </table:table-row>
      </table:table>
      <text:p text:style-name="Heading_20_4"/>
      <text:p text:style-name="Heading_20_4">C.8.X.6<text:tab/>General Ophthalmic Refractive Macros</text:p>
      <text:p text:style-name="Heading_20_5">C.8.X.6.1<text:tab/>Cylinder Sequence Macro</text:p>
      <text:p text:style-name="P50">Table C.8.X.6.1-1 describes the attributes for the Cylinder Sequence Macro <text:s/></text:p>
      <text:p text:style-name="P63">Table C.8.X.6.1-1<text:line-break/>CYLINDER SEQUENCE MACRO</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3">Attribute Name</text:p>
          </table:table-cell>
          <table:table-cell table:style-name="Table17.A1" office:value-type="string">
            <text:p text:style-name="P34">Tag</text:p>
          </table:table-cell>
          <table:table-cell table:style-name="Table17.A1" office:value-type="string">
            <text:p text:style-name="P34">Type</text:p>
          </table:table-cell>
          <table:table-cell table:style-name="Table17.D1" office:value-type="string">
            <text:p text:style-name="P34">Attribute Description</text:p>
          </table:table-cell>
        </table:table-row>
        <table:table-row table:style-name="Table17.1">
          <table:table-cell table:style-name="Table17.A2" office:value-type="string">
            <text:p text:style-name="P52">Cylinder Sequence</text:p>
          </table:table-cell>
          <table:table-cell table:style-name="Table17.A2" office:value-type="string">
            <text:p text:style-name="P53">(0046,0018)</text:p>
          </table:table-cell>
          <table:table-cell table:style-name="Table17.A2" office:value-type="string">
            <text:p text:style-name="P53">1C</text:p>
          </table:table-cell>
          <table:table-cell table:style-name="Table17.D2" office:value-type="string">
            <text:p text:style-name="P60">A sequence that specifies lens measurements to correct for astigmatism or measurements of an eye that has astigmatism. <text:s/></text:p>
            <text:p text:style-name="P51">Required if astigmatic correction or astigmatism is measured. <text:s/></text:p>
            <text:p text:style-name="P51">Only a single item shall be permitted.</text:p>
            <text:p text:style-name="P61">Note:<text:tab/> When astigmatism is present the power is NOT the same in all meridians, but has its minimum and maximum power in meridians separated by 90 degrees.</text:p>
          </table:table-cell>
        </table:table-row>
        <table:table-row table:style-name="Table17.1">
          <table:table-cell table:style-name="Table17.A2" office:value-type="string">
            <text:p text:style-name="P86">&gt;Cylinder Power</text:p>
            <text:p text:style-name="P85"/>
          </table:table-cell>
          <table:table-cell table:style-name="Table17.A2" office:value-type="string">
            <text:p text:style-name="P89">(0046,0147)</text:p>
          </table:table-cell>
          <table:table-cell table:style-name="Table17.A2" office:value-type="string">
            <text:p text:style-name="P89">1</text:p>
          </table:table-cell>
          <table:table-cell table:style-name="Table17.D2" office:value-type="string">
            <text:p text:style-name="P86">The power that is present at the power meridian (90 degrees from the axis), in diopters. <text:s/></text:p>
          </table:table-cell>
        </table:table-row>
        <table:table-row table:style-name="Table17.1">
          <table:table-cell table:style-name="Table17.A2" office:value-type="string">
            <text:p text:style-name="P86">&gt;Cylinder Axis</text:p>
            <text:p text:style-name="P85"/>
          </table:table-cell>
          <table:table-cell table:style-name="Table17.A2" office:value-type="string">
            <text:p text:style-name="P89">(0022,0009)</text:p>
          </table:table-cell>
          <table:table-cell table:style-name="Table17.A2" office:value-type="string">
            <text:p text:style-name="P89">1</text:p>
          </table:table-cell>
          <table:table-cell table:style-name="Table17.D2" office:value-type="string">
            <text:p text:style-name="P86">The meridian, defined in degrees, that is 90 degrees from the power meridian. <text:s/></text:p>
          </table:table-cell>
        </table:table-row>
      </table:table>
      <text:p text:style-name="Standard"/>
      <text:p text:style-name="Heading_20_5"><text:soft-page-break/>C.8.X.6.2<text:tab/>Prism Sequence Macro</text:p>
      <text:p text:style-name="Standard">Table C.8.X.6.2-1 describes the attributes for the Prism Sequence Macro</text:p>
      <text:p text:style-name="P127">Table C.8.X.6.2-1<text:line-break/>PRISM SEQUENCE MACRO</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6">Attribute Name</text:p>
          </table:table-cell>
          <table:table-cell table:style-name="Table18.A1" office:value-type="string">
            <text:p text:style-name="P37">Tag</text:p>
          </table:table-cell>
          <table:table-cell table:style-name="Table18.A1" office:value-type="string">
            <text:p text:style-name="P37">Type</text:p>
          </table:table-cell>
          <table:table-cell table:style-name="Table18.D1" office:value-type="string">
            <text:p text:style-name="P37">Attribute Description</text:p>
          </table:table-cell>
        </table:table-row>
        <table:table-row table:style-name="Table18.1">
          <table:table-cell table:style-name="Table18.A2" office:value-type="string">
            <text:p text:style-name="P86">Prism Sequence</text:p>
          </table:table-cell>
          <table:table-cell table:style-name="Table18.A2" office:value-type="string">
            <text:p text:style-name="P89">(0046,0028)</text:p>
          </table:table-cell>
          <table:table-cell table:style-name="Table18.A2" office:value-type="string">
            <text:p text:style-name="P89">1C</text:p>
          </table:table-cell>
          <table:table-cell table:style-name="Table18.D2" office:value-type="string">
            <text:p text:style-name="P79">A sequence that specifies prism that is measured in a lens, or that is required to correct for a patient’s ocular misalignment.</text:p>
            <text:p text:style-name="Table_20_Entry">Required if prism is measured in the lens or if this part of a refraction is done for a patient.</text:p>
            <text:p text:style-name="P51">Only a single item shall be permitted.</text:p>
            <text:p text:style-name="Note">Note: <text:tab/>A prism is a wedge shaped lens that deviates light toward the base and shifts the apparent image toward its apex.</text:p>
          </table:table-cell>
        </table:table-row>
        <table:table-row table:style-name="Table18.1">
          <table:table-cell table:style-name="Table18.A2" office:value-type="string">
            <text:p text:style-name="P86">&gt;Horizontal Prism Power</text:p>
          </table:table-cell>
          <table:table-cell table:style-name="Table18.A2" office:value-type="string">
            <text:p text:style-name="P89">(0046,0030)</text:p>
          </table:table-cell>
          <table:table-cell table:style-name="Table18.A2" office:value-type="string">
            <text:p text:style-name="P89">1</text:p>
          </table:table-cell>
          <table:table-cell table:style-name="Table18.D2" office:value-type="string">
            <text:p text:style-name="P86">The power of a prism to bend light in the horizontal direction, in prism diopters. <text:s/></text:p>
          </table:table-cell>
        </table:table-row>
        <table:table-row table:style-name="Table18.1">
          <table:table-cell table:style-name="Table18.A2" office:value-type="string">
            <text:p text:style-name="P86">&gt;Horizontal Prism Base</text:p>
          </table:table-cell>
          <table:table-cell table:style-name="Table18.A2" office:value-type="string">
            <text:p text:style-name="P89">(0046,0032)</text:p>
          </table:table-cell>
          <table:table-cell table:style-name="Table18.A2" office:value-type="string">
            <text:p text:style-name="P89">1</text:p>
          </table:table-cell>
          <table:table-cell table:style-name="Table18.D2" office:value-type="string">
            <text:p text:style-name="P79">Direction of the base of the measured prism -- either in (toward the nose), or out (away from the nose)</text:p>
            <text:p text:style-name="Table_20_Entry">Enumerated Value:</text:p>
            <text:p text:style-name="P35">IN</text:p>
            <text:p text:style-name="P101">OUT</text:p>
          </table:table-cell>
        </table:table-row>
        <table:table-row table:style-name="Table18.1">
          <table:table-cell table:style-name="Table18.A2" office:value-type="string">
            <text:p text:style-name="P86">&gt;Vertical Prism Power</text:p>
          </table:table-cell>
          <table:table-cell table:style-name="Table18.A2" office:value-type="string">
            <text:p text:style-name="P89">(0046,0034)</text:p>
          </table:table-cell>
          <table:table-cell table:style-name="Table18.A2" office:value-type="string">
            <text:p text:style-name="P89">1</text:p>
          </table:table-cell>
          <table:table-cell table:style-name="Table18.D2" office:value-type="string">
            <text:p text:style-name="P79">The power of a prism to bend light in the vertical direction, in prism diopters. <text:s/></text:p>
          </table:table-cell>
        </table:table-row>
        <table:table-row table:style-name="Table18.1">
          <table:table-cell table:style-name="Table18.A2" office:value-type="string">
            <text:p text:style-name="P86">&gt;Vertical Prism Base</text:p>
          </table:table-cell>
          <table:table-cell table:style-name="Table18.A2" office:value-type="string">
            <text:p text:style-name="P89">(0046,0036)</text:p>
          </table:table-cell>
          <table:table-cell table:style-name="Table18.A2" office:value-type="string">
            <text:p text:style-name="P89">1</text:p>
          </table:table-cell>
          <table:table-cell table:style-name="Table18.D2" office:value-type="string">
            <text:p text:style-name="P79">Direction of the base of the measured prism -- either up, or down.</text:p>
            <text:p text:style-name="Table_20_Entry">Enumerated Value:</text:p>
            <text:p text:style-name="P35">UP</text:p>
            <text:p text:style-name="P100">DOWN</text:p>
          </table:table-cell>
        </table:table-row>
      </table:table>
      <text:p text:style-name="Standard"/>
      <text:p text:style-name="Heading_20_4">C.8.X.7<text:tab/>General Ophthalmic Refractive Measurements Module</text:p>
      <text:p text:style-name="P155">Table C.8.X.7-1 defines the General Ophthalmic Refractive Measurements module attributes.</text:p>
      <text:p text:style-name="Note"/>
      <text:p text:style-name="P63"><text:bookmark-start text:name="part4_addendum"/>Table C.8.X.7-1<text:line-break/>GENERAL OPHTHALMIC REFRACTIVE MEASUREMENTS MODULE ATTRIBUTES </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5">Attribute Name</text:p>
          </table:table-cell>
          <table:table-cell table:style-name="Table19.A1" office:value-type="string">
            <text:p text:style-name="P56">Tag</text:p>
          </table:table-cell>
          <table:table-cell table:style-name="Table19.A1" office:value-type="string">
            <text:p text:style-name="P56">Type</text:p>
          </table:table-cell>
          <table:table-cell table:style-name="Table19.D1" office:value-type="string">
            <text:p text:style-name="P55">Attribute Description</text:p>
          </table:table-cell>
        </table:table-row>
        <table:table-row table:style-name="Table19.1">
          <table:table-cell table:style-name="Table19.A2" office:value-type="string">
            <text:p text:style-name="P79">Instance Number</text:p>
          </table:table-cell>
          <table:table-cell table:style-name="Table19.A2" office:value-type="string">
            <text:p text:style-name="P88">(0020,0013)</text:p>
          </table:table-cell>
          <table:table-cell table:style-name="Table19.A2" office:value-type="string">
            <text:p text:style-name="P88">1</text:p>
          </table:table-cell>
          <table:table-cell table:style-name="Table19.D2" office:value-type="string">
            <text:p text:style-name="P79">A number that identifies these measurements. </text:p>
            <text:p text:style-name="Note"/>
          </table:table-cell>
        </table:table-row>
        <table:table-row table:style-name="Table19.1">
          <table:table-cell table:style-name="Table19.A2" office:value-type="string">
            <text:p text:style-name="P79">Content Date</text:p>
          </table:table-cell>
          <table:table-cell table:style-name="Table19.A2" office:value-type="string">
            <text:p text:style-name="P88">(0008,0023)</text:p>
          </table:table-cell>
          <table:table-cell table:style-name="Table19.A2" office:value-type="string">
            <text:p text:style-name="P88">1</text:p>
          </table:table-cell>
          <table:table-cell table:style-name="Table19.D2" office:value-type="string">
            <text:p text:style-name="P79">The date the measurements data creation started.</text:p>
            <text:p text:style-name="Note"/>
          </table:table-cell>
        </table:table-row>
        <table:table-row table:style-name="Table19.1">
          <table:table-cell table:style-name="Table19.A2" office:value-type="string">
            <text:p text:style-name="P79">Content Time</text:p>
          </table:table-cell>
          <table:table-cell table:style-name="Table19.A2" office:value-type="string">
            <text:p text:style-name="P88">(0008,0033)</text:p>
          </table:table-cell>
          <table:table-cell table:style-name="Table19.A2" office:value-type="string">
            <text:p text:style-name="P88">1</text:p>
          </table:table-cell>
          <table:table-cell table:style-name="Table19.D2" office:value-type="string">
            <text:p text:style-name="P79">The time the measurements data creation started.</text:p>
          </table:table-cell>
        </table:table-row>
        <text:soft-page-break/>
        <table:table-row table:style-name="Table19.1">
          <table:table-cell table:style-name="Table19.A2" office:value-type="string">
            <text:p text:style-name="P79">Referenced Refractive Measurements Sequence</text:p>
          </table:table-cell>
          <table:table-cell table:style-name="Table19.A2" office:value-type="string">
            <text:p text:style-name="P88">(0046,0145)</text:p>
          </table:table-cell>
          <table:table-cell table:style-name="Table19.A2" office:value-type="string">
            <text:p text:style-name="P88">2C</text:p>
          </table:table-cell>
          <table:table-cell table:style-name="Table19.D2" office:value-type="string">
            <text:p text:style-name="P79">A sequence that specifies Ophthalmic Refractive Measurements SOP Instances that are relevant to the interpretation of this SOP Instance. Zero or more items may be included in this sequence.</text:p>
            <text:p text:style-name="Table_20_Entry">See section C.8.X.7.1.1 for further explanation.</text:p>
            <text:p text:style-name="Table_20_Entry">Required if Visual Acuity Type Code Sequence (0046,0121) is present. May be present otherwise.</text:p>
          </table:table-cell>
        </table:table-row>
        <table:table-row table:style-name="Table19.1">
          <table:table-cell table:style-name="Table19.A2" table:number-columns-spanned="3" office:value-type="string">
            <text:p text:style-name="P91">&gt;Include ‘SOP Instance Reference Macro’ Table 10-11</text:p>
          </table:table-cell>
          <table:covered-table-cell/>
          <table:covered-table-cell/>
          <table:table-cell table:style-name="Table19.D2" office:value-type="string">
            <text:p text:style-name="P79"/>
          </table:table-cell>
        </table:table-row>
      </table:table>
      <text:p text:style-name="Standard"/>
      <text:p text:style-name="Heading_20_5">C.8.X.7.1<text:tab/>General Ophthalmic Refractive Measurements Module Attributes</text:p>
      <text:p text:style-name="Heading_20_6">C.8.X.7.1.1<text:tab/>Referenced Refractive Measurements Sequence</text:p>
      <text:p text:style-name="Standard">Whenever visual acuity is measured it is necessary to know the conditions under which it was measured. <text:s/>If the vision was measured with the patient's habitual correction in place, this attribute is used to reference a lensometry measurements SOP instance for the current glasses. <text:s/>If the measurements are of the patient's best-corrected vision, this attribute may reference the SOP instance that describes the correction that resulted in that vision, which may for example be the subjective refraction, or the autorefraction.</text:p>
      <text:p text:style-name="Standard">This attribute enables a receiver of this SOP instance to identify the results of measurements from a lensometer, autorefractor, or automated phoropter (subjective refraction) that are relevant to interpretation.</text:p>
      <text:p text:style-name="Heading_20_4">C.8.X.8<text:tab/>Lensometry Measurements Module</text:p>
      <text:p text:style-name="Standard">Table C.8.X.8-1 defines the Attributes used to capture the refractive measurements by a lensometer for spectacles. This is typically for a pair of lenses, but sometimes for just one. Sometimes a single lens is measured with an unknown laterality.</text:p>
      <text:p text:style-name="Table_20_Title">Table C.8.X.8-1<text:line-break/>LENSOMETRY MEASUREMENTS MODULE ATTRIBUTE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55">Attribute Name</text:p>
          </table:table-cell>
          <table:table-cell table:style-name="Table20.A1" office:value-type="string">
            <text:p text:style-name="P56">Tag</text:p>
          </table:table-cell>
          <table:table-cell table:style-name="Table20.A1" office:value-type="string">
            <text:p text:style-name="P56">Type</text:p>
          </table:table-cell>
          <table:table-cell table:style-name="Table20.D1" office:value-type="string">
            <text:p text:style-name="P55">Attribute Description</text:p>
          </table:table-cell>
        </table:table-row>
        <table:table-row table:style-name="Table20.1">
          <table:table-cell table:style-name="Table20.A2" office:value-type="string">
            <text:p text:style-name="P79">Lens Description</text:p>
          </table:table-cell>
          <table:table-cell table:style-name="Table20.A2" office:value-type="string">
            <text:p text:style-name="P88">(0046,0012)</text:p>
          </table:table-cell>
          <table:table-cell table:style-name="Table20.A2" office:value-type="string">
            <text:p text:style-name="P88">2</text:p>
          </table:table-cell>
          <table:table-cell table:style-name="Table20.D2" office:value-type="string">
            <text:p text:style-name="P79">A free text description of the lens and lens general comments. </text:p>
            <text:p text:style-name="Note">Note: <text:tab/>A common example is to identify the specific spectacles measured</text:p>
          </table:table-cell>
        </table:table-row>
        <table:table-row table:style-name="Table20.1">
          <table:table-cell table:style-name="Table20.A2" office:value-type="string">
            <text:p text:style-name="P79">Right Lens Sequence</text:p>
          </table:table-cell>
          <table:table-cell table:style-name="Table20.A2" office:value-type="string">
            <text:p text:style-name="P88">(0046,0014)</text:p>
          </table:table-cell>
          <table:table-cell table:style-name="Table20.A2" office:value-type="string">
            <text:p text:style-name="P88">1C</text:p>
          </table:table-cell>
          <table:table-cell table:style-name="Table20.D2" office:value-type="string">
            <text:p text:style-name="P79">A sequence that specifies measurements of a patient’s right lens. <text:s text:c="2"/></text:p>
            <text:p text:style-name="Table_20_Entry">Required if the right lens is measured. <text:s/></text:p>
            <text:p text:style-name="Table_20_Entry">Only a single item shall be present.</text:p>
          </table:table-cell>
        </table:table-row>
        <table:table-row table:style-name="Table20.4">
          <table:table-cell table:style-name="Table20.D2" table:number-columns-spanned="4" office:value-type="string">
            <text:p text:style-name="P91">&gt;Include 'Lensometry Measurements Macro' Table C.8.X.8-2</text:p>
          </table:table-cell>
          <table:covered-table-cell/>
          <table:covered-table-cell/>
          <table:covered-table-cell/>
        </table:table-row>
        <table:table-row table:style-name="Table20.1">
          <table:table-cell table:style-name="Table20.A2" office:value-type="string">
            <text:p text:style-name="P79">Left Lens Sequence</text:p>
          </table:table-cell>
          <table:table-cell table:style-name="Table20.A2" office:value-type="string">
            <text:p text:style-name="P88">(0046,0015)</text:p>
          </table:table-cell>
          <table:table-cell table:style-name="Table20.A2" office:value-type="string">
            <text:p text:style-name="P88">1C</text:p>
          </table:table-cell>
          <table:table-cell table:style-name="Table20.D2" office:value-type="string">
            <text:p text:style-name="P79">A sequence that specifies measurements of a patient’s left lens. <text:s text:c="2"/></text:p>
            <text:p text:style-name="Table_20_Entry">Required if the left lens is measured. <text:s/></text:p>
            <text:p text:style-name="Table_20_Entry">Only a single item shall be present.</text:p>
          </table:table-cell>
        </table:table-row>
        <table:table-row table:style-name="Table20.4">
          <table:table-cell table:style-name="Table20.D2" table:number-columns-spanned="4" office:value-type="string">
            <text:p text:style-name="P91">&gt;Include 'Lensometry Measurements Macro' Table C.8.X.8-2</text:p>
          </table:table-cell>
          <table:covered-table-cell/>
          <table:covered-table-cell/>
          <table:covered-table-cell/>
        </table:table-row>
        <table:table-row table:style-name="Table20.1">
          <table:table-cell table:style-name="Table20.A2" office:value-type="string">
            <text:p text:style-name="P79">Unspecified Laterality Lens Sequence</text:p>
          </table:table-cell>
          <table:table-cell table:style-name="Table20.A2" office:value-type="string">
            <text:p text:style-name="P88">(0046,0016)</text:p>
          </table:table-cell>
          <table:table-cell table:style-name="Table20.A2" office:value-type="string">
            <text:p text:style-name="P88">1C</text:p>
          </table:table-cell>
          <table:table-cell table:style-name="Table20.D2" office:value-type="string">
            <text:p text:style-name="P79">A sequence that specifies measurements <text:soft-page-break/>of one lens of unknown laterality. <text:s/></text:p>
            <text:p text:style-name="Table_20_Entry">Shall not be included if Attribute Right Lens Sequence (0046,0014) or Left Lens Sequence (0046,0015) is present. <text:s/></text:p>
            <text:p text:style-name="Table_20_Entry">Required if a single lens of unknown laterality is measured. Only a single item shall be present.</text:p>
          </table:table-cell>
        </table:table-row>
        <table:table-row table:style-name="Table20.4">
          <table:table-cell table:style-name="Table20.D2" table:number-columns-spanned="4" office:value-type="string">
            <text:p text:style-name="P91">&gt;Include 'Lensometry Measurements Macro' Table C.8.X.8-2</text:p>
          </table:table-cell>
          <table:covered-table-cell/>
          <table:covered-table-cell/>
          <table:covered-table-cell/>
        </table:table-row>
      </table:table>
      <text:p text:style-name="Heading_20_1"/>
      <text:p text:style-name="P14">Table C.8.X.8-2 describes the attributes for the Lensometry Measurements Macro. <text:s/></text:p>
      <text:p text:style-name="P127">Table C.8.X.8-2<text:line-break/> LENSOMETRY MEASUREMENTS MACRO</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55">Attribute Name</text:p>
          </table:table-cell>
          <table:table-cell table:style-name="Table21.A1" office:value-type="string">
            <text:p text:style-name="P56">Tag</text:p>
          </table:table-cell>
          <table:table-cell table:style-name="Table21.A1" office:value-type="string">
            <text:p text:style-name="P56">Type</text:p>
          </table:table-cell>
          <table:table-cell table:style-name="Table21.D1" office:value-type="string">
            <text:p text:style-name="P55">Attribute Description</text:p>
          </table:table-cell>
        </table:table-row>
        <table:table-row table:style-name="Table21.1">
          <table:table-cell table:style-name="Table21.A2" office:value-type="string">
            <text:p text:style-name="P79">Sphere Power</text:p>
          </table:table-cell>
          <table:table-cell table:style-name="Table21.A2" office:value-type="string">
            <text:p text:style-name="P88">(0046,0146)</text:p>
          </table:table-cell>
          <table:table-cell table:style-name="Table21.A2" office:value-type="string">
            <text:p text:style-name="P88">1</text:p>
          </table:table-cell>
          <table:table-cell table:style-name="Table21.D2" office:value-type="string">
            <text:p text:style-name="P79">Refractive power of the lens that is the same in all meridians, measured at distance (optical infinity), in diopters. <text:s/></text:p>
          </table:table-cell>
        </table:table-row>
        <table:table-row table:style-name="Table21.3">
          <table:table-cell table:style-name="Table21.D2" table:number-columns-spanned="4" office:value-type="string">
            <text:p text:style-name="P91">Include 'Cylinder Sequence Macro' Table C.8.X.6.1-1</text:p>
          </table:table-cell>
          <table:covered-table-cell/>
          <table:covered-table-cell/>
          <table:covered-table-cell/>
        </table:table-row>
        <table:table-row table:style-name="Table21.3">
          <table:table-cell table:style-name="Table21.A2" office:value-type="string">
            <text:p text:style-name="P79">Add Near Sequence</text:p>
          </table:table-cell>
          <table:table-cell table:style-name="Table21.A2" office:value-type="string">
            <text:p text:style-name="P88">(0046,0100)</text:p>
          </table:table-cell>
          <table:table-cell table:style-name="Table21.A2" office:value-type="string">
            <text:p text:style-name="P88">1C</text:p>
          </table:table-cell>
          <table:table-cell table:style-name="Table21.D2" office:value-type="string">
            <text:p text:style-name="P79">A sequence that specifies refractive measurements of the lens to correct for inability to focus at near while wearing the distance prescription. <text:s/></text:p>
            <text:p text:style-name="Table_20_Entry">Required if Add Near is measured in the lens. </text:p>
            <text:p text:style-name="Table_20_Entry">Only one item shall be permitted.</text:p>
          </table:table-cell>
        </table:table-row>
        <table:table-row table:style-name="Table21.3">
          <table:table-cell table:style-name="Table21.A2" office:value-type="string">
            <text:p text:style-name="P79">&gt;Add Power</text:p>
          </table:table-cell>
          <table:table-cell table:style-name="Table21.A2" office:value-type="string">
            <text:p text:style-name="P88">(0046,0104)</text:p>
          </table:table-cell>
          <table:table-cell table:style-name="Table21.A2" office:value-type="string">
            <text:p text:style-name="P88">1</text:p>
          </table:table-cell>
          <table:table-cell table:style-name="Table21.D2" office:value-type="string">
            <text:p text:style-name="P79">Additional power relative to the distance correction, expressed in diopters, that allows best corrected visual acuity at the defined viewing distance. <text:s/></text:p>
          </table:table-cell>
        </table:table-row>
        <table:table-row table:style-name="Table21.3">
          <table:table-cell table:style-name="Table21.A2" office:value-type="string">
            <text:p text:style-name="P79">&gt;Viewing Distance</text:p>
          </table:table-cell>
          <table:table-cell table:style-name="Table21.A2" office:value-type="string">
            <text:p text:style-name="P88">(0046,0106)</text:p>
          </table:table-cell>
          <table:table-cell table:style-name="Table21.A2" office:value-type="string">
            <text:p text:style-name="P88">3</text:p>
          </table:table-cell>
          <table:table-cell table:style-name="Table21.D2" office:value-type="string">
            <text:p text:style-name="P79">The distance, in cm, for testing visual acuity corresponding to the value<text:span text:style-name="T16"> of Add Power (0046,0104) in this sequence.</text:span></text:p>
          </table:table-cell>
        </table:table-row>
        <table:table-row table:style-name="Table21.3">
          <table:table-cell table:style-name="Table21.A2" office:value-type="string">
            <text:p text:style-name="P79">Add Intermediate Sequence</text:p>
          </table:table-cell>
          <table:table-cell table:style-name="Table21.A2" office:value-type="string">
            <text:p text:style-name="P88">(0046,0101)</text:p>
          </table:table-cell>
          <table:table-cell table:style-name="Table21.A2" office:value-type="string">
            <text:p text:style-name="P88">1C</text:p>
          </table:table-cell>
          <table:table-cell table:style-name="Table21.D2" office:value-type="string">
            <text:p text:style-name="P79">A sequence that specifies refractive measurements of the lens to correct for inability to focus at intermediate distance while wearing the distance prescription. <text:s/></text:p>
            <text:p text:style-name="Table_20_Entry">Required if Add intermediate is measured in the lens.</text:p>
            <text:p text:style-name="Table_20_Entry">Only one item shall be permitted.</text:p>
          </table:table-cell>
        </table:table-row>
        <table:table-row table:style-name="Table21.3">
          <table:table-cell table:style-name="Table21.A2" office:value-type="string">
            <text:p text:style-name="P79">&gt;Add Power</text:p>
          </table:table-cell>
          <table:table-cell table:style-name="Table21.A2" office:value-type="string">
            <text:p text:style-name="P88">(0046,0104)</text:p>
          </table:table-cell>
          <table:table-cell table:style-name="Table21.A2" office:value-type="string">
            <text:p text:style-name="P88">1</text:p>
          </table:table-cell>
          <table:table-cell table:style-name="Table21.D2" office:value-type="string">
            <text:p text:style-name="P79">Additional power relative to the distance correction, expressed in diopters, that allows best corrected visual acuity at the defined viewing distance. <text:s/></text:p>
          </table:table-cell>
        </table:table-row>
        <table:table-row table:style-name="Table21.3">
          <table:table-cell table:style-name="Table21.A2" office:value-type="string">
            <text:p text:style-name="P79">&gt;Viewing Distance</text:p>
          </table:table-cell>
          <table:table-cell table:style-name="Table21.A2" office:value-type="string">
            <text:p text:style-name="P88">(0046,0106)</text:p>
          </table:table-cell>
          <table:table-cell table:style-name="Table21.A2" office:value-type="string">
            <text:p text:style-name="P88">3</text:p>
          </table:table-cell>
          <table:table-cell table:style-name="Table21.D2" office:value-type="string">
            <text:p text:style-name="P79">The distance, in cm, for testing visual acuity corresponding to the value<text:span text:style-name="T16"> of Add Power (0046,0104) in this sequence item.</text:span></text:p>
          </table:table-cell>
        </table:table-row>
        <table:table-row table:style-name="Table21.1">
          <table:table-cell table:style-name="Table21.D2" table:number-columns-spanned="4" office:value-type="string">
            <text:p text:style-name="P91">Include ‘Prism Sequence Macro’ Table C.8.X.6.2-1</text:p>
          </table:table-cell>
          <table:covered-table-cell/>
          <table:covered-table-cell/>
          <table:covered-table-cell/>
        </table:table-row>
        <text:soft-page-break/>
        <table:table-row table:style-name="Table21.1">
          <table:table-cell table:style-name="Table21.A2" office:value-type="string">
            <text:p text:style-name="P79">Lens Segment Type</text:p>
          </table:table-cell>
          <table:table-cell table:style-name="Table21.A2" office:value-type="string">
            <text:p text:style-name="P88">(0046,0038)</text:p>
          </table:table-cell>
          <table:table-cell table:style-name="Table21.A2" office:value-type="string">
            <text:p text:style-name="P88">3</text:p>
          </table:table-cell>
          <table:table-cell table:style-name="Table21.D2" office:value-type="string">
            <text:p text:style-name="P79">The type of segment of a lens containing the “add” power, as described above</text:p>
            <text:p text:style-name="Table_20_Entry">Enumerated Value:</text:p>
            <text:p text:style-name="P135">PROGRESSIVE</text:p>
            <text:p text:style-name="P136">NONPROGRESSI<text:span text:style-name="T12">VE</text:span></text:p>
          </table:table-cell>
        </table:table-row>
        <table:table-row table:style-name="Table21.3">
          <table:table-cell table:style-name="Table21.A2" office:value-type="string">
            <text:p text:style-name="P79">Optical Transmittance</text:p>
          </table:table-cell>
          <table:table-cell table:style-name="Table21.A2" office:value-type="string">
            <text:p text:style-name="P88">(0046,0040)</text:p>
          </table:table-cell>
          <table:table-cell table:style-name="Table21.A2" office:value-type="string">
            <text:p text:style-name="P88">3</text:p>
          </table:table-cell>
          <table:table-cell table:style-name="Table21.D2" office:value-type="string">
            <text:p text:style-name="P79">The fraction of light that passes through the measured lens optical media, in percent. <text:s/></text:p>
          </table:table-cell>
        </table:table-row>
        <table:table-row table:style-name="Table21.1">
          <table:table-cell table:style-name="Table21.A2" office:value-type="string">
            <text:p text:style-name="P79">Channel Width</text:p>
          </table:table-cell>
          <table:table-cell table:style-name="Table21.A2" office:value-type="string">
            <text:p text:style-name="P88">(0046,0042)</text:p>
          </table:table-cell>
          <table:table-cell table:style-name="Table21.A2" office:value-type="string">
            <text:p text:style-name="P88">3</text:p>
          </table:table-cell>
          <table:table-cell table:style-name="Table21.D2" office:value-type="string">
            <text:p text:style-name="P79">In a progressive lens, the width in mm of that portion of the lens where there is gradual or progressive increase in “add” power.</text:p>
            <text:p text:style-name="Note">Note: <text:tab/>See Attributes, Add Near Sequence (0046,0100) and Add Intermediate Sequence (0046,0101) for description of“add”.</text:p>
          </table:table-cell>
        </table:table-row>
      </table:table>
      <text:p text:style-name="Standard"/>
      <text:p text:style-name="Heading_20_4">C.8.X.9<text:tab/>Autorefraction Measurements Module</text:p>
      <text:p text:style-name="P49">Table C.8.X.9-1 defines the Attributes used to represent the refractive measurements by an autorefractor of a patient’s eyes. Usually both eyes are measured, but sometimes just one.<text:line-break/></text:p>
      <text:p text:style-name="P62">Table C.8.X.9-1<text:line-break/>AUTOREFRACTION MEASUREMENTS MODULE ATTRIBUTES</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55">Attribute Name</text:p>
          </table:table-cell>
          <table:table-cell table:style-name="Table22.A1" office:value-type="string">
            <text:p text:style-name="P56">Tag</text:p>
          </table:table-cell>
          <table:table-cell table:style-name="Table22.A1" office:value-type="string">
            <text:p text:style-name="P56">Type</text:p>
          </table:table-cell>
          <table:table-cell table:style-name="Table22.D1" office:value-type="string">
            <text:p text:style-name="P55">Attribute Description</text:p>
          </table:table-cell>
        </table:table-row>
        <table:table-row table:style-name="Table22.1">
          <table:table-cell table:style-name="Table22.A2" office:value-type="string">
            <text:p text:style-name="P60">Autorefraction Right Eye Sequence</text:p>
          </table:table-cell>
          <table:table-cell table:style-name="Table22.A2" office:value-type="string">
            <text:p text:style-name="P54">(0046,0050)</text:p>
          </table:table-cell>
          <table:table-cell table:style-name="Table22.A2" office:value-type="string">
            <text:p text:style-name="P54">1C</text:p>
          </table:table-cell>
          <table:table-cell table:style-name="Table22.D2" office:value-type="string">
            <text:p text:style-name="P60">A sequence that specifies refractive measurements of a patient’s right eye. <text:s text:c="2"/>Required if the right eye is measured. <text:s/>Only one item shall be permitted.</text:p>
          </table:table-cell>
        </table:table-row>
        <table:table-row table:style-name="Table22.1">
          <table:table-cell table:style-name="Table22.A2" office:value-type="string">
            <text:p text:style-name="P60">&gt;Sphere Power</text:p>
          </table:table-cell>
          <table:table-cell table:style-name="Table22.A2" office:value-type="string">
            <text:p text:style-name="P54">(0046,0146)</text:p>
          </table:table-cell>
          <table:table-cell table:style-name="Table22.A2" office:value-type="string">
            <text:p text:style-name="P54">1</text:p>
          </table:table-cell>
          <table:table-cell table:style-name="Table22.D2" office:value-type="string">
            <text:p text:style-name="P60">Refractive power of the eye that is the same in all meridians, measured at distance (optical infinity), in diopters. <text:s/></text:p>
          </table:table-cell>
        </table:table-row>
        <table:table-row table:style-name="Table22.4">
          <table:table-cell table:style-name="Table22.D2" table:number-columns-spanned="4" office:value-type="string">
            <text:p text:style-name="P91">&gt;Include 'Cylinder Sequence Macro' Table C.8.X.6.1-1</text:p>
          </table:table-cell>
          <table:covered-table-cell/>
          <table:covered-table-cell/>
          <table:covered-table-cell/>
        </table:table-row>
        <table:table-row table:style-name="Table22.1">
          <table:table-cell table:style-name="Table22.A2" office:value-type="string">
            <text:p text:style-name="P79">&gt;Pupil Size</text:p>
          </table:table-cell>
          <table:table-cell table:style-name="Table22.A2" office:value-type="string">
            <text:p text:style-name="P88">(0046,0044)</text:p>
          </table:table-cell>
          <table:table-cell table:style-name="Table22.A2" office:value-type="string">
            <text:p text:style-name="P88">3</text:p>
          </table:table-cell>
          <table:table-cell table:style-name="Table22.D2" office:value-type="string">
            <text:p text:style-name="P79">The horizontal diameter measurement of the pupil, in mm. <text:s/></text:p>
          </table:table-cell>
        </table:table-row>
        <table:table-row table:style-name="Table22.1">
          <table:table-cell table:style-name="Table22.A2" office:value-type="string">
            <text:p text:style-name="P79">&gt;Corneal Size</text:p>
          </table:table-cell>
          <table:table-cell table:style-name="Table22.A2" office:value-type="string">
            <text:p text:style-name="P88">(0046,0046)</text:p>
          </table:table-cell>
          <table:table-cell table:style-name="Table22.A2" office:value-type="string">
            <text:p text:style-name="P88">3</text:p>
          </table:table-cell>
          <table:table-cell table:style-name="Table22.D2" office:value-type="string">
            <text:p text:style-name="P79">The horizontal diameter measurement of the cornea, in mm. </text:p>
          </table:table-cell>
        </table:table-row>
        <table:table-row table:style-name="Table22.1">
          <table:table-cell table:style-name="Table22.A2" office:value-type="string">
            <text:p text:style-name="P79">Autorefraction Left Eye Sequence</text:p>
          </table:table-cell>
          <table:table-cell table:style-name="Table22.A2" office:value-type="string">
            <text:p text:style-name="P88">(0046,0052)</text:p>
          </table:table-cell>
          <table:table-cell table:style-name="Table22.A2" office:value-type="string">
            <text:p text:style-name="P88">1C</text:p>
          </table:table-cell>
          <table:table-cell table:style-name="Table22.D2" office:value-type="string">
            <text:p text:style-name="P79">A sequence that specifies refractive measurements of a patient’s left eye. <text:s text:c="2"/>Required if the left eye is measured. <text:s/>Only one item shall be permitted.</text:p>
          </table:table-cell>
        </table:table-row>
        <table:table-row table:style-name="Table22.1">
          <table:table-cell table:style-name="Table22.A2" office:value-type="string">
            <text:p text:style-name="P92">&gt;Sphere Power</text:p>
          </table:table-cell>
          <table:table-cell table:style-name="Table22.A2" office:value-type="string">
            <text:p text:style-name="P88">(0046,0146)</text:p>
          </table:table-cell>
          <table:table-cell table:style-name="Table22.A2" office:value-type="string">
            <text:p text:style-name="P88">1</text:p>
          </table:table-cell>
          <table:table-cell table:style-name="Table22.D2" office:value-type="string">
            <text:p text:style-name="P79">Refractive power of the eye that is the same in all meridians, measured at distance (optical infinity), in diopters. <text:s/></text:p>
          </table:table-cell>
        </table:table-row>
        <table:table-row table:style-name="Table22.4">
          <table:table-cell table:style-name="Table22.D2" table:number-columns-spanned="4" office:value-type="string">
            <text:p text:style-name="P91">&gt;Include 'Cylinder Sequence Macro' Table C.8.X.6.1-1</text:p>
          </table:table-cell>
          <table:covered-table-cell/>
          <table:covered-table-cell/>
          <table:covered-table-cell/>
        </table:table-row>
        <table:table-row table:style-name="Table22.1">
          <table:table-cell table:style-name="Table22.A2" office:value-type="string">
            <text:p text:style-name="P79">&gt;Pupil Size</text:p>
          </table:table-cell>
          <table:table-cell table:style-name="Table22.A2" office:value-type="string">
            <text:p text:style-name="P88">(0046,0044)</text:p>
          </table:table-cell>
          <table:table-cell table:style-name="Table22.A2" office:value-type="string">
            <text:p text:style-name="P88">3</text:p>
          </table:table-cell>
          <table:table-cell table:style-name="Table22.D2" office:value-type="string">
            <text:p text:style-name="P79">The horizontal diameter measurement of the pupil, in mm. </text:p>
          </table:table-cell>
        </table:table-row>
        <text:soft-page-break/>
        <table:table-row table:style-name="Table22.1">
          <table:table-cell table:style-name="Table22.A2" office:value-type="string">
            <text:p text:style-name="P79">&gt;Corneal Size</text:p>
          </table:table-cell>
          <table:table-cell table:style-name="Table22.A2" office:value-type="string">
            <text:p text:style-name="P88">(0046,0046)</text:p>
          </table:table-cell>
          <table:table-cell table:style-name="Table22.A2" office:value-type="string">
            <text:p text:style-name="P88">3</text:p>
          </table:table-cell>
          <table:table-cell table:style-name="Table22.D2" office:value-type="string">
            <text:p text:style-name="P79">The horizontal diameter measurement of the cornea, in mm. <text:s/></text:p>
          </table:table-cell>
        </table:table-row>
        <table:table-row table:style-name="Table22.1">
          <table:table-cell table:style-name="Table22.A2" office:value-type="string">
            <text:p text:style-name="P79">Distance Pupillary Distance</text:p>
          </table:table-cell>
          <table:table-cell table:style-name="Table22.A2" office:value-type="string">
            <text:p text:style-name="P88">(0046,0060)</text:p>
          </table:table-cell>
          <table:table-cell table:style-name="Table22.A2" office:value-type="string">
            <text:p text:style-name="P88">3</text:p>
          </table:table-cell>
          <table:table-cell table:style-name="Table22.D2" office:value-type="string">
            <text:p text:style-name="P79">Distance in mm between the pupils when the patient’s object of regard is in the distance, as measured by an autorefractor. <text:s/></text:p>
          </table:table-cell>
        </table:table-row>
        <table:table-row table:style-name="Table22.1">
          <table:table-cell table:style-name="Table22.A2" office:value-type="string">
            <text:p text:style-name="P79"><text:s/>Near Pupillary Distance</text:p>
          </table:table-cell>
          <table:table-cell table:style-name="Table22.A2" office:value-type="string">
            <text:p text:style-name="P88">(0046,0062)</text:p>
          </table:table-cell>
          <table:table-cell table:style-name="Table22.A2" office:value-type="string">
            <text:p text:style-name="P88">3</text:p>
          </table:table-cell>
          <table:table-cell table:style-name="Table22.D2" office:value-type="string">
            <text:p text:style-name="P79">Distance in mm between the pupils when the patient’s object of regard is at near, as measured by an autorefractor. <text:s/></text:p>
          </table:table-cell>
        </table:table-row>
      </table:table>
      <text:p text:style-name="Standard"/>
      <text:p text:style-name="Heading_20_4">C.8.X.10<text:tab/>Keratometry Measurements Module</text:p>
      <text:p text:style-name="P49">Table C.8.X.10-1 defines the Attributes used to represent the keratometric measurements by a keratometer of a patient’s eyes. Usually both eyes are measured, but sometimes just one.</text:p>
      <text:p text:style-name="P62">Table C.8.X.10-1<text:line-break/>KERATOMETRY MEASUREMENTS MODULE ATTRIBUTES</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55">Attribute Name</text:p>
          </table:table-cell>
          <table:table-cell table:style-name="Table23.A1" office:value-type="string">
            <text:p text:style-name="P56">Tag</text:p>
          </table:table-cell>
          <table:table-cell table:style-name="Table23.A1" office:value-type="string">
            <text:p text:style-name="P56">Type</text:p>
          </table:table-cell>
          <table:table-cell table:style-name="Table23.D1" office:value-type="string">
            <text:p text:style-name="P55">Attribute Description</text:p>
          </table:table-cell>
        </table:table-row>
        <table:table-row table:style-name="Table23.1">
          <table:table-cell table:style-name="Table23.A2" office:value-type="string">
            <text:p text:style-name="P60">Keratometry Right Eye Sequence</text:p>
          </table:table-cell>
          <table:table-cell table:style-name="Table23.A2" office:value-type="string">
            <text:p text:style-name="P54">(0046,0070)</text:p>
          </table:table-cell>
          <table:table-cell table:style-name="Table23.A2" office:value-type="string">
            <text:p text:style-name="P54">1C</text:p>
          </table:table-cell>
          <table:table-cell table:style-name="Table23.D2" office:value-type="string">
            <text:p text:style-name="P60">A sequence that specifies keratometric measurements of a patient’s right eye, defining principal meridians wherein the steepest meridian is separated by 90 degrees from the flattest. </text:p>
            <text:p text:style-name="P51">Required if the right eye is measured. <text:s/></text:p>
            <text:p text:style-name="P51">Only one item shall be permitted.</text:p>
            <text:p text:style-name="P61">Note:<text:tab/>Consideration for steep, flat, and spherical meridians is made. <text:s/>For instances where spherical keratometric measurements are obtained, values specified in the steep and flat Attributes are equivalent. </text:p>
          </table:table-cell>
        </table:table-row>
        <table:table-row table:style-name="Table23.1">
          <table:table-cell table:style-name="Table23.D2" table:number-columns-spanned="4" office:value-type="string">
            <text:p text:style-name="P152">&gt;Include ‘Keratometric Measurements Macro' Table C.8.X.10-2</text:p>
          </table:table-cell>
          <table:covered-table-cell/>
          <table:covered-table-cell/>
          <table:covered-table-cell/>
        </table:table-row>
        <table:table-row table:style-name="Table23.1">
          <table:table-cell table:style-name="Table23.A2" office:value-type="string">
            <text:p text:style-name="P79">Keratometry Left Eye Sequence</text:p>
          </table:table-cell>
          <table:table-cell table:style-name="Table23.A2" office:value-type="string">
            <text:p text:style-name="P88">(0046,0071)</text:p>
          </table:table-cell>
          <table:table-cell table:style-name="Table23.A2" office:value-type="string">
            <text:p text:style-name="P88">1C</text:p>
          </table:table-cell>
          <table:table-cell table:style-name="Table23.D2" office:value-type="string">
            <text:p text:style-name="P79">A sequence that specifies keratometric measurements of a patient’s left eye, defining principal meridians wherein the steepest meridian is separated by 90 degrees from the flattest. </text:p>
            <text:p text:style-name="Table_20_Entry">Required if the left eye is measured. <text:s/></text:p>
            <text:p text:style-name="Table_20_Entry">Only one item shall be permitted.</text:p>
            <text:p text:style-name="Note">Note: <text:tab/>See Note for attribute Keratometry Right Eye Sequence (0046,0070) </text:p>
          </table:table-cell>
        </table:table-row>
        <table:table-row table:style-name="Table23.1">
          <table:table-cell table:style-name="Table23.D2" table:number-columns-spanned="4" office:value-type="string">
            <text:p text:style-name="P79"><text:span text:style-name="T15">&gt;Include ‘Keratometric Measurements Macro' Table </text:span><text:s/><text:span text:style-name="T15">C.8.X.10-2</text:span></text:p>
          </table:table-cell>
          <table:covered-table-cell/>
          <table:covered-table-cell/>
          <table:covered-table-cell/>
        </table:table-row>
      </table:table>
      <text:p text:style-name="Standard"/>
      <text:p text:style-name="P14">Table C.8.X.10-2 describes the attributes for the Keratometric Measurements Macro.</text:p>
      <text:p text:style-name="P127">Table C.8.X.10-2<text:line-break/> KERATOMETRIC MEASUREMENTS MACRO</text:p>
      <table:table table:name="Table24" table:style-name="Table24">
        <table:table-column table:style-name="Table24.A"/>
        <table:table-column table:style-name="Table24.B"/>
        <table:table-column table:style-name="Table24.C"/>
        <table:table-column table:style-name="Table24.D"/>
        <text:soft-page-break/>
        <table:table-row table:style-name="Table24.1">
          <table:table-cell table:style-name="Table24.A1" office:value-type="string">
            <text:p text:style-name="P55">Attribute Name</text:p>
          </table:table-cell>
          <table:table-cell table:style-name="Table24.A1" office:value-type="string">
            <text:p text:style-name="P56">Tag</text:p>
          </table:table-cell>
          <table:table-cell table:style-name="Table24.A1" office:value-type="string">
            <text:p text:style-name="P56">Type</text:p>
          </table:table-cell>
          <table:table-cell table:style-name="Table24.D1" office:value-type="string">
            <text:p text:style-name="P55">Attribute Description</text:p>
          </table:table-cell>
        </table:table-row>
        <table:table-row table:style-name="Table24.1">
          <table:table-cell table:style-name="Table24.A2" office:value-type="string">
            <text:p text:style-name="P79">Steep Keratometric Axis Sequence</text:p>
          </table:table-cell>
          <table:table-cell table:style-name="Table24.A2" office:value-type="string">
            <text:p text:style-name="P88">(0046,0074)</text:p>
          </table:table-cell>
          <table:table-cell table:style-name="Table24.A2" office:value-type="string">
            <text:p text:style-name="P88">1</text:p>
          </table:table-cell>
          <table:table-cell table:style-name="Table24.D2" office:value-type="string">
            <text:p text:style-name="P79">A sequence that specifies the steepest meridian as defined by the greatest power of curvature and shortest radius of curvature. <text:s/></text:p>
            <text:p text:style-name="Table_20_Entry">Only one item shall be permitted.</text:p>
          </table:table-cell>
        </table:table-row>
        <table:table-row table:style-name="Table24.1">
          <table:table-cell table:style-name="Table24.A2" office:value-type="string">
            <text:p text:style-name="P79">&gt;Radius of Curvature</text:p>
          </table:table-cell>
          <table:table-cell table:style-name="Table24.A2" office:value-type="string">
            <text:p text:style-name="P88">(0046,0075)</text:p>
          </table:table-cell>
          <table:table-cell table:style-name="Table24.A2" office:value-type="string">
            <text:p text:style-name="P88">1</text:p>
          </table:table-cell>
          <table:table-cell table:style-name="Table24.D2" office:value-type="string">
            <text:p text:style-name="P79">The radius of curvature of the principal meridians of the cornea, measured in mm. <text:s/></text:p>
          </table:table-cell>
        </table:table-row>
        <table:table-row table:style-name="Table24.1">
          <table:table-cell table:style-name="Table24.A2" office:value-type="string">
            <text:p text:style-name="P79">&gt;Keratometric Power</text:p>
          </table:table-cell>
          <table:table-cell table:style-name="Table24.A2" office:value-type="string">
            <text:p text:style-name="P88">(0046,0076)</text:p>
          </table:table-cell>
          <table:table-cell table:style-name="Table24.A2" office:value-type="string">
            <text:p text:style-name="P88">1</text:p>
          </table:table-cell>
          <table:table-cell table:style-name="Table24.D2" office:value-type="string">
            <text:p text:style-name="P79">The refractive power of the cornea at the principal meridians, measured in diopters. <text:s/></text:p>
          </table:table-cell>
        </table:table-row>
        <table:table-row table:style-name="Table24.1">
          <table:table-cell table:style-name="Table24.A2" office:value-type="string">
            <text:p text:style-name="P79">&gt;Keratometric Axis</text:p>
          </table:table-cell>
          <table:table-cell table:style-name="Table24.A2" office:value-type="string">
            <text:p text:style-name="P88">(0046,0077)</text:p>
          </table:table-cell>
          <table:table-cell table:style-name="Table24.A2" office:value-type="string">
            <text:p text:style-name="P88">1</text:p>
          </table:table-cell>
          <table:table-cell table:style-name="Table24.D2" office:value-type="string">
            <text:p text:style-name="P79">The meridian where the keratometric radius of curvature or power is measured, in degrees.</text:p>
          </table:table-cell>
        </table:table-row>
        <table:table-row table:style-name="Table24.1">
          <table:table-cell table:style-name="Table24.A2" office:value-type="string">
            <text:p text:style-name="P79"><text:s/>Flat Keratometric Axis Sequence</text:p>
          </table:table-cell>
          <table:table-cell table:style-name="Table24.A2" office:value-type="string">
            <text:p text:style-name="P88">(0046,0080)</text:p>
          </table:table-cell>
          <table:table-cell table:style-name="Table24.A2" office:value-type="string">
            <text:p text:style-name="P88">1</text:p>
          </table:table-cell>
          <table:table-cell table:style-name="Table24.D2" office:value-type="string">
            <text:p text:style-name="P79">A sequence that specifies the flattest meridian as defined by the least power of curvature and longest radius of curvature.</text:p>
            <text:p text:style-name="Table_20_Entry">Only one item shall be permitted.</text:p>
          </table:table-cell>
        </table:table-row>
        <table:table-row table:style-name="Table24.1">
          <table:table-cell table:style-name="Table24.A2" office:value-type="string">
            <text:p text:style-name="P79">&gt;Radius of Curvature</text:p>
          </table:table-cell>
          <table:table-cell table:style-name="Table24.A2" office:value-type="string">
            <text:p text:style-name="P88">(0046,0075)</text:p>
          </table:table-cell>
          <table:table-cell table:style-name="Table24.A2" office:value-type="string">
            <text:p text:style-name="P88">1</text:p>
          </table:table-cell>
          <table:table-cell table:style-name="Table24.D2" office:value-type="string">
            <text:p text:style-name="P79">The radius of curvature of the principal meridians of the cornea, measured in mm. <text:s/></text:p>
          </table:table-cell>
        </table:table-row>
        <table:table-row table:style-name="Table24.1">
          <table:table-cell table:style-name="Table24.A2" office:value-type="string">
            <text:p text:style-name="P79">&gt;Keratometric Power</text:p>
          </table:table-cell>
          <table:table-cell table:style-name="Table24.A2" office:value-type="string">
            <text:p text:style-name="P88">(0046,0076)</text:p>
          </table:table-cell>
          <table:table-cell table:style-name="Table24.A2" office:value-type="string">
            <text:p text:style-name="P88">1</text:p>
          </table:table-cell>
          <table:table-cell table:style-name="Table24.D2" office:value-type="string">
            <text:p text:style-name="P79">The refractive power of the cornea at the principal meridians, measured in diopters.</text:p>
          </table:table-cell>
        </table:table-row>
        <table:table-row table:style-name="Table24.1">
          <table:table-cell table:style-name="Table24.A2" office:value-type="string">
            <text:p text:style-name="P79">&gt;Keratometric Axis</text:p>
          </table:table-cell>
          <table:table-cell table:style-name="Table24.A2" office:value-type="string">
            <text:p text:style-name="P88">(0046,0077)</text:p>
          </table:table-cell>
          <table:table-cell table:style-name="Table24.A2" office:value-type="string">
            <text:p text:style-name="P88">1</text:p>
          </table:table-cell>
          <table:table-cell table:style-name="Table24.D2" office:value-type="string">
            <text:p text:style-name="P79">The meridian where the keratometric radius of curvature or power is measured, in degrees.</text:p>
          </table:table-cell>
        </table:table-row>
      </table:table>
      <text:p text:style-name="Standard"/>
      <text:p text:style-name="Heading_20_4">C.8.X.11<text:tab/>Subjective Refractive Measurements Module</text:p>
      <text:p text:style-name="Standard">Table C.8.X.11-1 defines the Attributes used to represent the subjective refractive measurements of a patient’s eyes. Usually both eyes are measured, but sometimes just one.</text:p>
      <text:p text:style-name="Table_20_Title">Table C.8.X.11-1<text:line-break/>SUBJECTIVE REFRACTIVE MEASUREMENTS MODULE ATTRIBUTES</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55">Attribute Name</text:p>
          </table:table-cell>
          <table:table-cell table:style-name="Table25.A1" office:value-type="string">
            <text:p text:style-name="P56">Tag</text:p>
          </table:table-cell>
          <table:table-cell table:style-name="Table25.A1" office:value-type="string">
            <text:p text:style-name="P56">Type</text:p>
          </table:table-cell>
          <table:table-cell table:style-name="Table25.D1" office:value-type="string">
            <text:p text:style-name="P55">Attribute Description</text:p>
          </table:table-cell>
        </table:table-row>
        <table:table-row table:style-name="Table25.1">
          <table:table-cell table:style-name="Table25.A2" office:value-type="string">
            <text:p text:style-name="P79">Subjective Refraction Right Eye Sequence</text:p>
          </table:table-cell>
          <table:table-cell table:style-name="Table25.A2" office:value-type="string">
            <text:p text:style-name="P88">(0046,0097)</text:p>
          </table:table-cell>
          <table:table-cell table:style-name="Table25.A2" office:value-type="string">
            <text:p text:style-name="P88">1C</text:p>
          </table:table-cell>
          <table:table-cell table:style-name="Table25.D2" office:value-type="string">
            <text:p text:style-name="P79">A sequence that specifies the subjective refractive measurements of a patient’s right eye. <text:s/></text:p>
            <text:p text:style-name="Table_20_Entry">Required if the right eye is measured. <text:s/></text:p>
            <text:p text:style-name="Table_20_Entry">Only one item shall be permitted.</text:p>
          </table:table-cell>
        </table:table-row>
        <table:table-row table:style-name="Table25.1">
          <table:table-cell table:style-name="Table25.D2" table:number-columns-spanned="4" office:value-type="string">
            <text:p text:style-name="P91">&gt;Include ‘Subjective Refractive Measurements Macro' Table C.X.8.11-2</text:p>
          </table:table-cell>
          <table:covered-table-cell/>
          <table:covered-table-cell/>
          <table:covered-table-cell/>
        </table:table-row>
        <table:table-row table:style-name="Table25.1">
          <table:table-cell table:style-name="Table25.A2" office:value-type="string">
            <text:p text:style-name="P79">Subjective Refraction Left Eye Sequence</text:p>
          </table:table-cell>
          <table:table-cell table:style-name="Table25.A2" office:value-type="string">
            <text:p text:style-name="P88">(0046,0098)</text:p>
          </table:table-cell>
          <table:table-cell table:style-name="Table25.A2" office:value-type="string">
            <text:p text:style-name="P88">1C</text:p>
          </table:table-cell>
          <table:table-cell table:style-name="Table25.D2" office:value-type="string">
            <text:p text:style-name="P79">A sequence that specifies the subjective refractive measurements of a patient’s left eye. <text:s/></text:p>
            <text:p text:style-name="Table_20_Entry">Required if the left eye is measured. <text:s/></text:p>
            <text:p text:style-name="Table_20_Entry">Only one item shall be permitted.</text:p>
          </table:table-cell>
        </table:table-row>
        <table:table-row table:style-name="Table25.1">
          <table:table-cell table:style-name="Table25.D2" table:number-columns-spanned="4" office:value-type="string">
            <text:p text:style-name="P91">&gt;Include ‘Subjective Refractive Measurements Macro' Table C.X.8.11-2</text:p>
          </table:table-cell>
          <table:covered-table-cell/>
          <table:covered-table-cell/>
          <table:covered-table-cell/>
        </table:table-row>
        <text:soft-page-break/>
        <table:table-row table:style-name="Table25.1">
          <table:table-cell table:style-name="Table25.A2" office:value-type="string">
            <text:p text:style-name="P79">Distance Pupillary Distance</text:p>
          </table:table-cell>
          <table:table-cell table:style-name="Table25.A2" office:value-type="string">
            <text:p text:style-name="P88">(0046,0060)</text:p>
          </table:table-cell>
          <table:table-cell table:style-name="Table25.A2" office:value-type="string">
            <text:p text:style-name="P88">3</text:p>
          </table:table-cell>
          <table:table-cell table:style-name="Table25.D2" office:value-type="string">
            <text:p text:style-name="P79">Distance in mm between the pupils when the patient’s object of regard is in the distance, as measured by a phoropter. <text:s/></text:p>
          </table:table-cell>
        </table:table-row>
        <table:table-row table:style-name="Table25.1">
          <table:table-cell table:style-name="Table25.A2" office:value-type="string">
            <text:p text:style-name="P79">Near Pupillary Distance</text:p>
          </table:table-cell>
          <table:table-cell table:style-name="Table25.A2" office:value-type="string">
            <text:p text:style-name="P88">(0046,0062)</text:p>
          </table:table-cell>
          <table:table-cell table:style-name="Table25.A2" office:value-type="string">
            <text:p text:style-name="P88">3</text:p>
          </table:table-cell>
          <table:table-cell table:style-name="Table25.D2" office:value-type="string">
            <text:p text:style-name="P79">Distance in mm between the pupils when the patient’s object of regard is at near, as measured by a phoropter. </text:p>
          </table:table-cell>
        </table:table-row>
        <table:table-row table:style-name="Table25.1">
          <table:table-cell table:style-name="Table25.A2" office:value-type="string">
            <text:p text:style-name="P79">Intermediate Pupillary Distance</text:p>
          </table:table-cell>
          <table:table-cell table:style-name="Table25.A2" office:value-type="string">
            <text:p text:style-name="P88">(0046,0063)</text:p>
          </table:table-cell>
          <table:table-cell table:style-name="Table25.A2" office:value-type="string">
            <text:p text:style-name="P88">3</text:p>
          </table:table-cell>
          <table:table-cell table:style-name="Table25.D2" office:value-type="string">
            <text:p text:style-name="P79">Distance in mm between the pupils when the patient’s object of regard is at an intermediate distance, as measured by a phoropter. </text:p>
          </table:table-cell>
        </table:table-row>
        <table:table-row table:style-name="Table25.1">
          <table:table-cell table:style-name="Table25.A2" office:value-type="string">
            <text:p text:style-name="P79">Other Pupillary Distance</text:p>
          </table:table-cell>
          <table:table-cell table:style-name="Table25.A2" office:value-type="string">
            <text:p text:style-name="P88">(0046,0064)</text:p>
          </table:table-cell>
          <table:table-cell table:style-name="Table25.A2" office:value-type="string">
            <text:p text:style-name="P88">3</text:p>
          </table:table-cell>
          <table:table-cell table:style-name="Table25.D2" office:value-type="string">
            <text:p text:style-name="P79">Distance in mm between the pupils when the patient’s object of regard is at the distance specified in the attribute <text:span text:style-name="T16">Add Other Sequence (0046,0102)</text:span>, as measured by a phoropter. <text:s/></text:p>
          </table:table-cell>
        </table:table-row>
      </table:table>
      <text:p text:style-name="Standard"/>
      <text:p text:style-name="P14">Table C.8.X.11-2 describes the attributes used for the Subjective Refractive Measurements Macro</text:p>
      <text:p text:style-name="P127">Table C.8.X.11-2<text:line-break/>SUBJECTIVE REFRACTIVE MEASUREMENTS MACRO</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55">Attribute Name</text:p>
          </table:table-cell>
          <table:table-cell table:style-name="Table26.A1" office:value-type="string">
            <text:p text:style-name="P56">Tag</text:p>
          </table:table-cell>
          <table:table-cell table:style-name="Table26.A1" office:value-type="string">
            <text:p text:style-name="P56">Type</text:p>
          </table:table-cell>
          <table:table-cell table:style-name="Table26.D1" office:value-type="string">
            <text:p text:style-name="P55">Attribute Description</text:p>
          </table:table-cell>
        </table:table-row>
        <table:table-row table:style-name="Table26.1">
          <table:table-cell table:style-name="Table26.A2" office:value-type="string">
            <text:p text:style-name="P79">Sphere Power</text:p>
          </table:table-cell>
          <table:table-cell table:style-name="Table26.A2" office:value-type="string">
            <text:p text:style-name="P88">(0046,0146)</text:p>
          </table:table-cell>
          <table:table-cell table:style-name="Table26.A2" office:value-type="string">
            <text:p text:style-name="P88">1</text:p>
          </table:table-cell>
          <table:table-cell table:style-name="Table26.D2" office:value-type="string">
            <text:p text:style-name="P79">Refractive power of the eye that is the same in all meridians, measured at distance (optical infinity), in diopters. <text:s/></text:p>
          </table:table-cell>
        </table:table-row>
        <table:table-row table:style-name="Table26.1">
          <table:table-cell table:style-name="Table26.D2" table:number-columns-spanned="4" office:value-type="string">
            <text:p text:style-name="P91">Include 'Cylinder Sequence Macro' Table C.8.X.6.1-1</text:p>
          </table:table-cell>
          <table:covered-table-cell/>
          <table:covered-table-cell/>
          <table:covered-table-cell/>
        </table:table-row>
        <table:table-row table:style-name="Table26.1">
          <table:table-cell table:style-name="Table26.D2" table:number-columns-spanned="4" office:value-type="string">
            <text:p text:style-name="P91">Include ‘Prism Sequence Macro’ Table C.8.X.6.2-1</text:p>
          </table:table-cell>
          <table:covered-table-cell/>
          <table:covered-table-cell/>
          <table:covered-table-cell/>
        </table:table-row>
        <table:table-row table:style-name="Table26.1">
          <table:table-cell table:style-name="Table26.A2" office:value-type="string">
            <text:p text:style-name="P79">Add Near Sequence</text:p>
          </table:table-cell>
          <table:table-cell table:style-name="Table26.A2" office:value-type="string">
            <text:p text:style-name="P88">(0046,0100)</text:p>
          </table:table-cell>
          <table:table-cell table:style-name="Table26.A2" office:value-type="string">
            <text:p text:style-name="P88">1C</text:p>
          </table:table-cell>
          <table:table-cell table:style-name="Table26.D2" office:value-type="string">
            <text:p text:style-name="P79">A sequence that specifies refractive measurements of the eye to correct for inability to focus at near while wearing the distance prescription. <text:s/></text:p>
            <text:p text:style-name="Table_20_Entry">Required if near point refraction is done. <text:s/></text:p>
            <text:p text:style-name="Table_20_Entry">Only one item shall be permitted.</text:p>
          </table:table-cell>
        </table:table-row>
        <table:table-row table:style-name="Table26.1">
          <table:table-cell table:style-name="Table26.A2" office:value-type="string">
            <text:p text:style-name="P79">&gt;Add Power</text:p>
          </table:table-cell>
          <table:table-cell table:style-name="Table26.A2" office:value-type="string">
            <text:p text:style-name="P88">(0046,0104)</text:p>
          </table:table-cell>
          <table:table-cell table:style-name="Table26.A2" office:value-type="string">
            <text:p text:style-name="P88">1</text:p>
          </table:table-cell>
          <table:table-cell table:style-name="Table26.D2" office:value-type="string">
            <text:p text:style-name="P79">Additional power relative to the distance correction, expressed in diopters, that allows best corrected visual acuity at the defined viewing distance. <text:s/></text:p>
          </table:table-cell>
        </table:table-row>
        <table:table-row table:style-name="Table26.1">
          <table:table-cell table:style-name="Table26.A2" office:value-type="string">
            <text:p text:style-name="P79">&gt;Viewing Distance</text:p>
          </table:table-cell>
          <table:table-cell table:style-name="Table26.A2" office:value-type="string">
            <text:p text:style-name="P88">(0046,0106)</text:p>
          </table:table-cell>
          <table:table-cell table:style-name="Table26.A2" office:value-type="string">
            <text:p text:style-name="P88">3</text:p>
          </table:table-cell>
          <table:table-cell table:style-name="Table26.D2" office:value-type="string">
            <text:p text:style-name="P79">The distance, in cm, for testing visual acuity corresponding to the value<text:span text:style-name="T16"> of Add Power (0046,0104) in this sequence.</text:span></text:p>
          </table:table-cell>
        </table:table-row>
        <table:table-row table:style-name="Table26.1">
          <table:table-cell table:style-name="Table26.A2" office:value-type="string">
            <text:p text:style-name="P79">Add Intermediate Sequence</text:p>
          </table:table-cell>
          <table:table-cell table:style-name="Table26.A2" office:value-type="string">
            <text:p text:style-name="P88">(0046,0101)</text:p>
          </table:table-cell>
          <table:table-cell table:style-name="Table26.A2" office:value-type="string">
            <text:p text:style-name="P88">1C</text:p>
          </table:table-cell>
          <table:table-cell table:style-name="Table26.D2" office:value-type="string">
            <text:p text:style-name="P79">A sequence that specifies refractive measurements of the eye to correct for inability to focus at intermediate distance while wearing the distance prescription. <text:s/></text:p>
            <text:p text:style-name="Table_20_Entry">Required if intermediate point refraction is done. <text:s/></text:p>
            <text:p text:style-name="Table_20_Entry">Only one item shall be permitted.</text:p>
          </table:table-cell>
        </table:table-row>
        <text:soft-page-break/>
        <table:table-row table:style-name="Table26.1">
          <table:table-cell table:style-name="Table26.A2" office:value-type="string">
            <text:p text:style-name="P79">&gt;Add Power</text:p>
          </table:table-cell>
          <table:table-cell table:style-name="Table26.A2" office:value-type="string">
            <text:p text:style-name="P88">(0046,0104)</text:p>
          </table:table-cell>
          <table:table-cell table:style-name="Table26.A2" office:value-type="string">
            <text:p text:style-name="P88">1</text:p>
          </table:table-cell>
          <table:table-cell table:style-name="Table26.D2" office:value-type="string">
            <text:p text:style-name="P79">Additional power relative to the distance correction, expressed in diopters, that allows best corrected visual acuity at the defined viewing distance. <text:s/></text:p>
          </table:table-cell>
        </table:table-row>
        <table:table-row table:style-name="Table26.1">
          <table:table-cell table:style-name="Table26.A2" office:value-type="string">
            <text:p text:style-name="P79">&gt;Viewing Distance</text:p>
          </table:table-cell>
          <table:table-cell table:style-name="Table26.A2" office:value-type="string">
            <text:p text:style-name="P88">(0046,0106)</text:p>
          </table:table-cell>
          <table:table-cell table:style-name="Table26.A2" office:value-type="string">
            <text:p text:style-name="P88">3</text:p>
          </table:table-cell>
          <table:table-cell table:style-name="Table26.D2" office:value-type="string">
            <text:p text:style-name="P79">The distance, in cm, for testing visual acuity using<text:span text:style-name="T16"> the value of Add Power (0046,0104) in this sequence item.</text:span></text:p>
          </table:table-cell>
        </table:table-row>
        <table:table-row table:style-name="Table26.1">
          <table:table-cell table:style-name="Table26.A2" office:value-type="string">
            <text:p text:style-name="P79">Add Other Sequence</text:p>
          </table:table-cell>
          <table:table-cell table:style-name="Table26.A2" office:value-type="string">
            <text:p text:style-name="P88">(0046,0102)</text:p>
          </table:table-cell>
          <table:table-cell table:style-name="Table26.A2" office:value-type="string">
            <text:p text:style-name="P88">1C</text:p>
          </table:table-cell>
          <table:table-cell table:style-name="Table26.D2" office:value-type="string">
            <text:p text:style-name="P79">A sequence that specifies refractive measurements of the eye to correct for inability to focus at the below specified distance while wearing the distance prescription. <text:s/></text:p>
            <text:p text:style-name="Table_20_Entry">Required if refraction is done at less than distance (optical infinity), but at a distance other than “near” or “intermediate”</text:p>
            <text:p text:style-name="Table_20_Entry">Only one item shall be permitted.</text:p>
          </table:table-cell>
        </table:table-row>
        <table:table-row table:style-name="Table26.1">
          <table:table-cell table:style-name="Table26.A2" office:value-type="string">
            <text:p text:style-name="P79">&gt;Add Power</text:p>
          </table:table-cell>
          <table:table-cell table:style-name="Table26.A2" office:value-type="string">
            <text:p text:style-name="P88">(0046,0104)</text:p>
          </table:table-cell>
          <table:table-cell table:style-name="Table26.A2" office:value-type="string">
            <text:p text:style-name="P88">1</text:p>
          </table:table-cell>
          <table:table-cell table:style-name="Table26.D2" office:value-type="string">
            <text:p text:style-name="P79">Additional power relative to the distance correction, expressed in diopters, that allows best corrected visual acuity at the defined viewing distance. </text:p>
          </table:table-cell>
        </table:table-row>
        <table:table-row table:style-name="Table26.1">
          <table:table-cell table:style-name="Table26.A2" office:value-type="string">
            <text:p text:style-name="P79">&gt;Viewing Distance </text:p>
            <text:p text:style-name="Table_20_Entry"/>
          </table:table-cell>
          <table:table-cell table:style-name="Table26.A2" office:value-type="string">
            <text:p text:style-name="P88">(0046,0106)</text:p>
          </table:table-cell>
          <table:table-cell table:style-name="Table26.A2" office:value-type="string">
            <text:p text:style-name="P88">3</text:p>
          </table:table-cell>
          <table:table-cell table:style-name="Table26.D2" office:value-type="string">
            <text:p text:style-name="P79">The distance, in cm, for testing visual acuity <text:span text:style-name="T16">corresponding to the value of Add Power (0046,0104) in this sequence item.</text:span></text:p>
          </table:table-cell>
        </table:table-row>
      </table:table>
      <text:p text:style-name="Standard"/>
      <text:p text:style-name="Heading_20_4">C.8.X.12<text:tab/>Visual Acuity Measurements Module</text:p>
      <text:p text:style-name="Standard">Table C.8.X.12-1 defines the Attributes used to represent the subjective measurements of a patient’s visual acuity. Usually each eye is measured individually, but sometimes only one eye is measured; sometimes the visual acuity of both eyes working together is measured. The visual acuity may be measured uncorrected, or with various refractive corrections, such as best corrected distance, pinhole, habitual near, etc</text:p>
      <text:p text:style-name="Table_20_Title">Table C.8.X.12-1<text:line-break/>VISUAL ACUITY MEASUREMENTS MODULE ATTRIBUTE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55">Attribute Name</text:p>
          </table:table-cell>
          <table:table-cell table:style-name="Table27.A1" office:value-type="string">
            <text:p text:style-name="P56">Tag</text:p>
          </table:table-cell>
          <table:table-cell table:style-name="Table27.A1" office:value-type="string">
            <text:p text:style-name="P56">Type</text:p>
          </table:table-cell>
          <table:table-cell table:style-name="Table27.D1" office:value-type="string">
            <text:p text:style-name="P55">Attribute Description</text:p>
          </table:table-cell>
        </table:table-row>
        <table:table-row table:style-name="Table27.1">
          <table:table-cell table:style-name="Table27.A2" office:value-type="string">
            <text:p text:style-name="P79">Viewing Distance Type</text:p>
          </table:table-cell>
          <table:table-cell table:style-name="Table27.A2" office:value-type="string">
            <text:p text:style-name="P88">(0046,0125)</text:p>
            <text:p text:style-name="P87"/>
          </table:table-cell>
          <table:table-cell table:style-name="Table27.A2" office:value-type="string">
            <text:p text:style-name="P88">1</text:p>
          </table:table-cell>
          <table:table-cell table:style-name="Table27.D2" office:value-type="string">
            <text:p text:style-name="P79">The viewing distance conditions under which a patient's vision was measured. <text:s/></text:p>
            <text:p text:style-name="Table_20_Entry">Enumerated Values:</text:p>
            <text:p text:style-name="P135">DISTANCE </text:p>
            <text:p text:style-name="P135">NEAR</text:p>
            <text:p text:style-name="P135">INTERMEDIATE</text:p>
            <text:p text:style-name="P136">OTHER</text:p>
          </table:table-cell>
        </table:table-row>
        <table:table-row table:style-name="Table27.1">
          <table:table-cell table:style-name="Table27.A2" office:value-type="string">
            <text:p text:style-name="P79">Visual Acuity Type Code Sequence</text:p>
          </table:table-cell>
          <table:table-cell table:style-name="Table27.A2" office:value-type="string">
            <text:p text:style-name="P88">(0046,0121)</text:p>
          </table:table-cell>
          <table:table-cell table:style-name="Table27.A2" office:value-type="string">
            <text:p text:style-name="P88">1</text:p>
          </table:table-cell>
          <table:table-cell table:style-name="Table27.D2" office:value-type="string">
            <text:p text:style-name="P79">A sequence that specifies the conditions under which a patient's vision was measured. <text:s/></text:p>
            <text:p text:style-name="Table_20_Entry">Only one item shall be permitted.</text:p>
          </table:table-cell>
        </table:table-row>
        <table:table-row table:style-name="Table27.1">
          <table:table-cell table:style-name="Table27.D2" table:number-columns-spanned="4" office:value-type="string">
            <text:p text:style-name="P91">&gt;Include 'Code Sequence Macro' Table 8.8-1. <text:s/>Defined Context ID is 4216</text:p>
          </table:table-cell>
          <table:covered-table-cell/>
          <table:covered-table-cell/>
          <table:covered-table-cell/>
        </table:table-row>
        <text:soft-page-break/>
        <table:table-row table:style-name="Table27.1">
          <table:table-cell table:style-name="Table27.A2" office:value-type="string">
            <text:p text:style-name="P79">Optotype Background Color</text:p>
          </table:table-cell>
          <table:table-cell table:style-name="Table27.A2" office:value-type="string">
            <text:p text:style-name="P88">(0046,0092)</text:p>
          </table:table-cell>
          <table:table-cell table:style-name="Table27.A2" office:value-type="string">
            <text:p text:style-name="P88">1</text:p>
          </table:table-cell>
          <table:table-cell table:style-name="Table27.D2" office:value-type="string">
            <text:p text:style-name="P79">The color of the background upon which optotypes are displayed for measurements of visual acuity. <text:s/></text:p>
            <text:p text:style-name="Table_20_Entry">Defined Terms:</text:p>
            <text:p text:style-name="P135">RED</text:p>
            <text:p text:style-name="P135">GREEN</text:p>
            <text:p text:style-name="P136">WHITE</text:p>
          </table:table-cell>
        </table:table-row>
        <table:table-row table:style-name="Table27.1">
          <table:table-cell table:style-name="Table27.A2" office:value-type="string">
            <text:p text:style-name="P79">Optotype</text:p>
          </table:table-cell>
          <table:table-cell table:style-name="Table27.A2" office:value-type="string">
            <text:p text:style-name="P88">(0046,0094)</text:p>
          </table:table-cell>
          <table:table-cell table:style-name="Table27.A2" office:value-type="string">
            <text:p text:style-name="P88">1</text:p>
          </table:table-cell>
          <table:table-cell table:style-name="Table27.D2" office:value-type="string">
            <text:p text:style-name="P79">The standardized test type (standard object of regard) used in measurements of visual acuity.</text:p>
            <text:p text:style-name="P35">Defined Terms:</text:p>
            <text:p text:style-name="P39">LETTERS</text:p>
            <text:p text:style-name="P39">NUMBERS</text:p>
            <text:p text:style-name="P39">PICTURES</text:p>
            <text:p text:style-name="P39">TUMBLING E</text:p>
            <text:p text:style-name="P136">LANDOLT C</text:p>
          </table:table-cell>
        </table:table-row>
        <table:table-row table:style-name="Table27.1">
          <table:table-cell table:style-name="Table27.A2" office:value-type="string">
            <text:p text:style-name="P79">Optotype Detailed Definition</text:p>
          </table:table-cell>
          <table:table-cell table:style-name="Table27.A2" office:value-type="string">
            <text:p text:style-name="P150">(0046,0139)</text:p>
          </table:table-cell>
          <table:table-cell table:style-name="Table27.A2" office:value-type="string">
            <text:p text:style-name="P88">1C</text:p>
          </table:table-cell>
          <table:table-cell table:style-name="Table27.D2" office:value-type="string">
            <text:p text:style-name="P79">Required if the Optotype (0046,0094) Attribute value is LETTERS or NUMBERS or PICTURES. <text:s/>Provides additional information to define what optotype was used.</text:p>
            <text:p text:style-name="Note">Note:<text:tab/>Letters, numbers, and pictures are commonly used but poorly standardized. <text:s/>The tumbling E and Landolt C are well defined.</text:p>
          </table:table-cell>
        </table:table-row>
        <table:table-row table:style-name="Table27.1">
          <table:table-cell table:style-name="Table27.A2" office:value-type="string">
            <text:p text:style-name="P79">Optotype Presentation</text:p>
          </table:table-cell>
          <table:table-cell table:style-name="Table27.A2" office:value-type="string">
            <text:p text:style-name="P88">(0046,0095)</text:p>
          </table:table-cell>
          <table:table-cell table:style-name="Table27.A2" office:value-type="string">
            <text:p text:style-name="P88">1</text:p>
          </table:table-cell>
          <table:table-cell table:style-name="Table27.D2" office:value-type="string">
            <text:p text:style-name="P79">Specifies whether single or multiple optotypes were presented.</text:p>
            <text:p text:style-name="Table_20_Entry">Enumerated Values:</text:p>
            <text:p text:style-name="P135">SINGLE</text:p>
            <text:p text:style-name="P136">MULTIPLE</text:p>
          </table:table-cell>
        </table:table-row>
        <table:table-row table:style-name="Table27.1">
          <table:table-cell table:style-name="Table27.A2" office:value-type="string">
            <text:p text:style-name="P79">Visual Acuity Right Eye Sequence</text:p>
          </table:table-cell>
          <table:table-cell table:style-name="Table27.A2" office:value-type="string">
            <text:p text:style-name="P88">(0046,0122)</text:p>
          </table:table-cell>
          <table:table-cell table:style-name="Table27.A2" office:value-type="string">
            <text:p text:style-name="P88">1C</text:p>
          </table:table-cell>
          <table:table-cell table:style-name="Table27.D2" office:value-type="string">
            <text:p text:style-name="P79">A sequence that specifies the subjective measurement of a patient’s visual acuity for the right eye. <text:s/>Required if the right eye is measured. <text:s/></text:p>
            <text:p text:style-name="Table_20_Entry">Only one item shall be permitted.</text:p>
          </table:table-cell>
        </table:table-row>
        <table:table-row table:style-name="Table27.1">
          <table:table-cell table:style-name="Table27.D2" table:number-columns-spanned="4" office:value-type="string">
            <text:p text:style-name="P91">&gt;Include ‘Visual Acuity Measurements Macro' Table C.8.X.12-2</text:p>
          </table:table-cell>
          <table:covered-table-cell/>
          <table:covered-table-cell/>
          <table:covered-table-cell/>
        </table:table-row>
        <table:table-row table:style-name="Table27.1">
          <table:table-cell table:style-name="Table27.A2" office:value-type="string">
            <text:p text:style-name="P79">Visual Acuity Left Eye Sequence</text:p>
          </table:table-cell>
          <table:table-cell table:style-name="Table27.A2" office:value-type="string">
            <text:p text:style-name="P88">(00gg,0123)</text:p>
          </table:table-cell>
          <table:table-cell table:style-name="Table27.A2" office:value-type="string">
            <text:p text:style-name="P88">1C</text:p>
          </table:table-cell>
          <table:table-cell table:style-name="Table27.D2" office:value-type="string">
            <text:p text:style-name="P79">A sequence that specifies the subjective measurements of a patient’s visual acuity for the left eye. <text:s/>Required if the left eye is measured. <text:s/></text:p>
            <text:p text:style-name="Table_20_Entry">Only one item shall be permitted.</text:p>
          </table:table-cell>
        </table:table-row>
        <table:table-row table:style-name="Table27.1">
          <table:table-cell table:style-name="Table27.D2" table:number-columns-spanned="4" office:value-type="string">
            <text:p text:style-name="P91">&gt;Include ‘Visual Acuity Measurements Macro' Table C.8.X.12-2</text:p>
          </table:table-cell>
          <table:covered-table-cell/>
          <table:covered-table-cell/>
          <table:covered-table-cell/>
        </table:table-row>
        <table:table-row table:style-name="Table27.1">
          <table:table-cell table:style-name="Table27.A2" office:value-type="string">
            <text:p text:style-name="P79">Visual Acuity Both Eyes Open Sequence</text:p>
          </table:table-cell>
          <table:table-cell table:style-name="Table27.A2" office:value-type="string">
            <text:p text:style-name="P88">(0046,0124)</text:p>
          </table:table-cell>
          <table:table-cell table:style-name="Table27.A2" office:value-type="string">
            <text:p text:style-name="P88">3</text:p>
          </table:table-cell>
          <table:table-cell table:style-name="Table27.D2" office:value-type="string">
            <text:p text:style-name="P79">A sequence that specifies a patient’s subjective visual acuity measurements with both eyes open. </text:p>
            <text:p text:style-name="Table_20_Entry">Only one item shall be permitted.</text:p>
          </table:table-cell>
        </table:table-row>
        <table:table-row table:style-name="Table27.1">
          <table:table-cell table:style-name="Table27.D2" table:number-columns-spanned="4" office:value-type="string">
            <text:p text:style-name="P91">&gt;Include ‘Visual Acuity Measurements Macro' Table C.8.X.12-2</text:p>
          </table:table-cell>
          <table:covered-table-cell/>
          <table:covered-table-cell/>
          <table:covered-table-cell/>
        </table:table-row>
      </table:table>
      <text:p text:style-name="Standard"/>
      <text:p text:style-name="P14"><text:soft-page-break/>Table C.8.X.12-2 describes the attributes for the Visual Acuity Measurements Macro.</text:p>
      <text:p text:style-name="P127">Table C.8.X.12-2<text:line-break/>VISUAL ACUITY MEASUREMENTS MACRO</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55">Attribute Name</text:p>
          </table:table-cell>
          <table:table-cell table:style-name="Table28.A1" office:value-type="string">
            <text:p text:style-name="P56">Tag</text:p>
          </table:table-cell>
          <table:table-cell table:style-name="Table28.A1" office:value-type="string">
            <text:p text:style-name="P56">Type</text:p>
          </table:table-cell>
          <table:table-cell table:style-name="Table28.D1" office:value-type="string">
            <text:p text:style-name="P55">Attribute Description</text:p>
          </table:table-cell>
        </table:table-row>
        <table:table-row table:style-name="Table28.1">
          <table:table-cell table:style-name="Table28.A2" office:value-type="string">
            <text:p text:style-name="P79">Decimal Visual Acuity</text:p>
          </table:table-cell>
          <table:table-cell table:style-name="Table28.A2" office:value-type="string">
            <text:p text:style-name="P88">(0046,0137)</text:p>
          </table:table-cell>
          <table:table-cell table:style-name="Table28.A2" office:value-type="string">
            <text:p text:style-name="P88">1</text:p>
          </table:table-cell>
          <table:table-cell table:style-name="Table28.D2" office:value-type="string">
            <text:p text:style-name="P79">A patient’s visual acuity specified in decimal. The value is derived from two values in a fraction where the numerator of the fraction is the nominal distance to the chart that the patient is reading. The denominator represents the line of smallest optotypes of which the patient can see more than half. </text:p>
            <text:p text:style-name="Note">Notes: <text:tab/>1. Typical examples--reference standard is 1, severe vision loss is 0.1</text:p>
            <text:p text:style-name="Note"><text:tab/>2. See PS 3.17 Ophthalmic Refractive Reports Use Cases for guidance in converting Decimal Visual Acuity to other customarily used display notation such as 20/20 in the US and 6/6 in Britain.</text:p>
          </table:table-cell>
        </table:table-row>
        <table:table-row table:style-name="Table28.1">
          <table:table-cell table:style-name="Table28.A2" office:value-type="string">
            <text:p text:style-name="P79">Visual Acuity Modifiers</text:p>
          </table:table-cell>
          <table:table-cell table:style-name="Table28.A2" office:value-type="string">
            <text:p text:style-name="P88">(<text:span text:style-name="T8">0046,0135</text:span>)</text:p>
          </table:table-cell>
          <table:table-cell table:style-name="Table28.A2" office:value-type="string">
            <text:p text:style-name="P88">3</text:p>
          </table:table-cell>
          <table:table-cell table:style-name="Table28.D2" office:value-type="string">
            <text:p text:style-name="P79">The first value is a positive or negative integer numeric value such as +1, +2, +3, 0, -1, -2, or -3 used to indicate that the patient missed letters on the line referenced, or saw additional letters on the next smaller line.</text:p>
            <text:p text:style-name="Table_20_Entry">The second value is a positive or negative integer numeric value such as +1, +2, +3, 0, -1, -2, or -3 which in combination with the first value indicates that the patient both saw additional letters on the next smaller line and missed letters on the line referenced.</text:p>
            <text:p text:style-name="Note">Notes:<text:tab/>1. When the modifier values are zero, the values are not typically displayed to the user.</text:p>
            <text:p text:style-name="Note"><text:tab/>2. See Annex X for guidance regarding significance of modifiers.</text:p>
          </table:table-cell>
        </table:table-row>
      </table:table>
      <text:p text:style-name="Standard"/>
      <text:p text:style-name="P25"/>
      <text:p text:style-name="P28"/>
      <text:p text:style-name="P28"/>
      <text:p text:style-name="P28"/>
      <text:p text:style-name="Standard"/>
      <text:p text:style-name="P28"/>
      <text:p text:style-name="P28"/>
      <text:p text:style-name="P28"/>
      <text:p text:style-name="Standard"/>
      <text:p text:style-name="Heading_20_1">Changes to NEMA Standards Publication PS 3.4-2007</text:p>
      <text:p text:style-name="P7">Digital Imaging and Communications in Medicine (DICOM)</text:p>
      <text:p text:style-name="P10">Part 4: Service Class Specifications</text:p>
      <text:p text:style-name="P10"/>
      <text:p text:style-name="P23">Add Ophthalmic Measurements SOP Classes to PS3.4 Annex B</text:p>
      <text:p text:style-name="Heading_20_4">B.3.1.4<text:tab/>Related General SOP Classes (A-ASSOCIATE-RQ)</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P128">SOP Class Name</text:p>
          </table:table-cell>
          <table:table-cell table:style-name="Table29.B1" office:value-type="string">
            <text:p text:style-name="P128">Related General SOP Class Name</text:p>
          </table:table-cell>
        </table:table-row>
        <table:table-row table:style-name="Table29.2">
          <table:table-cell table:style-name="Table29.A2" office:value-type="string">
            <text:p text:style-name="P80">Spectacle Prescription Report</text:p>
          </table:table-cell>
          <table:table-cell table:style-name="Table29.B2" office:value-type="string">
            <text:p text:style-name="P79"><text:s/><text:span text:style-name="T5">Enhanced SR</text:span></text:p>
          </table:table-cell>
        </table:table-row>
      </table:table>
      <text:p text:style-name="Heading_20_2"/>
      <text:p text:style-name="Heading_20_2">B.5 Standard SOP Classes</text:p>
      <text:p text:style-name="Table_20_Title">Table B.5-1<text:span text:style-name="T10"><text:line-break/></text:span>STANDARD SOP CLASSES</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30">SOP Class Name</text:p>
          </table:table-cell>
          <table:table-cell table:style-name="Table30.A1" office:value-type="string">
            <text:p text:style-name="P130">SOP Class UID</text:p>
          </table:table-cell>
          <table:table-cell table:style-name="Table30.C1" office:value-type="string">
            <text:p text:style-name="P130">IOD (See PS 3.3)</text:p>
          </table:table-cell>
        </table:table-row>
        <table:table-row table:style-name="Table30.1">
          <table:table-cell table:style-name="Table30.A2" office:value-type="string">
            <text:p text:style-name="P80">Lensometry Measurements Storage</text:p>
          </table:table-cell>
          <table:table-cell table:style-name="Table30.A2" office:value-type="string">
            <text:p text:style-name="P80">1.2.840.10008.5.1.4.1.1.78.1</text:p>
          </table:table-cell>
          <table:table-cell table:style-name="Table30.C2" office:value-type="string">
            <text:p text:style-name="P80">Lensometry Measurements</text:p>
          </table:table-cell>
        </table:table-row>
        <table:table-row table:style-name="Table30.1">
          <table:table-cell table:style-name="Table30.A2" office:value-type="string">
            <text:p text:style-name="P80">Autorefraction Measurements Storage</text:p>
          </table:table-cell>
          <table:table-cell table:style-name="Table30.A2" office:value-type="string">
            <text:p text:style-name="P80">1.2.840.10008.5.1.4.1.1.78.2</text:p>
          </table:table-cell>
          <table:table-cell table:style-name="Table30.C2" office:value-type="string">
            <text:p text:style-name="P80">Autorefraction Measurements</text:p>
          </table:table-cell>
        </table:table-row>
        <table:table-row table:style-name="Table30.1">
          <table:table-cell table:style-name="Table30.A2" office:value-type="string">
            <text:p text:style-name="P80">Keratometry Measurements Storage</text:p>
          </table:table-cell>
          <table:table-cell table:style-name="Table30.A2" office:value-type="string">
            <text:p text:style-name="P80">1.2.840.10008.5.1.4.1.1.78.3</text:p>
          </table:table-cell>
          <table:table-cell table:style-name="Table30.C2" office:value-type="string">
            <text:p text:style-name="P80">Keratometry Measurements</text:p>
          </table:table-cell>
        </table:table-row>
        <table:table-row table:style-name="Table30.1">
          <table:table-cell table:style-name="Table30.A2" office:value-type="string">
            <text:p text:style-name="P80">Subjective Refraction Measurements Storage</text:p>
          </table:table-cell>
          <table:table-cell table:style-name="Table30.A2" office:value-type="string">
            <text:p text:style-name="P80">1.2.840.10008.5.1.4.1.1.78.4</text:p>
          </table:table-cell>
          <table:table-cell table:style-name="Table30.C2" office:value-type="string">
            <text:p text:style-name="P80">Subjective Refraction Measurements</text:p>
          </table:table-cell>
        </table:table-row>
        <table:table-row table:style-name="Table30.1">
          <table:table-cell table:style-name="Table30.A2" office:value-type="string">
            <text:p text:style-name="P80">Visual Acuity Measurements Storage</text:p>
          </table:table-cell>
          <table:table-cell table:style-name="Table30.A2" office:value-type="string">
            <text:p text:style-name="P80">1.2.840.10008.5.1.4.1.1.78.5</text:p>
          </table:table-cell>
          <table:table-cell table:style-name="Table30.C2" office:value-type="string">
            <text:p text:style-name="P80">Visual Acuity Measurements</text:p>
          </table:table-cell>
        </table:table-row>
        <table:table-row table:style-name="Table30.1">
          <table:table-cell table:style-name="Table30.A2" office:value-type="string">
            <text:p text:style-name="P80">Spectacle Prescription Report Storage</text:p>
          </table:table-cell>
          <table:table-cell table:style-name="Table30.A2" office:value-type="string">
            <text:p text:style-name="P80">1.2.840.10008.5.1.4.1.1.78.6</text:p>
          </table:table-cell>
          <table:table-cell table:style-name="Table30.C2" office:value-type="string">
            <text:p text:style-name="P80">Spectacle Prescription Report</text:p>
          </table:table-cell>
        </table:table-row>
      </table:table>
      <text:p text:style-name="P6"/>
      <text:p text:style-name="P6"/>
      <text:p text:style-name="Heading_20_4">B.5.1.5<text:tab/>Structured Reporting Storage SOP Classes</text:p>
      <text:p text:style-name="P30">The requirements of Annex O apply to the following SOP Classes:<text:line-break/></text:p>
      <text:p text:style-name="P30">• <text:s text:c="4"/>Basic Text SR<text:line-break/></text:p>
      <text:p text:style-name="P30">• <text:s text:c="4"/>Enhanced SR, and SOP Classes for which it is the Related General SOP Class<text:line-break/></text:p>
      <text:p text:style-name="P30">• <text:s text:c="4"/>Comprehensive SR, and SOP Classes for which it is the Related General SOP Class<text:line-break/></text:p>
      <text:p text:style-name="P31">• <text:s text:c="4"/>Mammography CAD SR<text:line-break/></text:p>
      <text:p text:style-name="P38">• <text:s text:c="4"/>Chest CAD SR<text:line-break/></text:p>
      <text:p text:style-name="P30">• <text:s text:c="4"/>Procedure Log</text:p>
      <text:p text:style-name="P30"/>
      <text:list xml:id="list1193073146" text:style-name="WW8Num15">
        <text:list-item>
          <text:p text:style-name="P144">X-Ray Radiation Dose SR</text:p>
        </text:list-item>
        <text:list-item>
          <text:p text:style-name="P145">Spectacle Prescription Report</text:p>
        </text:list-item>
      </text:list>
      <text:p text:style-name="P6"/>
      <text:p text:style-name="Instruction"><text:soft-page-break/>Add Ophthalmic Measurements Media Storage SOP Class to PS3.4 Annex I</text:p>
      <text:p text:style-name="Heading_20_2">I.4 MEDIA STANDARD STORAGE SOP Classes</text:p>
      <text:p text:style-name="Table_20_Title">Table I.4-1<text:line-break/>Media Storage Standard SOP Classe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30">SOP Class Name</text:p>
          </table:table-cell>
          <table:table-cell table:style-name="Table31.A1" office:value-type="string">
            <text:p text:style-name="P130">SOP Class UID</text:p>
          </table:table-cell>
          <table:table-cell table:style-name="Table31.C1" office:value-type="string">
            <text:p text:style-name="P130">IOD (See PS 3.3)</text:p>
          </table:table-cell>
        </table:table-row>
        <table:table-row table:style-name="Table31.1">
          <table:table-cell table:style-name="Table31.A2" office:value-type="string">
            <text:p text:style-name="P80">Lensometry Measurements Storage</text:p>
          </table:table-cell>
          <table:table-cell table:style-name="Table31.A2" office:value-type="string">
            <text:p text:style-name="P80">1.2.840.10008.5.1.4.1.1.78.1</text:p>
          </table:table-cell>
          <table:table-cell table:style-name="Table31.C2" office:value-type="string">
            <text:p text:style-name="P80">Lensometry Measurements</text:p>
          </table:table-cell>
        </table:table-row>
        <table:table-row table:style-name="Table31.1">
          <table:table-cell table:style-name="Table31.A2" office:value-type="string">
            <text:p text:style-name="P80">Autorefraction Measurements Storage</text:p>
          </table:table-cell>
          <table:table-cell table:style-name="Table31.A2" office:value-type="string">
            <text:p text:style-name="P80">1.2.840.10008.5.1.4.1.1.78.2</text:p>
          </table:table-cell>
          <table:table-cell table:style-name="Table31.C2" office:value-type="string">
            <text:p text:style-name="P80">Autorefraction Measurements</text:p>
          </table:table-cell>
        </table:table-row>
        <table:table-row table:style-name="Table31.1">
          <table:table-cell table:style-name="Table31.A2" office:value-type="string">
            <text:p text:style-name="P80">Keratometry Measurements Storage</text:p>
          </table:table-cell>
          <table:table-cell table:style-name="Table31.A2" office:value-type="string">
            <text:p text:style-name="P80">1.2.840.10008.5.1.4.1.1.78.3</text:p>
          </table:table-cell>
          <table:table-cell table:style-name="Table31.C2" office:value-type="string">
            <text:p text:style-name="P80">Keratometry Measurements</text:p>
          </table:table-cell>
        </table:table-row>
        <table:table-row table:style-name="Table31.1">
          <table:table-cell table:style-name="Table31.A2" office:value-type="string">
            <text:p text:style-name="P80">Subjective Refraction Measurements Storage</text:p>
          </table:table-cell>
          <table:table-cell table:style-name="Table31.A2" office:value-type="string">
            <text:p text:style-name="P80">1.2.840.10008.5.1.4.1.1.78.4</text:p>
          </table:table-cell>
          <table:table-cell table:style-name="Table31.C2" office:value-type="string">
            <text:p text:style-name="P80">Subjective Refraction Measurements</text:p>
          </table:table-cell>
        </table:table-row>
        <table:table-row table:style-name="Table31.1">
          <table:table-cell table:style-name="Table31.A2" office:value-type="string">
            <text:p text:style-name="P80">Visual Acuity Storage Measurements Storage</text:p>
          </table:table-cell>
          <table:table-cell table:style-name="Table31.A2" office:value-type="string">
            <text:p text:style-name="P80">1.2.840.10008.5.1.4.1.1.78.5</text:p>
          </table:table-cell>
          <table:table-cell table:style-name="Table31.C2" office:value-type="string">
            <text:p text:style-name="P80">Visual Acuity Measurements</text:p>
          </table:table-cell>
        </table:table-row>
        <table:table-row table:style-name="Table31.1">
          <table:table-cell table:style-name="Table31.A2" office:value-type="string">
            <text:p text:style-name="P80">Spectacle Prescription <text:s/>Report Storage</text:p>
          </table:table-cell>
          <table:table-cell table:style-name="Table31.A2" office:value-type="string">
            <text:p text:style-name="P80">1.2.840.10008.5.1.4.1.1.78.6</text:p>
          </table:table-cell>
          <table:table-cell table:style-name="Table31.C2" office:value-type="string">
            <text:p text:style-name="P80">Spectacle Prescription Report</text:p>
          </table:table-cell>
        </table:table-row>
      </table:table>
      <text:p text:style-name="Standard"/>
      <text:p text:style-name="Standard"/>
      <text:p text:style-name="Heading_20_4">I.4.1.2 Structured Reporting Storage SOP Classes</text:p>
      <text:p text:style-name="P30">The requirements of Annex O apply to the following SOP Classes:<text:line-break/></text:p>
      <text:p text:style-name="P30">• <text:s text:c="4"/>Basic Text SR<text:line-break/></text:p>
      <text:p text:style-name="P30">• <text:s text:c="4"/>Enhanced SR, and SOP Classes for which it is the Related General SOP Class<text:line-break/></text:p>
      <text:p text:style-name="P30">• <text:s text:c="4"/>Comprehensive SR, and SOP Classes for which it is the Related General SOP Class<text:line-break/></text:p>
      <text:p text:style-name="P31">• <text:s text:c="4"/>Mammography CAD SR<text:line-break/></text:p>
      <text:p text:style-name="P38">• <text:s text:c="4"/>Chest CAD SR<text:line-break/></text:p>
      <text:p text:style-name="P30">• <text:s text:c="4"/>Procedure Log</text:p>
      <text:p text:style-name="P30"/>
      <text:list xml:id="list884526745" text:style-name="WW8Num22">
        <text:list-item>
          <text:p text:style-name="P146">X-Ray Radiation Dose SR<text:span text:style-name="T6"><text:line-break/></text:span></text:p>
        </text:list-item>
      </text:list>
      <text:p text:style-name="P29"><text:span text:style-name="T7">• <text:s text:c="4"/></text:span><text:span text:style-name="T6">Spectacle Prescription Report</text:span></text:p>
      <text:p text:style-name="Standard"/>
      <text:p text:style-name="Instruction">Add Annex X for Ophthalmic Measurements Storage SOP Classes</text:p>
      <text:p text:style-name="Standard"/>
      <text:p text:style-name="Heading_20_1"><text:soft-page-break/>Annex X<text:tab/>OPHTHALMIC REFRACTIVE MEASUREMENTS STORAGE SOP CLASSES<text:span text:style-name="T2"><text:line-break/></text:span> (Normative)</text:p>
      <text:p text:style-name="Heading_20_3">X.1<text:tab/>Scope</text:p>
      <text:p text:style-name="Standard"/>
      <text:p text:style-name="Standard">Refractive instruments are the most commonly used instruments in eye care. <text:s/>At present many of them have the capability for digital output, but their data is most often addressed by manual input into a paper or electronic record. Lensometry, Autorefraction, Keratometry, Subjective Refraction, and Visual Acuity Measurements SOP Classes support devices such as lensometers, auto-refractors, keratometers, <text:span text:style-name="T8">autophoropters</text:span>, and autoprojectors.</text:p>
      <text:p text:style-name="Heading_20_3">X.2<text:tab/>Behavior of a SCP</text:p>
      <text:p text:style-name="Standard">For a device that is both a SCU and a SCP of these Storage SOP Classes, in addition to the behavior for the Storage Service Class specified in B.2.2, the following additional requirements are specified for Structured Reporting Storage SOP Classes:</text:p>
      <text:p text:style-name="Bullet1">—<text:tab/>A SCP of these SOP Class shall support Level 2 Conformance as defined in Section B.4.1.</text:p>
      <text:p text:style-name="Note">Note:<text:tab/>This requirement means that all Type 1, Type 2, and Type 3 Attributes defined in the Information Object Definition and Private Attributes associated with the SOP Class will be stored and may be accessed.</text:p>
      <text:p text:style-name="P26"/>
      <text:p text:style-name="P28"/>
      <text:p text:style-name="P28"/>
      <text:p text:style-name="P28"/>
      <text:p text:style-name="Standard"/>
      <text:p text:style-name="P28"/>
      <text:p text:style-name="P28"/>
      <text:p text:style-name="P28"/>
      <text:p text:style-name="Standard"/>
      <text:p text:style-name="Heading_20_1">Changes to NEMA Standards Publication PS 3.6-2007</text:p>
      <text:p text:style-name="P7">Digital Imaging and Communications in Medicine (DICOM)</text:p>
      <text:p text:style-name="P9">Part 6: Data Dictionary</text:p>
      <text:p text:style-name="P21"/>
      <text:p text:style-name="Instruction">Modify PS3.6 Section 6 Registry of DICOM data elements – add new items.</text:p>
      <text:p text:style-name="Standard"/>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4">Tag</text:p>
            </table:table-cell>
            <table:table-cell table:style-name="Table32.A1" office:value-type="string">
              <text:p text:style-name="P75">Name</text:p>
            </table:table-cell>
            <table:table-cell table:style-name="Table32.A1" office:value-type="string">
              <text:p text:style-name="P74">VR</text:p>
            </table:table-cell>
            <table:table-cell table:style-name="Table32.A1" office:value-type="string">
              <text:p text:style-name="P74">VM</text:p>
            </table:table-cell>
          </table:table-row>
        </table:table-header-rows>
        <table:table-row table:style-name="Table32.1">
          <table:table-cell table:style-name="Table32.A2" office:value-type="string">
            <text:p text:style-name="P65"><text:span text:style-name="T8">(</text:span><text:span text:style-name="T8">0046,0012)</text:span></text:p>
          </table:table-cell>
          <table:table-cell table:style-name="Table32.A2" office:value-type="string">
            <text:p text:style-name="P68">Lens Description</text:p>
          </table:table-cell>
          <table:table-cell table:style-name="Table32.A2" office:value-type="string">
            <text:p text:style-name="P70">LO</text:p>
          </table:table-cell>
          <table:table-cell table:style-name="Table32.A2" office:value-type="string">
            <text:p text:style-name="P66">1</text:p>
          </table:table-cell>
        </table:table-row>
        <table:table-row table:style-name="Table32.1">
          <table:table-cell table:style-name="Table32.A2" office:value-type="string">
            <text:p text:style-name="P65"><text:span text:style-name="T8">(</text:span><text:span text:style-name="T8">0046,0014)</text:span></text:p>
          </table:table-cell>
          <table:table-cell table:style-name="Table32.A2" office:value-type="string">
            <text:p text:style-name="P68">Right Len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6">(0046,0015)</text:p>
          </table:table-cell>
          <table:table-cell table:style-name="Table32.A2" office:value-type="string">
            <text:p text:style-name="P68">Left Len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6">(0046,0016)</text:p>
          </table:table-cell>
          <table:table-cell table:style-name="Table32.A2" office:value-type="string">
            <text:p text:style-name="P68">Unspecified Laterality Len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153">(0046,0018)</text:p>
          </table:table-cell>
          <table:table-cell table:style-name="Table32.A2" office:value-type="string">
            <text:p text:style-name="P69">Cylinder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28)</text:span></text:p>
          </table:table-cell>
          <table:table-cell table:style-name="Table32.A2" office:value-type="string">
            <text:p text:style-name="P68">Prism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30)</text:span></text:p>
          </table:table-cell>
          <table:table-cell table:style-name="Table32.A2" office:value-type="string">
            <text:p text:style-name="P68">Horizontal Prism Power</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32)</text:span></text:p>
          </table:table-cell>
          <table:table-cell table:style-name="Table32.A2" office:value-type="string">
            <text:p text:style-name="P68">Horizontal Prism Base</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34)</text:span></text:p>
          </table:table-cell>
          <table:table-cell table:style-name="Table32.A2" office:value-type="string">
            <text:p text:style-name="P68">Vertical Prism Power</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36)</text:span></text:p>
          </table:table-cell>
          <table:table-cell table:style-name="Table32.A2" office:value-type="string">
            <text:p text:style-name="P68">Vertical Prism Base</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38)</text:span></text:p>
          </table:table-cell>
          <table:table-cell table:style-name="Table32.A2" office:value-type="string">
            <text:p text:style-name="P68">Lens Segment Type</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40)</text:span></text:p>
          </table:table-cell>
          <table:table-cell table:style-name="Table32.A2" office:value-type="string">
            <text:p text:style-name="P68">Optical Transmit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42)</text:span></text:p>
          </table:table-cell>
          <table:table-cell table:style-name="Table32.A2" office:value-type="string">
            <text:p text:style-name="P68">Channel Width</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44)</text:span></text:p>
          </table:table-cell>
          <table:table-cell table:style-name="Table32.A2" office:value-type="string">
            <text:p text:style-name="P68">Pupil Siz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46)</text:span></text:p>
          </table:table-cell>
          <table:table-cell table:style-name="Table32.A2" office:value-type="string">
            <text:p text:style-name="P68">Corneal Siz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50)</text:span></text:p>
          </table:table-cell>
          <table:table-cell table:style-name="Table32.A2" office:value-type="string">
            <text:p text:style-name="P68">Autorefraction Righ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52)</text:span></text:p>
          </table:table-cell>
          <table:table-cell table:style-name="Table32.A2" office:value-type="string">
            <text:p text:style-name="P68">Autorefraction Lef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60)</text:span></text:p>
          </table:table-cell>
          <table:table-cell table:style-name="Table32.A2" office:value-type="string">
            <text:p text:style-name="P68">Distance Pupillary Dis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62)</text:span></text:p>
          </table:table-cell>
          <table:table-cell table:style-name="Table32.A2" office:value-type="string">
            <text:p text:style-name="P68">Near Pupillary Dis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0046,0063)</text:p>
          </table:table-cell>
          <table:table-cell table:style-name="Table32.A2" office:value-type="string">
            <text:p text:style-name="P68">Intermediate Pupillary Dis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0046,0064)</text:p>
          </table:table-cell>
          <table:table-cell table:style-name="Table32.A2" office:value-type="string">
            <text:p text:style-name="P68">Other Pupillary Dis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0)</text:span></text:p>
          </table:table-cell>
          <table:table-cell table:style-name="Table32.A2" office:value-type="string">
            <text:p text:style-name="P68">Keratometry Righ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1)</text:span></text:p>
          </table:table-cell>
          <table:table-cell table:style-name="Table32.A2" office:value-type="string">
            <text:p text:style-name="P68">Keratometry Lef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4)</text:span></text:p>
          </table:table-cell>
          <table:table-cell table:style-name="Table32.A2" office:value-type="string">
            <text:p text:style-name="P68">Steep Keratometric Axi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5)</text:span></text:p>
          </table:table-cell>
          <table:table-cell table:style-name="Table32.A2" office:value-type="string">
            <text:p text:style-name="P68">Radius of Curvatur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6)</text:span></text:p>
          </table:table-cell>
          <table:table-cell table:style-name="Table32.A2" office:value-type="string">
            <text:p text:style-name="P68">Keratometric Power</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77)</text:span></text:p>
          </table:table-cell>
          <table:table-cell table:style-name="Table32.A2" office:value-type="string">
            <text:p text:style-name="P68">Keratometric Axis</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80)</text:span></text:p>
          </table:table-cell>
          <table:table-cell table:style-name="Table32.A2" office:value-type="string">
            <text:p text:style-name="P68">Flat Keratometric Axi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092)</text:span></text:p>
          </table:table-cell>
          <table:table-cell table:style-name="Table32.A2" office:value-type="string">
            <text:p text:style-name="P68">Optotype Background Color</text:p>
          </table:table-cell>
          <table:table-cell table:style-name="Table32.A2" office:value-type="string">
            <text:p text:style-name="P70">CS</text:p>
          </table:table-cell>
          <table:table-cell table:style-name="Table32.A2" office:value-type="string">
            <text:p text:style-name="P66">1</text:p>
          </table:table-cell>
        </table:table-row>
        <text:soft-page-break/>
        <table:table-row table:style-name="Table32.1">
          <table:table-cell table:style-name="Table32.A2" office:value-type="string">
            <text:p text:style-name="P64"><text:span text:style-name="T8">(</text:span><text:span text:style-name="T8">0046,0094)</text:span></text:p>
          </table:table-cell>
          <table:table-cell table:style-name="Table32.A2" office:value-type="string">
            <text:p text:style-name="P68">Optotype</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095)</text:span></text:p>
          </table:table-cell>
          <table:table-cell table:style-name="Table32.A2" office:value-type="string">
            <text:p text:style-name="P68">Optotype Presentation</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097)</text:span></text:p>
          </table:table-cell>
          <table:table-cell table:style-name="Table32.A2" office:value-type="string">
            <text:p text:style-name="P68">Subjective Refraction Righ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098)</text:span></text:p>
          </table:table-cell>
          <table:table-cell table:style-name="Table32.A2" office:value-type="string">
            <text:p text:style-name="P68">Subjective Refraction Lef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00)</text:span></text:p>
          </table:table-cell>
          <table:table-cell table:style-name="Table32.A2" office:value-type="string">
            <text:p text:style-name="P68">Add Near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01)</text:span></text:p>
          </table:table-cell>
          <table:table-cell table:style-name="Table32.A2" office:value-type="string">
            <text:p text:style-name="P68">Add Intermediat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02)</text:span></text:p>
          </table:table-cell>
          <table:table-cell table:style-name="Table32.A2" office:value-type="string">
            <text:p text:style-name="P68">Add Other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04)</text:span></text:p>
          </table:table-cell>
          <table:table-cell table:style-name="Table32.A2" office:value-type="string">
            <text:p text:style-name="P68">Add Power</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06)</text:span></text:p>
          </table:table-cell>
          <table:table-cell table:style-name="Table32.A2" office:value-type="string">
            <text:p text:style-name="P68">Viewing Distance</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21)</text:span></text:p>
          </table:table-cell>
          <table:table-cell table:style-name="Table32.A2" office:value-type="string">
            <text:p text:style-name="P68">Visual Acuity Type Cod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122)</text:span></text:p>
          </table:table-cell>
          <table:table-cell table:style-name="Table32.A2" office:value-type="string">
            <text:p text:style-name="P68">Visual Acuity Righ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123)</text:span></text:p>
          </table:table-cell>
          <table:table-cell table:style-name="Table32.A2" office:value-type="string">
            <text:p text:style-name="P68">Visual Acuity Left Eye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71"><text:span text:style-name="T9">(</text:span><text:span text:style-name="T9">0046,0124)</text:span></text:p>
          </table:table-cell>
          <table:table-cell table:style-name="Table32.A2" office:value-type="string">
            <text:p text:style-name="P68">Visual Acuity Both Eyes Open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25)</text:span></text:p>
          </table:table-cell>
          <table:table-cell table:style-name="Table32.A2" office:value-type="string">
            <text:p text:style-name="P68">Viewing Distance Type</text:p>
          </table:table-cell>
          <table:table-cell table:style-name="Table32.A2" office:value-type="string">
            <text:p text:style-name="P70">CS</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35)</text:span></text:p>
          </table:table-cell>
          <table:table-cell table:style-name="Table32.A2" office:value-type="string">
            <text:p text:style-name="P67">Visual Acuity Modifiers</text:p>
          </table:table-cell>
          <table:table-cell table:style-name="Table32.A2" office:value-type="string">
            <text:p text:style-name="P70">SS</text:p>
          </table:table-cell>
          <table:table-cell table:style-name="Table32.A2" office:value-type="string">
            <text:p text:style-name="P66">2</text:p>
          </table:table-cell>
        </table:table-row>
        <table:table-row table:style-name="Table32.1">
          <table:table-cell table:style-name="Table32.A2" office:value-type="string">
            <text:p text:style-name="P64"><text:span text:style-name="T8">(</text:span><text:span text:style-name="T8">0046,0137)</text:span></text:p>
          </table:table-cell>
          <table:table-cell table:style-name="Table32.A2" office:value-type="string">
            <text:p text:style-name="P68">Decimal Visual Acuity</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39)</text:span></text:p>
          </table:table-cell>
          <table:table-cell table:style-name="Table32.A2" office:value-type="string">
            <text:p text:style-name="P68">Optotype Detailed Definition</text:p>
          </table:table-cell>
          <table:table-cell table:style-name="Table32.A2" office:value-type="string">
            <text:p text:style-name="P70">LO</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45)</text:span></text:p>
          </table:table-cell>
          <table:table-cell table:style-name="Table32.A2" office:value-type="string">
            <text:p text:style-name="P67">Referenced Refractive Measurements Sequence</text:p>
          </table:table-cell>
          <table:table-cell table:style-name="Table32.A2" office:value-type="string">
            <text:p text:style-name="P70">SQ</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46)</text:span></text:p>
          </table:table-cell>
          <table:table-cell table:style-name="Table32.A2" office:value-type="string">
            <text:p text:style-name="P67">Sphere Power</text:p>
          </table:table-cell>
          <table:table-cell table:style-name="Table32.A2" office:value-type="string">
            <text:p text:style-name="P70">FD</text:p>
          </table:table-cell>
          <table:table-cell table:style-name="Table32.A2" office:value-type="string">
            <text:p text:style-name="P66">1</text:p>
          </table:table-cell>
        </table:table-row>
        <table:table-row table:style-name="Table32.1">
          <table:table-cell table:style-name="Table32.A2" office:value-type="string">
            <text:p text:style-name="P64"><text:span text:style-name="T8">(</text:span><text:span text:style-name="T8">0046,0147)</text:span></text:p>
          </table:table-cell>
          <table:table-cell table:style-name="Table32.A2" office:value-type="string">
            <text:p text:style-name="P67">Cylinder Power</text:p>
          </table:table-cell>
          <table:table-cell table:style-name="Table32.A2" office:value-type="string">
            <text:p text:style-name="P70">FD</text:p>
          </table:table-cell>
          <table:table-cell table:style-name="Table32.A2" office:value-type="string">
            <text:p text:style-name="P66">1</text:p>
          </table:table-cell>
        </table:table-row>
      </table:table>
      <text:p text:style-name="Standard"/>
      <text:p text:style-name="P6"/>
      <text:p text:style-name="P6"/>
      <text:p text:style-name="Standard"/>
      <text:p text:style-name="P4"/>
      <text:p text:style-name="P137"><text:bookmark-start text:name="annex_a_uids"/>Add the <text:bookmark-end text:name="annex_a_uids"/><text:span text:style-name="T17">Ophthalmic Measurements</text:span> UIDs to PS3.6 Annex A:<text:span text:style-name="T8"> </text:span></text:p>
      <text:p text:style-name="P133">Annex A (Normative): Registry of DICOM Unique Identifiers (UID)</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30">UID Value</text:p>
          </table:table-cell>
          <table:table-cell table:style-name="Table33.B1" office:value-type="string">
            <text:p text:style-name="P130">UID NAME</text:p>
          </table:table-cell>
          <table:table-cell table:style-name="Table33.B1" office:value-type="string">
            <text:p text:style-name="P130">UID TYPE</text:p>
          </table:table-cell>
          <table:table-cell table:style-name="Table33.D1" office:value-type="string">
            <text:p text:style-name="P130">Part</text:p>
          </table:table-cell>
        </table:table-row>
        <table:table-row table:style-name="Table33.1">
          <table:table-cell table:style-name="Table33.A2" office:value-type="string">
            <text:p text:style-name="P93">1.2.840.10008.5.1.4.1.1.78.1</text:p>
          </table:table-cell>
          <table:table-cell table:style-name="Table33.A2" office:value-type="string">
            <text:p text:style-name="P79">Lensometry Measurements Storage</text:p>
          </table:table-cell>
          <table:table-cell table:style-name="Table33.A2" office:value-type="string">
            <text:p text:style-name="P79">SOP Class</text:p>
          </table:table-cell>
          <table:table-cell table:style-name="Table33.D2" office:value-type="string">
            <text:p text:style-name="P79">3.4</text:p>
          </table:table-cell>
        </table:table-row>
        <table:table-row table:style-name="Table33.1">
          <table:table-cell table:style-name="Table33.A2" office:value-type="string">
            <text:p text:style-name="P93">1.2.840.10008.5.1.4.1.1.78.2</text:p>
          </table:table-cell>
          <table:table-cell table:style-name="Table33.A2" office:value-type="string">
            <text:p text:style-name="P79">Autorefraction Measurements Storage</text:p>
          </table:table-cell>
          <table:table-cell table:style-name="Table33.A2" office:value-type="string">
            <text:p text:style-name="P79">SOP Class</text:p>
          </table:table-cell>
          <table:table-cell table:style-name="Table33.D2" office:value-type="string">
            <text:p text:style-name="P79">3.4</text:p>
          </table:table-cell>
        </table:table-row>
        <text:soft-page-break/>
        <table:table-row table:style-name="Table33.1">
          <table:table-cell table:style-name="Table33.A2" office:value-type="string">
            <text:p text:style-name="P93">1.2.840.10008.5.1.4.1.1.78.3</text:p>
          </table:table-cell>
          <table:table-cell table:style-name="Table33.A2" office:value-type="string">
            <text:p text:style-name="P79">Keratometry Measurements Storage</text:p>
          </table:table-cell>
          <table:table-cell table:style-name="Table33.A2" office:value-type="string">
            <text:p text:style-name="P79">SOP Class</text:p>
          </table:table-cell>
          <table:table-cell table:style-name="Table33.D2" office:value-type="string">
            <text:p text:style-name="P79">3.4</text:p>
          </table:table-cell>
        </table:table-row>
        <table:table-row table:style-name="Table33.1">
          <table:table-cell table:style-name="Table33.A2" office:value-type="string">
            <text:p text:style-name="P93">1.2.840.10008.5.1.4.1.1.78.4</text:p>
          </table:table-cell>
          <table:table-cell table:style-name="Table33.A2" office:value-type="string">
            <text:p text:style-name="P79">Subjective Refraction Measurements Storage</text:p>
          </table:table-cell>
          <table:table-cell table:style-name="Table33.A2" office:value-type="string">
            <text:p text:style-name="P79">SOP Class</text:p>
          </table:table-cell>
          <table:table-cell table:style-name="Table33.D2" office:value-type="string">
            <text:p text:style-name="P79">3.4</text:p>
          </table:table-cell>
        </table:table-row>
        <table:table-row table:style-name="Table33.1">
          <table:table-cell table:style-name="Table33.A2" office:value-type="string">
            <text:p text:style-name="P93">1.2.840.10008.5.1.4.1.1.78.5</text:p>
          </table:table-cell>
          <table:table-cell table:style-name="Table33.A2" office:value-type="string">
            <text:p text:style-name="P79">Visual Acuity Measurements </text:p>
          </table:table-cell>
          <table:table-cell table:style-name="Table33.A2" office:value-type="string">
            <text:p text:style-name="P79">SOP Class</text:p>
          </table:table-cell>
          <table:table-cell table:style-name="Table33.D2" office:value-type="string">
            <text:p text:style-name="P79">3.4</text:p>
          </table:table-cell>
        </table:table-row>
        <table:table-row table:style-name="Table33.1">
          <table:table-cell table:style-name="Table33.A2" office:value-type="string">
            <text:p text:style-name="P93">1.2.840.10008.5.1.4.1.1.78.6</text:p>
          </table:table-cell>
          <table:table-cell table:style-name="Table33.A2" office:value-type="string">
            <text:p text:style-name="P79">Spectacle Prescription Reports Storage</text:p>
          </table:table-cell>
          <table:table-cell table:style-name="Table33.A2" office:value-type="string">
            <text:p text:style-name="P79">SOP Class</text:p>
          </table:table-cell>
          <table:table-cell table:style-name="Table33.D2" office:value-type="string">
            <text:p text:style-name="P79">3.4</text:p>
          </table:table-cell>
        </table:table-row>
      </table:table>
      <text:p text:style-name="Standard"/>
      <text:p text:style-name="P27"/>
      <text:p text:style-name="P28"/>
      <text:p text:style-name="P28"/>
      <text:p text:style-name="P28"/>
      <text:p text:style-name="Standard"/>
      <text:p text:style-name="P28"/>
      <text:p text:style-name="P28"/>
      <text:p text:style-name="P28"/>
      <text:p text:style-name="Standard"/>
      <text:p text:style-name="Heading_20_1">Changes to NEMA Standards Publication PS 3.16-2007</text:p>
      <text:p text:style-name="P7">Digital Imaging and Communications in Medicine (DICOM)</text:p>
      <text:p text:style-name="P9">Part 16: Content Mapping Resource</text:p>
      <text:p text:style-name="P24">Item: Add to PS3.16:</text:p>
      <text:p text:style-name="P6"/>
      <text:p text:style-name="Heading_20_3">TID 2020<text:tab/>Template for Spectacle Prescription Report Root Template</text:p>
      <text:p text:style-name="Standard">The Spectacle Prescription Report is a structured report used to represent the prescription for a patient. Usually a prescription is for both eyes, but sometimes just one. The Spectacle Prescription Report defines a refractive correction relative to which visual acuity may be measured subjectively, and thus may be referenced by a Visual Acuity Measurements Storage SOP Instance.</text:p>
      <text:p text:style-name="Table_20_Title"><text:span text:style-name="T12">TID</text:span><text:span text:style-name="T12"> 2020<text:line-break/>Spectacle Prescription Report<text:line-break/>Type: Extensib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row table:style-name="Table34.1">
          <table:table-cell table:style-name="Table34.A1" office:value-type="string">
            <text:p text:style-name="P96"/>
          </table:table-cell>
          <table:table-cell table:style-name="Table34.A1" office:value-type="string">
            <text:p text:style-name="P97">NL</text:p>
          </table:table-cell>
          <table:table-cell table:style-name="Table34.A1" office:value-type="string">
            <text:p text:style-name="P97">Rel with Parent</text:p>
          </table:table-cell>
          <table:table-cell table:style-name="Table34.A1" office:value-type="string">
            <text:p text:style-name="P97">VT</text:p>
          </table:table-cell>
          <table:table-cell table:style-name="Table34.A1" office:value-type="string">
            <text:p text:style-name="P97">Concept Name</text:p>
          </table:table-cell>
          <table:table-cell table:style-name="Table34.A1" office:value-type="string">
            <text:p text:style-name="P97">VM</text:p>
          </table:table-cell>
          <table:table-cell table:style-name="Table34.A1" office:value-type="string">
            <text:p text:style-name="P97">Req Type</text:p>
          </table:table-cell>
          <table:table-cell table:style-name="Table34.A1" office:value-type="string">
            <text:p text:style-name="P97">Condition</text:p>
          </table:table-cell>
          <table:table-cell table:style-name="Table34.I1" office:value-type="string">
            <text:p text:style-name="P97">Value Set Constraint</text:p>
          </table:table-cell>
        </table:table-row>
        <table:table-row table:style-name="Table34.1">
          <table:table-cell table:style-name="Table34.A1" office:value-type="string">
            <text:p text:style-name="P95">1</text:p>
          </table:table-cell>
          <table:table-cell table:style-name="Table34.A1" office:value-type="string">
            <text:p text:style-name="P95"/>
          </table:table-cell>
          <table:table-cell table:style-name="Table34.A1" office:value-type="string">
            <text:p text:style-name="P95"/>
          </table:table-cell>
          <table:table-cell table:style-name="Table34.A1" office:value-type="string">
            <text:p text:style-name="P95">CONTAINER</text:p>
          </table:table-cell>
          <table:table-cell table:style-name="Table34.A1" office:value-type="string">
            <text:p text:style-name="P79"><text:span text:style-name="T19">EV (</text:span><text:span text:style-name="T19">111671, 99SUP130, “Spectacle Prescription Report”)</text:span></text:p>
          </table:table-cell>
          <table:table-cell table:style-name="Table34.A1" office:value-type="string">
            <text:p text:style-name="P95">1</text:p>
          </table:table-cell>
          <table:table-cell table:style-name="Table34.A1" office:value-type="string">
            <text:p text:style-name="P95">M</text:p>
          </table:table-cell>
          <table:table-cell table:style-name="Table34.A1" office:value-type="string">
            <text:p text:style-name="P95"/>
          </table:table-cell>
          <table:table-cell table:style-name="Table34.I1" office:value-type="string">
            <text:p text:style-name="P95"/>
          </table:table-cell>
        </table:table-row>
        <table:table-row table:style-name="Table34.1">
          <table:table-cell table:style-name="Table34.A1" office:value-type="string">
            <text:p text:style-name="P95">2</text:p>
          </table:table-cell>
          <table:table-cell table:style-name="Table34.A1" office:value-type="string">
            <text:p text:style-name="P95">&gt;</text:p>
          </table:table-cell>
          <table:table-cell table:style-name="Table34.A1" office:value-type="string">
            <text:p text:style-name="P95">CONTAINS</text:p>
          </table:table-cell>
          <table:table-cell table:style-name="Table34.A1" office:value-type="string">
            <text:p text:style-name="P95">CONTAINER</text:p>
          </table:table-cell>
          <table:table-cell table:style-name="Table34.A1" office:value-type="string">
            <text:p text:style-name="P95">EV (111688, 99SUP130, “Right Eye Rx”)</text:p>
          </table:table-cell>
          <table:table-cell table:style-name="Table34.A1" office:value-type="string">
            <text:p text:style-name="P95">1</text:p>
          </table:table-cell>
          <table:table-cell table:style-name="Table34.A1" office:value-type="string">
            <text:p text:style-name="P95">UC</text:p>
          </table:table-cell>
          <table:table-cell table:style-name="Table34.A1" office:value-type="string">
            <text:p text:style-name="P95">IF Right Spectacle Lens is prescribed</text:p>
          </table:table-cell>
          <table:table-cell table:style-name="Table34.I1" office:value-type="string">
            <text:p text:style-name="P95"/>
          </table:table-cell>
        </table:table-row>
        <table:table-row table:style-name="Table34.1">
          <table:table-cell table:style-name="Table34.A1" office:value-type="string">
            <text:p text:style-name="P95">3</text:p>
          </table:table-cell>
          <table:table-cell table:style-name="Table34.A1" office:value-type="string">
            <text:p text:style-name="P95">&gt;&gt;</text:p>
          </table:table-cell>
          <table:table-cell table:style-name="Table34.A1" office:value-type="string">
            <text:p text:style-name="P95">CONTAINS</text:p>
          </table:table-cell>
          <table:table-cell table:style-name="Table34.A1" office:value-type="string">
            <text:p text:style-name="P95">INCLUDE</text:p>
          </table:table-cell>
          <table:table-cell table:style-name="Table34.A1" office:value-type="string">
            <text:p text:style-name="P95">TID (2021) <text:s/>Spectacle Prescription Details</text:p>
          </table:table-cell>
          <table:table-cell table:style-name="Table34.A1" office:value-type="string">
            <text:p text:style-name="P95">1</text:p>
          </table:table-cell>
          <table:table-cell table:style-name="Table34.A1" office:value-type="string">
            <text:p text:style-name="P95">M</text:p>
          </table:table-cell>
          <table:table-cell table:style-name="Table34.A1" office:value-type="string">
            <text:p text:style-name="P95"/>
          </table:table-cell>
          <table:table-cell table:style-name="Table34.I1" office:value-type="string">
            <text:p text:style-name="P95"/>
          </table:table-cell>
        </table:table-row>
        <table:table-row table:style-name="Table34.1">
          <table:table-cell table:style-name="Table34.A1" office:value-type="string">
            <text:p text:style-name="P95">4</text:p>
          </table:table-cell>
          <table:table-cell table:style-name="Table34.A1" office:value-type="string">
            <text:p text:style-name="P95">&gt;</text:p>
          </table:table-cell>
          <table:table-cell table:style-name="Table34.A1" office:value-type="string">
            <text:p text:style-name="P95">CONTAINS</text:p>
          </table:table-cell>
          <table:table-cell table:style-name="Table34.A1" office:value-type="string">
            <text:p text:style-name="P95">CONTAINER</text:p>
          </table:table-cell>
          <table:table-cell table:style-name="Table34.A1" office:value-type="string">
            <text:p text:style-name="P95">EV (111689, 99SUP130, “Left Eye Rx”)</text:p>
          </table:table-cell>
          <table:table-cell table:style-name="Table34.A1" office:value-type="string">
            <text:p text:style-name="P95">1</text:p>
          </table:table-cell>
          <table:table-cell table:style-name="Table34.A1" office:value-type="string">
            <text:p text:style-name="P95">UC</text:p>
          </table:table-cell>
          <table:table-cell table:style-name="Table34.A1" office:value-type="string">
            <text:p text:style-name="P95">IF Left Spectacle Lens is prescribed</text:p>
          </table:table-cell>
          <table:table-cell table:style-name="Table34.I1" office:value-type="string">
            <text:p text:style-name="P95"/>
          </table:table-cell>
        </table:table-row>
        <table:table-row table:style-name="Table34.1">
          <table:table-cell table:style-name="Table34.A1" office:value-type="string">
            <text:p text:style-name="P95">5</text:p>
          </table:table-cell>
          <table:table-cell table:style-name="Table34.A1" office:value-type="string">
            <text:p text:style-name="P95">&gt;&gt;</text:p>
          </table:table-cell>
          <table:table-cell table:style-name="Table34.A1" office:value-type="string">
            <text:p text:style-name="P95">CONTAINS</text:p>
          </table:table-cell>
          <table:table-cell table:style-name="Table34.A1" office:value-type="string">
            <text:p text:style-name="P95">INCLUDE</text:p>
          </table:table-cell>
          <table:table-cell table:style-name="Table34.A1" office:value-type="string">
            <text:p text:style-name="P95">TID (2021) Spectacle Prescription Details</text:p>
          </table:table-cell>
          <table:table-cell table:style-name="Table34.A1" office:value-type="string">
            <text:p text:style-name="P95">1</text:p>
          </table:table-cell>
          <table:table-cell table:style-name="Table34.A1" office:value-type="string">
            <text:p text:style-name="P95">M</text:p>
          </table:table-cell>
          <table:table-cell table:style-name="Table34.A1" office:value-type="string">
            <text:p text:style-name="P95"/>
          </table:table-cell>
          <table:table-cell table:style-name="Table34.I1" office:value-type="string">
            <text:p text:style-name="P95"/>
          </table:table-cell>
        </table:table-row>
        <table:table-row table:style-name="Table34.1">
          <table:table-cell table:style-name="Table34.A1" office:value-type="string">
            <text:p text:style-name="P95">6</text:p>
          </table:table-cell>
          <table:table-cell table:style-name="Table34.A1" office:value-type="string">
            <text:p text:style-name="P95">&gt;</text:p>
          </table:table-cell>
          <table:table-cell table:style-name="Table34.A1" office:value-type="string">
            <text:p text:style-name="P95">CONTAINS</text:p>
          </table:table-cell>
          <table:table-cell table:style-name="Table34.A1" office:value-type="string">
            <text:p text:style-name="P95">NUM</text:p>
          </table:table-cell>
          <table:table-cell table:style-name="Table34.A1" office:value-type="string">
            <text:p text:style-name="P95">EV (111679, 99SUP130, “Distance Pupillary Distance”)</text:p>
          </table:table-cell>
          <table:table-cell table:style-name="Table34.A1" office:value-type="string">
            <text:p text:style-name="P95">1</text:p>
          </table:table-cell>
          <table:table-cell table:style-name="Table34.A1" office:value-type="string">
            <text:p text:style-name="P95">U</text:p>
          </table:table-cell>
          <table:table-cell table:style-name="Table34.A1" office:value-type="string">
            <text:p text:style-name="P95"/>
          </table:table-cell>
          <table:table-cell table:style-name="Table34.I1" office:value-type="string">
            <text:p text:style-name="P95">$UNITS=EV(mm,UCUM,”mm”)</text:p>
            <text:p text:style-name="P94"/>
          </table:table-cell>
        </table:table-row>
        <table:table-row table:style-name="Table34.1">
          <table:table-cell table:style-name="Table34.A1" office:value-type="string">
            <text:p text:style-name="P95">7</text:p>
          </table:table-cell>
          <table:table-cell table:style-name="Table34.A1" office:value-type="string">
            <text:p text:style-name="P95">&gt;</text:p>
          </table:table-cell>
          <table:table-cell table:style-name="Table34.A1" office:value-type="string">
            <text:p text:style-name="P95">CONTAINS</text:p>
          </table:table-cell>
          <table:table-cell table:style-name="Table34.A1" office:value-type="string">
            <text:p text:style-name="P95">NUM</text:p>
          </table:table-cell>
          <table:table-cell table:style-name="Table34.A1" office:value-type="string">
            <text:p text:style-name="P95">EV (111680, 99SUP130, “Near Pupillary Distance”)</text:p>
          </table:table-cell>
          <table:table-cell table:style-name="Table34.A1" office:value-type="string">
            <text:p text:style-name="P95">1</text:p>
          </table:table-cell>
          <table:table-cell table:style-name="Table34.A1" office:value-type="string">
            <text:p text:style-name="P95">U</text:p>
          </table:table-cell>
          <table:table-cell table:style-name="Table34.A1" office:value-type="string">
            <text:p text:style-name="P95"/>
          </table:table-cell>
          <table:table-cell table:style-name="Table34.I1" office:value-type="string">
            <text:p text:style-name="P95">$UNITS=EV(mm,UCUM,”mm”)</text:p>
          </table:table-cell>
        </table:table-row>
        <table:table-row table:style-name="Table34.1">
          <table:table-cell table:style-name="Table34.A1" office:value-type="string">
            <text:p text:style-name="P95">8</text:p>
          </table:table-cell>
          <table:table-cell table:style-name="Table34.A1" office:value-type="string">
            <text:p text:style-name="P95">&gt;</text:p>
          </table:table-cell>
          <table:table-cell table:style-name="Table34.A1" office:value-type="string">
            <text:p text:style-name="P95">CONTAINS</text:p>
          </table:table-cell>
          <table:table-cell table:style-name="Table34.A1" office:value-type="string">
            <text:p text:style-name="P95">TEXT</text:p>
          </table:table-cell>
          <table:table-cell table:style-name="Table34.A1" office:value-type="string">
            <text:p text:style-name="P96"><text:s/>EV (121106, DCM, “Comments”)</text:p>
          </table:table-cell>
          <table:table-cell table:style-name="Table34.A1" office:value-type="string">
            <text:p text:style-name="P95">1</text:p>
          </table:table-cell>
          <table:table-cell table:style-name="Table34.A1" office:value-type="string">
            <text:p text:style-name="P95">U</text:p>
          </table:table-cell>
          <table:table-cell table:style-name="Table34.A1" office:value-type="string">
            <text:p text:style-name="P95"/>
          </table:table-cell>
          <table:table-cell table:style-name="Table34.I1" office:value-type="string">
            <text:p text:style-name="P95"/>
          </table:table-cell>
        </table:table-row>
      </table:table>
      <text:p text:style-name="P6"/>
      <text:p text:style-name="Heading_20_3"><text:soft-page-break/>TID 2021<text:tab/>Template for Spectacle Prescription Details</text:p>
      <text:p text:style-name="Table_20_Title"><text:span text:style-name="T12">TID </text:span><text:span text:style-name="T12">2021<text:line-break/>Spectacle Prescription Details<text:line-break/>Type: Extensib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row table:style-name="Table35.1">
          <table:table-cell table:style-name="Table35.A1" office:value-type="string">
            <text:p text:style-name="P96"/>
          </table:table-cell>
          <table:table-cell table:style-name="Table35.A1" office:value-type="string">
            <text:p text:style-name="P97">NL</text:p>
          </table:table-cell>
          <table:table-cell table:style-name="Table35.A1" office:value-type="string">
            <text:p text:style-name="P97">Rel with Parent</text:p>
          </table:table-cell>
          <table:table-cell table:style-name="Table35.A1" office:value-type="string">
            <text:p text:style-name="P97">VT</text:p>
          </table:table-cell>
          <table:table-cell table:style-name="Table35.A1" office:value-type="string">
            <text:p text:style-name="P97">Concept Name</text:p>
          </table:table-cell>
          <table:table-cell table:style-name="Table35.A1" office:value-type="string">
            <text:p text:style-name="P97">VM</text:p>
          </table:table-cell>
          <table:table-cell table:style-name="Table35.A1" office:value-type="string">
            <text:p text:style-name="P97">Req Type</text:p>
          </table:table-cell>
          <table:table-cell table:style-name="Table35.A1" office:value-type="string">
            <text:p text:style-name="P97">Condition</text:p>
          </table:table-cell>
          <table:table-cell table:style-name="Table35.I1" office:value-type="string">
            <text:p text:style-name="P97">Value Set Constraint</text:p>
          </table:table-cell>
        </table:table-row>
        <table:table-row table:style-name="Table35.1">
          <table:table-cell table:style-name="Table35.A1" office:value-type="string">
            <text:p text:style-name="P95">1</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F-02FB4, SRT, “Sphere”)</text:p>
          </table:table-cell>
          <table:table-cell table:style-name="Table35.A1" office:value-type="string">
            <text:p text:style-name="P95">1</text:p>
          </table:table-cell>
          <table:table-cell table:style-name="Table35.A1" office:value-type="string">
            <text:p text:style-name="P95">M</text:p>
          </table:table-cell>
          <table:table-cell table:style-name="Table35.A1" office:value-type="string">
            <text:p text:style-name="P95"/>
          </table:table-cell>
          <table:table-cell table:style-name="Table35.I1" office:value-type="string">
            <text:p text:style-name="P95">$UNITS=EV([diop],UCUM,”diopters”)</text:p>
            <text:p text:style-name="P94"/>
          </table:table-cell>
        </table:table-row>
        <table:table-row table:style-name="Table35.1">
          <table:table-cell table:style-name="Table35.A1" office:value-type="string">
            <text:p text:style-name="P95">2</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F-A2143, SRT, “Cylinder Power”)</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Cylinder is prescribed</text:p>
          </table:table-cell>
          <table:table-cell table:style-name="Table35.I1" office:value-type="string">
            <text:p text:style-name="P95">$UNITS=EV([diop],UCUM,”diopters”)</text:p>
            <text:p text:style-name="P94"/>
          </table:table-cell>
        </table:table-row>
        <table:table-row table:style-name="Table35.1">
          <table:table-cell table:style-name="Table35.A1" office:value-type="string">
            <text:p text:style-name="P95">3</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F-02FB7, SRT, “Axis”)</text:p>
          </table:table-cell>
          <table:table-cell table:style-name="Table35.A1" office:value-type="string">
            <text:p text:style-name="P95">1</text:p>
          </table:table-cell>
          <table:table-cell table:style-name="Table35.A1" office:value-type="string">
            <text:p text:style-name="P95">MC</text:p>
          </table:table-cell>
          <table:table-cell table:style-name="Table35.A1" office:value-type="string">
            <text:p text:style-name="P95">IF ROW 2 is Present</text:p>
          </table:table-cell>
          <table:table-cell table:style-name="Table35.I1" office:value-type="string">
            <text:p text:style-name="P95">$UNITS=EV(deg,UCUM ,”degrees”)</text:p>
            <text:p text:style-name="P94"/>
          </table:table-cell>
        </table:table-row>
        <table:table-row table:style-name="Table35.1">
          <table:table-cell table:style-name="Table35.A1" office:value-type="string">
            <text:p text:style-name="P95">4</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111672, 99SUP130, “Add Near”)</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Add Near is prescribed</text:p>
          </table:table-cell>
          <table:table-cell table:style-name="Table35.I1" office:value-type="string">
            <text:p text:style-name="P95">$UNITS=EV([diop],UCUM,”diopters”)</text:p>
            <text:p text:style-name="P94"/>
          </table:table-cell>
        </table:table-row>
        <table:table-row table:style-name="Table35.1">
          <table:table-cell table:style-name="Table35.A1" office:value-type="string">
            <text:p text:style-name="P95">5</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111673, 99SUP130, “Add Intermediate”)</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Add Intermediate is prescribed</text:p>
          </table:table-cell>
          <table:table-cell table:style-name="Table35.I1" office:value-type="string">
            <text:p text:style-name="P95">$UNITS=EV([diop],UCUM,”diopters”)</text:p>
            <text:p text:style-name="P94"/>
          </table:table-cell>
        </table:table-row>
        <table:table-row table:style-name="Table35.1">
          <table:table-cell table:style-name="Table35.A1" office:value-type="string">
            <text:p text:style-name="P95">6</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111674, 99SUP130, “Add Other”)</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Add Other is prescribed</text:p>
          </table:table-cell>
          <table:table-cell table:style-name="Table35.I1" office:value-type="string">
            <text:p text:style-name="P95">$UNITS=EV([diop],UCUM,”diopters”)</text:p>
            <text:p text:style-name="P94"/>
          </table:table-cell>
        </table:table-row>
        <table:table-row table:style-name="Table35.1">
          <table:table-cell table:style-name="Table35.A1" office:value-type="string">
            <text:p text:style-name="P95">7</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111675, 99SUP130, “Horizontal Prism Power”)</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Horizontal Prism is prescribed</text:p>
          </table:table-cell>
          <table:table-cell table:style-name="Table35.I1" office:value-type="string">
            <text:p text:style-name="P95">$UNITS=EV([p’diop],UCUM,”prism diopters”)</text:p>
            <text:p text:style-name="P94"/>
          </table:table-cell>
        </table:table-row>
        <table:table-row table:style-name="Table35.1">
          <table:table-cell table:style-name="Table35.A1" office:value-type="string">
            <text:p text:style-name="P95">8</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CODE</text:p>
          </table:table-cell>
          <table:table-cell table:style-name="Table35.A1" office:value-type="string">
            <text:p text:style-name="P95">EV (111676, 99sup130, “Horizontal Prism Base”)</text:p>
          </table:table-cell>
          <table:table-cell table:style-name="Table35.A1" office:value-type="string">
            <text:p text:style-name="P95">1</text:p>
          </table:table-cell>
          <table:table-cell table:style-name="Table35.A1" office:value-type="string">
            <text:p text:style-name="P95">MC</text:p>
          </table:table-cell>
          <table:table-cell table:style-name="Table35.A1" office:value-type="string">
            <text:p text:style-name="P95">IF ROW 7 is present</text:p>
          </table:table-cell>
          <table:table-cell table:style-name="Table35.I1" office:value-type="string">
            <text:p text:style-name="P95">DCID (4214) <text:s/>Ophthalmic Horizontal Directions</text:p>
          </table:table-cell>
        </table:table-row>
        <table:table-row table:style-name="Table35.1">
          <table:table-cell table:style-name="Table35.A1" office:value-type="string">
            <text:p text:style-name="P95">9</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NUM</text:p>
          </table:table-cell>
          <table:table-cell table:style-name="Table35.A1" office:value-type="string">
            <text:p text:style-name="P95">EV (111677, 99SUP130, “Vertical Prism Power”)</text:p>
          </table:table-cell>
          <table:table-cell table:style-name="Table35.A1" office:value-type="string">
            <text:p text:style-name="P95">1</text:p>
          </table:table-cell>
          <table:table-cell table:style-name="Table35.A1" office:value-type="string">
            <text:p text:style-name="P95">UC</text:p>
          </table:table-cell>
          <table:table-cell table:style-name="Table35.A1" office:value-type="string">
            <text:p text:style-name="P95">IF Vertical Prism is prescribed</text:p>
          </table:table-cell>
          <table:table-cell table:style-name="Table35.I1" office:value-type="string">
            <text:p text:style-name="P95">$UNITS=EV(([p’diop],UCUM,”prism diopters”)</text:p>
            <text:p text:style-name="P94"/>
          </table:table-cell>
        </table:table-row>
        <table:table-row table:style-name="Table35.1">
          <table:table-cell table:style-name="Table35.A1" office:value-type="string">
            <text:p text:style-name="P95">10</text:p>
          </table:table-cell>
          <table:table-cell table:style-name="Table35.A1" office:value-type="string">
            <text:p text:style-name="P95"/>
          </table:table-cell>
          <table:table-cell table:style-name="Table35.A1" office:value-type="string">
            <text:p text:style-name="P95">CONTAINS</text:p>
          </table:table-cell>
          <table:table-cell table:style-name="Table35.A1" office:value-type="string">
            <text:p text:style-name="P95">CODE</text:p>
          </table:table-cell>
          <table:table-cell table:style-name="Table35.A1" office:value-type="string">
            <text:p text:style-name="P95">EV (111678, 99SUP130, “Vertical Prism Base”)</text:p>
          </table:table-cell>
          <table:table-cell table:style-name="Table35.A1" office:value-type="string">
            <text:p text:style-name="P95">1</text:p>
          </table:table-cell>
          <table:table-cell table:style-name="Table35.A1" office:value-type="string">
            <text:p text:style-name="P95">MC</text:p>
          </table:table-cell>
          <table:table-cell table:style-name="Table35.A1" office:value-type="string">
            <text:p text:style-name="P95">IF Row 9 is present</text:p>
          </table:table-cell>
          <table:table-cell table:style-name="Table35.I1" office:value-type="string">
            <text:p text:style-name="P95">DCID (4215) <text:s/>Ophthalmic Vertical Directions</text:p>
          </table:table-cell>
        </table:table-row>
      </table:table>
      <text:p text:style-name="P6"/>
      <text:p text:style-name="Instruction">Add the following to PS3.16 Annex B (as adopted in Supplement 53):</text:p>
      <text:p text:style-name="Standard"/>
      <text:p text:style-name="Heading_20_3"><text:soft-page-break/>CID 29<text:tab/>Acquisition Modality </text:p>
      <text:p text:style-name="P76">Context ID 29<text:line-break/>Acquisi<text:span text:style-name="T12">tion Modality </text:span></text:p>
      <text:p text:style-name="Table_20_Title">Type: <text:s text:c="2"/>Extensible<text:tab/><text:tab/>Version: <text:s text:c="2"/>200<text:span text:style-name="T20">61023</text:span><text:span text:style-name="T4">80124</text:span></text:p>
      <table:table table:name="Table36" table:style-name="Table36">
        <table:table-column table:style-name="Table36.A"/>
        <table:table-column table:style-name="Table36.B"/>
        <table:table-column table:style-name="Table36.C"/>
        <table:table-header-rows>
          <table:table-row table:style-name="Table36.1">
            <table:table-cell table:style-name="Table36.A1" office:value-type="string">
              <text:p text:style-name="P130">Coding Scheme Designator<text:line-break/></text:p>
            </table:table-cell>
            <table:table-cell table:style-name="Table36.A1" office:value-type="string">
              <text:p text:style-name="P130">Code Value<text:line-break/></text:p>
            </table:table-cell>
            <table:table-cell table:style-name="Table36.C1" office:value-type="string">
              <text:p text:style-name="P130">Code Meaning <text:line-break/></text:p>
            </table:table-cell>
          </table:table-row>
        </table:table-header-rows>
        <table:table-row table:style-name="Table36.1">
          <table:table-cell table:style-name="Table36.A2" office:value-type="string">
            <text:p text:style-name="P88">…..</text:p>
          </table:table-cell>
          <table:table-cell table:style-name="Table36.A2" office:value-type="string">
            <text:p text:style-name="P88">…..</text:p>
          </table:table-cell>
          <table:table-cell table:style-name="Table36.C2" office:value-type="string">
            <text:p text:style-name="P79">…..</text:p>
          </table:table-cell>
        </table:table-row>
        <table:table-row table:style-name="Table36.1">
          <table:table-cell table:style-name="Table36.A2" office:value-type="string">
            <text:p text:style-name="P82">DCM</text:p>
          </table:table-cell>
          <table:table-cell table:style-name="Table36.A2" office:value-type="string">
            <text:p text:style-name="P82">AR</text:p>
          </table:table-cell>
          <table:table-cell table:style-name="Table36.C2" office:value-type="string">
            <text:p text:style-name="P81">Autorefraction</text:p>
          </table:table-cell>
        </table:table-row>
        <table:table-row table:style-name="Table36.1">
          <table:table-cell table:style-name="Table36.A2" office:value-type="string">
            <text:p text:style-name="P82">DCM</text:p>
          </table:table-cell>
          <table:table-cell table:style-name="Table36.A2" office:value-type="string">
            <text:p text:style-name="P82">KER</text:p>
          </table:table-cell>
          <table:table-cell table:style-name="Table36.C2" office:value-type="string">
            <text:p text:style-name="P81">Keratometry</text:p>
          </table:table-cell>
        </table:table-row>
        <table:table-row table:style-name="Table36.1">
          <table:table-cell table:style-name="Table36.A2" office:value-type="string">
            <text:p text:style-name="P82">DCM</text:p>
          </table:table-cell>
          <table:table-cell table:style-name="Table36.A2" office:value-type="string">
            <text:p text:style-name="P82">LEN</text:p>
          </table:table-cell>
          <table:table-cell table:style-name="Table36.C2" office:value-type="string">
            <text:p text:style-name="P80">Lensometry</text:p>
          </table:table-cell>
        </table:table-row>
        <table:table-row table:style-name="Table36.1">
          <table:table-cell table:style-name="Table36.A2" office:value-type="string">
            <text:p text:style-name="P82">DCM</text:p>
          </table:table-cell>
          <table:table-cell table:style-name="Table36.A2" office:value-type="string">
            <text:p text:style-name="P82">SRF</text:p>
          </table:table-cell>
          <table:table-cell table:style-name="Table36.C2" office:value-type="string">
            <text:p text:style-name="P81">Subjective Refraction</text:p>
          </table:table-cell>
        </table:table-row>
        <table:table-row table:style-name="Table36.1">
          <table:table-cell table:style-name="Table36.A2" office:value-type="string">
            <text:p text:style-name="P82">DCM</text:p>
          </table:table-cell>
          <table:table-cell table:style-name="Table36.A2" office:value-type="string">
            <text:p text:style-name="P82">VA</text:p>
          </table:table-cell>
          <table:table-cell table:style-name="Table36.C2" office:value-type="string">
            <text:p text:style-name="P81">Visual Acuity</text:p>
          </table:table-cell>
        </table:table-row>
      </table:table>
      <text:p text:style-name="P50"/>
      <text:p text:style-name="Heading_20_3">CID 4214 <text:tab/><text:tab/>Ophthalmic Horizontal Directions</text:p>
      <text:p text:style-name="Table_20_Title">Context ID 4214<text:line-break/>Ophthalmic Horizontal Directions</text:p>
      <text:p text:style-name="Table_20_Title">Type: Extensible<text:tab/><text:tab/>Version: 20080124</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56">Coding Scheme Designator<text:line-break/>(0008,0102)</text:p>
          </table:table-cell>
          <table:table-cell table:style-name="Table37.A1" office:value-type="string">
            <text:p text:style-name="P56">Code Value<text:line-break/>(0008,0100)</text:p>
          </table:table-cell>
          <table:table-cell table:style-name="Table37.C1" office:value-type="string">
            <text:p text:style-name="P102">Code Meaning <text:line-break/>(0008,0104)</text:p>
          </table:table-cell>
        </table:table-row>
        <table:table-row table:style-name="Table37.1">
          <table:table-cell table:style-name="Table37.A2" office:value-type="string">
            <text:p text:style-name="P53">SRT</text:p>
          </table:table-cell>
          <table:table-cell table:style-name="Table37.A2" office:value-type="string">
            <text:p text:style-name="P88">G-C028</text:p>
          </table:table-cell>
          <table:table-cell table:style-name="Table37.C2" office:value-type="string">
            <text:p text:style-name="P79">Inward</text:p>
          </table:table-cell>
        </table:table-row>
        <table:table-row table:style-name="Table37.1">
          <table:table-cell table:style-name="Table37.A3" office:value-type="string">
            <text:p text:style-name="P53">SRT</text:p>
          </table:table-cell>
          <table:table-cell table:style-name="Table37.A3" office:value-type="string">
            <text:p text:style-name="P88">R-404C7</text:p>
          </table:table-cell>
          <table:table-cell table:style-name="Table37.C3" office:value-type="string">
            <text:p text:style-name="P79">Outward</text:p>
          </table:table-cell>
        </table:table-row>
      </table:table>
      <text:p text:style-name="Standard"/>
      <text:p text:style-name="Heading_20_3">CID 4215 <text:tab/><text:tab/>Ophthalmic Vertical Directions</text:p>
      <text:p text:style-name="Table_20_Title">Context ID 4215<text:line-break/>Ophthalmic Vertical Directions</text:p>
      <text:p text:style-name="Table_20_Title">Type: Extensible<text:tab/><text:tab/>Version:20080124</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56">Coding Scheme Designator<text:line-break/>(0008,0102)</text:p>
          </table:table-cell>
          <table:table-cell table:style-name="Table38.A1" office:value-type="string">
            <text:p text:style-name="P56">Code Value<text:line-break/>(0008,0100)</text:p>
          </table:table-cell>
          <table:table-cell table:style-name="Table38.C1" office:value-type="string">
            <text:p text:style-name="P102">Code Meaning <text:line-break/>(0008,0104)</text:p>
          </table:table-cell>
        </table:table-row>
        <table:table-row table:style-name="Table38.1">
          <table:table-cell table:style-name="Table38.A2" office:value-type="string">
            <text:p text:style-name="P53">SRT</text:p>
          </table:table-cell>
          <table:table-cell table:style-name="Table38.A2" office:value-type="string">
            <text:p text:style-name="P88">R-404BE</text:p>
          </table:table-cell>
          <table:table-cell table:style-name="Table38.C2" office:value-type="string">
            <text:p text:style-name="P79">Up</text:p>
          </table:table-cell>
        </table:table-row>
        <table:table-row table:style-name="Table38.1">
          <table:table-cell table:style-name="Table38.A3" office:value-type="string">
            <text:p text:style-name="P53">SRT</text:p>
          </table:table-cell>
          <table:table-cell table:style-name="Table38.A3" office:value-type="string">
            <text:p text:style-name="P88">R-404B3</text:p>
          </table:table-cell>
          <table:table-cell table:style-name="Table38.C3" office:value-type="string">
            <text:p text:style-name="P79">Down</text:p>
          </table:table-cell>
        </table:table-row>
      </table:table>
      <text:p text:style-name="Standard"/>
      <text:p text:style-name="Heading_20_3">CID 4216 <text:tab/><text:tab/>Ophthalmic Visual Acuity Type</text:p>
      <text:p text:style-name="Table_20_Title">Context ID 4216<text:line-break/>Ophthalmic Visual Acuity Type</text:p>
      <text:p text:style-name="Table_20_Title">Type: Extensible<text:tab/><text:tab/>Version: 20080124</text:p>
      <table:table table:name="Table39" table:style-name="Table39">
        <table:table-column table:style-name="Table39.A"/>
        <table:table-column table:style-name="Table39.B"/>
        <table:table-column table:style-name="Table39.C"/>
        <text:soft-page-break/>
        <table:table-row table:style-name="Table39.1">
          <table:table-cell table:style-name="Table39.A1" office:value-type="string">
            <text:p text:style-name="P56">Coding Scheme Designator<text:line-break/>(0008,0102)</text:p>
          </table:table-cell>
          <table:table-cell table:style-name="Table39.A1" office:value-type="string">
            <text:p text:style-name="P56">Code Value<text:line-break/>(0008,0100)</text:p>
          </table:table-cell>
          <table:table-cell table:style-name="Table39.C1" office:value-type="string">
            <text:p text:style-name="P102">Code Meaning <text:line-break/>(0008,0104)</text:p>
          </table:table-cell>
        </table:table-row>
        <table:table-row table:style-name="Table39.1">
          <table:table-cell table:style-name="Table39.A2" office:value-type="string">
            <text:p text:style-name="P53">99SUP130</text:p>
          </table:table-cell>
          <table:table-cell table:style-name="Table39.A2" office:value-type="string">
            <text:p text:style-name="P88">111685</text:p>
          </table:table-cell>
          <table:table-cell table:style-name="Table39.C2" office:value-type="string">
            <text:p text:style-name="P79">Autorefraction Visual Acuity</text:p>
          </table:table-cell>
        </table:table-row>
        <table:table-row table:style-name="Table39.1">
          <table:table-cell table:style-name="Table39.A2" office:value-type="string">
            <text:p text:style-name="P53">99SUP130</text:p>
          </table:table-cell>
          <table:table-cell table:style-name="Table39.A2" office:value-type="string">
            <text:p text:style-name="P88">111686</text:p>
          </table:table-cell>
          <table:table-cell table:style-name="Table39.C2" office:value-type="string">
            <text:p text:style-name="P79">Habitual Visual Acuity</text:p>
          </table:table-cell>
        </table:table-row>
        <table:table-row table:style-name="Table39.1">
          <table:table-cell table:style-name="Table39.A2" office:value-type="string">
            <text:p text:style-name="P53">99SUP130</text:p>
          </table:table-cell>
          <table:table-cell table:style-name="Table39.A2" office:value-type="string">
            <text:p text:style-name="P88">111687</text:p>
          </table:table-cell>
          <table:table-cell table:style-name="Table39.C2" office:value-type="string">
            <text:p text:style-name="P79">Prescription Visual Acuity</text:p>
          </table:table-cell>
        </table:table-row>
        <table:table-row table:style-name="Table39.1">
          <table:table-cell table:style-name="Table39.A2" office:value-type="string">
            <text:p text:style-name="P53">SRT</text:p>
          </table:table-cell>
          <table:table-cell table:style-name="Table39.A2" office:value-type="string">
            <text:p text:style-name="P98">F-04ECE</text:p>
          </table:table-cell>
          <table:table-cell table:style-name="Table39.C2" office:value-type="string">
            <text:p text:style-name="P99">Potential Acuity Meter Visual Acuity</text:p>
          </table:table-cell>
        </table:table-row>
        <table:table-row table:style-name="Table39.1">
          <table:table-cell table:style-name="Table39.A2" office:value-type="string">
            <text:p text:style-name="P53">SRT</text:p>
          </table:table-cell>
          <table:table-cell table:style-name="Table39.A2" office:value-type="string">
            <text:p text:style-name="P88">F-04D54</text:p>
          </table:table-cell>
          <table:table-cell table:style-name="Table39.C2" office:value-type="string">
            <text:p text:style-name="P99">Best Corrected Visual Acuity</text:p>
          </table:table-cell>
        </table:table-row>
        <table:table-row table:style-name="Table39.1">
          <table:table-cell table:style-name="Table39.A2" office:value-type="string">
            <text:p text:style-name="P53">SRT</text:p>
          </table:table-cell>
          <table:table-cell table:style-name="Table39.B7" office:value-type="string">
            <text:p text:style-name="P5">F-04D53</text:p>
          </table:table-cell>
          <table:table-cell table:style-name="Table39.C7" office:value-type="string">
            <text:p text:style-name="P15">Uncorrected Visual Acuity</text:p>
          </table:table-cell>
        </table:table-row>
        <table:table-row table:style-name="Table39.1">
          <table:table-cell table:style-name="Table39.A2" office:value-type="string">
            <text:p text:style-name="P53">SRT</text:p>
          </table:table-cell>
          <table:table-cell table:style-name="Table39.B7" office:value-type="string">
            <text:p text:style-name="P5">F-04D55</text:p>
          </table:table-cell>
          <table:table-cell table:style-name="Table39.C7" office:value-type="string">
            <text:p text:style-name="P15">Pinhole Visual Acuity</text:p>
          </table:table-cell>
        </table:table-row>
        <table:table-row table:style-name="Table39.1">
          <table:table-cell table:style-name="Table39.A9" office:value-type="string">
            <text:p text:style-name="P53">SRT</text:p>
          </table:table-cell>
          <table:table-cell table:style-name="Table39.B9" office:value-type="string">
            <text:p text:style-name="P5">F-04ECF</text:p>
          </table:table-cell>
          <table:table-cell table:style-name="Table39.C9" office:value-type="string">
            <text:p text:style-name="P15">Brightness Acuity Testing Visual Acuity</text:p>
          </table:table-cell>
        </table:table-row>
      </table:table>
      <text:p text:style-name="Standard"/>
      <text:p text:style-name="P138">Add to PS3.16 – Add To <text:span text:style-name="T8">Annex D DICOM Controlled Terminology Definitions (Normative)</text:span></text:p>
      <text:p text:style-name="Standard"/>
      <table:table table:name="Table40" table:style-name="Table40">
        <table:table-column table:style-name="Table40.A"/>
        <table:table-column table:style-name="Table40.B"/>
        <table:table-column table:style-name="Table40.C"/>
        <table:table-column table:style-name="Table40.D"/>
        <table:table-header-rows>
          <table:table-row table:style-name="Table40.1">
            <table:table-cell table:style-name="Table40.A1" office:value-type="string">
              <text:p text:style-name="P72">Code Value</text:p>
            </table:table-cell>
            <table:table-cell table:style-name="Table40.A1" office:value-type="string">
              <text:p text:style-name="P73">Code Meaning</text:p>
            </table:table-cell>
            <table:table-cell table:style-name="Table40.A1" office:value-type="string">
              <text:p text:style-name="P73">Definition</text:p>
            </table:table-cell>
            <table:table-cell table:style-name="Table40.D1" office:value-type="string">
              <text:p text:style-name="P73">Notes</text:p>
            </table:table-cell>
          </table:table-row>
        </table:table-header-rows>
        <table:table-row table:style-name="Table40.1">
          <table:table-cell table:style-name="Table40.A1" office:value-type="string">
            <text:p text:style-name="P88">…</text:p>
          </table:table-cell>
          <table:table-cell table:style-name="Table40.A1" office:value-type="string">
            <text:p text:style-name="P79"/>
          </table:table-cell>
          <table:table-cell table:style-name="Table40.A1" office:value-type="string">
            <text:p text:style-name="P79"/>
          </table:table-cell>
          <table:table-cell table:style-name="Table40.D1" office:value-type="string">
            <text:p text:style-name="P79"/>
          </table:table-cell>
        </table:table-row>
        <table:table-row table:style-name="Table40.1">
          <table:table-cell table:style-name="Table40.A1" office:value-type="string">
            <text:p text:style-name="P88">111671</text:p>
          </table:table-cell>
          <table:table-cell table:style-name="Table40.A1" office:value-type="string">
            <text:p text:style-name="P79">Spectacle Prescription Report</text:p>
          </table:table-cell>
          <table:table-cell table:style-name="Table40.A1" office:value-type="string">
            <text:p text:style-name="P79">The spectacle prescription for a patient.</text:p>
          </table:table-cell>
          <table:table-cell table:style-name="Table40.D1" office:value-type="string">
            <text:p text:style-name="P79"/>
          </table:table-cell>
        </table:table-row>
        <table:table-row table:style-name="Table40.1">
          <table:table-cell table:style-name="Table40.A1" office:value-type="string">
            <text:p text:style-name="P88">111672</text:p>
          </table:table-cell>
          <table:table-cell table:style-name="Table40.A1" office:value-type="string">
            <text:p text:style-name="P79">Add Near</text:p>
          </table:table-cell>
          <table:table-cell table:style-name="Table40.A1" office:value-type="string">
            <text:p text:style-name="P79">Refractive measurements of the eye to correct for inability to focus at near while wearing the distance prescription. <text:s/></text:p>
          </table:table-cell>
          <table:table-cell table:style-name="Table40.D1" office:value-type="string">
            <text:p text:style-name="P79"/>
          </table:table-cell>
        </table:table-row>
        <table:table-row table:style-name="Table40.1">
          <table:table-cell table:style-name="Table40.A1" office:value-type="string">
            <text:p text:style-name="P88">111673</text:p>
          </table:table-cell>
          <table:table-cell table:style-name="Table40.A1" office:value-type="string">
            <text:p text:style-name="P79">Add Intermediate</text:p>
          </table:table-cell>
          <table:table-cell table:style-name="Table40.A1" office:value-type="string">
            <text:p text:style-name="P79">Refractive measurements of the eye to correct for inability to focus at intermediate distance while wearing the distance prescription. <text:s/></text:p>
          </table:table-cell>
          <table:table-cell table:style-name="Table40.D1" office:value-type="string">
            <text:p text:style-name="P79"/>
          </table:table-cell>
        </table:table-row>
        <table:table-row table:style-name="Table40.1">
          <table:table-cell table:style-name="Table40.A1" office:value-type="string">
            <text:p text:style-name="P88">111674</text:p>
          </table:table-cell>
          <table:table-cell table:style-name="Table40.A1" office:value-type="string">
            <text:p text:style-name="P79">Add Other</text:p>
          </table:table-cell>
          <table:table-cell table:style-name="Table40.A1" office:value-type="string">
            <text:p text:style-name="P79">Refractive measurements of the eye to correct for inability to focus at the specified distance while wearing the distance prescription. <text:s/></text:p>
          </table:table-cell>
          <table:table-cell table:style-name="Table40.D1" office:value-type="string">
            <text:p text:style-name="P79"/>
          </table:table-cell>
        </table:table-row>
        <table:table-row table:style-name="Table40.1">
          <table:table-cell table:style-name="Table40.A1" office:value-type="string">
            <text:p text:style-name="P88">111675</text:p>
          </table:table-cell>
          <table:table-cell table:style-name="Table40.A1" office:value-type="string">
            <text:p text:style-name="P79">Horizontal Prism Power</text:p>
          </table:table-cell>
          <table:table-cell table:style-name="Table40.A1" office:value-type="string">
            <text:p text:style-name="P79">The power of a prism to bend light in the horizontal direction, in prism diopters</text:p>
          </table:table-cell>
          <table:table-cell table:style-name="Table40.D1" office:value-type="string">
            <text:p text:style-name="P79"/>
          </table:table-cell>
        </table:table-row>
        <table:table-row table:style-name="Table40.1">
          <table:table-cell table:style-name="Table40.A1" office:value-type="string">
            <text:p text:style-name="P88">111676</text:p>
          </table:table-cell>
          <table:table-cell table:style-name="Table40.A1" office:value-type="string">
            <text:p text:style-name="P79">Horizontal Prism Base</text:p>
          </table:table-cell>
          <table:table-cell table:style-name="Table40.A1" office:value-type="string">
            <text:p text:style-name="P79">Direction of the base of a horizontal prism -- either in (toward the nose), or out (away from the nose)</text:p>
          </table:table-cell>
          <table:table-cell table:style-name="Table40.D1" office:value-type="string">
            <text:p text:style-name="P79"/>
          </table:table-cell>
        </table:table-row>
        <table:table-row table:style-name="Table40.1">
          <table:table-cell table:style-name="Table40.A1" office:value-type="string">
            <text:p text:style-name="P88">111677</text:p>
          </table:table-cell>
          <table:table-cell table:style-name="Table40.A1" office:value-type="string">
            <text:p text:style-name="P79">Vertical Prism Power</text:p>
          </table:table-cell>
          <table:table-cell table:style-name="Table40.A1" office:value-type="string">
            <text:p text:style-name="P79">The power of a prism to bend light in the vertical direction, in prism diopters. <text:s/></text:p>
          </table:table-cell>
          <table:table-cell table:style-name="Table40.D1" office:value-type="string">
            <text:p text:style-name="P79"/>
          </table:table-cell>
        </table:table-row>
        <table:table-row table:style-name="Table40.1">
          <table:table-cell table:style-name="Table40.A1" office:value-type="string">
            <text:p text:style-name="P88">111678</text:p>
          </table:table-cell>
          <table:table-cell table:style-name="Table40.A1" office:value-type="string">
            <text:p text:style-name="P79">Vertical Prism Base</text:p>
          </table:table-cell>
          <table:table-cell table:style-name="Table40.A1" office:value-type="string">
            <text:p text:style-name="P79">Direction of the base of a vertical prism -- either up, or down.</text:p>
          </table:table-cell>
          <table:table-cell table:style-name="Table40.D1" office:value-type="string">
            <text:p text:style-name="P79"/>
          </table:table-cell>
        </table:table-row>
        <table:table-row table:style-name="Table40.1">
          <table:table-cell table:style-name="Table40.A1" office:value-type="string">
            <text:p text:style-name="P88">111679</text:p>
          </table:table-cell>
          <table:table-cell table:style-name="Table40.A1" office:value-type="string">
            <text:p text:style-name="P79">Distance Pupillary Distance</text:p>
          </table:table-cell>
          <table:table-cell table:style-name="Table40.A1" office:value-type="string">
            <text:p text:style-name="P79">Distance in mm between the pupils when the patient’s object of regard is in the distance. <text:s/></text:p>
          </table:table-cell>
          <table:table-cell table:style-name="Table40.D1" office:value-type="string">
            <text:p text:style-name="P79"/>
          </table:table-cell>
        </table:table-row>
        <text:soft-page-break/>
        <table:table-row table:style-name="Table40.1">
          <table:table-cell table:style-name="Table40.A1" office:value-type="string">
            <text:p text:style-name="P88">111680</text:p>
          </table:table-cell>
          <table:table-cell table:style-name="Table40.A1" office:value-type="string">
            <text:p text:style-name="P79">Near Pupillary Distance</text:p>
          </table:table-cell>
          <table:table-cell table:style-name="Table40.A1" office:value-type="string">
            <text:p text:style-name="P79">Distance in mm between the pupils when the patient’s object of regard is at near. <text:s/></text:p>
          </table:table-cell>
          <table:table-cell table:style-name="Table40.D1" office:value-type="string">
            <text:p text:style-name="P79"/>
          </table:table-cell>
        </table:table-row>
        <table:table-row table:style-name="Table40.1">
          <table:table-cell table:style-name="Table40.A1" office:value-type="string">
            <text:p text:style-name="P88">111685</text:p>
          </table:table-cell>
          <table:table-cell table:style-name="Table40.A1" office:value-type="string">
            <text:p text:style-name="P79">Autorefraction Visual Acuity</text:p>
          </table:table-cell>
          <table:table-cell table:style-name="Table40.A1" office:value-type="string">
            <text:p text:style-name="P79">A patient’s vision with the correction measured by an autorefractor in place.</text:p>
          </table:table-cell>
          <table:table-cell table:style-name="Table40.D1" office:value-type="string">
            <text:p text:style-name="P79"/>
          </table:table-cell>
        </table:table-row>
        <table:table-row table:style-name="Table40.1">
          <table:table-cell table:style-name="Table40.A1" office:value-type="string">
            <text:p text:style-name="P88">111686</text:p>
          </table:table-cell>
          <table:table-cell table:style-name="Table40.A1" office:value-type="string">
            <text:p text:style-name="P79">Habitual Visual Acuity</text:p>
          </table:table-cell>
          <table:table-cell table:style-name="Table40.A1" office:value-type="string">
            <text:p text:style-name="P79">A patient’s vision with whichever vision correction the patient customarily wears</text:p>
          </table:table-cell>
          <table:table-cell table:style-name="Table40.D1" office:value-type="string">
            <text:p text:style-name="P79"/>
          </table:table-cell>
        </table:table-row>
        <table:table-row table:style-name="Table40.1">
          <table:table-cell table:style-name="Table40.A1" office:value-type="string">
            <text:p text:style-name="P88">111687</text:p>
          </table:table-cell>
          <table:table-cell table:style-name="Table40.A1" office:value-type="string">
            <text:p text:style-name="P79">Prescription Visual Acuity</text:p>
          </table:table-cell>
          <table:table-cell table:style-name="Table40.A1" office:value-type="string">
            <text:p text:style-name="P79">A patient’s vision with the final spectacle prescription in place.</text:p>
          </table:table-cell>
          <table:table-cell table:style-name="Table40.D1" office:value-type="string">
            <text:p text:style-name="P79"/>
          </table:table-cell>
        </table:table-row>
        <table:table-row table:style-name="Table40.1">
          <table:table-cell table:style-name="Table40.A1" office:value-type="string">
            <text:p text:style-name="P88">111688</text:p>
          </table:table-cell>
          <table:table-cell table:style-name="Table40.A1" office:value-type="string">
            <text:p text:style-name="P79">Right Eye Rx</text:p>
          </table:table-cell>
          <table:table-cell table:style-name="Table40.A1" office:value-type="string">
            <text:p text:style-name="P79">The spectacle prescription for the right eye</text:p>
          </table:table-cell>
          <table:table-cell table:style-name="Table40.D1" office:value-type="string">
            <text:p text:style-name="P79"/>
          </table:table-cell>
        </table:table-row>
        <table:table-row table:style-name="Table40.1">
          <table:table-cell table:style-name="Table40.A1" office:value-type="string">
            <text:p text:style-name="P88">111689</text:p>
          </table:table-cell>
          <table:table-cell table:style-name="Table40.A1" office:value-type="string">
            <text:p text:style-name="P79">Left Eye Rx</text:p>
          </table:table-cell>
          <table:table-cell table:style-name="Table40.A1" office:value-type="string">
            <text:p text:style-name="P79">The spectacle prescription for the left eye</text:p>
          </table:table-cell>
          <table:table-cell table:style-name="Table40.D1" office:value-type="string">
            <text:p text:style-name="P79"/>
          </table:table-cell>
        </table:table-row>
        <table:table-row table:style-name="Table40.1">
          <table:table-cell table:style-name="Table40.A18" office:value-type="string">
            <text:p text:style-name="P88">AR</text:p>
          </table:table-cell>
          <table:table-cell table:style-name="Table40.A18" office:value-type="string">
            <text:p text:style-name="P79">Autorefraction</text:p>
          </table:table-cell>
          <table:table-cell table:style-name="Table40.A18" office:value-type="string">
            <text:p text:style-name="P79">Autorefraction device</text:p>
          </table:table-cell>
          <table:table-cell table:style-name="Table40.D1" office:value-type="string">
            <text:p text:style-name="P79"/>
          </table:table-cell>
        </table:table-row>
        <table:table-row table:style-name="Table40.1">
          <table:table-cell table:style-name="Table40.A18" office:value-type="string">
            <text:p text:style-name="P88">KER</text:p>
          </table:table-cell>
          <table:table-cell table:style-name="Table40.A18" office:value-type="string">
            <text:p text:style-name="P79">Keratometry</text:p>
          </table:table-cell>
          <table:table-cell table:style-name="Table40.A18" office:value-type="string">
            <text:p text:style-name="P79">Keratometry device</text:p>
          </table:table-cell>
          <table:table-cell table:style-name="Table40.D1" office:value-type="string">
            <text:p text:style-name="P79"/>
          </table:table-cell>
        </table:table-row>
        <table:table-row table:style-name="Table40.1">
          <table:table-cell table:style-name="Table40.A18" office:value-type="string">
            <text:p text:style-name="P88">LEN</text:p>
          </table:table-cell>
          <table:table-cell table:style-name="Table40.A18" office:value-type="string">
            <text:p text:style-name="P93">Lensometry</text:p>
          </table:table-cell>
          <table:table-cell table:style-name="Table40.A18" office:value-type="string">
            <text:p text:style-name="P79"><text:span text:style-name="T8">Lensometry</text:span> device</text:p>
          </table:table-cell>
          <table:table-cell table:style-name="Table40.D1" office:value-type="string">
            <text:p text:style-name="P79"/>
          </table:table-cell>
        </table:table-row>
        <table:table-row table:style-name="Table40.1">
          <table:table-cell table:style-name="Table40.A18" office:value-type="string">
            <text:p text:style-name="P88">SRF</text:p>
          </table:table-cell>
          <table:table-cell table:style-name="Table40.A18" office:value-type="string">
            <text:p text:style-name="P79">Subjective Refraction</text:p>
          </table:table-cell>
          <table:table-cell table:style-name="Table40.A18" office:value-type="string">
            <text:p text:style-name="P79">Subjective Refraction device</text:p>
          </table:table-cell>
          <table:table-cell table:style-name="Table40.D1" office:value-type="string">
            <text:p text:style-name="P79"/>
          </table:table-cell>
        </table:table-row>
        <table:table-row table:style-name="Table40.1">
          <table:table-cell table:style-name="Table40.A18" office:value-type="string">
            <text:p text:style-name="P88">VA</text:p>
          </table:table-cell>
          <table:table-cell table:style-name="Table40.A18" office:value-type="string">
            <text:p text:style-name="P79">Visual Acuity</text:p>
          </table:table-cell>
          <table:table-cell table:style-name="Table40.A18" office:value-type="string">
            <text:p text:style-name="P79">Visual Acuity device</text:p>
          </table:table-cell>
          <table:table-cell table:style-name="Table40.D1" office:value-type="string">
            <text:p text:style-name="P79"/>
          </table:table-cell>
        </table:table-row>
      </table:table>
      <text:p text:style-name="P6"/>
      <text:p text:style-name="P25"/>
      <text:p text:style-name="P28"/>
      <text:p text:style-name="P28"/>
      <text:p text:style-name="P28"/>
      <text:p text:style-name="Standard"/>
      <text:p text:style-name="P28"/>
      <text:p text:style-name="P28"/>
      <text:p text:style-name="P28"/>
      <text:p text:style-name="Standard"/>
      <text:p text:style-name="Heading_20_1">Changes to NEMA Standards Publication PS 3.16-2007</text:p>
      <text:p text:style-name="P7">Digital Imaging and Communications in Medicine (DICOM)</text:p>
      <text:p text:style-name="P32">Part 17: Explanatory Information</text:p>
      <text:p text:style-name="P9"/>
      <text:p text:style-name="P24">Add to PS3.17 – Add Use Cases for Refractive Instruments</text:p>
      <text:p text:style-name="Standard"/>
      <text:p text:style-name="P110">Annex X<text:tab/>Ophthalmic Refractive Reports Use Cases (Informative)</text:p>
      <text:p text:style-name="Heading_20_2">X.1<text:tab/>Introduction</text:p>
      <text:p text:style-name="Standard">Refractive instruments are the most commonly used instruments in eye care. <text:s/>At present many of them have the capability for digital output, but their data is most often addressed by manual input into a paper or electronic record.</text:p>
      <text:p text:style-name="Standard">Refractive instruments address the power of a lens or of a patient's eye to bend light. <text:s/>In order for a patient to see well light must be focused on the retina in the back of the eye. <text:s/>If the natural optics of a patient's eye do not accomplish this, corrective lenses can bend incident light so that it will be focused on the retina after passing through the optics of the eye. <text:s/>The power of an optical system such as a spectacle lens or the eye is measured by its ability to bend light, and is measured in diopters (D). In practical clinical applications, this is measured to 3 decimal points, in increments of 0.125 D. <text:s/>The power of a lens is measured in at least two major meridians. <text:s/>A spherical lens power occurs when the power is the same in all meridians (0-180 degrees). <text:s/>A cylindrical lens power occurs when there is a difference in lens power across the various meridians. <text:s/>The shape of the anterior surface of the eye largely determines what type of correcting lens is needed. An eye that requires only spherical lens power is usually shaped spherically, more like a ball, while an eye that requires cylindrical lens power is ellipsoid and shaped more like a football. <text:s/></text:p>
      <text:p text:style-name="Standard">Lenses can also bend light without changing its focal distance. This type of refraction simply displaces the position of the image laterally. The power of a prism to bend light is measured in prism diopters. In practical clinical applications this is measured to 1 decimal point, in increments of 0.5 prism diopters. <text:s/>Prism power is required in a pair of spectacles most commonly when both eyes are not properly aligned with the object of regard. <text:s/>Clinical prisms are considered to bend all light coming in from the lens either up, down, in toward the nose, or out away from the nose, in order to compensate for ocular misalignment.</text:p>
      <text:p text:style-name="Standard">Visual acuity is measured in various <text:span text:style-name="T15">scales</text:span>, all of which indicate a patient's vision as a fraction of what a reference standard patient would see at any given distance. <text:s/>For example, if a patient has 20/30 vision it means that he sees from a distance of 20 feet what a reference standard patient would see from a distance of 30 feet. These measurements are determined by presentation of standardized objects or symbols (optotypes) of varying sizes calibrated to reference standard vision (20/20). The smallest discernable optotype defines the patient’s visual acuity expressed in a variety of formats (letters, numbers, pictures, tumbling E, Landolt C, etc).</text:p>
      <text:p text:style-name="Standard">Visual acuity is measured in two categories of <text:span text:style-name="T15">viewing distances</text:span>: distance, and near. Distance visual acuity is measured at 20’ or six meters. This distance is roughly equivalent to optical infinity for clinical purposes. The near viewing distance can vary from 30cm to 75 cm depending on a variety of other conditions, but most commonly is measured at 40 cm.</text:p>
      <text:p text:style-name="Standard">Visual acuity is measured under several common <text:span text:style-name="T15">viewing conditions</text:span>: 1) Uncorrected vision is measured using the autoprojector to project the above mentioned optotypes for viewing, with no lenses in front of the patient's eyes. <text:s/>The line of smallest optotypes of which the patient can see more than half is determined, and that information is uploaded to a computer system. <text:s/>2) The patient's vision using habitual correction is measured in a similar fashion using whichever vision correction the patient customarily wears. <text:s/>3) Pinhole vision is measured in a similar fashion, with the patient viewing the optotypes through a pinhole occluder held in front of the eye. <text:s/>Pinhole visual acuity testing reduces retinal blur, providing an approximation of what the patient's vision should be with the best possible refractive correction (spectacles) in place. 4) Best corrected<text:span text:style-name="T4"> visual acuity </text:span>is the visual acuity with the best refractive correction in place. 5) Crowding visual<text:span text:style-name="T4"> </text:span><text:soft-page-break/>acuity measures the presence and amount of disparity in acuity between single optotype and multiple optotype presentations. </text:p>
      <text:p text:style-name="Standard">A patient’s spectacle prescription may or may not represent the same lenses that provided best corrected visual acuity in his refraction. <text:s/>Subjective comfort plays a role in determining the final spectacle prescription.</text:p>
      <text:p text:style-name="Standard">1.) <text:s/><text:span text:style-name="T8">Autolensometer:</text:span> an autolensometer is used to measure the refractive power of a patient's spectacles. This is done by the automatic analysis of the effect of the measured lens upon a beam of light passing through it. <text:s/>Output from an autolensometer can be uploaded to a phoropter to provide a baseline for subjective refraction (discussed below), and it can be uploaded to a computerized medical record. <text:s/>Lenses may also be measured to confirm manufacturing accuracy.</text:p>
      <text:p text:style-name="Standard">2.) <text:s/><text:span text:style-name="T8">Autorefractor:</text:span><text:span text:style-name="T3"> </text:span>an autorefractor is used to automatically determine, without patient input, what refractive correction should provide best corrected visual acuity. <text:s/>Output from an autorefractor can be uploaded to a phoropter to provide a baseline for subjective refraction (discussed below), and it can be uploaded to a computerized medical record.</text:p>
      <text:p text:style-name="Standard">3.) <text:s/><text:span text:style-name="T18">Phoropter (or phoroptor)</text:span><text:span text:style-name="T8">: </text:span><text:span text:style-name="T16">an instrument containing multiple lenses, that is used in the course of an eye exam to determine the individual’s subjective response to various lenses (subjective refraction) and the need for glasses or contact lenses.</text:span>. <text:span text:style-name="T16">The patient looks through the phoropter lenses at an eye chart that may be at 20 ft or 6m or at a reading chart that may be at 40 cm. <text:s/></text:span>Information from the subjective refraction can be uploaded from an autophoropter to a computer. <text:s/>The best corrected vision that was obtained is displayed in an autoprojector, and that information can also be uploaded to a computer.</text:p>
      <text:p text:style-name="Standard">4.) <text:span text:style-name="T8">Autokeratometer:</text:span><text:span text:style-name="T3"> </text:span>an autokeratometer is used to measure the curvature, and thus the refractive power, of a patient's cornea. <text:s/>Two measurements are generally taken, one at the steepest and one at the flattest meridian of the cornea. <text:s/>The meridian measured is expressed in degrees, whole integers, in increments of 1 degree. <text:s/>If the measurement is expressed as power, the unit of measurement is diopters, to 3 decimal points, in increments of 0.125D. <text:s/>If the measurement is expressed as radius of curvature, the unit of measurement is millimeters, to 2 decimal points, in increments of 0.01 mm.</text:p>
      <text:p text:style-name="Standard"/>
      <text:p text:style-name="Heading_20_2">X.2<text:tab/>REFERENCE TABLES for EQUIVALENT VISUAL ACUITY NOTATIONS</text:p>
      <text:p text:style-name="Heading_20_3">X.2.1<text:tab/>Background</text:p>
      <text:p text:style-name="Standard">Visual acuity is defined as the reciprocal of the ratio between the letter size that can just be recognized by a patient, relative to the size just recognized by a <text:span text:style-name="T15">standard eye</text:span>. <text:s/>If the patient requires letters that are twice as large (or twice as close), the visual acuity is said to be 1/2 ; if the letters need to be 5x larger, visual acuity is 1/5, and so on.</text:p>
      <text:p text:style-name="Standard">Note that the scales in the tables extend well above the reference standard (1.0, 20/20, the ability to recognize a letter subtending a visual angle 5 min. of arc), since normal acuity is often 1.25 (20/16), 1.6 (20/12.5) or even 2.0 (20/10).</text:p>
      <text:p text:style-name="Standard">Today, the <text:span text:style-name="T8">ETDRS chart and ETDRS protocol</text:span>, established by the National Eye Institute in the US, are considered to represent the de-facto gold standard for visual acuity measurements The International Council Of Ophthalmology, Visual Standard, Aspects and Ranges of Vision Loss (April, 2002) is a good reference document.</text:p>
      <text:p text:style-name="Standard">The full ETDRS protocol requires a wide chart, in the shape of an inverted triangle, on a light box, and cannot be implemented on the limited screen of a projector (or similar) chart.</text:p>
      <text:p text:style-name="Standard">For most routine clinical measurements<text:span text:style-name="T3"> </text:span>projector charts<text:span text:style-name="T3"> </text:span>or <text:span text:style-name="T8">traditional charts</text:span> with a rectangular shape are used; these non-standardized tools are less accurate than ETDRS measurements.</text:p>
      <text:p text:style-name="Standard"><text:soft-page-break/>This appendix contains two lookup tables, one for traditional charts and one for ETDRS measurements.</text:p>
      <text:p text:style-name="Standard"/>
      <text:p text:style-name="Heading_20_3">X.2.2<text:tab/>Notations</text:p>
      <text:p text:style-name="Standard">Various notations may be used to express visual acuity. <text:s/>Snellen (in 1862) used a fractional notation in which the numerator indicated the actual viewing distance; this notation has long been abandoned for the use of equivalent notations, where the numerator is standardized to a fixed value, regardless of the true viewing distance. <text:s/>In <text:span text:style-name="T8">Europe</text:span> the use of decimal fractions is common (1/2 = 0.5, 1/5 = 0.2); in the <text:span text:style-name="T8">US</text:span> the numerator is standardized at 20 (1/2 = 20/40, 1/5 = 20/100), while in <text:span text:style-name="T8">Britain</text:span> the numerator 6 is common (1/2 = 6/12, 1/5 = 6/30).</text:p>
      <text:p text:style-name="Standard">The <text:span text:style-name="T8">linear scales</text:span> on the right side of the tables are not meant for clinical records. <text:s/>They are required for statistical manipulations, such as calculation of differences, trends and averages and preferred for graphical presentations. <text:s/>They convert the logarithmic progression of visual acuity values to a linear one, based on Weber-Fechner’s law, which states that proportional stimulus increases lead to linear increases in perception.</text:p>
      <text:p text:style-name="Standard">The <text:span text:style-name="T8">logMAR</text:span> scale is calculated as log (MAR) = log (1/V) = – log (V). <text:s/>LogMAR notation is widely used in scientific publications. <text:s/>Note that it is a scale of vision loss, since higher values indicate poorer vision. <text:s/>The value “0” indicates “no loss”, that is visual acuity equal to the reference standard (1.0, 20/20). <text:s/>Normal visual acuity (which is better than 1.0 (20/20)) is represented by negative logMAR values.</text:p>
      <text:p text:style-name="Standard">The <text:span text:style-name="T8">VAS</text:span> scale (VAS = <text:span text:style-name="T8">Visual Acuity Score</text:span>) serves the same purpose. <text:s/>Its formula is: 100 – 50 x logMAR or 100 + 50 x log (V). <text:s/>It is more user friendly, since it avoids decimal values and is more intuitive, since higher values indicate better vision. <text:s/>The score is easily calculated on ETDRS charts, where 1 point is credited for each letter read correctly.The VAS scale also forms the basis for the calculation of visual impairment ratings in the AMA <text:span text:style-name="T15">Guides to the Evaluation of Permanent Impairment.</text:span></text:p>
      <text:p text:style-name="Heading_20_3">X.2.3<text:tab/>Use of the lookup table</text:p>
      <text:p text:style-name="Standard"><text:span text:style-name="T8">Data input:</text:span> Determine the notation used in the device and the values of the lines presented. <text:s/>No device will display all the values listed in each of the traditional columns. <text:s/>Convert these values to the decimal DICOM storage values shown on the left of the same row. <text:s/>DICOM values are not meant for data display. <text:s/>In the table, they are listed in scientific notation to avoid confusion with display notations.</text:p>
      <text:p text:style-name="Standard">In the unlikely event that a value must be stored that does not appear in the lookup table, calculate the decimal equivalent and round to the nearest listed storage value.</text:p>
      <text:p text:style-name="Standard"><text:span text:style-name="T8">Data display:</text:span> If the display notation is the same as the input notation, convert the DICOM storage values back to the original values. <text:s/>If the notation chosen for the display is different from the input notation, choose the value on the same row from a different column. <text:s/>In certain cases this may result in an unfamiliar notation; unfortunately, this is unavoidable, given the differences in size progressions between different charts. <text:s/>If a suffix (see attribute “Visual Acuity Modifiers” (<text:span text:style-name="T8">0046,0135</text:span>)) is present, that suffix will be displayed as it was recorded.</text:p>
      <text:p text:style-name="Standard"><text:line-break/><text:span text:style-name="T8">Suffixes:</text:span><text:span text:style-name="T4"> </text:span>Suffixes may be used to indicate steps that are smaller than a 1 line difference. <text:s/>On traditional charts, such suffixes have no defined numerical value. <text:s/>Suffixes +1, +2, +3 and -1, -2, -3 may be encountered. <text:s/>These suffixes do not correspond to a defined number of rows in the table.</text:p>
      <text:p text:style-name="Heading_20_3">X.2.4<text:tab/>Traditional Charts</text:p>
      <text:p text:style-name="Standard">The Traditional charts used in clinical practice are not standardized; they have an irregular progression of letter sizes and a variable number of characters per line. <text:s/>Measurement accuracy <text:soft-page-break/>may further suffer from hidden errors that cannot be captured by any recording device, such as an inconsistent, non-standardized protocol, inaccurate viewing distance, inaccurate projector adjustment and contrast loss from room illumination. <text:s/>Therefore, the difference between two routine clinical measurements should not be considered significant, unless it exceeds 5 rows in the table (1 line on an ETDRS chart).</text:p>
      <text:p text:style-name="Standard">Table X-1 contains many blank lines to make the vertical scale consistent with that used in Table X-2. <text:s/>Notations within the same gray band are interchangeable for routine clinical use, since their differences are small compared to the clinical variability, which is typically in the order of 5 rows (1 ETDRS line).</text:p>
      <text:p text:style-name="Standard"/>
      <text:p text:style-name="Table_20_Title">TABLE X-1<text:line-break/>Reference table for use with TRADITIONAL CHARTS</text:p>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130">DICOM</text:p>
          </table:table-cell>
          <table:table-cell table:style-name="Table41.B1" office:value-type="string">
            <text:p text:style-name="P140"/>
          </table:table-cell>
          <table:table-cell table:style-name="Table41.A1" office:value-type="string">
            <text:p text:style-name="P130">Notations for Clinical Use <text:line-break/>with Traditional Charts</text:p>
          </table:table-cell>
          <table:table-cell table:style-name="Table41.D1" office:value-type="string">
            <text:p text:style-name="P141"/>
          </table:table-cell>
          <table:table-cell table:style-name="Table41.E1" office:value-type="string">
            <text:p text:style-name="P130">Scales for statistics <text:line-break/>and graphical displays</text:p>
          </table:table-cell>
        </table:table-row>
      </table:table>
      <text:p text:style-name="Standard"/>
      <table:table table:name="Table42" table:style-name="Table42">
        <table:table-column table:style-name="Table42.A"/>
        <table:table-column table:style-name="Table42.B"/>
        <table:table-column table:style-name="Table42.C" table:number-columns-repeated="3"/>
        <table:table-column table:style-name="Table42.B"/>
        <table:table-column table:style-name="Table42.G"/>
        <table:table-column table:style-name="Table42.H"/>
        <table:table-row table:style-name="Table42.1">
          <table:table-cell table:style-name="Table42.A1" office:value-type="string">
            <text:p text:style-name="P132">Decimal Visual Acuity</text:p>
          </table:table-cell>
          <table:table-cell table:number-columns-spanned="7">
            <table:table table:is-sub-table="true">
              <table:table-column table:style-name="Table42.B"/>
              <table:table-column table:style-name="Table42.C" table:number-columns-repeated="3"/>
              <table:table-column table:style-name="Table42.B"/>
              <table:table-column table:style-name="Table42.G"/>
              <table:table-column table:style-name="Table42.H"/>
              <table:table-row table:style-name="Table42.1">
                <table:table-cell table:style-name="Table42.B1.1.1" office:value-type="string">
                  <text:p text:style-name="P140"/>
                </table:table-cell>
                <table:table-cell table:style-name="Table42.B1.2.1" table:number-columns-spanned="3" office:value-type="string">
                  <text:p text:style-name="P132">Traditional scales</text:p>
                </table:table-cell>
                <table:covered-table-cell/>
                <table:covered-table-cell/>
                <table:table-cell table:style-name="Table42.B1.1.1" office:value-type="string">
                  <text:p text:style-name="P141"/>
                </table:table-cell>
                <table:table-cell table:style-name="Table42.B1.6.1" table:number-columns-spanned="2" office:value-type="string">
                  <text:p text:style-name="P132">Linear Scales</text:p>
                </table:table-cell>
                <table:covered-table-cell/>
              </table:table-row>
              <table:table-row table:style-name="Table42.1">
                <table:table-cell table:style-name="Table42.B1.1.1" office:value-type="string">
                  <text:p text:style-name="P140"/>
                </table:table-cell>
                <table:table-cell table:style-name="Table42.B1.2.2" office:value-type="string">
                  <text:p text:style-name="P140">Decimal <text:s/></text:p>
                </table:table-cell>
                <table:table-cell table:style-name="Table42.B1.3.2" office:value-type="string">
                  <text:p text:style-name="P142">US</text:p>
                </table:table-cell>
                <table:table-cell table:style-name="Table42.B1.3.2" office:value-type="string">
                  <text:p text:style-name="P142">6 m</text:p>
                </table:table-cell>
                <table:table-cell table:style-name="Table42.B1.5.2" office:value-type="string">
                  <text:p text:style-name="P140"/>
                </table:table-cell>
                <table:table-cell table:style-name="Table42.A1" office:value-type="string">
                  <text:p text:style-name="P140">LogMAR</text:p>
                </table:table-cell>
                <table:table-cell table:style-name="Table42.B1.7.2" office:value-type="string">
                  <text:p text:style-name="P140">VAS</text:p>
                </table:table-cell>
              </table:table-row>
            </table:table>
          </table:table-cell>
          <table:covered-table-cell/>
          <table:covered-table-cell/>
          <table:covered-table-cell/>
          <table:covered-table-cell/>
          <table:covered-table-cell/>
          <table:covered-table-cell/>
        </table:table-row>
        <table:table-row table:style-name="Table42.2">
          <table:table-cell table:style-name="Table42.A2" office:value-type="string">
            <text:p text:style-name="P16">2.00 E+00</text:p>
          </table:table-cell>
          <table:table-cell table:style-name="Table42.B1.1.1" office:value-type="string">
            <text:p text:style-name="P139"/>
          </table:table-cell>
          <table:table-cell table:style-name="Table42.C2" office:value-type="string">
            <text:p text:style-name="P139">2.0</text:p>
          </table:table-cell>
          <table:table-cell table:style-name="Table42.D2" office:value-type="string">
            <text:p text:style-name="P139">20/10</text:p>
          </table:table-cell>
          <table:table-cell table:style-name="Table42.D2" office:value-type="string">
            <text:p text:style-name="P139">6/3</text:p>
          </table:table-cell>
          <table:table-cell table:style-name="Table42.B1.1.1" office:value-type="string">
            <text:p text:style-name="P139"/>
          </table:table-cell>
          <table:table-cell table:style-name="Table42.B1.2.1" office:value-type="string">
            <text:p text:style-name="P139">-0.30</text:p>
          </table:table-cell>
          <table:table-cell table:style-name="Table42.H2" office:value-type="string">
            <text:p text:style-name="P139">115</text:p>
          </table:table-cell>
        </table:table-row>
        <table:table-row table:style-name="Table42.2">
          <table:table-cell table:style-name="Table42.A3" office:value-type="string">
            <text:p text:style-name="P16">1.91 E+00</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28</text:p>
          </table:table-cell>
          <table:table-cell table:style-name="Table42.H3" office:value-type="string">
            <text:p text:style-name="P139">114</text:p>
          </table:table-cell>
        </table:table-row>
        <table:table-row table:style-name="Table42.2">
          <table:table-cell table:style-name="Table42.A3" office:value-type="string">
            <text:p text:style-name="P16">1.82 E+00</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26</text:p>
          </table:table-cell>
          <table:table-cell table:style-name="Table42.H4" office:value-type="string">
            <text:p text:style-name="P139">113</text:p>
          </table:table-cell>
        </table:table-row>
        <table:table-row table:style-name="Table42.2">
          <table:table-cell table:style-name="Table42.A3" office:value-type="string">
            <text:p text:style-name="P16">1.74 E+00</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24</text:p>
          </table:table-cell>
          <table:table-cell table:style-name="Table42.H4" office:value-type="string">
            <text:p text:style-name="P139">112</text:p>
          </table:table-cell>
        </table:table-row>
        <table:table-row table:style-name="Table42.2">
          <table:table-cell table:style-name="Table42.A3" office:value-type="string">
            <text:p text:style-name="P16">1.66 E+00</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22</text:p>
          </table:table-cell>
          <table:table-cell table:style-name="Table42.H6" office:value-type="string">
            <text:p text:style-name="P139">111</text:p>
          </table:table-cell>
        </table:table-row>
        <table:table-row table:style-name="Table42.2">
          <table:table-cell table:style-name="Table42.A3" office:value-type="string">
            <text:p text:style-name="P16">1.60 E+00</text:p>
          </table:table-cell>
          <table:table-cell table:style-name="Table42.B1.1.1" office:value-type="string">
            <text:p text:style-name="P139"/>
          </table:table-cell>
          <table:table-cell table:style-name="Table42.C3" office:value-type="string">
            <text:p text:style-name="P139">1.6</text:p>
          </table:table-cell>
          <table:table-cell table:style-name="Table42.D3" office:value-type="string">
            <text:p text:style-name="P139">20/12.5</text:p>
          </table:table-cell>
          <table:table-cell table:style-name="Table42.D3" office:value-type="string">
            <text:p text:style-name="P139">6/3.8</text:p>
          </table:table-cell>
          <table:table-cell table:style-name="Table42.B1.1.1" office:value-type="string">
            <text:p text:style-name="P139"/>
          </table:table-cell>
          <table:table-cell table:style-name="Table42.G7" office:value-type="string">
            <text:p text:style-name="P139">-0.20</text:p>
          </table:table-cell>
          <table:table-cell table:style-name="Table42.H7" office:value-type="string">
            <text:p text:style-name="P139">110</text:p>
          </table:table-cell>
        </table:table-row>
        <table:table-row table:style-name="Table42.2">
          <table:table-cell table:style-name="Table42.A3" office:value-type="string">
            <text:p text:style-name="P16">1.50 E+00</text:p>
          </table:table-cell>
          <table:table-cell table:style-name="Table42.B1.1.1" office:value-type="string">
            <text:p text:style-name="P139"/>
          </table:table-cell>
          <table:table-cell table:style-name="Table42.C3" office:value-type="string">
            <text:p text:style-name="P139">1.5</text:p>
          </table:table-cell>
          <table:table-cell table:style-name="Table42.D3" office:value-type="string">
            <text:p text:style-name="P139">20/13</text:p>
          </table:table-cell>
          <table:table-cell table:style-name="Table42.D3" office:value-type="string">
            <text:p text:style-name="P139">6/4</text:p>
          </table:table-cell>
          <table:table-cell table:style-name="Table42.B1.1.1" office:value-type="string">
            <text:p text:style-name="P139"/>
          </table:table-cell>
          <table:table-cell table:style-name="Table42.G3" office:value-type="string">
            <text:p text:style-name="P139">-0.18</text:p>
          </table:table-cell>
          <table:table-cell table:style-name="Table42.H3" office:value-type="string">
            <text:p text:style-name="P139">109</text:p>
          </table:table-cell>
        </table:table-row>
        <table:table-row table:style-name="Table42.2">
          <table:table-cell table:style-name="Table42.A3" office:value-type="string">
            <text:p text:style-name="P16">1.45 E+00</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16</text:p>
          </table:table-cell>
          <table:table-cell table:style-name="Table42.H4" office:value-type="string">
            <text:p text:style-name="P139">108</text:p>
          </table:table-cell>
        </table:table-row>
        <table:table-row table:style-name="Table42.2">
          <table:table-cell table:style-name="Table42.A3" office:value-type="string">
            <text:p text:style-name="P16">1.38 E+00</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14</text:p>
          </table:table-cell>
          <table:table-cell table:style-name="Table42.H4" office:value-type="string">
            <text:p text:style-name="P139">107</text:p>
          </table:table-cell>
        </table:table-row>
        <table:table-row table:style-name="Table42.2">
          <table:table-cell table:style-name="Table42.A3" office:value-type="string">
            <text:p text:style-name="P16">1.30 E+00</text:p>
          </table:table-cell>
          <table:table-cell table:style-name="Table42.B1.1.1" office:value-type="string">
            <text:p text:style-name="P139"/>
          </table:table-cell>
          <table:table-cell table:style-name="Table42.C3" office:value-type="string">
            <text:p text:style-name="P139">1.3</text:p>
          </table:table-cell>
          <table:table-cell table:style-name="Table42.D3" office:value-type="string">
            <text:p text:style-name="P139">20/15</text:p>
          </table:table-cell>
          <table:table-cell table:style-name="Table42.D3" office:value-type="string">
            <text:p text:style-name="P139">6/4.5</text:p>
          </table:table-cell>
          <table:table-cell table:style-name="Table42.B1.1.1" office:value-type="string">
            <text:p text:style-name="P139"/>
          </table:table-cell>
          <table:table-cell table:style-name="Table42.G6" office:value-type="string">
            <text:p text:style-name="P139">-0.12</text:p>
          </table:table-cell>
          <table:table-cell table:style-name="Table42.H6" office:value-type="string">
            <text:p text:style-name="P139">106</text:p>
          </table:table-cell>
        </table:table-row>
        <table:table-row table:style-name="Table42.2">
          <table:table-cell table:style-name="Table42.A3" office:value-type="string">
            <text:p text:style-name="P16">1.25 E+00</text:p>
          </table:table-cell>
          <table:table-cell table:style-name="Table42.B1.1.1" office:value-type="string">
            <text:p text:style-name="P139"/>
          </table:table-cell>
          <table:table-cell table:style-name="Table42.C3" office:value-type="string">
            <text:p text:style-name="P139">1.25</text:p>
          </table:table-cell>
          <table:table-cell table:style-name="Table42.D3" office:value-type="string">
            <text:p text:style-name="P139">20/16</text:p>
          </table:table-cell>
          <table:table-cell table:style-name="Table42.D3" office:value-type="string">
            <text:p text:style-name="P139">6/4.8</text:p>
          </table:table-cell>
          <table:table-cell table:style-name="Table42.B1.1.1" office:value-type="string">
            <text:p text:style-name="P139"/>
          </table:table-cell>
          <table:table-cell table:style-name="Table42.G7" office:value-type="string">
            <text:p text:style-name="P139">-0.10</text:p>
          </table:table-cell>
          <table:table-cell table:style-name="Table42.H7" office:value-type="string">
            <text:p text:style-name="P139">105</text:p>
          </table:table-cell>
        </table:table-row>
        <table:table-row table:style-name="Table42.2">
          <table:table-cell table:style-name="Table42.A3" office:value-type="string">
            <text:p text:style-name="P16">1.20 E+00</text:p>
          </table:table-cell>
          <table:table-cell table:style-name="Table42.B1.1.1" office:value-type="string">
            <text:p text:style-name="P139"/>
          </table:table-cell>
          <table:table-cell table:style-name="Table42.C3" office:value-type="string">
            <text:p text:style-name="P139">1.2</text:p>
          </table:table-cell>
          <table:table-cell table:style-name="Table42.D3" office:value-type="string">
            <text:p text:style-name="P139">20/17</text:p>
          </table:table-cell>
          <table:table-cell table:style-name="Table42.D3" office:value-type="string">
            <text:p text:style-name="P139">6/5</text:p>
          </table:table-cell>
          <table:table-cell table:style-name="Table42.B1.1.1" office:value-type="string">
            <text:p text:style-name="P139"/>
          </table:table-cell>
          <table:table-cell table:style-name="Table42.G3" office:value-type="string">
            <text:p text:style-name="P139">-0.08</text:p>
          </table:table-cell>
          <table:table-cell table:style-name="Table42.H3" office:value-type="string">
            <text:p text:style-name="P139">104</text:p>
          </table:table-cell>
        </table:table-row>
        <table:table-row table:style-name="Table42.2">
          <table:table-cell table:style-name="Table42.A3" office:value-type="string">
            <text:p text:style-name="P16">1.15 E+00</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06</text:p>
          </table:table-cell>
          <table:table-cell table:style-name="Table42.H4" office:value-type="string">
            <text:p text:style-name="P139">103</text:p>
          </table:table-cell>
        </table:table-row>
        <table:table-row table:style-name="Table42.2">
          <table:table-cell table:style-name="Table42.A3" office:value-type="string">
            <text:p text:style-name="P16">1.10 E+00</text:p>
          </table:table-cell>
          <table:table-cell table:style-name="Table42.B1.1.1" office:value-type="string">
            <text:p text:style-name="P139"/>
          </table:table-cell>
          <table:table-cell table:style-name="Table42.B1.1.1" office:value-type="string">
            <text:p text:style-name="P139">1.1</text:p>
          </table:table-cell>
          <table:table-cell table:style-name="Table42.D4" office:value-type="string">
            <text:p text:style-name="P139">20/18</text:p>
          </table:table-cell>
          <table:table-cell table:style-name="Table42.D4" office:value-type="string">
            <text:p text:style-name="P139">6/5.5</text:p>
          </table:table-cell>
          <table:table-cell table:style-name="Table42.B1.1.1" office:value-type="string">
            <text:p text:style-name="P139"/>
          </table:table-cell>
          <table:table-cell table:style-name="Table42.B1.1.1" office:value-type="string">
            <text:p text:style-name="P139">-0.04</text:p>
          </table:table-cell>
          <table:table-cell table:style-name="Table42.H4" office:value-type="string">
            <text:p text:style-name="P139">102</text:p>
          </table:table-cell>
        </table:table-row>
        <table:table-row table:style-name="Table42.2">
          <table:table-cell table:style-name="Table42.A3" office:value-type="string">
            <text:p text:style-name="P16">1.05 <text:soft-page-break/>E+00</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02</text:p>
          </table:table-cell>
          <table:table-cell table:style-name="Table42.H6" office:value-type="string">
            <text:p text:style-name="P139">101</text:p>
          </table:table-cell>
        </table:table-row>
        <table:table-row table:style-name="Table42.2">
          <table:table-cell table:style-name="Table42.A3" office:value-type="string">
            <text:p text:style-name="P16">1.00 E+00</text:p>
          </table:table-cell>
          <table:table-cell table:style-name="Table42.B1.1.1" office:value-type="string">
            <text:p text:style-name="P139"/>
          </table:table-cell>
          <table:table-cell table:style-name="Table42.C3" office:value-type="string">
            <text:p text:style-name="P139">1.0</text:p>
          </table:table-cell>
          <table:table-cell table:style-name="Table42.D3" office:value-type="string">
            <text:p text:style-name="P139">20/20</text:p>
          </table:table-cell>
          <table:table-cell table:style-name="Table42.D3" office:value-type="string">
            <text:p text:style-name="P139">6/6</text:p>
          </table:table-cell>
          <table:table-cell table:style-name="Table42.B1.1.1" office:value-type="string">
            <text:p text:style-name="P139"/>
          </table:table-cell>
          <table:table-cell table:style-name="Table42.G7" office:value-type="string">
            <text:p text:style-name="P139">0</text:p>
          </table:table-cell>
          <table:table-cell table:style-name="Table42.H7" office:value-type="string">
            <text:p text:style-name="P139">100</text:p>
          </table:table-cell>
        </table:table-row>
        <table:table-row table:style-name="Table42.2">
          <table:table-cell table:style-name="Table42.A3" office:value-type="string">
            <text:p text:style-name="P16">9.55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02</text:p>
          </table:table-cell>
          <table:table-cell table:style-name="Table42.H3" office:value-type="string">
            <text:p text:style-name="P139">99</text:p>
          </table:table-cell>
        </table:table-row>
        <table:table-row table:style-name="Table42.2">
          <table:table-cell table:style-name="Table42.A3" office:value-type="string">
            <text:p text:style-name="P16">9.00 E-01</text:p>
          </table:table-cell>
          <table:table-cell table:style-name="Table42.B1.1.1" office:value-type="string">
            <text:p text:style-name="P139"/>
          </table:table-cell>
          <table:table-cell table:style-name="Table42.B1.1.1" office:value-type="string">
            <text:p text:style-name="P139">0.9</text:p>
          </table:table-cell>
          <table:table-cell table:style-name="Table42.D4" office:value-type="string">
            <text:p text:style-name="P139">20/22</text:p>
          </table:table-cell>
          <table:table-cell table:style-name="Table42.D4" office:value-type="string">
            <text:p text:style-name="P139">6/66</text:p>
          </table:table-cell>
          <table:table-cell table:style-name="Table42.B1.1.1" office:value-type="string">
            <text:p text:style-name="P139"/>
          </table:table-cell>
          <table:table-cell table:style-name="Table42.B1.1.1" office:value-type="string">
            <text:p text:style-name="P139">0.04</text:p>
          </table:table-cell>
          <table:table-cell table:style-name="Table42.H4" office:value-type="string">
            <text:p text:style-name="P139">98</text:p>
          </table:table-cell>
        </table:table-row>
        <table:table-row table:style-name="Table42.2">
          <table:table-cell table:style-name="Table42.A3" office:value-type="string">
            <text:p text:style-name="P16">8.7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06</text:p>
          </table:table-cell>
          <table:table-cell table:style-name="Table42.H4" office:value-type="string">
            <text:p text:style-name="P139">97</text:p>
          </table:table-cell>
        </table:table-row>
        <table:table-row table:style-name="Table42.2">
          <table:table-cell table:style-name="Table42.A3" office:value-type="string">
            <text:p text:style-name="P16">8.3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08</text:p>
          </table:table-cell>
          <table:table-cell table:style-name="Table42.H6" office:value-type="string">
            <text:p text:style-name="P139">96</text:p>
          </table:table-cell>
        </table:table-row>
        <table:table-row table:style-name="Table42.2">
          <table:table-cell table:style-name="Table42.A3" office:value-type="string">
            <text:p text:style-name="P16">8.00 E-01</text:p>
          </table:table-cell>
          <table:table-cell table:style-name="Table42.B1.1.1" office:value-type="string">
            <text:p text:style-name="P139"/>
          </table:table-cell>
          <table:table-cell table:style-name="Table42.C3" office:value-type="string">
            <text:p text:style-name="P139">0.8</text:p>
          </table:table-cell>
          <table:table-cell table:style-name="Table42.D3" office:value-type="string">
            <text:p text:style-name="P139">20/25</text:p>
          </table:table-cell>
          <table:table-cell table:style-name="Table42.D3" office:value-type="string">
            <text:p text:style-name="P139">6/7.5</text:p>
          </table:table-cell>
          <table:table-cell table:style-name="Table42.B1.1.1" office:value-type="string">
            <text:p text:style-name="P139"/>
          </table:table-cell>
          <table:table-cell table:style-name="Table42.G7" office:value-type="string">
            <text:p text:style-name="P139">0.10</text:p>
          </table:table-cell>
          <table:table-cell table:style-name="Table42.H7" office:value-type="string">
            <text:p text:style-name="P139">95</text:p>
          </table:table-cell>
        </table:table-row>
        <table:table-row table:style-name="Table42.2">
          <table:table-cell table:style-name="Table42.A3" office:value-type="string">
            <text:p text:style-name="P16">7.50 E-01</text:p>
          </table:table-cell>
          <table:table-cell table:style-name="Table42.B1.1.1" office:value-type="string">
            <text:p text:style-name="P139"/>
          </table:table-cell>
          <table:table-cell table:style-name="Table42.C3" office:value-type="string">
            <text:p text:style-name="P139">0.75</text:p>
          </table:table-cell>
          <table:table-cell table:style-name="Table42.D3" office:value-type="string">
            <text:p text:style-name="P139">20/26</text:p>
          </table:table-cell>
          <table:table-cell table:style-name="Table42.D3" office:value-type="string">
            <text:p text:style-name="P139">6/8</text:p>
          </table:table-cell>
          <table:table-cell table:style-name="Table42.B1.1.1" office:value-type="string">
            <text:p text:style-name="P139"/>
          </table:table-cell>
          <table:table-cell table:style-name="Table42.G3" office:value-type="string">
            <text:p text:style-name="P139">0.12</text:p>
          </table:table-cell>
          <table:table-cell table:style-name="Table42.H3" office:value-type="string">
            <text:p text:style-name="P139">94</text:p>
          </table:table-cell>
        </table:table-row>
        <table:table-row table:style-name="Table42.2">
          <table:table-cell table:style-name="Table42.A3" office:value-type="string">
            <text:p text:style-name="P16">7.2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14</text:p>
          </table:table-cell>
          <table:table-cell table:style-name="Table42.H4" office:value-type="string">
            <text:p text:style-name="P139">93</text:p>
          </table:table-cell>
        </table:table-row>
        <table:table-row table:style-name="Table42.2">
          <table:table-cell table:style-name="Table42.A3" office:value-type="string">
            <text:p text:style-name="P16">7.00 E-01</text:p>
          </table:table-cell>
          <table:table-cell table:style-name="Table42.B1.1.1" office:value-type="string">
            <text:p text:style-name="P139"/>
          </table:table-cell>
          <table:table-cell table:style-name="Table42.B1.1.1" office:value-type="string">
            <text:p text:style-name="P139">0.7</text:p>
          </table:table-cell>
          <table:table-cell table:style-name="Table42.D4" office:value-type="string">
            <text:p text:style-name="P139">20/28</text:p>
          </table:table-cell>
          <table:table-cell table:style-name="Table42.D4" office:value-type="string">
            <text:p text:style-name="P139">6/8.7</text:p>
          </table:table-cell>
          <table:table-cell table:style-name="Table42.B1.1.1" office:value-type="string">
            <text:p text:style-name="P139"/>
          </table:table-cell>
          <table:table-cell table:style-name="Table42.B1.1.1" office:value-type="string">
            <text:p text:style-name="P139">0.16</text:p>
          </table:table-cell>
          <table:table-cell table:style-name="Table42.H4" office:value-type="string">
            <text:p text:style-name="P139">92</text:p>
          </table:table-cell>
        </table:table-row>
        <table:table-row table:style-name="Table42.2">
          <table:table-cell table:style-name="Table42.A3" office:value-type="string">
            <text:p text:style-name="P16">6.60 E-01</text:p>
          </table:table-cell>
          <table:table-cell table:style-name="Table42.B1.1.1" office:value-type="string">
            <text:p text:style-name="P139"/>
          </table:table-cell>
          <table:table-cell table:style-name="Table42.C3" office:value-type="string">
            <text:p text:style-name="P139">0.66</text:p>
          </table:table-cell>
          <table:table-cell table:style-name="Table42.D3" office:value-type="string">
            <text:p text:style-name="P139">20/30</text:p>
          </table:table-cell>
          <table:table-cell table:style-name="Table42.D3" office:value-type="string">
            <text:p text:style-name="P139">6/9</text:p>
          </table:table-cell>
          <table:table-cell table:style-name="Table42.B1.1.1" office:value-type="string">
            <text:p text:style-name="P139"/>
          </table:table-cell>
          <table:table-cell table:style-name="Table42.G6" office:value-type="string">
            <text:p text:style-name="P139">0.18</text:p>
          </table:table-cell>
          <table:table-cell table:style-name="Table42.H6" office:value-type="string">
            <text:p text:style-name="P139">91</text:p>
          </table:table-cell>
        </table:table-row>
        <table:table-row table:style-name="Table42.2">
          <table:table-cell table:style-name="Table42.A3" office:value-type="string">
            <text:p text:style-name="P16">6.30 E-01</text:p>
          </table:table-cell>
          <table:table-cell table:style-name="Table42.B1.1.1" office:value-type="string">
            <text:p text:style-name="P139"/>
          </table:table-cell>
          <table:table-cell table:style-name="Table42.C3" office:value-type="string">
            <text:p text:style-name="P139">0.63</text:p>
          </table:table-cell>
          <table:table-cell table:style-name="Table42.D3" office:value-type="string">
            <text:p text:style-name="P139">20/32</text:p>
          </table:table-cell>
          <table:table-cell table:style-name="Table42.D3" office:value-type="string">
            <text:p text:style-name="P139">6/9.5</text:p>
          </table:table-cell>
          <table:table-cell table:style-name="Table42.B1.1.1" office:value-type="string">
            <text:p text:style-name="P139"/>
          </table:table-cell>
          <table:table-cell table:style-name="Table42.G7" office:value-type="string">
            <text:p text:style-name="P139">0.20</text:p>
          </table:table-cell>
          <table:table-cell table:style-name="Table42.H7" office:value-type="string">
            <text:p text:style-name="P139">90</text:p>
          </table:table-cell>
        </table:table-row>
        <table:table-row table:style-name="Table42.2">
          <table:table-cell table:style-name="Table42.A3" office:value-type="string">
            <text:p text:style-name="P16">6.00 E-01</text:p>
          </table:table-cell>
          <table:table-cell table:style-name="Table42.B1.1.1" office:value-type="string">
            <text:p text:style-name="P139"/>
          </table:table-cell>
          <table:table-cell table:style-name="Table42.C3" office:value-type="string">
            <text:p text:style-name="P139">0.6</text:p>
          </table:table-cell>
          <table:table-cell table:style-name="Table42.D3" office:value-type="string">
            <text:p text:style-name="P139">20/33</text:p>
          </table:table-cell>
          <table:table-cell table:style-name="Table42.D3" office:value-type="string">
            <text:p text:style-name="P139">6/10</text:p>
          </table:table-cell>
          <table:table-cell table:style-name="Table42.B1.1.1" office:value-type="string">
            <text:p text:style-name="P139"/>
          </table:table-cell>
          <table:table-cell table:style-name="Table42.G3" office:value-type="string">
            <text:p text:style-name="P139">0.22</text:p>
          </table:table-cell>
          <table:table-cell table:style-name="Table42.H3" office:value-type="string">
            <text:p text:style-name="P139">89</text:p>
          </table:table-cell>
        </table:table-row>
        <table:table-row table:style-name="Table42.2">
          <table:table-cell table:style-name="Table42.A3" office:value-type="string">
            <text:p text:style-name="P16">5.75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24</text:p>
          </table:table-cell>
          <table:table-cell table:style-name="Table42.H4" office:value-type="string">
            <text:p text:style-name="P139">88</text:p>
          </table:table-cell>
        </table:table-row>
        <table:table-row table:style-name="Table42.2">
          <table:table-cell table:style-name="Table42.A3" office:value-type="string">
            <text:p text:style-name="P16">5.5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26</text:p>
          </table:table-cell>
          <table:table-cell table:style-name="Table42.H4" office:value-type="string">
            <text:p text:style-name="P139">87</text:p>
          </table:table-cell>
        </table:table-row>
        <table:table-row table:style-name="Table42.2">
          <table:table-cell table:style-name="Table42.A3" office:value-type="string">
            <text:p text:style-name="P16">5.25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28</text:p>
          </table:table-cell>
          <table:table-cell table:style-name="Table42.H6" office:value-type="string">
            <text:p text:style-name="P139">86</text:p>
          </table:table-cell>
        </table:table-row>
        <table:table-row table:style-name="Table42.2">
          <table:table-cell table:style-name="Table42.A3" office:value-type="string">
            <text:p text:style-name="P16">5.00 E-01</text:p>
          </table:table-cell>
          <table:table-cell table:style-name="Table42.B1.1.1" office:value-type="string">
            <text:p text:style-name="P139"/>
          </table:table-cell>
          <table:table-cell table:style-name="Table42.C3" office:value-type="string">
            <text:p text:style-name="P139">0.5</text:p>
          </table:table-cell>
          <table:table-cell table:style-name="Table42.D3" office:value-type="string">
            <text:p text:style-name="P139">20/40</text:p>
          </table:table-cell>
          <table:table-cell table:style-name="Table42.D3" office:value-type="string">
            <text:p text:style-name="P139">6/12</text:p>
          </table:table-cell>
          <table:table-cell table:style-name="Table42.B1.1.1" office:value-type="string">
            <text:p text:style-name="P139"/>
          </table:table-cell>
          <table:table-cell table:style-name="Table42.G7" office:value-type="string">
            <text:p text:style-name="P139">0.30</text:p>
          </table:table-cell>
          <table:table-cell table:style-name="Table42.H7" office:value-type="string">
            <text:p text:style-name="P139">85</text:p>
          </table:table-cell>
        </table:table-row>
        <table:table-row table:style-name="Table42.2">
          <table:table-cell table:style-name="Table42.A3" office:value-type="string">
            <text:p text:style-name="P16">4.8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32</text:p>
          </table:table-cell>
          <table:table-cell table:style-name="Table42.H3" office:value-type="string">
            <text:p text:style-name="P139">84</text:p>
          </table:table-cell>
        </table:table-row>
        <table:table-row table:style-name="Table42.2">
          <table:table-cell table:style-name="Table42.A3" office:value-type="string">
            <text:p text:style-name="P16">4.57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34</text:p>
          </table:table-cell>
          <table:table-cell table:style-name="Table42.H4" office:value-type="string">
            <text:p text:style-name="P139">83</text:p>
          </table:table-cell>
        </table:table-row>
        <table:table-row table:style-name="Table42.2">
          <table:table-cell table:style-name="Table42.A3" office:value-type="string">
            <text:p text:style-name="P16">4.37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36</text:p>
          </table:table-cell>
          <table:table-cell table:style-name="Table42.H4" office:value-type="string">
            <text:p text:style-name="P139">82</text:p>
          </table:table-cell>
        </table:table-row>
        <table:table-row table:style-name="Table42.2">
          <table:table-cell table:style-name="Table42.A3" office:value-type="string">
            <text:p text:style-name="P16">4.17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38</text:p>
          </table:table-cell>
          <table:table-cell table:style-name="Table42.H6" office:value-type="string">
            <text:p text:style-name="P139">81</text:p>
          </table:table-cell>
        </table:table-row>
        <table:table-row table:style-name="Table42.2">
          <table:table-cell table:style-name="Table42.A3" office:value-type="string">
            <text:p text:style-name="P16">4.00 E-01</text:p>
          </table:table-cell>
          <table:table-cell table:style-name="Table42.B1.1.1" office:value-type="string">
            <text:p text:style-name="P139"/>
          </table:table-cell>
          <table:table-cell table:style-name="Table42.C3" office:value-type="string">
            <text:p text:style-name="P139">0.4</text:p>
          </table:table-cell>
          <table:table-cell table:style-name="Table42.D3" office:value-type="string">
            <text:p text:style-name="P139">20/50</text:p>
          </table:table-cell>
          <table:table-cell table:style-name="Table42.D3" office:value-type="string">
            <text:p text:style-name="P139">6/15</text:p>
          </table:table-cell>
          <table:table-cell table:style-name="Table42.B1.1.1" office:value-type="string">
            <text:p text:style-name="P139"/>
          </table:table-cell>
          <table:table-cell table:style-name="Table42.G7" office:value-type="string">
            <text:p text:style-name="P139">0.40</text:p>
          </table:table-cell>
          <table:table-cell table:style-name="Table42.H7" office:value-type="string">
            <text:p text:style-name="P139">80</text:p>
          </table:table-cell>
        </table:table-row>
        <table:table-row table:style-name="Table42.2">
          <table:table-cell table:style-name="Table42.A3" office:value-type="string">
            <text:p text:style-name="P16">3.8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42</text:p>
          </table:table-cell>
          <table:table-cell table:style-name="Table42.H3" office:value-type="string">
            <text:p text:style-name="P139">79</text:p>
          </table:table-cell>
        </table:table-row>
        <table:table-row table:style-name="Table42.2">
          <table:table-cell table:style-name="Table42.A3" office:value-type="string">
            <text:p text:style-name="P16">3.6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44</text:p>
          </table:table-cell>
          <table:table-cell table:style-name="Table42.H4" office:value-type="string">
            <text:p text:style-name="P139">78</text:p>
          </table:table-cell>
        </table:table-row>
        <table:table-row table:style-name="Table42.2">
          <table:table-cell table:style-name="Table42.A3" office:value-type="string">
            <text:p text:style-name="P16">3.5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46</text:p>
          </table:table-cell>
          <table:table-cell table:style-name="Table42.H4" office:value-type="string">
            <text:p text:style-name="P139">77</text:p>
          </table:table-cell>
        </table:table-row>
        <table:table-row table:style-name="Table42.2">
          <table:table-cell table:style-name="Table42.A3" office:value-type="string">
            <text:p text:style-name="P16">3.33 E-01</text:p>
          </table:table-cell>
          <table:table-cell table:style-name="Table42.B1.1.1" office:value-type="string">
            <text:p text:style-name="P139"/>
          </table:table-cell>
          <table:table-cell table:style-name="Table42.C3" office:value-type="string">
            <text:p text:style-name="P139">0.33</text:p>
          </table:table-cell>
          <table:table-cell table:style-name="Table42.D3" office:value-type="string">
            <text:p text:style-name="P139">20/60</text:p>
          </table:table-cell>
          <table:table-cell table:style-name="Table42.D3" office:value-type="string">
            <text:p text:style-name="P139">6/18</text:p>
          </table:table-cell>
          <table:table-cell table:style-name="Table42.B1.1.1" office:value-type="string">
            <text:p text:style-name="P139"/>
          </table:table-cell>
          <table:table-cell table:style-name="Table42.G6" office:value-type="string">
            <text:p text:style-name="P139">0.48</text:p>
          </table:table-cell>
          <table:table-cell table:style-name="Table42.H6" office:value-type="string">
            <text:p text:style-name="P139">76</text:p>
          </table:table-cell>
        </table:table-row>
        <table:table-row table:style-name="Table42.2">
          <table:table-cell table:style-name="Table42.A3" office:value-type="string">
            <text:p text:style-name="P16">3.20 E-<text:soft-page-break/>01</text:p>
          </table:table-cell>
          <table:table-cell table:style-name="Table42.B1.1.1" office:value-type="string">
            <text:p text:style-name="P139"/>
          </table:table-cell>
          <table:table-cell table:style-name="Table42.C3" office:value-type="string">
            <text:p text:style-name="P139">0.32</text:p>
          </table:table-cell>
          <table:table-cell table:style-name="Table42.D3" office:value-type="string">
            <text:p text:style-name="P139">20/63</text:p>
          </table:table-cell>
          <table:table-cell table:style-name="Table42.D3" office:value-type="string">
            <text:p text:style-name="P139">6/19</text:p>
          </table:table-cell>
          <table:table-cell table:style-name="Table42.B1.1.1" office:value-type="string">
            <text:p text:style-name="P139"/>
          </table:table-cell>
          <table:table-cell table:style-name="Table42.G7" office:value-type="string">
            <text:p text:style-name="P139">0.50</text:p>
          </table:table-cell>
          <table:table-cell table:style-name="Table42.H7" office:value-type="string">
            <text:p text:style-name="P139">75</text:p>
          </table:table-cell>
        </table:table-row>
        <table:table-row table:style-name="Table42.2">
          <table:table-cell table:style-name="Table42.A3" office:value-type="string">
            <text:p text:style-name="P16">3.00 E-01</text:p>
          </table:table-cell>
          <table:table-cell table:style-name="Table42.B1.1.1" office:value-type="string">
            <text:p text:style-name="P139"/>
          </table:table-cell>
          <table:table-cell table:style-name="Table42.C3" office:value-type="string">
            <text:p text:style-name="P139">0.3</text:p>
          </table:table-cell>
          <table:table-cell table:style-name="Table42.D3" office:value-type="string">
            <text:p text:style-name="P139">20/66</text:p>
          </table:table-cell>
          <table:table-cell table:style-name="Table42.D3" office:value-type="string">
            <text:p text:style-name="P139">6/20</text:p>
          </table:table-cell>
          <table:table-cell table:style-name="Table42.B1.1.1" office:value-type="string">
            <text:p text:style-name="P139"/>
          </table:table-cell>
          <table:table-cell table:style-name="Table42.G3" office:value-type="string">
            <text:p text:style-name="P139">0.52</text:p>
          </table:table-cell>
          <table:table-cell table:style-name="Table42.H3" office:value-type="string">
            <text:p text:style-name="P139">74</text:p>
          </table:table-cell>
        </table:table-row>
        <table:table-row table:style-name="Table42.2">
          <table:table-cell table:style-name="Table42.A3" office:value-type="string">
            <text:p text:style-name="P16">2.90 E-01</text:p>
          </table:table-cell>
          <table:table-cell table:style-name="Table42.B1.1.1" office:value-type="string">
            <text:p text:style-name="P139"/>
          </table:table-cell>
          <table:table-cell table:style-name="Table42.B1.1.1" office:value-type="string">
            <text:p text:style-name="P139">0.28</text:p>
          </table:table-cell>
          <table:table-cell table:style-name="Table42.D4" office:value-type="string">
            <text:p text:style-name="P139">20/70</text:p>
          </table:table-cell>
          <table:table-cell table:style-name="Table42.D4" office:value-type="string">
            <text:p text:style-name="P139">6/21</text:p>
          </table:table-cell>
          <table:table-cell table:style-name="Table42.B1.1.1" office:value-type="string">
            <text:p text:style-name="P139"/>
          </table:table-cell>
          <table:table-cell table:style-name="Table42.B1.1.1" office:value-type="string">
            <text:p text:style-name="P139">0.54</text:p>
          </table:table-cell>
          <table:table-cell table:style-name="Table42.H4" office:value-type="string">
            <text:p text:style-name="P139">73</text:p>
          </table:table-cell>
        </table:table-row>
        <table:table-row table:style-name="Table42.2">
          <table:table-cell table:style-name="Table42.A3" office:value-type="string">
            <text:p text:style-name="P16">2.75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56</text:p>
          </table:table-cell>
          <table:table-cell table:style-name="Table42.H4" office:value-type="string">
            <text:p text:style-name="P139">72</text:p>
          </table:table-cell>
        </table:table-row>
        <table:table-row table:style-name="Table42.2">
          <table:table-cell table:style-name="Table42.A3" office:value-type="string">
            <text:p text:style-name="P16">2.63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58</text:p>
          </table:table-cell>
          <table:table-cell table:style-name="Table42.H6" office:value-type="string">
            <text:p text:style-name="P139">71</text:p>
          </table:table-cell>
        </table:table-row>
        <table:table-row table:style-name="Table42.2">
          <table:table-cell table:style-name="Table42.A3" office:value-type="string">
            <text:p text:style-name="P16">2.50 E-01</text:p>
          </table:table-cell>
          <table:table-cell table:style-name="Table42.B1.1.1" office:value-type="string">
            <text:p text:style-name="P139"/>
          </table:table-cell>
          <table:table-cell table:style-name="Table42.C3" office:value-type="string">
            <text:p text:style-name="P139">0.25</text:p>
          </table:table-cell>
          <table:table-cell table:style-name="Table42.D3" office:value-type="string">
            <text:p text:style-name="P139">20/80</text:p>
          </table:table-cell>
          <table:table-cell table:style-name="Table42.D3" office:value-type="string">
            <text:p text:style-name="P139">6/24</text:p>
          </table:table-cell>
          <table:table-cell table:style-name="Table42.B1.1.1" office:value-type="string">
            <text:p text:style-name="P139"/>
          </table:table-cell>
          <table:table-cell table:style-name="Table42.G7" office:value-type="string">
            <text:p text:style-name="P139">0.60</text:p>
          </table:table-cell>
          <table:table-cell table:style-name="Table42.H7" office:value-type="string">
            <text:p text:style-name="P139">70</text:p>
          </table:table-cell>
        </table:table-row>
        <table:table-row table:style-name="Table42.2">
          <table:table-cell table:style-name="Table42.A3" office:value-type="string">
            <text:p text:style-name="P16">2.4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62</text:p>
          </table:table-cell>
          <table:table-cell table:style-name="Table42.H3" office:value-type="string">
            <text:p text:style-name="P139">69</text:p>
          </table:table-cell>
        </table:table-row>
        <table:table-row table:style-name="Table42.2">
          <table:table-cell table:style-name="Table42.A3" office:value-type="string">
            <text:p text:style-name="P16">2.3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64</text:p>
          </table:table-cell>
          <table:table-cell table:style-name="Table42.H4" office:value-type="string">
            <text:p text:style-name="P139">68</text:p>
          </table:table-cell>
        </table:table-row>
        <table:table-row table:style-name="Table42.2">
          <table:table-cell table:style-name="Table42.A3" office:value-type="string">
            <text:p text:style-name="P16">2.2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66</text:p>
          </table:table-cell>
          <table:table-cell table:style-name="Table42.H4" office:value-type="string">
            <text:p text:style-name="P139">67</text:p>
          </table:table-cell>
        </table:table-row>
        <table:table-row table:style-name="Table42.2">
          <table:table-cell table:style-name="Table42.A3" office:value-type="string">
            <text:p text:style-name="P16">2.1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68</text:p>
          </table:table-cell>
          <table:table-cell table:style-name="Table42.H6" office:value-type="string">
            <text:p text:style-name="P139">66</text:p>
          </table:table-cell>
        </table:table-row>
        <table:table-row table:style-name="Table42.2">
          <table:table-cell table:style-name="Table42.A3" office:value-type="string">
            <text:p text:style-name="P16">2.00 E-01</text:p>
          </table:table-cell>
          <table:table-cell table:style-name="Table42.B1.1.1" office:value-type="string">
            <text:p text:style-name="P139"/>
          </table:table-cell>
          <table:table-cell table:style-name="Table42.C3" office:value-type="string">
            <text:p text:style-name="P139">0.2</text:p>
          </table:table-cell>
          <table:table-cell table:style-name="Table42.D3" office:value-type="string">
            <text:p text:style-name="P139">20/100</text:p>
          </table:table-cell>
          <table:table-cell table:style-name="Table42.D3" office:value-type="string">
            <text:p text:style-name="P139">6/30</text:p>
          </table:table-cell>
          <table:table-cell table:style-name="Table42.B1.1.1" office:value-type="string">
            <text:p text:style-name="P139"/>
          </table:table-cell>
          <table:table-cell table:style-name="Table42.G7" office:value-type="string">
            <text:p text:style-name="P139">0.70</text:p>
          </table:table-cell>
          <table:table-cell table:style-name="Table42.H7" office:value-type="string">
            <text:p text:style-name="P139">65</text:p>
          </table:table-cell>
        </table:table-row>
        <table:table-row table:style-name="Table42.2">
          <table:table-cell table:style-name="Table42.A3" office:value-type="string">
            <text:p text:style-name="P16">1.90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0.72</text:p>
          </table:table-cell>
          <table:table-cell table:style-name="Table42.H3" office:value-type="string">
            <text:p text:style-name="P139">64</text:p>
          </table:table-cell>
        </table:table-row>
        <table:table-row table:style-name="Table42.2">
          <table:table-cell table:style-name="Table42.A3" office:value-type="string">
            <text:p text:style-name="P16">1.82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74</text:p>
          </table:table-cell>
          <table:table-cell table:style-name="Table42.H4" office:value-type="string">
            <text:p text:style-name="P139">63</text:p>
          </table:table-cell>
        </table:table-row>
        <table:table-row table:style-name="Table42.2">
          <table:table-cell table:style-name="Table42.A3" office:value-type="string">
            <text:p text:style-name="P16">1.74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76</text:p>
          </table:table-cell>
          <table:table-cell table:style-name="Table42.H4" office:value-type="string">
            <text:p text:style-name="P139">62</text:p>
          </table:table-cell>
        </table:table-row>
        <table:table-row table:style-name="Table42.2">
          <table:table-cell table:style-name="Table42.A3" office:value-type="string">
            <text:p text:style-name="P16">1.66 E-01</text:p>
          </table:table-cell>
          <table:table-cell table:style-name="Table42.B1.1.1" office:value-type="string">
            <text:p text:style-name="P139"/>
          </table:table-cell>
          <table:table-cell table:style-name="Table42.C3" office:value-type="string">
            <text:p text:style-name="P139">0.17</text:p>
          </table:table-cell>
          <table:table-cell table:style-name="Table42.D3" office:value-type="string">
            <text:p text:style-name="P139">20/120</text:p>
          </table:table-cell>
          <table:table-cell table:style-name="Table42.D3" office:value-type="string">
            <text:p text:style-name="P139">6/36</text:p>
          </table:table-cell>
          <table:table-cell table:style-name="Table42.B1.1.1" office:value-type="string">
            <text:p text:style-name="P139"/>
          </table:table-cell>
          <table:table-cell table:style-name="Table42.G6" office:value-type="string">
            <text:p text:style-name="P139">0.78</text:p>
          </table:table-cell>
          <table:table-cell table:style-name="Table42.H6" office:value-type="string">
            <text:p text:style-name="P139">61</text:p>
          </table:table-cell>
        </table:table-row>
        <table:table-row table:style-name="Table42.2">
          <table:table-cell table:style-name="Table42.A3" office:value-type="string">
            <text:p text:style-name="P16">1.60 E-01</text:p>
          </table:table-cell>
          <table:table-cell table:style-name="Table42.B1.1.1" office:value-type="string">
            <text:p text:style-name="P139"/>
          </table:table-cell>
          <table:table-cell table:style-name="Table42.C3" office:value-type="string">
            <text:p text:style-name="P139">0.16</text:p>
          </table:table-cell>
          <table:table-cell table:style-name="Table42.D3" office:value-type="string">
            <text:p text:style-name="P139">20/125</text:p>
          </table:table-cell>
          <table:table-cell table:style-name="Table42.D3" office:value-type="string">
            <text:p text:style-name="P139">6/38</text:p>
          </table:table-cell>
          <table:table-cell table:style-name="Table42.B1.1.1" office:value-type="string">
            <text:p text:style-name="P139"/>
          </table:table-cell>
          <table:table-cell table:style-name="Table42.G7" office:value-type="string">
            <text:p text:style-name="P139">0.80</text:p>
          </table:table-cell>
          <table:table-cell table:style-name="Table42.H7" office:value-type="string">
            <text:p text:style-name="P139">60</text:p>
          </table:table-cell>
        </table:table-row>
        <table:table-row table:style-name="Table42.2">
          <table:table-cell table:style-name="Table42.A3" office:value-type="string">
            <text:p text:style-name="P16">1.50 E-01</text:p>
          </table:table-cell>
          <table:table-cell table:style-name="Table42.B1.1.1" office:value-type="string">
            <text:p text:style-name="P139"/>
          </table:table-cell>
          <table:table-cell table:style-name="Table42.C3" office:value-type="string">
            <text:p text:style-name="P139">0.15</text:p>
          </table:table-cell>
          <table:table-cell table:style-name="Table42.D3" office:value-type="string">
            <text:p text:style-name="P139">20/130</text:p>
          </table:table-cell>
          <table:table-cell table:style-name="Table42.D3" office:value-type="string">
            <text:p text:style-name="P139">6/40</text:p>
          </table:table-cell>
          <table:table-cell table:style-name="Table42.B1.1.1" office:value-type="string">
            <text:p text:style-name="P139"/>
          </table:table-cell>
          <table:table-cell table:style-name="Table42.G3" office:value-type="string">
            <text:p text:style-name="P139">0.82</text:p>
          </table:table-cell>
          <table:table-cell table:style-name="Table42.H3" office:value-type="string">
            <text:p text:style-name="P139">59</text:p>
          </table:table-cell>
        </table:table-row>
        <table:table-row table:style-name="Table42.2">
          <table:table-cell table:style-name="Table42.A3" office:value-type="string">
            <text:p text:style-name="P16">1.45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84</text:p>
          </table:table-cell>
          <table:table-cell table:style-name="Table42.H4" office:value-type="string">
            <text:p text:style-name="P139">58</text:p>
          </table:table-cell>
        </table:table-row>
        <table:table-row table:style-name="Table42.2">
          <table:table-cell table:style-name="Table42.A3" office:value-type="string">
            <text:p text:style-name="P16">1.38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86</text:p>
          </table:table-cell>
          <table:table-cell table:style-name="Table42.H4" office:value-type="string">
            <text:p text:style-name="P139">57</text:p>
          </table:table-cell>
        </table:table-row>
        <table:table-row table:style-name="Table42.2">
          <table:table-cell table:style-name="Table42.A3" office:value-type="string">
            <text:p text:style-name="P16">1.30 E-01</text:p>
          </table:table-cell>
          <table:table-cell table:style-name="Table42.B1.1.1" office:value-type="string">
            <text:p text:style-name="P139"/>
          </table:table-cell>
          <table:table-cell table:style-name="Table42.C3" office:value-type="string">
            <text:p text:style-name="P139">0.13</text:p>
          </table:table-cell>
          <table:table-cell table:style-name="Table42.D3" office:value-type="string">
            <text:p text:style-name="P139">20/150</text:p>
          </table:table-cell>
          <table:table-cell table:style-name="Table42.D3" office:value-type="string">
            <text:p text:style-name="P139">6/45</text:p>
          </table:table-cell>
          <table:table-cell table:style-name="Table42.B1.1.1" office:value-type="string">
            <text:p text:style-name="P139"/>
          </table:table-cell>
          <table:table-cell table:style-name="Table42.G6" office:value-type="string">
            <text:p text:style-name="P139">0.88</text:p>
          </table:table-cell>
          <table:table-cell table:style-name="Table42.H6" office:value-type="string">
            <text:p text:style-name="P139">56</text:p>
          </table:table-cell>
        </table:table-row>
        <table:table-row table:style-name="Table42.2">
          <table:table-cell table:style-name="Table42.A3" office:value-type="string">
            <text:p text:style-name="P16">1.25 E-01</text:p>
          </table:table-cell>
          <table:table-cell table:style-name="Table42.B1.1.1" office:value-type="string">
            <text:p text:style-name="P139"/>
          </table:table-cell>
          <table:table-cell table:style-name="Table42.C3" office:value-type="string">
            <text:p text:style-name="P139">0.125</text:p>
          </table:table-cell>
          <table:table-cell table:style-name="Table42.D3" office:value-type="string">
            <text:p text:style-name="P139">20/160</text:p>
          </table:table-cell>
          <table:table-cell table:style-name="Table42.D3" office:value-type="string">
            <text:p text:style-name="P139">6/48</text:p>
          </table:table-cell>
          <table:table-cell table:style-name="Table42.B1.1.1" office:value-type="string">
            <text:p text:style-name="P139"/>
          </table:table-cell>
          <table:table-cell table:style-name="Table42.G7" office:value-type="string">
            <text:p text:style-name="P139">0.90</text:p>
          </table:table-cell>
          <table:table-cell table:style-name="Table42.H7" office:value-type="string">
            <text:p text:style-name="P139">55</text:p>
          </table:table-cell>
        </table:table-row>
        <table:table-row table:style-name="Table42.2">
          <table:table-cell table:style-name="Table42.A3" office:value-type="string">
            <text:p text:style-name="P16">1.20 E-01</text:p>
          </table:table-cell>
          <table:table-cell table:style-name="Table42.B1.1.1" office:value-type="string">
            <text:p text:style-name="P139"/>
          </table:table-cell>
          <table:table-cell table:style-name="Table42.C3" office:value-type="string">
            <text:p text:style-name="P139">0.12</text:p>
          </table:table-cell>
          <table:table-cell table:style-name="Table42.D3" office:value-type="string">
            <text:p text:style-name="P139">20/170</text:p>
          </table:table-cell>
          <table:table-cell table:style-name="Table42.D3" office:value-type="string">
            <text:p text:style-name="P139">6/50</text:p>
          </table:table-cell>
          <table:table-cell table:style-name="Table42.B1.1.1" office:value-type="string">
            <text:p text:style-name="P139"/>
          </table:table-cell>
          <table:table-cell table:style-name="Table42.G3" office:value-type="string">
            <text:p text:style-name="P139">0.92</text:p>
          </table:table-cell>
          <table:table-cell table:style-name="Table42.H3" office:value-type="string">
            <text:p text:style-name="P139">54</text:p>
          </table:table-cell>
        </table:table-row>
        <table:table-row table:style-name="Table42.2">
          <table:table-cell table:style-name="Table42.A3" office:value-type="string">
            <text:p text:style-name="P16">1.15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94</text:p>
          </table:table-cell>
          <table:table-cell table:style-name="Table42.H4" office:value-type="string">
            <text:p text:style-name="P139">53</text:p>
          </table:table-cell>
        </table:table-row>
        <table:table-row table:style-name="Table42.2">
          <table:table-cell table:style-name="Table42.A3" office:value-type="string">
            <text:p text:style-name="P16">1.10 E-01</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0.96</text:p>
          </table:table-cell>
          <table:table-cell table:style-name="Table42.H4" office:value-type="string">
            <text:p text:style-name="P139">52</text:p>
          </table:table-cell>
        </table:table-row>
        <table:table-row table:style-name="Table42.2">
          <table:table-cell table:style-name="Table42.A3" office:value-type="string">
            <text:p text:style-name="P16">1.05 E-01</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0.98</text:p>
          </table:table-cell>
          <table:table-cell table:style-name="Table42.H6" office:value-type="string">
            <text:p text:style-name="P139">51</text:p>
          </table:table-cell>
        </table:table-row>
        <table:table-row table:style-name="Table42.2">
          <table:table-cell table:style-name="Table42.A3" office:value-type="string">
            <text:p text:style-name="P16">1.00 E-01</text:p>
          </table:table-cell>
          <table:table-cell table:style-name="Table42.B1.1.1" office:value-type="string">
            <text:p text:style-name="P139"/>
          </table:table-cell>
          <table:table-cell table:style-name="Table42.C3" office:value-type="string">
            <text:p text:style-name="P139">0.1</text:p>
          </table:table-cell>
          <table:table-cell table:style-name="Table42.D3" office:value-type="string">
            <text:p text:style-name="P139">20/200</text:p>
          </table:table-cell>
          <table:table-cell table:style-name="Table42.D3" office:value-type="string">
            <text:p text:style-name="P139">6/60</text:p>
          </table:table-cell>
          <table:table-cell table:style-name="Table42.B1.1.1" office:value-type="string">
            <text:p text:style-name="P139"/>
          </table:table-cell>
          <table:table-cell table:style-name="Table42.G7" office:value-type="string">
            <text:p text:style-name="P139">1.00</text:p>
          </table:table-cell>
          <table:table-cell table:style-name="Table42.H7" office:value-type="string">
            <text:p text:style-name="P139">50</text:p>
          </table:table-cell>
        </table:table-row>
        <table:table-row table:style-name="Table42.2">
          <table:table-cell table:style-name="Table42.A3" office:value-type="string">
            <text:p text:style-name="P16">9.55 E-<text:soft-page-break/>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02</text:p>
          </table:table-cell>
          <table:table-cell table:style-name="Table42.H3" office:value-type="string">
            <text:p text:style-name="P139">49</text:p>
          </table:table-cell>
        </table:table-row>
        <table:table-row table:style-name="Table42.2">
          <table:table-cell table:style-name="Table42.A3" office:value-type="string">
            <text:p text:style-name="P16">9.0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04</text:p>
          </table:table-cell>
          <table:table-cell table:style-name="Table42.H4" office:value-type="string">
            <text:p text:style-name="P139">48</text:p>
          </table:table-cell>
        </table:table-row>
        <table:table-row table:style-name="Table42.2">
          <table:table-cell table:style-name="Table42.A3" office:value-type="string">
            <text:p text:style-name="P16">8.7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06</text:p>
          </table:table-cell>
          <table:table-cell table:style-name="Table42.H4" office:value-type="string">
            <text:p text:style-name="P139">47</text:p>
          </table:table-cell>
        </table:table-row>
        <table:table-row table:style-name="Table42.2">
          <table:table-cell table:style-name="Table42.A3" office:value-type="string">
            <text:p text:style-name="P16">8.30 E-02</text:p>
          </table:table-cell>
          <table:table-cell table:style-name="Table42.B1.1.1" office:value-type="string">
            <text:p text:style-name="P139"/>
          </table:table-cell>
          <table:table-cell table:style-name="Table42.C3" office:value-type="string">
            <text:p text:style-name="P139">0.083</text:p>
          </table:table-cell>
          <table:table-cell table:style-name="Table42.D3" office:value-type="string">
            <text:p text:style-name="P139">20/240</text:p>
          </table:table-cell>
          <table:table-cell table:style-name="Table42.D3" office:value-type="string">
            <text:p text:style-name="P139">6/72</text:p>
          </table:table-cell>
          <table:table-cell table:style-name="Table42.B1.1.1" office:value-type="string">
            <text:p text:style-name="P139"/>
          </table:table-cell>
          <table:table-cell table:style-name="Table42.G6" office:value-type="string">
            <text:p text:style-name="P139">1.08</text:p>
          </table:table-cell>
          <table:table-cell table:style-name="Table42.H6" office:value-type="string">
            <text:p text:style-name="P139">46</text:p>
          </table:table-cell>
        </table:table-row>
        <table:table-row table:style-name="Table42.2">
          <table:table-cell table:style-name="Table42.A3" office:value-type="string">
            <text:p text:style-name="P16">8.00 E-02</text:p>
          </table:table-cell>
          <table:table-cell table:style-name="Table42.B1.1.1" office:value-type="string">
            <text:p text:style-name="P139"/>
          </table:table-cell>
          <table:table-cell table:style-name="Table42.C3" office:value-type="string">
            <text:p text:style-name="P139">0.08</text:p>
          </table:table-cell>
          <table:table-cell table:style-name="Table42.D3" office:value-type="string">
            <text:p text:style-name="P139">20/250</text:p>
          </table:table-cell>
          <table:table-cell table:style-name="Table42.D3" office:value-type="string">
            <text:p text:style-name="P139">6/75</text:p>
          </table:table-cell>
          <table:table-cell table:style-name="Table42.B1.1.1" office:value-type="string">
            <text:p text:style-name="P139"/>
          </table:table-cell>
          <table:table-cell table:style-name="Table42.G7" office:value-type="string">
            <text:p text:style-name="P139">1.10</text:p>
          </table:table-cell>
          <table:table-cell table:style-name="Table42.H7" office:value-type="string">
            <text:p text:style-name="P139">45</text:p>
          </table:table-cell>
        </table:table-row>
        <table:table-row table:style-name="Table42.2">
          <table:table-cell table:style-name="Table42.A3" office:value-type="string">
            <text:p text:style-name="P16">7.5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12</text:p>
          </table:table-cell>
          <table:table-cell table:style-name="Table42.H3" office:value-type="string">
            <text:p text:style-name="P139">44</text:p>
          </table:table-cell>
        </table:table-row>
        <table:table-row table:style-name="Table42.2">
          <table:table-cell table:style-name="Table42.A3" office:value-type="string">
            <text:p text:style-name="P16">7.2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14</text:p>
          </table:table-cell>
          <table:table-cell table:style-name="Table42.H4" office:value-type="string">
            <text:p text:style-name="P139">43</text:p>
          </table:table-cell>
        </table:table-row>
        <table:table-row table:style-name="Table42.2">
          <table:table-cell table:style-name="Table42.A3" office:value-type="string">
            <text:p text:style-name="P16">7.0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16</text:p>
          </table:table-cell>
          <table:table-cell table:style-name="Table42.H4" office:value-type="string">
            <text:p text:style-name="P139">42</text:p>
          </table:table-cell>
        </table:table-row>
        <table:table-row table:style-name="Table42.2">
          <table:table-cell table:style-name="Table42.A3" office:value-type="string">
            <text:p text:style-name="P16">6.60 E-02</text:p>
          </table:table-cell>
          <table:table-cell table:style-name="Table42.B1.1.1" office:value-type="string">
            <text:p text:style-name="P139"/>
          </table:table-cell>
          <table:table-cell table:style-name="Table42.C3" office:value-type="string">
            <text:p text:style-name="P139">0.065</text:p>
          </table:table-cell>
          <table:table-cell table:style-name="Table42.D3" office:value-type="string">
            <text:p text:style-name="P139">20/300</text:p>
          </table:table-cell>
          <table:table-cell table:style-name="Table42.D3" office:value-type="string">
            <text:p text:style-name="P139">6/90</text:p>
          </table:table-cell>
          <table:table-cell table:style-name="Table42.B1.1.1" office:value-type="string">
            <text:p text:style-name="P139"/>
          </table:table-cell>
          <table:table-cell table:style-name="Table42.G6" office:value-type="string">
            <text:p text:style-name="P139">1.18</text:p>
          </table:table-cell>
          <table:table-cell table:style-name="Table42.H6" office:value-type="string">
            <text:p text:style-name="P139">41</text:p>
          </table:table-cell>
        </table:table-row>
        <table:table-row table:style-name="Table42.2">
          <table:table-cell table:style-name="Table42.A3" office:value-type="string">
            <text:p text:style-name="P16">6.30 E-02</text:p>
          </table:table-cell>
          <table:table-cell table:style-name="Table42.B1.1.1" office:value-type="string">
            <text:p text:style-name="P139"/>
          </table:table-cell>
          <table:table-cell table:style-name="Table42.C3" office:value-type="string">
            <text:p text:style-name="P139">0.063</text:p>
          </table:table-cell>
          <table:table-cell table:style-name="Table42.D3" office:value-type="string">
            <text:p text:style-name="P139">20/320</text:p>
          </table:table-cell>
          <table:table-cell table:style-name="Table42.D3" office:value-type="string">
            <text:p text:style-name="P139">6/95</text:p>
          </table:table-cell>
          <table:table-cell table:style-name="Table42.B1.1.1" office:value-type="string">
            <text:p text:style-name="P139"/>
          </table:table-cell>
          <table:table-cell table:style-name="Table42.G7" office:value-type="string">
            <text:p text:style-name="P139">1.20</text:p>
          </table:table-cell>
          <table:table-cell table:style-name="Table42.H7" office:value-type="string">
            <text:p text:style-name="P139">40</text:p>
          </table:table-cell>
        </table:table-row>
        <table:table-row table:style-name="Table42.2">
          <table:table-cell table:style-name="Table42.A3" office:value-type="string">
            <text:p text:style-name="P16">6.00 E-02</text:p>
          </table:table-cell>
          <table:table-cell table:style-name="Table42.B1.1.1" office:value-type="string">
            <text:p text:style-name="P139"/>
          </table:table-cell>
          <table:table-cell table:style-name="Table42.C3" office:value-type="string">
            <text:p text:style-name="P139">0.06</text:p>
          </table:table-cell>
          <table:table-cell table:style-name="Table42.D3" office:value-type="string">
            <text:p text:style-name="P139">20/330</text:p>
          </table:table-cell>
          <table:table-cell table:style-name="Table42.D3" office:value-type="string">
            <text:p text:style-name="P139">6/100</text:p>
          </table:table-cell>
          <table:table-cell table:style-name="Table42.B1.1.1" office:value-type="string">
            <text:p text:style-name="P139"/>
          </table:table-cell>
          <table:table-cell table:style-name="Table42.G3" office:value-type="string">
            <text:p text:style-name="P139">1.22</text:p>
          </table:table-cell>
          <table:table-cell table:style-name="Table42.H3" office:value-type="string">
            <text:p text:style-name="P139">39</text:p>
          </table:table-cell>
        </table:table-row>
        <table:table-row table:style-name="Table42.2">
          <table:table-cell table:style-name="Table42.A3" office:value-type="string">
            <text:p text:style-name="P16">5.75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24</text:p>
          </table:table-cell>
          <table:table-cell table:style-name="Table42.H4" office:value-type="string">
            <text:p text:style-name="P139">38</text:p>
          </table:table-cell>
        </table:table-row>
        <table:table-row table:style-name="Table42.2">
          <table:table-cell table:style-name="Table42.A3" office:value-type="string">
            <text:p text:style-name="P16">5.5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26</text:p>
          </table:table-cell>
          <table:table-cell table:style-name="Table42.H4" office:value-type="string">
            <text:p text:style-name="P139">37</text:p>
          </table:table-cell>
        </table:table-row>
        <table:table-row table:style-name="Table42.2">
          <table:table-cell table:style-name="Table42.A3" office:value-type="string">
            <text:p text:style-name="P16">5.25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28</text:p>
          </table:table-cell>
          <table:table-cell table:style-name="Table42.H6" office:value-type="string">
            <text:p text:style-name="P139">36</text:p>
          </table:table-cell>
        </table:table-row>
        <table:table-row table:style-name="Table42.2">
          <table:table-cell table:style-name="Table42.A3" office:value-type="string">
            <text:p text:style-name="P16">5.00 E-02</text:p>
          </table:table-cell>
          <table:table-cell table:style-name="Table42.B1.1.1" office:value-type="string">
            <text:p text:style-name="P139"/>
          </table:table-cell>
          <table:table-cell table:style-name="Table42.C3" office:value-type="string">
            <text:p text:style-name="P139">0.05</text:p>
          </table:table-cell>
          <table:table-cell table:style-name="Table42.D3" office:value-type="string">
            <text:p text:style-name="P139">20/400</text:p>
          </table:table-cell>
          <table:table-cell table:style-name="Table42.D3" office:value-type="string">
            <text:p text:style-name="P139">6/120</text:p>
          </table:table-cell>
          <table:table-cell table:style-name="Table42.B1.1.1" office:value-type="string">
            <text:p text:style-name="P139"/>
          </table:table-cell>
          <table:table-cell table:style-name="Table42.G7" office:value-type="string">
            <text:p text:style-name="P139">1.30</text:p>
          </table:table-cell>
          <table:table-cell table:style-name="Table42.H7" office:value-type="string">
            <text:p text:style-name="P139">35</text:p>
          </table:table-cell>
        </table:table-row>
        <table:table-row table:style-name="Table42.2">
          <table:table-cell table:style-name="Table42.A3" office:value-type="string">
            <text:p text:style-name="P16">4.8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32</text:p>
          </table:table-cell>
          <table:table-cell table:style-name="Table42.H3" office:value-type="string">
            <text:p text:style-name="P139">34</text:p>
          </table:table-cell>
        </table:table-row>
        <table:table-row table:style-name="Table42.2">
          <table:table-cell table:style-name="Table42.A3" office:value-type="string">
            <text:p text:style-name="P16">4.6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34</text:p>
          </table:table-cell>
          <table:table-cell table:style-name="Table42.H4" office:value-type="string">
            <text:p text:style-name="P139">33</text:p>
          </table:table-cell>
        </table:table-row>
        <table:table-row table:style-name="Table42.2">
          <table:table-cell table:style-name="Table42.A3" office:value-type="string">
            <text:p text:style-name="P16">4.4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36</text:p>
          </table:table-cell>
          <table:table-cell table:style-name="Table42.H4" office:value-type="string">
            <text:p text:style-name="P139">32</text:p>
          </table:table-cell>
        </table:table-row>
        <table:table-row table:style-name="Table42.2">
          <table:table-cell table:style-name="Table42.A3" office:value-type="string">
            <text:p text:style-name="P16">4.2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38</text:p>
          </table:table-cell>
          <table:table-cell table:style-name="Table42.H6" office:value-type="string">
            <text:p text:style-name="P139">31</text:p>
          </table:table-cell>
        </table:table-row>
        <table:table-row table:style-name="Table42.2">
          <table:table-cell table:style-name="Table42.A3" office:value-type="string">
            <text:p text:style-name="P16">4.00 E-02</text:p>
          </table:table-cell>
          <table:table-cell table:style-name="Table42.B1.1.1" office:value-type="string">
            <text:p text:style-name="P139"/>
          </table:table-cell>
          <table:table-cell table:style-name="Table42.C3" office:value-type="string">
            <text:p text:style-name="P139">0.04</text:p>
          </table:table-cell>
          <table:table-cell table:style-name="Table42.D3" office:value-type="string">
            <text:p text:style-name="P139">20/500</text:p>
          </table:table-cell>
          <table:table-cell table:style-name="Table42.D3" office:value-type="string">
            <text:p text:style-name="P139">6/150</text:p>
          </table:table-cell>
          <table:table-cell table:style-name="Table42.B1.1.1" office:value-type="string">
            <text:p text:style-name="P139"/>
          </table:table-cell>
          <table:table-cell table:style-name="Table42.G7" office:value-type="string">
            <text:p text:style-name="P139">1.40</text:p>
          </table:table-cell>
          <table:table-cell table:style-name="Table42.H7" office:value-type="string">
            <text:p text:style-name="P139">30</text:p>
          </table:table-cell>
        </table:table-row>
        <table:table-row table:style-name="Table42.2">
          <table:table-cell table:style-name="Table42.A3" office:value-type="string">
            <text:p text:style-name="P16">3.8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42</text:p>
          </table:table-cell>
          <table:table-cell table:style-name="Table42.H3" office:value-type="string">
            <text:p text:style-name="P139">29</text:p>
          </table:table-cell>
        </table:table-row>
        <table:table-row table:style-name="Table42.2">
          <table:table-cell table:style-name="Table42.A3" office:value-type="string">
            <text:p text:style-name="P16">3.6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44</text:p>
          </table:table-cell>
          <table:table-cell table:style-name="Table42.H4" office:value-type="string">
            <text:p text:style-name="P139">28</text:p>
          </table:table-cell>
        </table:table-row>
        <table:table-row table:style-name="Table42.2">
          <table:table-cell table:style-name="Table42.A3" office:value-type="string">
            <text:p text:style-name="P16">3.5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46</text:p>
          </table:table-cell>
          <table:table-cell table:style-name="Table42.H4" office:value-type="string">
            <text:p text:style-name="P139">27</text:p>
          </table:table-cell>
        </table:table-row>
        <table:table-row table:style-name="Table42.2">
          <table:table-cell table:style-name="Table42.A3" office:value-type="string">
            <text:p text:style-name="P16">3.33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48</text:p>
          </table:table-cell>
          <table:table-cell table:style-name="Table42.H6" office:value-type="string">
            <text:p text:style-name="P139">26</text:p>
          </table:table-cell>
        </table:table-row>
        <table:table-row table:style-name="Table42.2">
          <table:table-cell table:style-name="Table42.A3" office:value-type="string">
            <text:p text:style-name="P16">3.20 E-02</text:p>
          </table:table-cell>
          <table:table-cell table:style-name="Table42.B1.1.1" office:value-type="string">
            <text:p text:style-name="P139"/>
          </table:table-cell>
          <table:table-cell table:style-name="Table42.C3" office:value-type="string">
            <text:p text:style-name="P139">0.032</text:p>
          </table:table-cell>
          <table:table-cell table:style-name="Table42.D3" office:value-type="string">
            <text:p text:style-name="P139">20/630</text:p>
          </table:table-cell>
          <table:table-cell table:style-name="Table42.D3" office:value-type="string">
            <text:p text:style-name="P139">6/190</text:p>
          </table:table-cell>
          <table:table-cell table:style-name="Table42.B1.1.1" office:value-type="string">
            <text:p text:style-name="P139"/>
          </table:table-cell>
          <table:table-cell table:style-name="Table42.G7" office:value-type="string">
            <text:p text:style-name="P139">1.50</text:p>
          </table:table-cell>
          <table:table-cell table:style-name="Table42.H7" office:value-type="string">
            <text:p text:style-name="P139">25</text:p>
          </table:table-cell>
        </table:table-row>
        <table:table-row table:style-name="Table42.2">
          <table:table-cell table:style-name="Table42.A3" office:value-type="string">
            <text:p text:style-name="P16">3.02 E-02</text:p>
          </table:table-cell>
          <table:table-cell table:style-name="Table42.B1.1.1" office:value-type="string">
            <text:p text:style-name="P139"/>
          </table:table-cell>
          <table:table-cell table:style-name="Table42.C3" office:value-type="string">
            <text:p text:style-name="P139">0.03</text:p>
          </table:table-cell>
          <table:table-cell table:style-name="Table42.D3" office:value-type="string">
            <text:p text:style-name="P139">20/650</text:p>
          </table:table-cell>
          <table:table-cell table:style-name="Table42.D3" office:value-type="string">
            <text:p text:style-name="P139">6/200</text:p>
          </table:table-cell>
          <table:table-cell table:style-name="Table42.B1.1.1" office:value-type="string">
            <text:p text:style-name="P139"/>
          </table:table-cell>
          <table:table-cell table:style-name="Table42.G3" office:value-type="string">
            <text:p text:style-name="P139">1.52</text:p>
          </table:table-cell>
          <table:table-cell table:style-name="Table42.H3" office:value-type="string">
            <text:p text:style-name="P139">24</text:p>
          </table:table-cell>
        </table:table-row>
        <table:table-row table:style-name="Table42.2">
          <table:table-cell table:style-name="Table42.A3" office:value-type="string">
            <text:p text:style-name="P16">2.90 E-<text:soft-page-break/>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54</text:p>
          </table:table-cell>
          <table:table-cell table:style-name="Table42.H4" office:value-type="string">
            <text:p text:style-name="P139">23</text:p>
          </table:table-cell>
        </table:table-row>
        <table:table-row table:style-name="Table42.2">
          <table:table-cell table:style-name="Table42.A3" office:value-type="string">
            <text:p text:style-name="P16">2.75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56</text:p>
          </table:table-cell>
          <table:table-cell table:style-name="Table42.H4" office:value-type="string">
            <text:p text:style-name="P139">22</text:p>
          </table:table-cell>
        </table:table-row>
        <table:table-row table:style-name="Table42.2">
          <table:table-cell table:style-name="Table42.A3" office:value-type="string">
            <text:p text:style-name="P16">2.63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58</text:p>
          </table:table-cell>
          <table:table-cell table:style-name="Table42.H6" office:value-type="string">
            <text:p text:style-name="P139">21</text:p>
          </table:table-cell>
        </table:table-row>
        <table:table-row table:style-name="Table42.2">
          <table:table-cell table:style-name="Table42.A3" office:value-type="string">
            <text:p text:style-name="P16">2.50 E-02</text:p>
          </table:table-cell>
          <table:table-cell table:style-name="Table42.B1.1.1" office:value-type="string">
            <text:p text:style-name="P139"/>
          </table:table-cell>
          <table:table-cell table:style-name="Table42.C3" office:value-type="string">
            <text:p text:style-name="P139">0.025</text:p>
          </table:table-cell>
          <table:table-cell table:style-name="Table42.D3" office:value-type="string">
            <text:p text:style-name="P139">20/800</text:p>
          </table:table-cell>
          <table:table-cell table:style-name="Table42.D3" office:value-type="string">
            <text:p text:style-name="P139">6/240</text:p>
          </table:table-cell>
          <table:table-cell table:style-name="Table42.B1.1.1" office:value-type="string">
            <text:p text:style-name="P139"/>
          </table:table-cell>
          <table:table-cell table:style-name="Table42.G7" office:value-type="string">
            <text:p text:style-name="P139">1.60</text:p>
          </table:table-cell>
          <table:table-cell table:style-name="Table42.H7" office:value-type="string">
            <text:p text:style-name="P139">20</text:p>
          </table:table-cell>
        </table:table-row>
        <table:table-row table:style-name="Table42.2">
          <table:table-cell table:style-name="Table42.A3" office:value-type="string">
            <text:p text:style-name="P16">2.4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62</text:p>
          </table:table-cell>
          <table:table-cell table:style-name="Table42.H3" office:value-type="string">
            <text:p text:style-name="P139">19</text:p>
          </table:table-cell>
        </table:table-row>
        <table:table-row table:style-name="Table42.2">
          <table:table-cell table:style-name="Table42.A3" office:value-type="string">
            <text:p text:style-name="P16">2.3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64</text:p>
          </table:table-cell>
          <table:table-cell table:style-name="Table42.H4" office:value-type="string">
            <text:p text:style-name="P139">18</text:p>
          </table:table-cell>
        </table:table-row>
        <table:table-row table:style-name="Table42.2">
          <table:table-cell table:style-name="Table42.A3" office:value-type="string">
            <text:p text:style-name="P16">2.2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66</text:p>
          </table:table-cell>
          <table:table-cell table:style-name="Table42.H4" office:value-type="string">
            <text:p text:style-name="P139">17</text:p>
          </table:table-cell>
        </table:table-row>
        <table:table-row table:style-name="Table42.2">
          <table:table-cell table:style-name="Table42.A3" office:value-type="string">
            <text:p text:style-name="P16">2.1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68</text:p>
          </table:table-cell>
          <table:table-cell table:style-name="Table42.H6" office:value-type="string">
            <text:p text:style-name="P139">16</text:p>
          </table:table-cell>
        </table:table-row>
        <table:table-row table:style-name="Table42.2">
          <table:table-cell table:style-name="Table42.A3" office:value-type="string">
            <text:p text:style-name="P16">2.00 E-02</text:p>
          </table:table-cell>
          <table:table-cell table:style-name="Table42.B1.1.1" office:value-type="string">
            <text:p text:style-name="P139"/>
          </table:table-cell>
          <table:table-cell table:style-name="Table42.C3" office:value-type="string">
            <text:p text:style-name="P139">0.02</text:p>
          </table:table-cell>
          <table:table-cell table:style-name="Table42.D3" office:value-type="string">
            <text:p text:style-name="P139">20/1000</text:p>
          </table:table-cell>
          <table:table-cell table:style-name="Table42.D3" office:value-type="string">
            <text:p text:style-name="P139">6/300</text:p>
          </table:table-cell>
          <table:table-cell table:style-name="Table42.B1.1.1" office:value-type="string">
            <text:p text:style-name="P139"/>
          </table:table-cell>
          <table:table-cell table:style-name="Table42.G7" office:value-type="string">
            <text:p text:style-name="P139">1.70</text:p>
          </table:table-cell>
          <table:table-cell table:style-name="Table42.H7" office:value-type="string">
            <text:p text:style-name="P139">15</text:p>
          </table:table-cell>
        </table:table-row>
        <table:table-row table:style-name="Table42.2">
          <table:table-cell table:style-name="Table42.A3" office:value-type="string">
            <text:p text:style-name="P16">1.9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72</text:p>
          </table:table-cell>
          <table:table-cell table:style-name="Table42.H3" office:value-type="string">
            <text:p text:style-name="P139">14</text:p>
          </table:table-cell>
        </table:table-row>
        <table:table-row table:style-name="Table42.2">
          <table:table-cell table:style-name="Table42.A3" office:value-type="string">
            <text:p text:style-name="P16">1.82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74</text:p>
          </table:table-cell>
          <table:table-cell table:style-name="Table42.H4" office:value-type="string">
            <text:p text:style-name="P139">13</text:p>
          </table:table-cell>
        </table:table-row>
        <table:table-row table:style-name="Table42.2">
          <table:table-cell table:style-name="Table42.A3" office:value-type="string">
            <text:p text:style-name="P16">1.74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76</text:p>
          </table:table-cell>
          <table:table-cell table:style-name="Table42.H4" office:value-type="string">
            <text:p text:style-name="P139">12</text:p>
          </table:table-cell>
        </table:table-row>
        <table:table-row table:style-name="Table42.2">
          <table:table-cell table:style-name="Table42.A3" office:value-type="string">
            <text:p text:style-name="P16">1.66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78</text:p>
          </table:table-cell>
          <table:table-cell table:style-name="Table42.H6" office:value-type="string">
            <text:p text:style-name="P139">11</text:p>
          </table:table-cell>
        </table:table-row>
        <table:table-row table:style-name="Table42.2">
          <table:table-cell table:style-name="Table42.A3" office:value-type="string">
            <text:p text:style-name="P16">1.60 E-02</text:p>
          </table:table-cell>
          <table:table-cell table:style-name="Table42.B1.1.1" office:value-type="string">
            <text:p text:style-name="P139"/>
          </table:table-cell>
          <table:table-cell table:style-name="Table42.C3" office:value-type="string">
            <text:p text:style-name="P139">0.016</text:p>
          </table:table-cell>
          <table:table-cell table:style-name="Table42.D3" office:value-type="string">
            <text:p text:style-name="P139">20/1250</text:p>
          </table:table-cell>
          <table:table-cell table:style-name="Table42.D3" office:value-type="string">
            <text:p text:style-name="P139">6/380</text:p>
          </table:table-cell>
          <table:table-cell table:style-name="Table42.B1.1.1" office:value-type="string">
            <text:p text:style-name="P139"/>
          </table:table-cell>
          <table:table-cell table:style-name="Table42.G7" office:value-type="string">
            <text:p text:style-name="P139">1.80</text:p>
          </table:table-cell>
          <table:table-cell table:style-name="Table42.H7" office:value-type="string">
            <text:p text:style-name="P139">10</text:p>
          </table:table-cell>
        </table:table-row>
        <table:table-row table:style-name="Table42.2">
          <table:table-cell table:style-name="Table42.A3" office:value-type="string">
            <text:p text:style-name="P16">1.50 E-02</text:p>
          </table:table-cell>
          <table:table-cell table:style-name="Table42.B1.1.1" office:value-type="string">
            <text:p text:style-name="P139"/>
          </table:table-cell>
          <table:table-cell table:style-name="Table42.C3" office:value-type="string">
            <text:p text:style-name="P139">0.015</text:p>
          </table:table-cell>
          <table:table-cell table:style-name="Table42.D3" office:value-type="string">
            <text:p text:style-name="P139">20/1300</text:p>
          </table:table-cell>
          <table:table-cell table:style-name="Table42.D3" office:value-type="string">
            <text:p text:style-name="P139">6/400</text:p>
          </table:table-cell>
          <table:table-cell table:style-name="Table42.B1.1.1" office:value-type="string">
            <text:p text:style-name="P139"/>
          </table:table-cell>
          <table:table-cell table:style-name="Table42.G3" office:value-type="string">
            <text:p text:style-name="P139">1.82</text:p>
          </table:table-cell>
          <table:table-cell table:style-name="Table42.H3" office:value-type="string">
            <text:p text:style-name="P139">9</text:p>
          </table:table-cell>
        </table:table-row>
        <table:table-row table:style-name="Table42.2">
          <table:table-cell table:style-name="Table42.A3" office:value-type="string">
            <text:p text:style-name="P16">1.45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84</text:p>
          </table:table-cell>
          <table:table-cell table:style-name="Table42.H4" office:value-type="string">
            <text:p text:style-name="P139">8</text:p>
          </table:table-cell>
        </table:table-row>
        <table:table-row table:style-name="Table42.2">
          <table:table-cell table:style-name="Table42.A3" office:value-type="string">
            <text:p text:style-name="P16">1.38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86</text:p>
          </table:table-cell>
          <table:table-cell table:style-name="Table42.H4" office:value-type="string">
            <text:p text:style-name="P139">7</text:p>
          </table:table-cell>
        </table:table-row>
        <table:table-row table:style-name="Table42.2">
          <table:table-cell table:style-name="Table42.A3" office:value-type="string">
            <text:p text:style-name="P16">1.3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88</text:p>
          </table:table-cell>
          <table:table-cell table:style-name="Table42.H6" office:value-type="string">
            <text:p text:style-name="P139">6</text:p>
          </table:table-cell>
        </table:table-row>
        <table:table-row table:style-name="Table42.2">
          <table:table-cell table:style-name="Table42.A3" office:value-type="string">
            <text:p text:style-name="P16">1.25 E-02</text:p>
          </table:table-cell>
          <table:table-cell table:style-name="Table42.B1.1.1" office:value-type="string">
            <text:p text:style-name="P139"/>
          </table:table-cell>
          <table:table-cell table:style-name="Table42.C3" office:value-type="string">
            <text:p text:style-name="P139">0.0125</text:p>
          </table:table-cell>
          <table:table-cell table:style-name="Table42.D3" office:value-type="string">
            <text:p text:style-name="P139">20/1600</text:p>
          </table:table-cell>
          <table:table-cell table:style-name="Table42.D3" office:value-type="string">
            <text:p text:style-name="P139">6/480</text:p>
          </table:table-cell>
          <table:table-cell table:style-name="Table42.B1.1.1" office:value-type="string">
            <text:p text:style-name="P139"/>
          </table:table-cell>
          <table:table-cell table:style-name="Table42.G7" office:value-type="string">
            <text:p text:style-name="P139">1.90</text:p>
          </table:table-cell>
          <table:table-cell table:style-name="Table42.H7" office:value-type="string">
            <text:p text:style-name="P139">5</text:p>
          </table:table-cell>
        </table:table-row>
        <table:table-row table:style-name="Table42.2">
          <table:table-cell table:style-name="Table42.A3" office:value-type="string">
            <text:p text:style-name="P16">1.20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3" office:value-type="string">
            <text:p text:style-name="P139">1.92</text:p>
          </table:table-cell>
          <table:table-cell table:style-name="Table42.H3" office:value-type="string">
            <text:p text:style-name="P139">4</text:p>
          </table:table-cell>
        </table:table-row>
        <table:table-row table:style-name="Table42.2">
          <table:table-cell table:style-name="Table42.A3" office:value-type="string">
            <text:p text:style-name="P16">1.15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94</text:p>
          </table:table-cell>
          <table:table-cell table:style-name="Table42.H4" office:value-type="string">
            <text:p text:style-name="P139">3</text:p>
          </table:table-cell>
        </table:table-row>
        <table:table-row table:style-name="Table42.2">
          <table:table-cell table:style-name="Table42.A3" office:value-type="string">
            <text:p text:style-name="P16">1.10 E-02</text:p>
          </table:table-cell>
          <table:table-cell table:style-name="Table42.B1.1.1" office:value-type="string">
            <text:p text:style-name="P139"/>
          </table:table-cell>
          <table:table-cell table:style-name="Table42.B1.1.1" office:value-type="string">
            <text:p text:style-name="P139"/>
          </table:table-cell>
          <table:table-cell table:style-name="Table42.D4" office:value-type="string">
            <text:p text:style-name="P139"/>
          </table:table-cell>
          <table:table-cell table:style-name="Table42.D4" office:value-type="string">
            <text:p text:style-name="P139"/>
          </table:table-cell>
          <table:table-cell table:style-name="Table42.B1.1.1" office:value-type="string">
            <text:p text:style-name="P139"/>
          </table:table-cell>
          <table:table-cell table:style-name="Table42.B1.1.1" office:value-type="string">
            <text:p text:style-name="P139">1.96</text:p>
          </table:table-cell>
          <table:table-cell table:style-name="Table42.H4" office:value-type="string">
            <text:p text:style-name="P139">2</text:p>
          </table:table-cell>
        </table:table-row>
        <table:table-row table:style-name="Table42.2">
          <table:table-cell table:style-name="Table42.A3" office:value-type="string">
            <text:p text:style-name="P16">1.05 E-02</text:p>
          </table:table-cell>
          <table:table-cell table:style-name="Table42.B1.1.1" office:value-type="string">
            <text:p text:style-name="P139"/>
          </table:table-cell>
          <table:table-cell table:style-name="Table42.C3" office:value-type="string">
            <text:p text:style-name="P139"/>
          </table:table-cell>
          <table:table-cell table:style-name="Table42.D3" office:value-type="string">
            <text:p text:style-name="P139"/>
          </table:table-cell>
          <table:table-cell table:style-name="Table42.D3" office:value-type="string">
            <text:p text:style-name="P139"/>
          </table:table-cell>
          <table:table-cell table:style-name="Table42.B1.1.1" office:value-type="string">
            <text:p text:style-name="P139"/>
          </table:table-cell>
          <table:table-cell table:style-name="Table42.G6" office:value-type="string">
            <text:p text:style-name="P139">1.98</text:p>
          </table:table-cell>
          <table:table-cell table:style-name="Table42.H6" office:value-type="string">
            <text:p text:style-name="P139">1</text:p>
          </table:table-cell>
        </table:table-row>
        <table:table-row table:style-name="Table42.2">
          <table:table-cell table:style-name="Table42.A117" office:value-type="string">
            <text:p text:style-name="P16">1.00 E-02</text:p>
          </table:table-cell>
          <table:table-cell table:style-name="Table42.B1.1.1" office:value-type="string">
            <text:p text:style-name="P139"/>
          </table:table-cell>
          <table:table-cell table:style-name="Table42.C117" office:value-type="string">
            <text:p text:style-name="P139">0.01</text:p>
          </table:table-cell>
          <table:table-cell table:style-name="Table42.D117" office:value-type="string">
            <text:p text:style-name="P139">20/2000</text:p>
          </table:table-cell>
          <table:table-cell table:style-name="Table42.D117" office:value-type="string">
            <text:p text:style-name="P139">6/600</text:p>
          </table:table-cell>
          <table:table-cell table:style-name="Table42.B1.1.1" office:value-type="string">
            <text:p text:style-name="P139"/>
          </table:table-cell>
          <table:table-cell table:style-name="Table42.B1.2.2" office:value-type="string">
            <text:p text:style-name="P139">2.00</text:p>
          </table:table-cell>
          <table:table-cell table:style-name="Table42.H117" office:value-type="string">
            <text:p text:style-name="P139">0</text:p>
          </table:table-cell>
        </table:table-row>
      </table:table>
      <text:p text:style-name="Standard"/>
      <text:p text:style-name="Heading_20_3"><text:soft-page-break/><text:line-break/>X.2.5<text:tab/>ETDRS Charts</text:p>
      <text:p text:style-name="Standard"/>
      <text:p text:style-name="Standard">ETDRS charts feature Sloan letters with proportional spacing, 5 letters on each line, and a logarithmic progression of letter sizes with consistent increments of approximately 25% per line (10 lines equal a factor 10x). <text:s/>The ETDRS protocol specifies letter-by-letter scoring, viewing distance, illumination, use of different charts for right and left eye and other presentation parameters.</text:p>
      <text:p text:style-name="Standard">The full ETDRS protocol requires a wide chart on a light box, and cannot be implemented on the limited screen of a projector (or similar) chart. <text:s/>The logarithmic progression, however, can be implemented on any device. <text:s/>This progression was first proposed by John Green in 1868 and follows the standard “Preferred Numbers, ISO standard 3 (1973)” series and the rounding preferences. </text:p>
      <text:p text:style-name="Standard">Use of ETDRS charts allows use of letter-by-letter scoring, which is more accurate than the line-by-line scoring used on traditional charts. <text:s/>Each row in the table is equivalent to 1 letter on an ETDRS chart (50 letters for a factor 10x). <text:s/>These steps are smaller than the just discernable difference; steps this small only become significant in statistical studies where a large number of measurements is averaged.</text:p>
      <text:p text:style-name="Standard">The smaller steps for letter by letter scoring may be expressed in two ways; either by using suffixes to a familiar (sometimes slightly rounded) set of values or by using calculated values. <text:s/>For clinical use suffixes have the advantage of using only familiar acuity notations and reverting to the nearest clinical notation when the suffix is omitted. <text:s/>Calculated values look less familiar; but are sometimes used in statistical studies. <text:s/>Note that suffixes used in the context of an ETDRS chart have a defined value and affect the DICOM storage value, whereas suffixes used in the context of traditional charts do not.</text:p>
      <text:p text:style-name="Standard"/>
      <text:p text:style-name="Table_20_Title">TABLE X-2<text:line-break/>Reference table for use with ETDRS CHARTS or equivalent</text:p>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130">DICOM</text:p>
          </table:table-cell>
          <table:table-cell table:style-name="Table43.B1" office:value-type="string">
            <text:p text:style-name="P140"/>
          </table:table-cell>
          <table:table-cell table:style-name="Table43.A1" office:value-type="string">
            <text:p text:style-name="P130"><text:span text:style-name="T16">Notations for Research Use</text:span> <text:line-break/>with ETDRS Charts or equivalent</text:p>
          </table:table-cell>
          <table:table-cell table:style-name="Table43.D1" office:value-type="string">
            <text:p text:style-name="P141"/>
          </table:table-cell>
          <table:table-cell table:style-name="Table43.E1" office:value-type="string">
            <text:p text:style-name="P130">Scales for statistics <text:line-break/>and graphical displays</text:p>
          </table:table-cell>
        </table:table-row>
      </table:table>
      <text:p text:style-name="Standard"/>
      <table:table table:name="Table44" table:style-name="Table44">
        <table:table-column table:style-name="Table44.A"/>
        <table:table-column table:style-name="Table44.B"/>
        <table:table-column table:style-name="Table44.C" table:number-columns-repeated="3"/>
        <table:table-column table:style-name="Table44.F"/>
        <table:table-column table:style-name="Table44.C" table:number-columns-repeated="3"/>
        <table:table-column table:style-name="Table44.B"/>
        <table:table-column table:style-name="Table44.K"/>
        <table:table-column table:style-name="Table44.L"/>
        <table:table-row table:style-name="Table44.1">
          <table:table-cell table:style-name="Table44.A1" office:value-type="string">
            <text:p text:style-name="P129">Decimal Visual Acuity</text:p>
          </table:table-cell>
          <table:table-cell table:number-columns-spanned="11">
            <table:table table:is-sub-table="true">
              <table:table-column table:style-name="Table44.B"/>
              <table:table-column table:style-name="Table44.C" table:number-columns-repeated="3"/>
              <table:table-column table:style-name="Table44.F"/>
              <table:table-column table:style-name="Table44.C" table:number-columns-repeated="3"/>
              <table:table-column table:style-name="Table44.B"/>
              <table:table-column table:style-name="Table44.K"/>
              <table:table-column table:style-name="Table44.L"/>
              <table:table-row table:style-name="Table44.1">
                <table:table-cell table:style-name="Table44.B1.1.1" office:value-type="string">
                  <text:p text:style-name="P140"/>
                </table:table-cell>
                <table:table-cell table:style-name="Table44.B1.2.1" table:number-columns-spanned="3" office:value-type="string">
                  <text:p text:style-name="P132">Use with suffixes</text:p>
                </table:table-cell>
                <table:covered-table-cell/>
                <table:covered-table-cell/>
                <table:table-cell table:style-name="Table44.B1.5.1" office:value-type="string">
                  <text:p text:style-name="P140"/>
                </table:table-cell>
                <table:table-cell table:style-name="Table44.B1.2.1" table:number-columns-spanned="3" office:value-type="string">
                  <text:p text:style-name="P132">Calculated values</text:p>
                </table:table-cell>
                <table:covered-table-cell/>
                <table:covered-table-cell/>
                <table:table-cell table:style-name="Table44.B1.1.1" office:value-type="string">
                  <text:p text:style-name="P141"/>
                </table:table-cell>
                <table:table-cell table:style-name="Table44.B1.10.1" table:number-columns-spanned="2" office:value-type="string">
                  <text:p text:style-name="P132">Linear Scales</text:p>
                </table:table-cell>
                <table:covered-table-cell/>
              </table:table-row>
              <table:table-row table:style-name="Table44.1">
                <table:table-cell table:style-name="Table44.B1.1.1" office:value-type="string">
                  <text:p text:style-name="P140"/>
                </table:table-cell>
                <table:table-cell table:style-name="Table44.B1.2.2" office:value-type="string">
                  <text:p text:style-name="P140">Decimal</text:p>
                </table:table-cell>
                <table:table-cell table:style-name="Table44.B1.3.2" office:value-type="string">
                  <text:p text:style-name="P142">US</text:p>
                </table:table-cell>
                <table:table-cell table:style-name="Table44.B1.3.2" office:value-type="string">
                  <text:p text:style-name="P142">6 m</text:p>
                </table:table-cell>
                <table:table-cell table:style-name="Table44.B1.1.1" office:value-type="string">
                  <text:p text:style-name="P140"/>
                </table:table-cell>
                <table:table-cell table:style-name="Table44.B1.2.2" office:value-type="string">
                  <text:p text:style-name="P140">Decimal <text:s/></text:p>
                </table:table-cell>
                <table:table-cell table:style-name="Table44.B1.3.2" office:value-type="string">
                  <text:p text:style-name="P142">US</text:p>
                </table:table-cell>
                <table:table-cell table:style-name="Table44.B1.3.2" office:value-type="string">
                  <text:p text:style-name="P142">6 m</text:p>
                </table:table-cell>
                <table:table-cell table:style-name="Table44.B1.5.1" office:value-type="string">
                  <text:p text:style-name="P140"/>
                </table:table-cell>
                <table:table-cell table:style-name="Table44.A1" office:value-type="string">
                  <text:p text:style-name="P140">LogMAR</text:p>
                </table:table-cell>
                <table:table-cell table:style-name="Table44.B1.11.2" office:value-type="string">
                  <text:p text:style-name="P140">VA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4.2">
          <table:table-cell table:style-name="Table44.A2" office:value-type="string">
            <text:p text:style-name="P16">2.00 E+00</text:p>
          </table:table-cell>
          <table:table-cell table:style-name="Table44.B1.1.1" office:value-type="string">
            <text:p text:style-name="P139"/>
          </table:table-cell>
          <table:table-cell table:style-name="Table44.B1.2.1" office:value-type="string">
            <text:p text:style-name="P139">2.0</text:p>
          </table:table-cell>
          <table:table-cell table:style-name="Table44.D2" office:value-type="string">
            <text:p text:style-name="P139">20/10</text:p>
          </table:table-cell>
          <table:table-cell table:style-name="Table44.D2" office:value-type="string">
            <text:p text:style-name="P139">6/3</text:p>
          </table:table-cell>
          <table:table-cell table:style-name="Table44.B1.1.1" office:value-type="string">
            <text:p text:style-name="P139"/>
          </table:table-cell>
          <table:table-cell table:style-name="Table44.G2" office:value-type="string">
            <text:p text:style-name="P139">2.00</text:p>
          </table:table-cell>
          <table:table-cell table:style-name="Table44.H2" office:value-type="string">
            <text:p text:style-name="P139">20/10</text:p>
          </table:table-cell>
          <table:table-cell table:style-name="Table44.H2" office:value-type="string">
            <text:p text:style-name="P139">6/3.0</text:p>
          </table:table-cell>
          <table:table-cell table:style-name="Table44.B1.1.1" office:value-type="string">
            <text:p text:style-name="P139"/>
          </table:table-cell>
          <table:table-cell table:style-name="Table44.B1.2.1" office:value-type="string">
            <text:p text:style-name="P139">-0.30</text:p>
          </table:table-cell>
          <table:table-cell table:style-name="Table44.L2" office:value-type="string">
            <text:p text:style-name="P139">115</text:p>
          </table:table-cell>
        </table:table-row>
        <table:table-row table:style-name="Table44.2">
          <table:table-cell table:style-name="Table44.A3" office:value-type="string">
            <text:p text:style-name="P16">1.91 E+00</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B1.1.1" office:value-type="string">
            <text:p text:style-name="P139">1.91</text:p>
          </table:table-cell>
          <table:table-cell table:style-name="Table44.H3" office:value-type="string">
            <text:p text:style-name="P139">20/10.5</text:p>
          </table:table-cell>
          <table:table-cell table:style-name="Table44.H3" office:value-type="string">
            <text:p text:style-name="P139">6/3.2</text:p>
          </table:table-cell>
          <table:table-cell table:style-name="Table44.B1.1.1" office:value-type="string">
            <text:p text:style-name="P139"/>
          </table:table-cell>
          <table:table-cell table:style-name="Table44.C3" office:value-type="string">
            <text:p text:style-name="P139">-0.28</text:p>
          </table:table-cell>
          <table:table-cell table:style-name="Table44.L3" office:value-type="string">
            <text:p text:style-name="P139">114</text:p>
          </table:table-cell>
        </table:table-row>
        <table:table-row table:style-name="Table44.2">
          <table:table-cell table:style-name="Table44.A3" office:value-type="string">
            <text:p text:style-name="P16">1.82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82</text:p>
          </table:table-cell>
          <table:table-cell table:style-name="Table44.H3" office:value-type="string">
            <text:p text:style-name="P139">20/11</text:p>
          </table:table-cell>
          <table:table-cell table:style-name="Table44.H3" office:value-type="string">
            <text:p text:style-name="P139">6/3.3</text:p>
          </table:table-cell>
          <table:table-cell table:style-name="Table44.B1.1.1" office:value-type="string">
            <text:p text:style-name="P139"/>
          </table:table-cell>
          <table:table-cell table:style-name="Table44.B1.1.1" office:value-type="string">
            <text:p text:style-name="P139">-0.26</text:p>
          </table:table-cell>
          <table:table-cell table:style-name="Table44.L4" office:value-type="string">
            <text:p text:style-name="P139">113</text:p>
          </table:table-cell>
        </table:table-row>
        <table:table-row table:style-name="Table44.2">
          <table:table-cell table:style-name="Table44.A3" office:value-type="string">
            <text:p text:style-name="P16">1.74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74</text:p>
          </table:table-cell>
          <table:table-cell table:style-name="Table44.H3" office:value-type="string">
            <text:p text:style-name="P139">20/11.5</text:p>
          </table:table-cell>
          <table:table-cell table:style-name="Table44.H3" office:value-type="string">
            <text:p text:style-name="P139">6/3.5</text:p>
          </table:table-cell>
          <table:table-cell table:style-name="Table44.B1.1.1" office:value-type="string">
            <text:p text:style-name="P139"/>
          </table:table-cell>
          <table:table-cell table:style-name="Table44.B1.1.1" office:value-type="string">
            <text:p text:style-name="P139">-0.24</text:p>
          </table:table-cell>
          <table:table-cell table:style-name="Table44.L4" office:value-type="string">
            <text:p text:style-name="P139">112</text:p>
          </table:table-cell>
        </table:table-row>
        <table:table-row table:style-name="Table44.2">
          <table:table-cell table:style-name="Table44.A3" office:value-type="string">
            <text:p text:style-name="P16">1.66 E+00</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1.66</text:p>
          </table:table-cell>
          <table:table-cell table:style-name="Table44.D6" office:value-type="string">
            <text:p text:style-name="P139">20/12</text:p>
          </table:table-cell>
          <table:table-cell table:style-name="Table44.D6" office:value-type="string">
            <text:p text:style-name="P139">6/3.6</text:p>
          </table:table-cell>
          <table:table-cell table:style-name="Table44.B1.1.1" office:value-type="string">
            <text:p text:style-name="P139"/>
          </table:table-cell>
          <table:table-cell table:style-name="Table44.C6" office:value-type="string">
            <text:p text:style-name="P139">-0.22</text:p>
          </table:table-cell>
          <table:table-cell table:style-name="Table44.L6" office:value-type="string">
            <text:p text:style-name="P139">111</text:p>
          </table:table-cell>
        </table:table-row>
        <table:table-row table:style-name="Table44.2">
          <table:table-cell table:style-name="Table44.A3" office:value-type="string">
            <text:p text:style-name="P16">1.60 E+00</text:p>
          </table:table-cell>
          <table:table-cell table:style-name="Table44.B1.1.1" office:value-type="string">
            <text:p text:style-name="P139"/>
          </table:table-cell>
          <table:table-cell table:style-name="Table44.C7" office:value-type="string">
            <text:p text:style-name="P139">1.6</text:p>
          </table:table-cell>
          <table:table-cell table:style-name="Table44.D7" office:value-type="string">
            <text:p text:style-name="P139">20/12.5</text:p>
          </table:table-cell>
          <table:table-cell table:style-name="Table44.D7" office:value-type="string">
            <text:p text:style-name="P139">6/3.8</text:p>
          </table:table-cell>
          <table:table-cell table:style-name="Table44.B1.1.1" office:value-type="string">
            <text:p text:style-name="P139"/>
          </table:table-cell>
          <table:table-cell table:style-name="Table44.C7" office:value-type="string">
            <text:p text:style-name="P139">1.58</text:p>
          </table:table-cell>
          <table:table-cell table:style-name="Table44.D7" office:value-type="string">
            <text:p text:style-name="P139">20/12.5</text:p>
          </table:table-cell>
          <table:table-cell table:style-name="Table44.D7" office:value-type="string">
            <text:p text:style-name="P139">6/3.8</text:p>
          </table:table-cell>
          <table:table-cell table:style-name="Table44.B1.1.1" office:value-type="string">
            <text:p text:style-name="P139"/>
          </table:table-cell>
          <table:table-cell table:style-name="Table44.C7" office:value-type="string">
            <text:p text:style-name="P139">-0.20</text:p>
          </table:table-cell>
          <table:table-cell table:style-name="Table44.L7" office:value-type="string">
            <text:p text:style-name="P139">110</text:p>
          </table:table-cell>
        </table:table-row>
        <text:soft-page-break/>
        <table:table-row table:style-name="Table44.2">
          <table:table-cell table:style-name="Table44.A3" office:value-type="string">
            <text:p text:style-name="P16">1.50 E+00</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1.51</text:p>
          </table:table-cell>
          <table:table-cell table:style-name="Table44.D3" office:value-type="string">
            <text:p text:style-name="P139">20/13</text:p>
          </table:table-cell>
          <table:table-cell table:style-name="Table44.D3" office:value-type="string">
            <text:p text:style-name="P139">6/4.0</text:p>
          </table:table-cell>
          <table:table-cell table:style-name="Table44.B1.1.1" office:value-type="string">
            <text:p text:style-name="P139"/>
          </table:table-cell>
          <table:table-cell table:style-name="Table44.C3" office:value-type="string">
            <text:p text:style-name="P139">-0.18</text:p>
          </table:table-cell>
          <table:table-cell table:style-name="Table44.L3" office:value-type="string">
            <text:p text:style-name="P139">109</text:p>
          </table:table-cell>
        </table:table-row>
        <table:table-row table:style-name="Table44.2">
          <table:table-cell table:style-name="Table44.A3" office:value-type="string">
            <text:p text:style-name="P16">1.45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45</text:p>
          </table:table-cell>
          <table:table-cell table:style-name="Table44.H3" office:value-type="string">
            <text:p text:style-name="P139">20/14</text:p>
          </table:table-cell>
          <table:table-cell table:style-name="Table44.H3" office:value-type="string">
            <text:p text:style-name="P139">6/4.2</text:p>
          </table:table-cell>
          <table:table-cell table:style-name="Table44.B1.1.1" office:value-type="string">
            <text:p text:style-name="P139"/>
          </table:table-cell>
          <table:table-cell table:style-name="Table44.B1.1.1" office:value-type="string">
            <text:p text:style-name="P139">-0.16</text:p>
          </table:table-cell>
          <table:table-cell table:style-name="Table44.L4" office:value-type="string">
            <text:p text:style-name="P139">108</text:p>
          </table:table-cell>
        </table:table-row>
        <table:table-row table:style-name="Table44.2">
          <table:table-cell table:style-name="Table44.A3" office:value-type="string">
            <text:p text:style-name="P16">1.38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38</text:p>
          </table:table-cell>
          <table:table-cell table:style-name="Table44.H3" office:value-type="string">
            <text:p text:style-name="P139">20/14.5</text:p>
          </table:table-cell>
          <table:table-cell table:style-name="Table44.H3" office:value-type="string">
            <text:p text:style-name="P139">6/4.4</text:p>
          </table:table-cell>
          <table:table-cell table:style-name="Table44.B1.1.1" office:value-type="string">
            <text:p text:style-name="P139"/>
          </table:table-cell>
          <table:table-cell table:style-name="Table44.B1.1.1" office:value-type="string">
            <text:p text:style-name="P139">-0.14</text:p>
          </table:table-cell>
          <table:table-cell table:style-name="Table44.L4" office:value-type="string">
            <text:p text:style-name="P139">107</text:p>
          </table:table-cell>
        </table:table-row>
        <table:table-row table:style-name="Table44.2">
          <table:table-cell table:style-name="Table44.A3" office:value-type="string">
            <text:p text:style-name="P16">1.30 E+00</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1.32</text:p>
          </table:table-cell>
          <table:table-cell table:style-name="Table44.D6" office:value-type="string">
            <text:p text:style-name="P139">20/15</text:p>
          </table:table-cell>
          <table:table-cell table:style-name="Table44.D6" office:value-type="string">
            <text:p text:style-name="P139">6/4.6</text:p>
          </table:table-cell>
          <table:table-cell table:style-name="Table44.B1.1.1" office:value-type="string">
            <text:p text:style-name="P139"/>
          </table:table-cell>
          <table:table-cell table:style-name="Table44.C6" office:value-type="string">
            <text:p text:style-name="P139">-0.12</text:p>
          </table:table-cell>
          <table:table-cell table:style-name="Table44.L6" office:value-type="string">
            <text:p text:style-name="P139">106</text:p>
          </table:table-cell>
        </table:table-row>
        <table:table-row table:style-name="Table44.2">
          <table:table-cell table:style-name="Table44.A3" office:value-type="string">
            <text:p text:style-name="P16">1.25 E+00</text:p>
          </table:table-cell>
          <table:table-cell table:style-name="Table44.B1.1.1" office:value-type="string">
            <text:p text:style-name="P139"/>
          </table:table-cell>
          <table:table-cell table:style-name="Table44.C7" office:value-type="string">
            <text:p text:style-name="P139">1.25</text:p>
          </table:table-cell>
          <table:table-cell table:style-name="Table44.D7" office:value-type="string">
            <text:p text:style-name="P139">20/16</text:p>
          </table:table-cell>
          <table:table-cell table:style-name="Table44.D7" office:value-type="string">
            <text:p text:style-name="P139">6/4.8</text:p>
          </table:table-cell>
          <table:table-cell table:style-name="Table44.B1.1.1" office:value-type="string">
            <text:p text:style-name="P139"/>
          </table:table-cell>
          <table:table-cell table:style-name="Table44.C7" office:value-type="string">
            <text:p text:style-name="P139">1.26</text:p>
          </table:table-cell>
          <table:table-cell table:style-name="Table44.D7" office:value-type="string">
            <text:p text:style-name="P139">20/16</text:p>
          </table:table-cell>
          <table:table-cell table:style-name="Table44.D7" office:value-type="string">
            <text:p text:style-name="P139">6/4.8</text:p>
          </table:table-cell>
          <table:table-cell table:style-name="Table44.B1.1.1" office:value-type="string">
            <text:p text:style-name="P139"/>
          </table:table-cell>
          <table:table-cell table:style-name="Table44.C7" office:value-type="string">
            <text:p text:style-name="P139">-0.10</text:p>
          </table:table-cell>
          <table:table-cell table:style-name="Table44.L7" office:value-type="string">
            <text:p text:style-name="P139">105</text:p>
          </table:table-cell>
        </table:table-row>
        <table:table-row table:style-name="Table44.2">
          <table:table-cell table:style-name="Table44.A3" office:value-type="string">
            <text:p text:style-name="P16">1.20 E+00</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1.20</text:p>
          </table:table-cell>
          <table:table-cell table:style-name="Table44.D3" office:value-type="string">
            <text:p text:style-name="P139">20/17</text:p>
          </table:table-cell>
          <table:table-cell table:style-name="Table44.D3" office:value-type="string">
            <text:p text:style-name="P139">6/5.0</text:p>
          </table:table-cell>
          <table:table-cell table:style-name="Table44.B1.1.1" office:value-type="string">
            <text:p text:style-name="P139"/>
          </table:table-cell>
          <table:table-cell table:style-name="Table44.C3" office:value-type="string">
            <text:p text:style-name="P139">-0.08</text:p>
          </table:table-cell>
          <table:table-cell table:style-name="Table44.L3" office:value-type="string">
            <text:p text:style-name="P139">104</text:p>
          </table:table-cell>
        </table:table-row>
        <table:table-row table:style-name="Table44.2">
          <table:table-cell table:style-name="Table44.A3" office:value-type="string">
            <text:p text:style-name="P16">1.15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15</text:p>
          </table:table-cell>
          <table:table-cell table:style-name="Table44.H3" office:value-type="string">
            <text:p text:style-name="P139">20/17.5</text:p>
          </table:table-cell>
          <table:table-cell table:style-name="Table44.H3" office:value-type="string">
            <text:p text:style-name="P139">6/5.2</text:p>
          </table:table-cell>
          <table:table-cell table:style-name="Table44.B1.1.1" office:value-type="string">
            <text:p text:style-name="P139"/>
          </table:table-cell>
          <table:table-cell table:style-name="Table44.B1.1.1" office:value-type="string">
            <text:p text:style-name="P139">-0.06</text:p>
          </table:table-cell>
          <table:table-cell table:style-name="Table44.L4" office:value-type="string">
            <text:p text:style-name="P139">103</text:p>
          </table:table-cell>
        </table:table-row>
        <table:table-row table:style-name="Table44.2">
          <table:table-cell table:style-name="Table44.A3" office:value-type="string">
            <text:p text:style-name="P16">1.10 E+00</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1.10</text:p>
          </table:table-cell>
          <table:table-cell table:style-name="Table44.H3" office:value-type="string">
            <text:p text:style-name="P139">20/18</text:p>
          </table:table-cell>
          <table:table-cell table:style-name="Table44.H3" office:value-type="string">
            <text:p text:style-name="P139">6/5.5</text:p>
          </table:table-cell>
          <table:table-cell table:style-name="Table44.B1.1.1" office:value-type="string">
            <text:p text:style-name="P139"/>
          </table:table-cell>
          <table:table-cell table:style-name="Table44.B1.1.1" office:value-type="string">
            <text:p text:style-name="P139">-0.04</text:p>
          </table:table-cell>
          <table:table-cell table:style-name="Table44.L4" office:value-type="string">
            <text:p text:style-name="P139">102</text:p>
          </table:table-cell>
        </table:table-row>
        <table:table-row table:style-name="Table44.2">
          <table:table-cell table:style-name="Table44.A3" office:value-type="string">
            <text:p text:style-name="P16">1.05 E+00</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1.05</text:p>
          </table:table-cell>
          <table:table-cell table:style-name="Table44.D6" office:value-type="string">
            <text:p text:style-name="P139">20/19</text:p>
          </table:table-cell>
          <table:table-cell table:style-name="Table44.D6" office:value-type="string">
            <text:p text:style-name="P139">6/5.8</text:p>
          </table:table-cell>
          <table:table-cell table:style-name="Table44.B1.1.1" office:value-type="string">
            <text:p text:style-name="P139"/>
          </table:table-cell>
          <table:table-cell table:style-name="Table44.C6" office:value-type="string">
            <text:p text:style-name="P139">-0.02</text:p>
          </table:table-cell>
          <table:table-cell table:style-name="Table44.L6" office:value-type="string">
            <text:p text:style-name="P139">101</text:p>
          </table:table-cell>
        </table:table-row>
        <table:table-row table:style-name="Table44.2">
          <table:table-cell table:style-name="Table44.A3" office:value-type="string">
            <text:p text:style-name="P16">1.00 E+00</text:p>
          </table:table-cell>
          <table:table-cell table:style-name="Table44.B1.1.1" office:value-type="string">
            <text:p text:style-name="P139"/>
          </table:table-cell>
          <table:table-cell table:style-name="Table44.C7" office:value-type="string">
            <text:p text:style-name="P139">1.0</text:p>
          </table:table-cell>
          <table:table-cell table:style-name="Table44.D7" office:value-type="string">
            <text:p text:style-name="P139">20/20</text:p>
          </table:table-cell>
          <table:table-cell table:style-name="Table44.D7" office:value-type="string">
            <text:p text:style-name="P139">6/6</text:p>
          </table:table-cell>
          <table:table-cell table:style-name="Table44.B1.1.1" office:value-type="string">
            <text:p text:style-name="P139"/>
          </table:table-cell>
          <table:table-cell table:style-name="Table44.C7" office:value-type="string">
            <text:p text:style-name="P139">1.00</text:p>
          </table:table-cell>
          <table:table-cell table:style-name="Table44.D7" office:value-type="string">
            <text:p text:style-name="P139">20/20</text:p>
          </table:table-cell>
          <table:table-cell table:style-name="Table44.D7" office:value-type="string">
            <text:p text:style-name="P139">6/6.0</text:p>
          </table:table-cell>
          <table:table-cell table:style-name="Table44.B1.1.1" office:value-type="string">
            <text:p text:style-name="P139"/>
          </table:table-cell>
          <table:table-cell table:style-name="Table44.C7" office:value-type="string">
            <text:p text:style-name="P139">0</text:p>
          </table:table-cell>
          <table:table-cell table:style-name="Table44.L7" office:value-type="string">
            <text:p text:style-name="P139">100</text:p>
          </table:table-cell>
        </table:table-row>
        <table:table-row table:style-name="Table44.2">
          <table:table-cell table:style-name="Table44.A3" office:value-type="string">
            <text:p text:style-name="P16">9.55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95</text:p>
          </table:table-cell>
          <table:table-cell table:style-name="Table44.D3" office:value-type="string">
            <text:p text:style-name="P139">20/21</text:p>
          </table:table-cell>
          <table:table-cell table:style-name="Table44.D3" office:value-type="string">
            <text:p text:style-name="P139">6/6.3</text:p>
          </table:table-cell>
          <table:table-cell table:style-name="Table44.B1.1.1" office:value-type="string">
            <text:p text:style-name="P139"/>
          </table:table-cell>
          <table:table-cell table:style-name="Table44.C3" office:value-type="string">
            <text:p text:style-name="P139">0.02</text:p>
          </table:table-cell>
          <table:table-cell table:style-name="Table44.L3" office:value-type="string">
            <text:p text:style-name="P139">99</text:p>
          </table:table-cell>
        </table:table-row>
        <table:table-row table:style-name="Table44.2">
          <table:table-cell table:style-name="Table44.A3" office:value-type="string">
            <text:p text:style-name="P16">9.0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91</text:p>
          </table:table-cell>
          <table:table-cell table:style-name="Table44.H3" office:value-type="string">
            <text:p text:style-name="P139">20/22</text:p>
          </table:table-cell>
          <table:table-cell table:style-name="Table44.H3" office:value-type="string">
            <text:p text:style-name="P139">6/6.6</text:p>
          </table:table-cell>
          <table:table-cell table:style-name="Table44.B1.1.1" office:value-type="string">
            <text:p text:style-name="P139"/>
          </table:table-cell>
          <table:table-cell table:style-name="Table44.B1.1.1" office:value-type="string">
            <text:p text:style-name="P139">0.04</text:p>
          </table:table-cell>
          <table:table-cell table:style-name="Table44.L4" office:value-type="string">
            <text:p text:style-name="P139">98</text:p>
          </table:table-cell>
        </table:table-row>
        <table:table-row table:style-name="Table44.2">
          <table:table-cell table:style-name="Table44.A3" office:value-type="string">
            <text:p text:style-name="P16">8.7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87</text:p>
          </table:table-cell>
          <table:table-cell table:style-name="Table44.H3" office:value-type="string">
            <text:p text:style-name="P139">20/23</text:p>
          </table:table-cell>
          <table:table-cell table:style-name="Table44.H3" office:value-type="string">
            <text:p text:style-name="P139">6/6.9</text:p>
          </table:table-cell>
          <table:table-cell table:style-name="Table44.B1.1.1" office:value-type="string">
            <text:p text:style-name="P139"/>
          </table:table-cell>
          <table:table-cell table:style-name="Table44.B1.1.1" office:value-type="string">
            <text:p text:style-name="P139">0.06</text:p>
          </table:table-cell>
          <table:table-cell table:style-name="Table44.L4" office:value-type="string">
            <text:p text:style-name="P139">97</text:p>
          </table:table-cell>
        </table:table-row>
        <table:table-row table:style-name="Table44.2">
          <table:table-cell table:style-name="Table44.A3" office:value-type="string">
            <text:p text:style-name="P16">8.30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83</text:p>
          </table:table-cell>
          <table:table-cell table:style-name="Table44.D6" office:value-type="string">
            <text:p text:style-name="P139">20/24</text:p>
          </table:table-cell>
          <table:table-cell table:style-name="Table44.D6" office:value-type="string">
            <text:p text:style-name="P139">6/7.2</text:p>
          </table:table-cell>
          <table:table-cell table:style-name="Table44.B1.1.1" office:value-type="string">
            <text:p text:style-name="P139"/>
          </table:table-cell>
          <table:table-cell table:style-name="Table44.C6" office:value-type="string">
            <text:p text:style-name="P139">0.08</text:p>
          </table:table-cell>
          <table:table-cell table:style-name="Table44.L6" office:value-type="string">
            <text:p text:style-name="P139">96</text:p>
          </table:table-cell>
        </table:table-row>
        <table:table-row table:style-name="Table44.2">
          <table:table-cell table:style-name="Table44.A3" office:value-type="string">
            <text:p text:style-name="P16">8.00 E-01</text:p>
          </table:table-cell>
          <table:table-cell table:style-name="Table44.B1.1.1" office:value-type="string">
            <text:p text:style-name="P139"/>
          </table:table-cell>
          <table:table-cell table:style-name="Table44.C7" office:value-type="string">
            <text:p text:style-name="P139">0.8</text:p>
          </table:table-cell>
          <table:table-cell table:style-name="Table44.D7" office:value-type="string">
            <text:p text:style-name="P139">20/25</text:p>
          </table:table-cell>
          <table:table-cell table:style-name="Table44.D7" office:value-type="string">
            <text:p text:style-name="P139">6/7.5</text:p>
          </table:table-cell>
          <table:table-cell table:style-name="Table44.B1.1.1" office:value-type="string">
            <text:p text:style-name="P139"/>
          </table:table-cell>
          <table:table-cell table:style-name="Table44.C7" office:value-type="string">
            <text:p text:style-name="P139">0.79</text:p>
          </table:table-cell>
          <table:table-cell table:style-name="Table44.D7" office:value-type="string">
            <text:p text:style-name="P139">20/25</text:p>
          </table:table-cell>
          <table:table-cell table:style-name="Table44.D7" office:value-type="string">
            <text:p text:style-name="P139">6/7.5</text:p>
          </table:table-cell>
          <table:table-cell table:style-name="Table44.B1.1.1" office:value-type="string">
            <text:p text:style-name="P139"/>
          </table:table-cell>
          <table:table-cell table:style-name="Table44.C7" office:value-type="string">
            <text:p text:style-name="P139">0.10</text:p>
          </table:table-cell>
          <table:table-cell table:style-name="Table44.L7" office:value-type="string">
            <text:p text:style-name="P139">95</text:p>
          </table:table-cell>
        </table:table-row>
        <table:table-row table:style-name="Table44.2">
          <table:table-cell table:style-name="Table44.A3" office:value-type="string">
            <text:p text:style-name="P16">7.5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76</text:p>
          </table:table-cell>
          <table:table-cell table:style-name="Table44.D3" office:value-type="string">
            <text:p text:style-name="P139">20/26</text:p>
          </table:table-cell>
          <table:table-cell table:style-name="Table44.D3" office:value-type="string">
            <text:p text:style-name="P139">6/7.9</text:p>
          </table:table-cell>
          <table:table-cell table:style-name="Table44.B1.1.1" office:value-type="string">
            <text:p text:style-name="P139"/>
          </table:table-cell>
          <table:table-cell table:style-name="Table44.C3" office:value-type="string">
            <text:p text:style-name="P139">0.12</text:p>
          </table:table-cell>
          <table:table-cell table:style-name="Table44.L3" office:value-type="string">
            <text:p text:style-name="P139">94</text:p>
          </table:table-cell>
        </table:table-row>
        <table:table-row table:style-name="Table44.2">
          <table:table-cell table:style-name="Table44.A3" office:value-type="string">
            <text:p text:style-name="P16">7.2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72</text:p>
          </table:table-cell>
          <table:table-cell table:style-name="Table44.H3" office:value-type="string">
            <text:p text:style-name="P139">20/28</text:p>
          </table:table-cell>
          <table:table-cell table:style-name="Table44.H3" office:value-type="string">
            <text:p text:style-name="P139">6/8.3</text:p>
          </table:table-cell>
          <table:table-cell table:style-name="Table44.B1.1.1" office:value-type="string">
            <text:p text:style-name="P139"/>
          </table:table-cell>
          <table:table-cell table:style-name="Table44.B1.1.1" office:value-type="string">
            <text:p text:style-name="P139">0.14</text:p>
          </table:table-cell>
          <table:table-cell table:style-name="Table44.L4" office:value-type="string">
            <text:p text:style-name="P139">93</text:p>
          </table:table-cell>
        </table:table-row>
        <table:table-row table:style-name="Table44.2">
          <table:table-cell table:style-name="Table44.A3" office:value-type="string">
            <text:p text:style-name="P16">7.0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69</text:p>
          </table:table-cell>
          <table:table-cell table:style-name="Table44.H3" office:value-type="string">
            <text:p text:style-name="P139">20/29</text:p>
          </table:table-cell>
          <table:table-cell table:style-name="Table44.H3" office:value-type="string">
            <text:p text:style-name="P139">6/8.7</text:p>
          </table:table-cell>
          <table:table-cell table:style-name="Table44.B1.1.1" office:value-type="string">
            <text:p text:style-name="P139"/>
          </table:table-cell>
          <table:table-cell table:style-name="Table44.B1.1.1" office:value-type="string">
            <text:p text:style-name="P139">0.16</text:p>
          </table:table-cell>
          <table:table-cell table:style-name="Table44.L4" office:value-type="string">
            <text:p text:style-name="P139">92</text:p>
          </table:table-cell>
        </table:table-row>
        <table:table-row table:style-name="Table44.2">
          <table:table-cell table:style-name="Table44.A3" office:value-type="string">
            <text:p text:style-name="P16">6.60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66</text:p>
          </table:table-cell>
          <table:table-cell table:style-name="Table44.D6" office:value-type="string">
            <text:p text:style-name="P139">20/30</text:p>
          </table:table-cell>
          <table:table-cell table:style-name="Table44.D6" office:value-type="string">
            <text:p text:style-name="P139">6/9.1</text:p>
          </table:table-cell>
          <table:table-cell table:style-name="Table44.B1.1.1" office:value-type="string">
            <text:p text:style-name="P139"/>
          </table:table-cell>
          <table:table-cell table:style-name="Table44.C6" office:value-type="string">
            <text:p text:style-name="P139">0.18</text:p>
          </table:table-cell>
          <table:table-cell table:style-name="Table44.L6" office:value-type="string">
            <text:p text:style-name="P139">91</text:p>
          </table:table-cell>
        </table:table-row>
        <table:table-row table:style-name="Table44.2">
          <table:table-cell table:style-name="Table44.A3" office:value-type="string">
            <text:p text:style-name="P16">6.30 E-01</text:p>
          </table:table-cell>
          <table:table-cell table:style-name="Table44.B1.1.1" office:value-type="string">
            <text:p text:style-name="P139"/>
          </table:table-cell>
          <table:table-cell table:style-name="Table44.C7" office:value-type="string">
            <text:p text:style-name="P139">0.63</text:p>
          </table:table-cell>
          <table:table-cell table:style-name="Table44.D7" office:value-type="string">
            <text:p text:style-name="P139">20/32</text:p>
          </table:table-cell>
          <table:table-cell table:style-name="Table44.D7" office:value-type="string">
            <text:p text:style-name="P139">6/9.5</text:p>
          </table:table-cell>
          <table:table-cell table:style-name="Table44.B1.1.1" office:value-type="string">
            <text:p text:style-name="P139"/>
          </table:table-cell>
          <table:table-cell table:style-name="Table44.C7" office:value-type="string">
            <text:p text:style-name="P139">0.63</text:p>
          </table:table-cell>
          <table:table-cell table:style-name="Table44.D7" office:value-type="string">
            <text:p text:style-name="P139">20/32</text:p>
          </table:table-cell>
          <table:table-cell table:style-name="Table44.D7" office:value-type="string">
            <text:p text:style-name="P139">6/9.5</text:p>
          </table:table-cell>
          <table:table-cell table:style-name="Table44.B1.1.1" office:value-type="string">
            <text:p text:style-name="P139"/>
          </table:table-cell>
          <table:table-cell table:style-name="Table44.C7" office:value-type="string">
            <text:p text:style-name="P139">0.20</text:p>
          </table:table-cell>
          <table:table-cell table:style-name="Table44.L7" office:value-type="string">
            <text:p text:style-name="P139">90</text:p>
          </table:table-cell>
        </table:table-row>
        <table:table-row table:style-name="Table44.2">
          <table:table-cell table:style-name="Table44.A3" office:value-type="string">
            <text:p text:style-name="P16">6.0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60</text:p>
          </table:table-cell>
          <table:table-cell table:style-name="Table44.D3" office:value-type="string">
            <text:p text:style-name="P139">20/33</text:p>
          </table:table-cell>
          <table:table-cell table:style-name="Table44.D3" office:value-type="string">
            <text:p text:style-name="P139">6/10.0</text:p>
          </table:table-cell>
          <table:table-cell table:style-name="Table44.B1.1.1" office:value-type="string">
            <text:p text:style-name="P139"/>
          </table:table-cell>
          <table:table-cell table:style-name="Table44.C3" office:value-type="string">
            <text:p text:style-name="P139">0.22</text:p>
          </table:table-cell>
          <table:table-cell table:style-name="Table44.L3" office:value-type="string">
            <text:p text:style-name="P139">89</text:p>
          </table:table-cell>
        </table:table-row>
        <table:table-row table:style-name="Table44.2">
          <table:table-cell table:style-name="Table44.A3" office:value-type="string">
            <text:p text:style-name="P16">5.75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58</text:p>
          </table:table-cell>
          <table:table-cell table:style-name="Table44.H3" office:value-type="string">
            <text:p text:style-name="P139">20/35</text:p>
          </table:table-cell>
          <table:table-cell table:style-name="Table44.H3" office:value-type="string">
            <text:p text:style-name="P139">6/10.5</text:p>
          </table:table-cell>
          <table:table-cell table:style-name="Table44.B1.1.1" office:value-type="string">
            <text:p text:style-name="P139"/>
          </table:table-cell>
          <table:table-cell table:style-name="Table44.B1.1.1" office:value-type="string">
            <text:p text:style-name="P139">0.24</text:p>
          </table:table-cell>
          <table:table-cell table:style-name="Table44.L4" office:value-type="string">
            <text:p text:style-name="P139">88</text:p>
          </table:table-cell>
        </table:table-row>
        <table:table-row table:style-name="Table44.2">
          <table:table-cell table:style-name="Table44.A3" office:value-type="string">
            <text:p text:style-name="P16">5.5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55</text:p>
          </table:table-cell>
          <table:table-cell table:style-name="Table44.H3" office:value-type="string">
            <text:p text:style-name="P139">20/36</text:p>
          </table:table-cell>
          <table:table-cell table:style-name="Table44.H3" office:value-type="string">
            <text:p text:style-name="P139">6/11.0</text:p>
          </table:table-cell>
          <table:table-cell table:style-name="Table44.B1.1.1" office:value-type="string">
            <text:p text:style-name="P139"/>
          </table:table-cell>
          <table:table-cell table:style-name="Table44.B1.1.1" office:value-type="string">
            <text:p text:style-name="P139">0.26</text:p>
          </table:table-cell>
          <table:table-cell table:style-name="Table44.L4" office:value-type="string">
            <text:p text:style-name="P139">87</text:p>
          </table:table-cell>
        </table:table-row>
        <table:table-row table:style-name="Table44.2">
          <table:table-cell table:style-name="Table44.A3" office:value-type="string">
            <text:p text:style-name="P16">5.25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52</text:p>
          </table:table-cell>
          <table:table-cell table:style-name="Table44.D6" office:value-type="string">
            <text:p text:style-name="P139">20/38</text:p>
          </table:table-cell>
          <table:table-cell table:style-name="Table44.D6" office:value-type="string">
            <text:p text:style-name="P139">6/11.5</text:p>
          </table:table-cell>
          <table:table-cell table:style-name="Table44.B1.1.1" office:value-type="string">
            <text:p text:style-name="P139"/>
          </table:table-cell>
          <table:table-cell table:style-name="Table44.C6" office:value-type="string">
            <text:p text:style-name="P139">0.28</text:p>
          </table:table-cell>
          <table:table-cell table:style-name="Table44.L6" office:value-type="string">
            <text:p text:style-name="P139">86</text:p>
          </table:table-cell>
        </table:table-row>
        <table:table-row table:style-name="Table44.2">
          <table:table-cell table:style-name="Table44.A3" office:value-type="string">
            <text:p text:style-name="P16">5.00 E-01</text:p>
          </table:table-cell>
          <table:table-cell table:style-name="Table44.B1.1.1" office:value-type="string">
            <text:p text:style-name="P139"/>
          </table:table-cell>
          <table:table-cell table:style-name="Table44.C7" office:value-type="string">
            <text:p text:style-name="P139">0.5</text:p>
          </table:table-cell>
          <table:table-cell table:style-name="Table44.D7" office:value-type="string">
            <text:p text:style-name="P139">20/40</text:p>
          </table:table-cell>
          <table:table-cell table:style-name="Table44.D7" office:value-type="string">
            <text:p text:style-name="P139">6/12</text:p>
          </table:table-cell>
          <table:table-cell table:style-name="Table44.B1.1.1" office:value-type="string">
            <text:p text:style-name="P139"/>
          </table:table-cell>
          <table:table-cell table:style-name="Table44.C7" office:value-type="string">
            <text:p text:style-name="P139">0.50</text:p>
          </table:table-cell>
          <table:table-cell table:style-name="Table44.D7" office:value-type="string">
            <text:p text:style-name="P139">20/40</text:p>
          </table:table-cell>
          <table:table-cell table:style-name="Table44.D7" office:value-type="string">
            <text:p text:style-name="P139">6/12.0</text:p>
          </table:table-cell>
          <table:table-cell table:style-name="Table44.B1.1.1" office:value-type="string">
            <text:p text:style-name="P139"/>
          </table:table-cell>
          <table:table-cell table:style-name="Table44.C7" office:value-type="string">
            <text:p text:style-name="P139">0.30</text:p>
          </table:table-cell>
          <table:table-cell table:style-name="Table44.L7" office:value-type="string">
            <text:p text:style-name="P139">85</text:p>
          </table:table-cell>
        </table:table-row>
        <table:table-row table:style-name="Table44.2">
          <table:table-cell table:style-name="Table44.A3" office:value-type="string">
            <text:p text:style-name="P16">4.8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48</text:p>
          </table:table-cell>
          <table:table-cell table:style-name="Table44.D3" office:value-type="string">
            <text:p text:style-name="P139">20/42</text:p>
          </table:table-cell>
          <table:table-cell table:style-name="Table44.D3" office:value-type="string">
            <text:p text:style-name="P139">6/12.5</text:p>
          </table:table-cell>
          <table:table-cell table:style-name="Table44.B1.1.1" office:value-type="string">
            <text:p text:style-name="P139"/>
          </table:table-cell>
          <table:table-cell table:style-name="Table44.C3" office:value-type="string">
            <text:p text:style-name="P139">0.32</text:p>
          </table:table-cell>
          <table:table-cell table:style-name="Table44.L3" office:value-type="string">
            <text:p text:style-name="P139">84</text:p>
          </table:table-cell>
        </table:table-row>
        <text:soft-page-break/>
        <table:table-row table:style-name="Table44.2">
          <table:table-cell table:style-name="Table44.A3" office:value-type="string">
            <text:p text:style-name="P16">4.57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46</text:p>
          </table:table-cell>
          <table:table-cell table:style-name="Table44.H3" office:value-type="string">
            <text:p text:style-name="P139">20/44</text:p>
          </table:table-cell>
          <table:table-cell table:style-name="Table44.H3" office:value-type="string">
            <text:p text:style-name="P139">6/13.2</text:p>
          </table:table-cell>
          <table:table-cell table:style-name="Table44.B1.1.1" office:value-type="string">
            <text:p text:style-name="P139"/>
          </table:table-cell>
          <table:table-cell table:style-name="Table44.B1.1.1" office:value-type="string">
            <text:p text:style-name="P139">0.34</text:p>
          </table:table-cell>
          <table:table-cell table:style-name="Table44.L4" office:value-type="string">
            <text:p text:style-name="P139">83</text:p>
          </table:table-cell>
        </table:table-row>
        <table:table-row table:style-name="Table44.2">
          <table:table-cell table:style-name="Table44.A3" office:value-type="string">
            <text:p text:style-name="P16">4.37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24</text:p>
          </table:table-cell>
          <table:table-cell table:style-name="Table44.H3" office:value-type="string">
            <text:p text:style-name="P139">20/46</text:p>
          </table:table-cell>
          <table:table-cell table:style-name="Table44.H3" office:value-type="string">
            <text:p text:style-name="P139">6/13.8</text:p>
          </table:table-cell>
          <table:table-cell table:style-name="Table44.B1.1.1" office:value-type="string">
            <text:p text:style-name="P139"/>
          </table:table-cell>
          <table:table-cell table:style-name="Table44.B1.1.1" office:value-type="string">
            <text:p text:style-name="P139">0.36</text:p>
          </table:table-cell>
          <table:table-cell table:style-name="Table44.L4" office:value-type="string">
            <text:p text:style-name="P139">82</text:p>
          </table:table-cell>
        </table:table-row>
        <table:table-row table:style-name="Table44.2">
          <table:table-cell table:style-name="Table44.A3" office:value-type="string">
            <text:p text:style-name="P16">4.17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42</text:p>
          </table:table-cell>
          <table:table-cell table:style-name="Table44.D6" office:value-type="string">
            <text:p text:style-name="P139">20/48</text:p>
          </table:table-cell>
          <table:table-cell table:style-name="Table44.D6" office:value-type="string">
            <text:p text:style-name="P139">6/14.5</text:p>
          </table:table-cell>
          <table:table-cell table:style-name="Table44.B1.1.1" office:value-type="string">
            <text:p text:style-name="P139"/>
          </table:table-cell>
          <table:table-cell table:style-name="Table44.C6" office:value-type="string">
            <text:p text:style-name="P139">0.38</text:p>
          </table:table-cell>
          <table:table-cell table:style-name="Table44.L6" office:value-type="string">
            <text:p text:style-name="P139">81</text:p>
          </table:table-cell>
        </table:table-row>
        <table:table-row table:style-name="Table44.2">
          <table:table-cell table:style-name="Table44.A3" office:value-type="string">
            <text:p text:style-name="P16">4.00 E-01</text:p>
          </table:table-cell>
          <table:table-cell table:style-name="Table44.B1.1.1" office:value-type="string">
            <text:p text:style-name="P139"/>
          </table:table-cell>
          <table:table-cell table:style-name="Table44.C7" office:value-type="string">
            <text:p text:style-name="P139">0.4</text:p>
          </table:table-cell>
          <table:table-cell table:style-name="Table44.D7" office:value-type="string">
            <text:p text:style-name="P139">20/50</text:p>
          </table:table-cell>
          <table:table-cell table:style-name="Table44.D7" office:value-type="string">
            <text:p text:style-name="P139">6/15</text:p>
          </table:table-cell>
          <table:table-cell table:style-name="Table44.B1.1.1" office:value-type="string">
            <text:p text:style-name="P139"/>
          </table:table-cell>
          <table:table-cell table:style-name="Table44.C7" office:value-type="string">
            <text:p text:style-name="P139">0.40</text:p>
          </table:table-cell>
          <table:table-cell table:style-name="Table44.D7" office:value-type="string">
            <text:p text:style-name="P139">20/50</text:p>
          </table:table-cell>
          <table:table-cell table:style-name="Table44.D7" office:value-type="string">
            <text:p text:style-name="P139">6/15.1</text:p>
          </table:table-cell>
          <table:table-cell table:style-name="Table44.B1.1.1" office:value-type="string">
            <text:p text:style-name="P139"/>
          </table:table-cell>
          <table:table-cell table:style-name="Table44.C7" office:value-type="string">
            <text:p text:style-name="P139">0.40</text:p>
          </table:table-cell>
          <table:table-cell table:style-name="Table44.L7" office:value-type="string">
            <text:p text:style-name="P139">80</text:p>
          </table:table-cell>
        </table:table-row>
        <table:table-row table:style-name="Table44.2">
          <table:table-cell table:style-name="Table44.A3" office:value-type="string">
            <text:p text:style-name="P16">3.8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38</text:p>
          </table:table-cell>
          <table:table-cell table:style-name="Table44.D3" office:value-type="string">
            <text:p text:style-name="P139">20/52</text:p>
          </table:table-cell>
          <table:table-cell table:style-name="Table44.D3" office:value-type="string">
            <text:p text:style-name="P139">6/15.8</text:p>
          </table:table-cell>
          <table:table-cell table:style-name="Table44.B1.1.1" office:value-type="string">
            <text:p text:style-name="P139"/>
          </table:table-cell>
          <table:table-cell table:style-name="Table44.C3" office:value-type="string">
            <text:p text:style-name="P139">0.42</text:p>
          </table:table-cell>
          <table:table-cell table:style-name="Table44.L3" office:value-type="string">
            <text:p text:style-name="P139">79</text:p>
          </table:table-cell>
        </table:table-row>
        <table:table-row table:style-name="Table44.2">
          <table:table-cell table:style-name="Table44.A3" office:value-type="string">
            <text:p text:style-name="P16">3.6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36</text:p>
          </table:table-cell>
          <table:table-cell table:style-name="Table44.H3" office:value-type="string">
            <text:p text:style-name="P139">20/55</text:p>
          </table:table-cell>
          <table:table-cell table:style-name="Table44.H3" office:value-type="string">
            <text:p text:style-name="P139">6/16.6</text:p>
          </table:table-cell>
          <table:table-cell table:style-name="Table44.B1.1.1" office:value-type="string">
            <text:p text:style-name="P139"/>
          </table:table-cell>
          <table:table-cell table:style-name="Table44.B1.1.1" office:value-type="string">
            <text:p text:style-name="P139">0.44</text:p>
          </table:table-cell>
          <table:table-cell table:style-name="Table44.L4" office:value-type="string">
            <text:p text:style-name="P139">78</text:p>
          </table:table-cell>
        </table:table-row>
        <table:table-row table:style-name="Table44.2">
          <table:table-cell table:style-name="Table44.A3" office:value-type="string">
            <text:p text:style-name="P16">3.5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35</text:p>
          </table:table-cell>
          <table:table-cell table:style-name="Table44.H3" office:value-type="string">
            <text:p text:style-name="P139">20/58</text:p>
          </table:table-cell>
          <table:table-cell table:style-name="Table44.H3" office:value-type="string">
            <text:p text:style-name="P139">6/17.4</text:p>
          </table:table-cell>
          <table:table-cell table:style-name="Table44.B1.1.1" office:value-type="string">
            <text:p text:style-name="P139"/>
          </table:table-cell>
          <table:table-cell table:style-name="Table44.B1.1.1" office:value-type="string">
            <text:p text:style-name="P139">0.46</text:p>
          </table:table-cell>
          <table:table-cell table:style-name="Table44.L4" office:value-type="string">
            <text:p text:style-name="P139">77</text:p>
          </table:table-cell>
        </table:table-row>
        <table:table-row table:style-name="Table44.2">
          <table:table-cell table:style-name="Table44.A3" office:value-type="string">
            <text:p text:style-name="P16">3.33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33</text:p>
          </table:table-cell>
          <table:table-cell table:style-name="Table44.D6" office:value-type="string">
            <text:p text:style-name="P139">20/60</text:p>
          </table:table-cell>
          <table:table-cell table:style-name="Table44.D6" office:value-type="string">
            <text:p text:style-name="P139">6/18.2</text:p>
          </table:table-cell>
          <table:table-cell table:style-name="Table44.B1.1.1" office:value-type="string">
            <text:p text:style-name="P139"/>
          </table:table-cell>
          <table:table-cell table:style-name="Table44.C6" office:value-type="string">
            <text:p text:style-name="P139">0.48</text:p>
          </table:table-cell>
          <table:table-cell table:style-name="Table44.L6" office:value-type="string">
            <text:p text:style-name="P139">76</text:p>
          </table:table-cell>
        </table:table-row>
        <table:table-row table:style-name="Table44.2">
          <table:table-cell table:style-name="Table44.A3" office:value-type="string">
            <text:p text:style-name="P16">3.20 E-01</text:p>
          </table:table-cell>
          <table:table-cell table:style-name="Table44.B1.1.1" office:value-type="string">
            <text:p text:style-name="P139"/>
          </table:table-cell>
          <table:table-cell table:style-name="Table44.C7" office:value-type="string">
            <text:p text:style-name="P139">0.32</text:p>
          </table:table-cell>
          <table:table-cell table:style-name="Table44.D7" office:value-type="string">
            <text:p text:style-name="P139">20/63</text:p>
          </table:table-cell>
          <table:table-cell table:style-name="Table44.D7" office:value-type="string">
            <text:p text:style-name="P139">6/19</text:p>
          </table:table-cell>
          <table:table-cell table:style-name="Table44.B1.1.1" office:value-type="string">
            <text:p text:style-name="P139"/>
          </table:table-cell>
          <table:table-cell table:style-name="Table44.C7" office:value-type="string">
            <text:p text:style-name="P139">0.32</text:p>
          </table:table-cell>
          <table:table-cell table:style-name="Table44.D7" office:value-type="string">
            <text:p text:style-name="P139">20/63</text:p>
          </table:table-cell>
          <table:table-cell table:style-name="Table44.D7" office:value-type="string">
            <text:p text:style-name="P139">6/19.1</text:p>
          </table:table-cell>
          <table:table-cell table:style-name="Table44.B1.1.1" office:value-type="string">
            <text:p text:style-name="P139"/>
          </table:table-cell>
          <table:table-cell table:style-name="Table44.C7" office:value-type="string">
            <text:p text:style-name="P139">0.50</text:p>
          </table:table-cell>
          <table:table-cell table:style-name="Table44.L7" office:value-type="string">
            <text:p text:style-name="P139">75</text:p>
          </table:table-cell>
        </table:table-row>
        <table:table-row table:style-name="Table44.2">
          <table:table-cell table:style-name="Table44.A3" office:value-type="string">
            <text:p text:style-name="P16">3.0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30</text:p>
          </table:table-cell>
          <table:table-cell table:style-name="Table44.D3" office:value-type="string">
            <text:p text:style-name="P139">20/66</text:p>
          </table:table-cell>
          <table:table-cell table:style-name="Table44.D3" office:value-type="string">
            <text:p text:style-name="P139">6/20.</text:p>
          </table:table-cell>
          <table:table-cell table:style-name="Table44.B1.1.1" office:value-type="string">
            <text:p text:style-name="P139"/>
          </table:table-cell>
          <table:table-cell table:style-name="Table44.C3" office:value-type="string">
            <text:p text:style-name="P139">0.52</text:p>
          </table:table-cell>
          <table:table-cell table:style-name="Table44.L3" office:value-type="string">
            <text:p text:style-name="P139">74</text:p>
          </table:table-cell>
        </table:table-row>
        <table:table-row table:style-name="Table44.2">
          <table:table-cell table:style-name="Table44.A3" office:value-type="string">
            <text:p text:style-name="P16">2.9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29</text:p>
          </table:table-cell>
          <table:table-cell table:style-name="Table44.H3" office:value-type="string">
            <text:p text:style-name="P139">20/69</text:p>
          </table:table-cell>
          <table:table-cell table:style-name="Table44.H3" office:value-type="string">
            <text:p text:style-name="P139">6/21</text:p>
          </table:table-cell>
          <table:table-cell table:style-name="Table44.B1.1.1" office:value-type="string">
            <text:p text:style-name="P139"/>
          </table:table-cell>
          <table:table-cell table:style-name="Table44.B1.1.1" office:value-type="string">
            <text:p text:style-name="P139">0.54</text:p>
          </table:table-cell>
          <table:table-cell table:style-name="Table44.L4" office:value-type="string">
            <text:p text:style-name="P139">73</text:p>
          </table:table-cell>
        </table:table-row>
        <table:table-row table:style-name="Table44.2">
          <table:table-cell table:style-name="Table44.A3" office:value-type="string">
            <text:p text:style-name="P16">2.75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28</text:p>
          </table:table-cell>
          <table:table-cell table:style-name="Table44.H3" office:value-type="string">
            <text:p text:style-name="P139">20/72</text:p>
          </table:table-cell>
          <table:table-cell table:style-name="Table44.H3" office:value-type="string">
            <text:p text:style-name="P139">6/22</text:p>
          </table:table-cell>
          <table:table-cell table:style-name="Table44.B1.1.1" office:value-type="string">
            <text:p text:style-name="P139"/>
          </table:table-cell>
          <table:table-cell table:style-name="Table44.B1.1.1" office:value-type="string">
            <text:p text:style-name="P139">0.56</text:p>
          </table:table-cell>
          <table:table-cell table:style-name="Table44.L4" office:value-type="string">
            <text:p text:style-name="P139">72</text:p>
          </table:table-cell>
        </table:table-row>
        <table:table-row table:style-name="Table44.2">
          <table:table-cell table:style-name="Table44.A3" office:value-type="string">
            <text:p text:style-name="P16">2.63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26</text:p>
          </table:table-cell>
          <table:table-cell table:style-name="Table44.D6" office:value-type="string">
            <text:p text:style-name="P139">20/76</text:p>
          </table:table-cell>
          <table:table-cell table:style-name="Table44.D6" office:value-type="string">
            <text:p text:style-name="P139">6/23</text:p>
          </table:table-cell>
          <table:table-cell table:style-name="Table44.B1.1.1" office:value-type="string">
            <text:p text:style-name="P139"/>
          </table:table-cell>
          <table:table-cell table:style-name="Table44.C6" office:value-type="string">
            <text:p text:style-name="P139">0.58</text:p>
          </table:table-cell>
          <table:table-cell table:style-name="Table44.L6" office:value-type="string">
            <text:p text:style-name="P139">71</text:p>
          </table:table-cell>
        </table:table-row>
        <table:table-row table:style-name="Table44.2">
          <table:table-cell table:style-name="Table44.A3" office:value-type="string">
            <text:p text:style-name="P16">2.50 E-01</text:p>
          </table:table-cell>
          <table:table-cell table:style-name="Table44.B1.1.1" office:value-type="string">
            <text:p text:style-name="P139"/>
          </table:table-cell>
          <table:table-cell table:style-name="Table44.C7" office:value-type="string">
            <text:p text:style-name="P139">0.25</text:p>
          </table:table-cell>
          <table:table-cell table:style-name="Table44.D7" office:value-type="string">
            <text:p text:style-name="P139">20/80</text:p>
          </table:table-cell>
          <table:table-cell table:style-name="Table44.D7" office:value-type="string">
            <text:p text:style-name="P139">6/24</text:p>
          </table:table-cell>
          <table:table-cell table:style-name="Table44.B1.1.1" office:value-type="string">
            <text:p text:style-name="P139"/>
          </table:table-cell>
          <table:table-cell table:style-name="Table44.C7" office:value-type="string">
            <text:p text:style-name="P139">0.25</text:p>
          </table:table-cell>
          <table:table-cell table:style-name="Table44.D7" office:value-type="string">
            <text:p text:style-name="P139">20/79</text:p>
          </table:table-cell>
          <table:table-cell table:style-name="Table44.D7" office:value-type="string">
            <text:p text:style-name="P139">6/24</text:p>
          </table:table-cell>
          <table:table-cell table:style-name="Table44.B1.1.1" office:value-type="string">
            <text:p text:style-name="P139"/>
          </table:table-cell>
          <table:table-cell table:style-name="Table44.C7" office:value-type="string">
            <text:p text:style-name="P139">0.60</text:p>
          </table:table-cell>
          <table:table-cell table:style-name="Table44.L7" office:value-type="string">
            <text:p text:style-name="P139">70</text:p>
          </table:table-cell>
        </table:table-row>
        <table:table-row table:style-name="Table44.2">
          <table:table-cell table:style-name="Table44.A3" office:value-type="string">
            <text:p text:style-name="P16">2.4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24</text:p>
          </table:table-cell>
          <table:table-cell table:style-name="Table44.D3" office:value-type="string">
            <text:p text:style-name="P139">20/83</text:p>
          </table:table-cell>
          <table:table-cell table:style-name="Table44.D3" office:value-type="string">
            <text:p text:style-name="P139">6/25</text:p>
          </table:table-cell>
          <table:table-cell table:style-name="Table44.B1.1.1" office:value-type="string">
            <text:p text:style-name="P139"/>
          </table:table-cell>
          <table:table-cell table:style-name="Table44.C3" office:value-type="string">
            <text:p text:style-name="P139">0.62</text:p>
          </table:table-cell>
          <table:table-cell table:style-name="Table44.L3" office:value-type="string">
            <text:p text:style-name="P139">69</text:p>
          </table:table-cell>
        </table:table-row>
        <table:table-row table:style-name="Table44.2">
          <table:table-cell table:style-name="Table44.A3" office:value-type="string">
            <text:p text:style-name="P16">2.3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23</text:p>
          </table:table-cell>
          <table:table-cell table:style-name="Table44.H3" office:value-type="string">
            <text:p text:style-name="P139">20/87</text:p>
          </table:table-cell>
          <table:table-cell table:style-name="Table44.H3" office:value-type="string">
            <text:p text:style-name="P139">6/26</text:p>
          </table:table-cell>
          <table:table-cell table:style-name="Table44.B1.1.1" office:value-type="string">
            <text:p text:style-name="P139"/>
          </table:table-cell>
          <table:table-cell table:style-name="Table44.B1.1.1" office:value-type="string">
            <text:p text:style-name="P139">0.64</text:p>
          </table:table-cell>
          <table:table-cell table:style-name="Table44.L4" office:value-type="string">
            <text:p text:style-name="P139">68</text:p>
          </table:table-cell>
        </table:table-row>
        <table:table-row table:style-name="Table44.2">
          <table:table-cell table:style-name="Table44.A3" office:value-type="string">
            <text:p text:style-name="P16">2.2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22</text:p>
          </table:table-cell>
          <table:table-cell table:style-name="Table44.H3" office:value-type="string">
            <text:p text:style-name="P139">20/91</text:p>
          </table:table-cell>
          <table:table-cell table:style-name="Table44.H3" office:value-type="string">
            <text:p text:style-name="P139">6/28</text:p>
          </table:table-cell>
          <table:table-cell table:style-name="Table44.B1.1.1" office:value-type="string">
            <text:p text:style-name="P139"/>
          </table:table-cell>
          <table:table-cell table:style-name="Table44.B1.1.1" office:value-type="string">
            <text:p text:style-name="P139">0.66</text:p>
          </table:table-cell>
          <table:table-cell table:style-name="Table44.L4" office:value-type="string">
            <text:p text:style-name="P139">67</text:p>
          </table:table-cell>
        </table:table-row>
        <table:table-row table:style-name="Table44.2">
          <table:table-cell table:style-name="Table44.A3" office:value-type="string">
            <text:p text:style-name="P16">2.10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21</text:p>
          </table:table-cell>
          <table:table-cell table:style-name="Table44.D6" office:value-type="string">
            <text:p text:style-name="P139">20/95</text:p>
          </table:table-cell>
          <table:table-cell table:style-name="Table44.D6" office:value-type="string">
            <text:p text:style-name="P139">6/29</text:p>
          </table:table-cell>
          <table:table-cell table:style-name="Table44.B1.1.1" office:value-type="string">
            <text:p text:style-name="P139"/>
          </table:table-cell>
          <table:table-cell table:style-name="Table44.C6" office:value-type="string">
            <text:p text:style-name="P139">0.68</text:p>
          </table:table-cell>
          <table:table-cell table:style-name="Table44.L6" office:value-type="string">
            <text:p text:style-name="P139">66</text:p>
          </table:table-cell>
        </table:table-row>
        <table:table-row table:style-name="Table44.2">
          <table:table-cell table:style-name="Table44.A3" office:value-type="string">
            <text:p text:style-name="P16">2.00 E-01</text:p>
          </table:table-cell>
          <table:table-cell table:style-name="Table44.B1.1.1" office:value-type="string">
            <text:p text:style-name="P139"/>
          </table:table-cell>
          <table:table-cell table:style-name="Table44.C7" office:value-type="string">
            <text:p text:style-name="P139">0.2</text:p>
          </table:table-cell>
          <table:table-cell table:style-name="Table44.D7" office:value-type="string">
            <text:p text:style-name="P139">20/100</text:p>
          </table:table-cell>
          <table:table-cell table:style-name="Table44.D7" office:value-type="string">
            <text:p text:style-name="P139">6/30</text:p>
          </table:table-cell>
          <table:table-cell table:style-name="Table44.B1.1.1" office:value-type="string">
            <text:p text:style-name="P139"/>
          </table:table-cell>
          <table:table-cell table:style-name="Table44.C7" office:value-type="string">
            <text:p text:style-name="P139">0.20</text:p>
          </table:table-cell>
          <table:table-cell table:style-name="Table44.D7" office:value-type="string">
            <text:p text:style-name="P139">20/100</text:p>
          </table:table-cell>
          <table:table-cell table:style-name="Table44.D7" office:value-type="string">
            <text:p text:style-name="P139">6/30</text:p>
          </table:table-cell>
          <table:table-cell table:style-name="Table44.B1.1.1" office:value-type="string">
            <text:p text:style-name="P139"/>
          </table:table-cell>
          <table:table-cell table:style-name="Table44.C7" office:value-type="string">
            <text:p text:style-name="P139">0.70</text:p>
          </table:table-cell>
          <table:table-cell table:style-name="Table44.L7" office:value-type="string">
            <text:p text:style-name="P139">65</text:p>
          </table:table-cell>
        </table:table-row>
        <table:table-row table:style-name="Table44.2">
          <table:table-cell table:style-name="Table44.A3" office:value-type="string">
            <text:p text:style-name="P16">1.9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191</text:p>
          </table:table-cell>
          <table:table-cell table:style-name="Table44.D3" office:value-type="string">
            <text:p text:style-name="P139">20/105</text:p>
          </table:table-cell>
          <table:table-cell table:style-name="Table44.D3" office:value-type="string">
            <text:p text:style-name="P139">6/32</text:p>
          </table:table-cell>
          <table:table-cell table:style-name="Table44.B1.1.1" office:value-type="string">
            <text:p text:style-name="P139"/>
          </table:table-cell>
          <table:table-cell table:style-name="Table44.C3" office:value-type="string">
            <text:p text:style-name="P139">0.72</text:p>
          </table:table-cell>
          <table:table-cell table:style-name="Table44.L3" office:value-type="string">
            <text:p text:style-name="P139">64</text:p>
          </table:table-cell>
        </table:table-row>
        <table:table-row table:style-name="Table44.2">
          <table:table-cell table:style-name="Table44.A3" office:value-type="string">
            <text:p text:style-name="P16">1.82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82</text:p>
          </table:table-cell>
          <table:table-cell table:style-name="Table44.H3" office:value-type="string">
            <text:p text:style-name="P139">20/110</text:p>
          </table:table-cell>
          <table:table-cell table:style-name="Table44.H3" office:value-type="string">
            <text:p text:style-name="P139">6/33</text:p>
          </table:table-cell>
          <table:table-cell table:style-name="Table44.B1.1.1" office:value-type="string">
            <text:p text:style-name="P139"/>
          </table:table-cell>
          <table:table-cell table:style-name="Table44.B1.1.1" office:value-type="string">
            <text:p text:style-name="P139">0.74</text:p>
          </table:table-cell>
          <table:table-cell table:style-name="Table44.L4" office:value-type="string">
            <text:p text:style-name="P139">63</text:p>
          </table:table-cell>
        </table:table-row>
        <table:table-row table:style-name="Table44.2">
          <table:table-cell table:style-name="Table44.A3" office:value-type="string">
            <text:p text:style-name="P16">1.74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74</text:p>
          </table:table-cell>
          <table:table-cell table:style-name="Table44.H3" office:value-type="string">
            <text:p text:style-name="P139">20/115</text:p>
          </table:table-cell>
          <table:table-cell table:style-name="Table44.H3" office:value-type="string">
            <text:p text:style-name="P139">6/35</text:p>
          </table:table-cell>
          <table:table-cell table:style-name="Table44.B1.1.1" office:value-type="string">
            <text:p text:style-name="P139"/>
          </table:table-cell>
          <table:table-cell table:style-name="Table44.B1.1.1" office:value-type="string">
            <text:p text:style-name="P139">0.76</text:p>
          </table:table-cell>
          <table:table-cell table:style-name="Table44.L4" office:value-type="string">
            <text:p text:style-name="P139">62</text:p>
          </table:table-cell>
        </table:table-row>
        <table:table-row table:style-name="Table44.2">
          <table:table-cell table:style-name="Table44.A3" office:value-type="string">
            <text:p text:style-name="P16">1.66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166</text:p>
          </table:table-cell>
          <table:table-cell table:style-name="Table44.D6" office:value-type="string">
            <text:p text:style-name="P139">20/120</text:p>
          </table:table-cell>
          <table:table-cell table:style-name="Table44.D6" office:value-type="string">
            <text:p text:style-name="P139">6/36</text:p>
          </table:table-cell>
          <table:table-cell table:style-name="Table44.B1.1.1" office:value-type="string">
            <text:p text:style-name="P139"/>
          </table:table-cell>
          <table:table-cell table:style-name="Table44.C6" office:value-type="string">
            <text:p text:style-name="P139">0.78</text:p>
          </table:table-cell>
          <table:table-cell table:style-name="Table44.L6" office:value-type="string">
            <text:p text:style-name="P139">61</text:p>
          </table:table-cell>
        </table:table-row>
        <table:table-row table:style-name="Table44.2">
          <table:table-cell table:style-name="Table44.A3" office:value-type="string">
            <text:p text:style-name="P16">1.60 E-01</text:p>
          </table:table-cell>
          <table:table-cell table:style-name="Table44.B1.1.1" office:value-type="string">
            <text:p text:style-name="P139"/>
          </table:table-cell>
          <table:table-cell table:style-name="Table44.C7" office:value-type="string">
            <text:p text:style-name="P139">0.16</text:p>
          </table:table-cell>
          <table:table-cell table:style-name="Table44.D7" office:value-type="string">
            <text:p text:style-name="P139">20/125</text:p>
          </table:table-cell>
          <table:table-cell table:style-name="Table44.D7" office:value-type="string">
            <text:p text:style-name="P139">6/38</text:p>
          </table:table-cell>
          <table:table-cell table:style-name="Table44.B1.1.1" office:value-type="string">
            <text:p text:style-name="P139"/>
          </table:table-cell>
          <table:table-cell table:style-name="Table44.C7" office:value-type="string">
            <text:p text:style-name="P139">0.158</text:p>
          </table:table-cell>
          <table:table-cell table:style-name="Table44.D7" office:value-type="string">
            <text:p text:style-name="P139">20/126</text:p>
          </table:table-cell>
          <table:table-cell table:style-name="Table44.D7" office:value-type="string">
            <text:p text:style-name="P139">6/38</text:p>
          </table:table-cell>
          <table:table-cell table:style-name="Table44.B1.1.1" office:value-type="string">
            <text:p text:style-name="P139"/>
          </table:table-cell>
          <table:table-cell table:style-name="Table44.C7" office:value-type="string">
            <text:p text:style-name="P139">0.80</text:p>
          </table:table-cell>
          <table:table-cell table:style-name="Table44.L7" office:value-type="string">
            <text:p text:style-name="P139">60</text:p>
          </table:table-cell>
        </table:table-row>
        <table:table-row table:style-name="Table44.2">
          <table:table-cell table:style-name="Table44.A3" office:value-type="string">
            <text:p text:style-name="P16">1.5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151</text:p>
          </table:table-cell>
          <table:table-cell table:style-name="Table44.D3" office:value-type="string">
            <text:p text:style-name="P139">20/132</text:p>
          </table:table-cell>
          <table:table-cell table:style-name="Table44.D3" office:value-type="string">
            <text:p text:style-name="P139">6/40</text:p>
          </table:table-cell>
          <table:table-cell table:style-name="Table44.B1.1.1" office:value-type="string">
            <text:p text:style-name="P139"/>
          </table:table-cell>
          <table:table-cell table:style-name="Table44.C3" office:value-type="string">
            <text:p text:style-name="P139">0.82</text:p>
          </table:table-cell>
          <table:table-cell table:style-name="Table44.L3" office:value-type="string">
            <text:p text:style-name="P139">59</text:p>
          </table:table-cell>
        </table:table-row>
        <table:table-row table:style-name="Table44.2">
          <table:table-cell table:style-name="Table44.A3" office:value-type="string">
            <text:p text:style-name="P16">1.45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45</text:p>
          </table:table-cell>
          <table:table-cell table:style-name="Table44.H3" office:value-type="string">
            <text:p text:style-name="P139">20/138</text:p>
          </table:table-cell>
          <table:table-cell table:style-name="Table44.H3" office:value-type="string">
            <text:p text:style-name="P139">6/42</text:p>
          </table:table-cell>
          <table:table-cell table:style-name="Table44.B1.1.1" office:value-type="string">
            <text:p text:style-name="P139"/>
          </table:table-cell>
          <table:table-cell table:style-name="Table44.B1.1.1" office:value-type="string">
            <text:p text:style-name="P139">0.84</text:p>
          </table:table-cell>
          <table:table-cell table:style-name="Table44.L4" office:value-type="string">
            <text:p text:style-name="P139">58</text:p>
          </table:table-cell>
        </table:table-row>
        <text:soft-page-break/>
        <table:table-row table:style-name="Table44.2">
          <table:table-cell table:style-name="Table44.A3" office:value-type="string">
            <text:p text:style-name="P16">1.38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38</text:p>
          </table:table-cell>
          <table:table-cell table:style-name="Table44.H3" office:value-type="string">
            <text:p text:style-name="P139">20/145</text:p>
          </table:table-cell>
          <table:table-cell table:style-name="Table44.H3" office:value-type="string">
            <text:p text:style-name="P139">6/44</text:p>
          </table:table-cell>
          <table:table-cell table:style-name="Table44.B1.1.1" office:value-type="string">
            <text:p text:style-name="P139"/>
          </table:table-cell>
          <table:table-cell table:style-name="Table44.B1.1.1" office:value-type="string">
            <text:p text:style-name="P139">0.86</text:p>
          </table:table-cell>
          <table:table-cell table:style-name="Table44.L4" office:value-type="string">
            <text:p text:style-name="P139">57</text:p>
          </table:table-cell>
        </table:table-row>
        <table:table-row table:style-name="Table44.2">
          <table:table-cell table:style-name="Table44.A3" office:value-type="string">
            <text:p text:style-name="P16">1.30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132</text:p>
          </table:table-cell>
          <table:table-cell table:style-name="Table44.D6" office:value-type="string">
            <text:p text:style-name="P139">20/151</text:p>
          </table:table-cell>
          <table:table-cell table:style-name="Table44.D6" office:value-type="string">
            <text:p text:style-name="P139">6/46</text:p>
          </table:table-cell>
          <table:table-cell table:style-name="Table44.B1.1.1" office:value-type="string">
            <text:p text:style-name="P139"/>
          </table:table-cell>
          <table:table-cell table:style-name="Table44.C6" office:value-type="string">
            <text:p text:style-name="P139">0.88</text:p>
          </table:table-cell>
          <table:table-cell table:style-name="Table44.L6" office:value-type="string">
            <text:p text:style-name="P139">56</text:p>
          </table:table-cell>
        </table:table-row>
        <table:table-row table:style-name="Table44.2">
          <table:table-cell table:style-name="Table44.A3" office:value-type="string">
            <text:p text:style-name="P16">1.25 E-01</text:p>
          </table:table-cell>
          <table:table-cell table:style-name="Table44.B1.1.1" office:value-type="string">
            <text:p text:style-name="P139"/>
          </table:table-cell>
          <table:table-cell table:style-name="Table44.C7" office:value-type="string">
            <text:p text:style-name="P139">0.125</text:p>
          </table:table-cell>
          <table:table-cell table:style-name="Table44.D7" office:value-type="string">
            <text:p text:style-name="P139">20/160</text:p>
          </table:table-cell>
          <table:table-cell table:style-name="Table44.D7" office:value-type="string">
            <text:p text:style-name="P139">6/48</text:p>
          </table:table-cell>
          <table:table-cell table:style-name="Table44.B1.1.1" office:value-type="string">
            <text:p text:style-name="P139"/>
          </table:table-cell>
          <table:table-cell table:style-name="Table44.C7" office:value-type="string">
            <text:p text:style-name="P139">0.126</text:p>
          </table:table-cell>
          <table:table-cell table:style-name="Table44.D7" office:value-type="string">
            <text:p text:style-name="P139">20/158</text:p>
          </table:table-cell>
          <table:table-cell table:style-name="Table44.D7" office:value-type="string">
            <text:p text:style-name="P139">6/48</text:p>
          </table:table-cell>
          <table:table-cell table:style-name="Table44.B1.1.1" office:value-type="string">
            <text:p text:style-name="P139"/>
          </table:table-cell>
          <table:table-cell table:style-name="Table44.C7" office:value-type="string">
            <text:p text:style-name="P139">0.90</text:p>
          </table:table-cell>
          <table:table-cell table:style-name="Table44.L7" office:value-type="string">
            <text:p text:style-name="P139">55</text:p>
          </table:table-cell>
        </table:table-row>
        <table:table-row table:style-name="Table44.2">
          <table:table-cell table:style-name="Table44.A3" office:value-type="string">
            <text:p text:style-name="P16">1.20 E-01</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120</text:p>
          </table:table-cell>
          <table:table-cell table:style-name="Table44.D3" office:value-type="string">
            <text:p text:style-name="P139">20/166</text:p>
          </table:table-cell>
          <table:table-cell table:style-name="Table44.D3" office:value-type="string">
            <text:p text:style-name="P139">6/50</text:p>
          </table:table-cell>
          <table:table-cell table:style-name="Table44.B1.1.1" office:value-type="string">
            <text:p text:style-name="P139"/>
          </table:table-cell>
          <table:table-cell table:style-name="Table44.C3" office:value-type="string">
            <text:p text:style-name="P139">0.92</text:p>
          </table:table-cell>
          <table:table-cell table:style-name="Table44.L3" office:value-type="string">
            <text:p text:style-name="P139">54</text:p>
          </table:table-cell>
        </table:table-row>
        <table:table-row table:style-name="Table44.2">
          <table:table-cell table:style-name="Table44.A3" office:value-type="string">
            <text:p text:style-name="P16">1.15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15</text:p>
          </table:table-cell>
          <table:table-cell table:style-name="Table44.H3" office:value-type="string">
            <text:p text:style-name="P139">20/174</text:p>
          </table:table-cell>
          <table:table-cell table:style-name="Table44.H3" office:value-type="string">
            <text:p text:style-name="P139">6/52</text:p>
          </table:table-cell>
          <table:table-cell table:style-name="Table44.B1.1.1" office:value-type="string">
            <text:p text:style-name="P139"/>
          </table:table-cell>
          <table:table-cell table:style-name="Table44.B1.1.1" office:value-type="string">
            <text:p text:style-name="P139">0.94</text:p>
          </table:table-cell>
          <table:table-cell table:style-name="Table44.L4" office:value-type="string">
            <text:p text:style-name="P139">53</text:p>
          </table:table-cell>
        </table:table-row>
        <table:table-row table:style-name="Table44.2">
          <table:table-cell table:style-name="Table44.A3" office:value-type="string">
            <text:p text:style-name="P16">1.10 E-01</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110</text:p>
          </table:table-cell>
          <table:table-cell table:style-name="Table44.H3" office:value-type="string">
            <text:p text:style-name="P139">20/182</text:p>
          </table:table-cell>
          <table:table-cell table:style-name="Table44.H3" office:value-type="string">
            <text:p text:style-name="P139">6/55</text:p>
          </table:table-cell>
          <table:table-cell table:style-name="Table44.B1.1.1" office:value-type="string">
            <text:p text:style-name="P139"/>
          </table:table-cell>
          <table:table-cell table:style-name="Table44.B1.1.1" office:value-type="string">
            <text:p text:style-name="P139">0.96</text:p>
          </table:table-cell>
          <table:table-cell table:style-name="Table44.L4" office:value-type="string">
            <text:p text:style-name="P139">52</text:p>
          </table:table-cell>
        </table:table-row>
        <table:table-row table:style-name="Table44.2">
          <table:table-cell table:style-name="Table44.A3" office:value-type="string">
            <text:p text:style-name="P16">1.05 E-01</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105</text:p>
          </table:table-cell>
          <table:table-cell table:style-name="Table44.D6" office:value-type="string">
            <text:p text:style-name="P139">20/191</text:p>
          </table:table-cell>
          <table:table-cell table:style-name="Table44.D6" office:value-type="string">
            <text:p text:style-name="P139">6/58</text:p>
          </table:table-cell>
          <table:table-cell table:style-name="Table44.B1.1.1" office:value-type="string">
            <text:p text:style-name="P139"/>
          </table:table-cell>
          <table:table-cell table:style-name="Table44.C6" office:value-type="string">
            <text:p text:style-name="P139">0.98</text:p>
          </table:table-cell>
          <table:table-cell table:style-name="Table44.L6" office:value-type="string">
            <text:p text:style-name="P139">51</text:p>
          </table:table-cell>
        </table:table-row>
        <table:table-row table:style-name="Table44.2">
          <table:table-cell table:style-name="Table44.A3" office:value-type="string">
            <text:p text:style-name="P16">1.00 E-01</text:p>
          </table:table-cell>
          <table:table-cell table:style-name="Table44.B1.1.1" office:value-type="string">
            <text:p text:style-name="P139"/>
          </table:table-cell>
          <table:table-cell table:style-name="Table44.C7" office:value-type="string">
            <text:p text:style-name="P139">0.1</text:p>
          </table:table-cell>
          <table:table-cell table:style-name="Table44.D7" office:value-type="string">
            <text:p text:style-name="P139">20/200</text:p>
          </table:table-cell>
          <table:table-cell table:style-name="Table44.D7" office:value-type="string">
            <text:p text:style-name="P139">6/60</text:p>
          </table:table-cell>
          <table:table-cell table:style-name="Table44.B1.1.1" office:value-type="string">
            <text:p text:style-name="P139"/>
          </table:table-cell>
          <table:table-cell table:style-name="Table44.C7" office:value-type="string">
            <text:p text:style-name="P139">0.100</text:p>
          </table:table-cell>
          <table:table-cell table:style-name="Table44.D7" office:value-type="string">
            <text:p text:style-name="P139">20/200</text:p>
          </table:table-cell>
          <table:table-cell table:style-name="Table44.D7" office:value-type="string">
            <text:p text:style-name="P139">6/60</text:p>
          </table:table-cell>
          <table:table-cell table:style-name="Table44.B1.1.1" office:value-type="string">
            <text:p text:style-name="P139"/>
          </table:table-cell>
          <table:table-cell table:style-name="Table44.C7" office:value-type="string">
            <text:p text:style-name="P139">1.00</text:p>
          </table:table-cell>
          <table:table-cell table:style-name="Table44.L7" office:value-type="string">
            <text:p text:style-name="P139">50</text:p>
          </table:table-cell>
        </table:table-row>
        <table:table-row table:style-name="Table44.2">
          <table:table-cell table:style-name="Table44.A3" office:value-type="string">
            <text:p text:style-name="P16">9.55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95</text:p>
          </table:table-cell>
          <table:table-cell table:style-name="Table44.D3" office:value-type="string">
            <text:p text:style-name="P139">20/210</text:p>
          </table:table-cell>
          <table:table-cell table:style-name="Table44.D3" office:value-type="string">
            <text:p text:style-name="P139">6/63</text:p>
          </table:table-cell>
          <table:table-cell table:style-name="Table44.B1.1.1" office:value-type="string">
            <text:p text:style-name="P139"/>
          </table:table-cell>
          <table:table-cell table:style-name="Table44.C3" office:value-type="string">
            <text:p text:style-name="P139">1.02</text:p>
          </table:table-cell>
          <table:table-cell table:style-name="Table44.L3" office:value-type="string">
            <text:p text:style-name="P139">49</text:p>
          </table:table-cell>
        </table:table-row>
        <table:table-row table:style-name="Table44.2">
          <table:table-cell table:style-name="Table44.A3" office:value-type="string">
            <text:p text:style-name="P16">9.0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91</text:p>
          </table:table-cell>
          <table:table-cell table:style-name="Table44.H3" office:value-type="string">
            <text:p text:style-name="P139">20/220</text:p>
          </table:table-cell>
          <table:table-cell table:style-name="Table44.H3" office:value-type="string">
            <text:p text:style-name="P139">6/66</text:p>
          </table:table-cell>
          <table:table-cell table:style-name="Table44.B1.1.1" office:value-type="string">
            <text:p text:style-name="P139"/>
          </table:table-cell>
          <table:table-cell table:style-name="Table44.B1.1.1" office:value-type="string">
            <text:p text:style-name="P139">1.04</text:p>
          </table:table-cell>
          <table:table-cell table:style-name="Table44.L4" office:value-type="string">
            <text:p text:style-name="P139">48</text:p>
          </table:table-cell>
        </table:table-row>
        <table:table-row table:style-name="Table44.2">
          <table:table-cell table:style-name="Table44.A3" office:value-type="string">
            <text:p text:style-name="P16">8.7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87</text:p>
          </table:table-cell>
          <table:table-cell table:style-name="Table44.H3" office:value-type="string">
            <text:p text:style-name="P139">20/230</text:p>
          </table:table-cell>
          <table:table-cell table:style-name="Table44.H3" office:value-type="string">
            <text:p text:style-name="P139">6/69</text:p>
          </table:table-cell>
          <table:table-cell table:style-name="Table44.B1.1.1" office:value-type="string">
            <text:p text:style-name="P139"/>
          </table:table-cell>
          <table:table-cell table:style-name="Table44.B1.1.1" office:value-type="string">
            <text:p text:style-name="P139">1.06</text:p>
          </table:table-cell>
          <table:table-cell table:style-name="Table44.L4" office:value-type="string">
            <text:p text:style-name="P139">47</text:p>
          </table:table-cell>
        </table:table-row>
        <table:table-row table:style-name="Table44.2">
          <table:table-cell table:style-name="Table44.A3" office:value-type="string">
            <text:p text:style-name="P16">8.30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83</text:p>
          </table:table-cell>
          <table:table-cell table:style-name="Table44.D6" office:value-type="string">
            <text:p text:style-name="P139">20/240</text:p>
          </table:table-cell>
          <table:table-cell table:style-name="Table44.D6" office:value-type="string">
            <text:p text:style-name="P139">6/72</text:p>
          </table:table-cell>
          <table:table-cell table:style-name="Table44.B1.1.1" office:value-type="string">
            <text:p text:style-name="P139"/>
          </table:table-cell>
          <table:table-cell table:style-name="Table44.C6" office:value-type="string">
            <text:p text:style-name="P139">1.08</text:p>
          </table:table-cell>
          <table:table-cell table:style-name="Table44.L6" office:value-type="string">
            <text:p text:style-name="P139">46</text:p>
          </table:table-cell>
        </table:table-row>
        <table:table-row table:style-name="Table44.2">
          <table:table-cell table:style-name="Table44.A3" office:value-type="string">
            <text:p text:style-name="P16">8.00 E-02</text:p>
          </table:table-cell>
          <table:table-cell table:style-name="Table44.B1.1.1" office:value-type="string">
            <text:p text:style-name="P139"/>
          </table:table-cell>
          <table:table-cell table:style-name="Table44.C7" office:value-type="string">
            <text:p text:style-name="P139">0.08</text:p>
          </table:table-cell>
          <table:table-cell table:style-name="Table44.D7" office:value-type="string">
            <text:p text:style-name="P139">20/250</text:p>
          </table:table-cell>
          <table:table-cell table:style-name="Table44.D7" office:value-type="string">
            <text:p text:style-name="P139">6/75</text:p>
          </table:table-cell>
          <table:table-cell table:style-name="Table44.B1.1.1" office:value-type="string">
            <text:p text:style-name="P139"/>
          </table:table-cell>
          <table:table-cell table:style-name="Table44.C7" office:value-type="string">
            <text:p text:style-name="P139">0.079</text:p>
          </table:table-cell>
          <table:table-cell table:style-name="Table44.D7" office:value-type="string">
            <text:p text:style-name="P139">20/250</text:p>
          </table:table-cell>
          <table:table-cell table:style-name="Table44.D7" office:value-type="string">
            <text:p text:style-name="P139">6/76</text:p>
          </table:table-cell>
          <table:table-cell table:style-name="Table44.B1.1.1" office:value-type="string">
            <text:p text:style-name="P139"/>
          </table:table-cell>
          <table:table-cell table:style-name="Table44.C7" office:value-type="string">
            <text:p text:style-name="P139">1.10</text:p>
          </table:table-cell>
          <table:table-cell table:style-name="Table44.L7" office:value-type="string">
            <text:p text:style-name="P139">45</text:p>
          </table:table-cell>
        </table:table-row>
        <table:table-row table:style-name="Table44.2">
          <table:table-cell table:style-name="Table44.A3" office:value-type="string">
            <text:p text:style-name="P16">7.5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76</text:p>
          </table:table-cell>
          <table:table-cell table:style-name="Table44.D3" office:value-type="string">
            <text:p text:style-name="P139">20/260</text:p>
          </table:table-cell>
          <table:table-cell table:style-name="Table44.D3" office:value-type="string">
            <text:p text:style-name="P139">6/79</text:p>
          </table:table-cell>
          <table:table-cell table:style-name="Table44.B1.1.1" office:value-type="string">
            <text:p text:style-name="P139"/>
          </table:table-cell>
          <table:table-cell table:style-name="Table44.C3" office:value-type="string">
            <text:p text:style-name="P139">1.12</text:p>
          </table:table-cell>
          <table:table-cell table:style-name="Table44.L3" office:value-type="string">
            <text:p text:style-name="P139">44</text:p>
          </table:table-cell>
        </table:table-row>
        <table:table-row table:style-name="Table44.2">
          <table:table-cell table:style-name="Table44.A3" office:value-type="string">
            <text:p text:style-name="P16">7.2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72</text:p>
          </table:table-cell>
          <table:table-cell table:style-name="Table44.H3" office:value-type="string">
            <text:p text:style-name="P139">20/280</text:p>
          </table:table-cell>
          <table:table-cell table:style-name="Table44.H3" office:value-type="string">
            <text:p text:style-name="P139">6/83</text:p>
          </table:table-cell>
          <table:table-cell table:style-name="Table44.B1.1.1" office:value-type="string">
            <text:p text:style-name="P139"/>
          </table:table-cell>
          <table:table-cell table:style-name="Table44.B1.1.1" office:value-type="string">
            <text:p text:style-name="P139">1.14</text:p>
          </table:table-cell>
          <table:table-cell table:style-name="Table44.L4" office:value-type="string">
            <text:p text:style-name="P139">43</text:p>
          </table:table-cell>
        </table:table-row>
        <table:table-row table:style-name="Table44.2">
          <table:table-cell table:style-name="Table44.A3" office:value-type="string">
            <text:p text:style-name="P16">7.0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69</text:p>
          </table:table-cell>
          <table:table-cell table:style-name="Table44.H3" office:value-type="string">
            <text:p text:style-name="P139">20/290</text:p>
          </table:table-cell>
          <table:table-cell table:style-name="Table44.H3" office:value-type="string">
            <text:p text:style-name="P139">6/87</text:p>
          </table:table-cell>
          <table:table-cell table:style-name="Table44.B1.1.1" office:value-type="string">
            <text:p text:style-name="P139"/>
          </table:table-cell>
          <table:table-cell table:style-name="Table44.B1.1.1" office:value-type="string">
            <text:p text:style-name="P139">1.16</text:p>
          </table:table-cell>
          <table:table-cell table:style-name="Table44.L4" office:value-type="string">
            <text:p text:style-name="P139">42</text:p>
          </table:table-cell>
        </table:table-row>
        <table:table-row table:style-name="Table44.2">
          <table:table-cell table:style-name="Table44.A3" office:value-type="string">
            <text:p text:style-name="P16">6.60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66</text:p>
          </table:table-cell>
          <table:table-cell table:style-name="Table44.D6" office:value-type="string">
            <text:p text:style-name="P139">20/300</text:p>
          </table:table-cell>
          <table:table-cell table:style-name="Table44.D6" office:value-type="string">
            <text:p text:style-name="P139">6/91</text:p>
          </table:table-cell>
          <table:table-cell table:style-name="Table44.B1.1.1" office:value-type="string">
            <text:p text:style-name="P139"/>
          </table:table-cell>
          <table:table-cell table:style-name="Table44.C6" office:value-type="string">
            <text:p text:style-name="P139">1.18</text:p>
          </table:table-cell>
          <table:table-cell table:style-name="Table44.L6" office:value-type="string">
            <text:p text:style-name="P139">41</text:p>
          </table:table-cell>
        </table:table-row>
        <table:table-row table:style-name="Table44.2">
          <table:table-cell table:style-name="Table44.A3" office:value-type="string">
            <text:p text:style-name="P16">6.30 E-02</text:p>
          </table:table-cell>
          <table:table-cell table:style-name="Table44.B1.1.1" office:value-type="string">
            <text:p text:style-name="P139"/>
          </table:table-cell>
          <table:table-cell table:style-name="Table44.C7" office:value-type="string">
            <text:p text:style-name="P139">0.063</text:p>
          </table:table-cell>
          <table:table-cell table:style-name="Table44.D7" office:value-type="string">
            <text:p text:style-name="P139">20/320</text:p>
          </table:table-cell>
          <table:table-cell table:style-name="Table44.D7" office:value-type="string">
            <text:p text:style-name="P139">6/95</text:p>
          </table:table-cell>
          <table:table-cell table:style-name="Table44.B1.1.1" office:value-type="string">
            <text:p text:style-name="P139"/>
          </table:table-cell>
          <table:table-cell table:style-name="Table44.C7" office:value-type="string">
            <text:p text:style-name="P139">0.063</text:p>
          </table:table-cell>
          <table:table-cell table:style-name="Table44.D7" office:value-type="string">
            <text:p text:style-name="P139">20/315</text:p>
          </table:table-cell>
          <table:table-cell table:style-name="Table44.D7" office:value-type="string">
            <text:p text:style-name="P139">6/95</text:p>
          </table:table-cell>
          <table:table-cell table:style-name="Table44.B1.1.1" office:value-type="string">
            <text:p text:style-name="P139"/>
          </table:table-cell>
          <table:table-cell table:style-name="Table44.C7" office:value-type="string">
            <text:p text:style-name="P139">1.20</text:p>
          </table:table-cell>
          <table:table-cell table:style-name="Table44.L7" office:value-type="string">
            <text:p text:style-name="P139">40</text:p>
          </table:table-cell>
        </table:table-row>
        <table:table-row table:style-name="Table44.2">
          <table:table-cell table:style-name="Table44.A3" office:value-type="string">
            <text:p text:style-name="P16">6.0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60</text:p>
          </table:table-cell>
          <table:table-cell table:style-name="Table44.D3" office:value-type="string">
            <text:p text:style-name="P139">20/330</text:p>
          </table:table-cell>
          <table:table-cell table:style-name="Table44.D3" office:value-type="string">
            <text:p text:style-name="P139">6/100</text:p>
          </table:table-cell>
          <table:table-cell table:style-name="Table44.B1.1.1" office:value-type="string">
            <text:p text:style-name="P139"/>
          </table:table-cell>
          <table:table-cell table:style-name="Table44.C3" office:value-type="string">
            <text:p text:style-name="P139">1.22</text:p>
          </table:table-cell>
          <table:table-cell table:style-name="Table44.L3" office:value-type="string">
            <text:p text:style-name="P139">39</text:p>
          </table:table-cell>
        </table:table-row>
        <table:table-row table:style-name="Table44.2">
          <table:table-cell table:style-name="Table44.A3" office:value-type="string">
            <text:p text:style-name="P16">5.75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58</text:p>
          </table:table-cell>
          <table:table-cell table:style-name="Table44.H3" office:value-type="string">
            <text:p text:style-name="P139">20/350</text:p>
          </table:table-cell>
          <table:table-cell table:style-name="Table44.H3" office:value-type="string">
            <text:p text:style-name="P139">6/105</text:p>
          </table:table-cell>
          <table:table-cell table:style-name="Table44.B1.1.1" office:value-type="string">
            <text:p text:style-name="P139"/>
          </table:table-cell>
          <table:table-cell table:style-name="Table44.B1.1.1" office:value-type="string">
            <text:p text:style-name="P139">1.24</text:p>
          </table:table-cell>
          <table:table-cell table:style-name="Table44.L4" office:value-type="string">
            <text:p text:style-name="P139">38</text:p>
          </table:table-cell>
        </table:table-row>
        <table:table-row table:style-name="Table44.2">
          <table:table-cell table:style-name="Table44.A3" office:value-type="string">
            <text:p text:style-name="P16">5.5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55</text:p>
          </table:table-cell>
          <table:table-cell table:style-name="Table44.H3" office:value-type="string">
            <text:p text:style-name="P139">20/360</text:p>
          </table:table-cell>
          <table:table-cell table:style-name="Table44.H3" office:value-type="string">
            <text:p text:style-name="P139">6/110</text:p>
          </table:table-cell>
          <table:table-cell table:style-name="Table44.B1.1.1" office:value-type="string">
            <text:p text:style-name="P139"/>
          </table:table-cell>
          <table:table-cell table:style-name="Table44.B1.1.1" office:value-type="string">
            <text:p text:style-name="P139">1.26</text:p>
          </table:table-cell>
          <table:table-cell table:style-name="Table44.L4" office:value-type="string">
            <text:p text:style-name="P139">37</text:p>
          </table:table-cell>
        </table:table-row>
        <table:table-row table:style-name="Table44.2">
          <table:table-cell table:style-name="Table44.A3" office:value-type="string">
            <text:p text:style-name="P16">5.25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52</text:p>
          </table:table-cell>
          <table:table-cell table:style-name="Table44.D6" office:value-type="string">
            <text:p text:style-name="P139">20/380</text:p>
          </table:table-cell>
          <table:table-cell table:style-name="Table44.D6" office:value-type="string">
            <text:p text:style-name="P139">6/115</text:p>
          </table:table-cell>
          <table:table-cell table:style-name="Table44.B1.1.1" office:value-type="string">
            <text:p text:style-name="P139"/>
          </table:table-cell>
          <table:table-cell table:style-name="Table44.C6" office:value-type="string">
            <text:p text:style-name="P139">1.28</text:p>
          </table:table-cell>
          <table:table-cell table:style-name="Table44.L6" office:value-type="string">
            <text:p text:style-name="P139">36</text:p>
          </table:table-cell>
        </table:table-row>
        <table:table-row table:style-name="Table44.2">
          <table:table-cell table:style-name="Table44.A3" office:value-type="string">
            <text:p text:style-name="P16">5.00 E-02</text:p>
          </table:table-cell>
          <table:table-cell table:style-name="Table44.B1.1.1" office:value-type="string">
            <text:p text:style-name="P139"/>
          </table:table-cell>
          <table:table-cell table:style-name="Table44.C7" office:value-type="string">
            <text:p text:style-name="P139">0.05</text:p>
          </table:table-cell>
          <table:table-cell table:style-name="Table44.D7" office:value-type="string">
            <text:p text:style-name="P139">20/400</text:p>
          </table:table-cell>
          <table:table-cell table:style-name="Table44.D7" office:value-type="string">
            <text:p text:style-name="P139">6/120</text:p>
          </table:table-cell>
          <table:table-cell table:style-name="Table44.B1.1.1" office:value-type="string">
            <text:p text:style-name="P139"/>
          </table:table-cell>
          <table:table-cell table:style-name="Table44.C7" office:value-type="string">
            <text:p text:style-name="P139">0.050</text:p>
          </table:table-cell>
          <table:table-cell table:style-name="Table44.D7" office:value-type="string">
            <text:p text:style-name="P139">20/400</text:p>
          </table:table-cell>
          <table:table-cell table:style-name="Table44.D7" office:value-type="string">
            <text:p text:style-name="P139">6/120</text:p>
          </table:table-cell>
          <table:table-cell table:style-name="Table44.B1.1.1" office:value-type="string">
            <text:p text:style-name="P139"/>
          </table:table-cell>
          <table:table-cell table:style-name="Table44.C7" office:value-type="string">
            <text:p text:style-name="P139">1.30</text:p>
          </table:table-cell>
          <table:table-cell table:style-name="Table44.L7" office:value-type="string">
            <text:p text:style-name="P139">35</text:p>
          </table:table-cell>
        </table:table-row>
        <table:table-row table:style-name="Table44.2">
          <table:table-cell table:style-name="Table44.A3" office:value-type="string">
            <text:p text:style-name="P16">4.8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48</text:p>
          </table:table-cell>
          <table:table-cell table:style-name="Table44.D3" office:value-type="string">
            <text:p text:style-name="P139">20/420</text:p>
          </table:table-cell>
          <table:table-cell table:style-name="Table44.D3" office:value-type="string">
            <text:p text:style-name="P139">6/126</text:p>
          </table:table-cell>
          <table:table-cell table:style-name="Table44.B1.1.1" office:value-type="string">
            <text:p text:style-name="P139"/>
          </table:table-cell>
          <table:table-cell table:style-name="Table44.C3" office:value-type="string">
            <text:p text:style-name="P139">1.32</text:p>
          </table:table-cell>
          <table:table-cell table:style-name="Table44.L3" office:value-type="string">
            <text:p text:style-name="P139">34</text:p>
          </table:table-cell>
        </table:table-row>
        <table:table-row table:style-name="Table44.2">
          <table:table-cell table:style-name="Table44.A3" office:value-type="string">
            <text:p text:style-name="P16">4.6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46</text:p>
          </table:table-cell>
          <table:table-cell table:style-name="Table44.H3" office:value-type="string">
            <text:p text:style-name="P139">20/440</text:p>
          </table:table-cell>
          <table:table-cell table:style-name="Table44.H3" office:value-type="string">
            <text:p text:style-name="P139">6/132</text:p>
          </table:table-cell>
          <table:table-cell table:style-name="Table44.B1.1.1" office:value-type="string">
            <text:p text:style-name="P139"/>
          </table:table-cell>
          <table:table-cell table:style-name="Table44.B1.1.1" office:value-type="string">
            <text:p text:style-name="P139">1.34</text:p>
          </table:table-cell>
          <table:table-cell table:style-name="Table44.L4" office:value-type="string">
            <text:p text:style-name="P139">33</text:p>
          </table:table-cell>
        </table:table-row>
        <table:table-row table:style-name="Table44.2">
          <table:table-cell table:style-name="Table44.A3" office:value-type="string">
            <text:p text:style-name="P16">4.4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44</text:p>
          </table:table-cell>
          <table:table-cell table:style-name="Table44.H3" office:value-type="string">
            <text:p text:style-name="P139">20/460</text:p>
          </table:table-cell>
          <table:table-cell table:style-name="Table44.H3" office:value-type="string">
            <text:p text:style-name="P139">6/138</text:p>
          </table:table-cell>
          <table:table-cell table:style-name="Table44.B1.1.1" office:value-type="string">
            <text:p text:style-name="P139"/>
          </table:table-cell>
          <table:table-cell table:style-name="Table44.B1.1.1" office:value-type="string">
            <text:p text:style-name="P139">1.36</text:p>
          </table:table-cell>
          <table:table-cell table:style-name="Table44.L4" office:value-type="string">
            <text:p text:style-name="P139">32</text:p>
          </table:table-cell>
        </table:table-row>
        <text:soft-page-break/>
        <table:table-row table:style-name="Table44.2">
          <table:table-cell table:style-name="Table44.A3" office:value-type="string">
            <text:p text:style-name="P16">4.20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42</text:p>
          </table:table-cell>
          <table:table-cell table:style-name="Table44.D6" office:value-type="string">
            <text:p text:style-name="P139">20/480</text:p>
          </table:table-cell>
          <table:table-cell table:style-name="Table44.D6" office:value-type="string">
            <text:p text:style-name="P139">6/145</text:p>
          </table:table-cell>
          <table:table-cell table:style-name="Table44.B1.1.1" office:value-type="string">
            <text:p text:style-name="P139"/>
          </table:table-cell>
          <table:table-cell table:style-name="Table44.C6" office:value-type="string">
            <text:p text:style-name="P139">1.38</text:p>
          </table:table-cell>
          <table:table-cell table:style-name="Table44.L6" office:value-type="string">
            <text:p text:style-name="P139">31</text:p>
          </table:table-cell>
        </table:table-row>
        <table:table-row table:style-name="Table44.2">
          <table:table-cell table:style-name="Table44.A3" office:value-type="string">
            <text:p text:style-name="P16">4.00 E-02</text:p>
          </table:table-cell>
          <table:table-cell table:style-name="Table44.B1.1.1" office:value-type="string">
            <text:p text:style-name="P139"/>
          </table:table-cell>
          <table:table-cell table:style-name="Table44.C7" office:value-type="string">
            <text:p text:style-name="P139">0.04</text:p>
          </table:table-cell>
          <table:table-cell table:style-name="Table44.D7" office:value-type="string">
            <text:p text:style-name="P139">20/500</text:p>
          </table:table-cell>
          <table:table-cell table:style-name="Table44.D7" office:value-type="string">
            <text:p text:style-name="P139">6/150</text:p>
          </table:table-cell>
          <table:table-cell table:style-name="Table44.B1.1.1" office:value-type="string">
            <text:p text:style-name="P139"/>
          </table:table-cell>
          <table:table-cell table:style-name="Table44.C7" office:value-type="string">
            <text:p text:style-name="P139">0.040</text:p>
          </table:table-cell>
          <table:table-cell table:style-name="Table44.D7" office:value-type="string">
            <text:p text:style-name="P139">20/500</text:p>
          </table:table-cell>
          <table:table-cell table:style-name="Table44.D7" office:value-type="string">
            <text:p text:style-name="P139">6/151</text:p>
          </table:table-cell>
          <table:table-cell table:style-name="Table44.B1.1.1" office:value-type="string">
            <text:p text:style-name="P139"/>
          </table:table-cell>
          <table:table-cell table:style-name="Table44.C7" office:value-type="string">
            <text:p text:style-name="P139">1.40</text:p>
          </table:table-cell>
          <table:table-cell table:style-name="Table44.L7" office:value-type="string">
            <text:p text:style-name="P139">30</text:p>
          </table:table-cell>
        </table:table-row>
        <table:table-row table:style-name="Table44.2">
          <table:table-cell table:style-name="Table44.A3" office:value-type="string">
            <text:p text:style-name="P16">3.8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38</text:p>
          </table:table-cell>
          <table:table-cell table:style-name="Table44.D3" office:value-type="string">
            <text:p text:style-name="P139">20/520</text:p>
          </table:table-cell>
          <table:table-cell table:style-name="Table44.D3" office:value-type="string">
            <text:p text:style-name="P139">6/158</text:p>
          </table:table-cell>
          <table:table-cell table:style-name="Table44.B1.1.1" office:value-type="string">
            <text:p text:style-name="P139"/>
          </table:table-cell>
          <table:table-cell table:style-name="Table44.C3" office:value-type="string">
            <text:p text:style-name="P139">1.42</text:p>
          </table:table-cell>
          <table:table-cell table:style-name="Table44.L3" office:value-type="string">
            <text:p text:style-name="P139">29</text:p>
          </table:table-cell>
        </table:table-row>
        <table:table-row table:style-name="Table44.2">
          <table:table-cell table:style-name="Table44.A3" office:value-type="string">
            <text:p text:style-name="P16">3.6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36</text:p>
          </table:table-cell>
          <table:table-cell table:style-name="Table44.H3" office:value-type="string">
            <text:p text:style-name="P139">20/550</text:p>
          </table:table-cell>
          <table:table-cell table:style-name="Table44.H3" office:value-type="string">
            <text:p text:style-name="P139">6/166</text:p>
          </table:table-cell>
          <table:table-cell table:style-name="Table44.B1.1.1" office:value-type="string">
            <text:p text:style-name="P139"/>
          </table:table-cell>
          <table:table-cell table:style-name="Table44.B1.1.1" office:value-type="string">
            <text:p text:style-name="P139">1.44</text:p>
          </table:table-cell>
          <table:table-cell table:style-name="Table44.L4" office:value-type="string">
            <text:p text:style-name="P139">28</text:p>
          </table:table-cell>
        </table:table-row>
        <table:table-row table:style-name="Table44.2">
          <table:table-cell table:style-name="Table44.A3" office:value-type="string">
            <text:p text:style-name="P16">3.5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35</text:p>
          </table:table-cell>
          <table:table-cell table:style-name="Table44.H3" office:value-type="string">
            <text:p text:style-name="P139">20/575</text:p>
          </table:table-cell>
          <table:table-cell table:style-name="Table44.H3" office:value-type="string">
            <text:p text:style-name="P139">6/174</text:p>
          </table:table-cell>
          <table:table-cell table:style-name="Table44.B1.1.1" office:value-type="string">
            <text:p text:style-name="P139"/>
          </table:table-cell>
          <table:table-cell table:style-name="Table44.B1.1.1" office:value-type="string">
            <text:p text:style-name="P139">1.46</text:p>
          </table:table-cell>
          <table:table-cell table:style-name="Table44.L4" office:value-type="string">
            <text:p text:style-name="P139">27</text:p>
          </table:table-cell>
        </table:table-row>
        <table:table-row table:style-name="Table44.2">
          <table:table-cell table:style-name="Table44.A3" office:value-type="string">
            <text:p text:style-name="P16">3.33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33</text:p>
          </table:table-cell>
          <table:table-cell table:style-name="Table44.D6" office:value-type="string">
            <text:p text:style-name="P139">20/600</text:p>
          </table:table-cell>
          <table:table-cell table:style-name="Table44.D6" office:value-type="string">
            <text:p text:style-name="P139">6/182</text:p>
          </table:table-cell>
          <table:table-cell table:style-name="Table44.B1.1.1" office:value-type="string">
            <text:p text:style-name="P139"/>
          </table:table-cell>
          <table:table-cell table:style-name="Table44.C6" office:value-type="string">
            <text:p text:style-name="P139">1.48</text:p>
          </table:table-cell>
          <table:table-cell table:style-name="Table44.L6" office:value-type="string">
            <text:p text:style-name="P139">26</text:p>
          </table:table-cell>
        </table:table-row>
        <table:table-row table:style-name="Table44.2">
          <table:table-cell table:style-name="Table44.A3" office:value-type="string">
            <text:p text:style-name="P16">3.20 E-02</text:p>
          </table:table-cell>
          <table:table-cell table:style-name="Table44.B1.1.1" office:value-type="string">
            <text:p text:style-name="P139"/>
          </table:table-cell>
          <table:table-cell table:style-name="Table44.C7" office:value-type="string">
            <text:p text:style-name="P139">0.032</text:p>
          </table:table-cell>
          <table:table-cell table:style-name="Table44.D7" office:value-type="string">
            <text:p text:style-name="P139">20/630</text:p>
          </table:table-cell>
          <table:table-cell table:style-name="Table44.D7" office:value-type="string">
            <text:p text:style-name="P139">6/190</text:p>
          </table:table-cell>
          <table:table-cell table:style-name="Table44.B1.1.1" office:value-type="string">
            <text:p text:style-name="P139"/>
          </table:table-cell>
          <table:table-cell table:style-name="Table44.C7" office:value-type="string">
            <text:p text:style-name="P139">0.032</text:p>
          </table:table-cell>
          <table:table-cell table:style-name="Table44.D7" office:value-type="string">
            <text:p text:style-name="P139">20/630</text:p>
          </table:table-cell>
          <table:table-cell table:style-name="Table44.D7" office:value-type="string">
            <text:p text:style-name="P139">6/191</text:p>
          </table:table-cell>
          <table:table-cell table:style-name="Table44.B1.1.1" office:value-type="string">
            <text:p text:style-name="P139"/>
          </table:table-cell>
          <table:table-cell table:style-name="Table44.C7" office:value-type="string">
            <text:p text:style-name="P139">1.50</text:p>
          </table:table-cell>
          <table:table-cell table:style-name="Table44.L7" office:value-type="string">
            <text:p text:style-name="P139">25</text:p>
          </table:table-cell>
        </table:table-row>
        <table:table-row table:style-name="Table44.2">
          <table:table-cell table:style-name="Table44.A3" office:value-type="string">
            <text:p text:style-name="P16">3.02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30</text:p>
          </table:table-cell>
          <table:table-cell table:style-name="Table44.D3" office:value-type="string">
            <text:p text:style-name="P139">20/660</text:p>
          </table:table-cell>
          <table:table-cell table:style-name="Table44.D3" office:value-type="string">
            <text:p text:style-name="P139">6/200</text:p>
          </table:table-cell>
          <table:table-cell table:style-name="Table44.B1.1.1" office:value-type="string">
            <text:p text:style-name="P139"/>
          </table:table-cell>
          <table:table-cell table:style-name="Table44.C3" office:value-type="string">
            <text:p text:style-name="P139">1.52</text:p>
          </table:table-cell>
          <table:table-cell table:style-name="Table44.L3" office:value-type="string">
            <text:p text:style-name="P139">24</text:p>
          </table:table-cell>
        </table:table-row>
        <table:table-row table:style-name="Table44.2">
          <table:table-cell table:style-name="Table44.A3" office:value-type="string">
            <text:p text:style-name="P16">2.9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29</text:p>
          </table:table-cell>
          <table:table-cell table:style-name="Table44.H3" office:value-type="string">
            <text:p text:style-name="P139">20/690</text:p>
          </table:table-cell>
          <table:table-cell table:style-name="Table44.H3" office:value-type="string">
            <text:p text:style-name="P139">6/210</text:p>
          </table:table-cell>
          <table:table-cell table:style-name="Table44.B1.1.1" office:value-type="string">
            <text:p text:style-name="P139"/>
          </table:table-cell>
          <table:table-cell table:style-name="Table44.B1.1.1" office:value-type="string">
            <text:p text:style-name="P139">1.54</text:p>
          </table:table-cell>
          <table:table-cell table:style-name="Table44.L4" office:value-type="string">
            <text:p text:style-name="P139">23</text:p>
          </table:table-cell>
        </table:table-row>
        <table:table-row table:style-name="Table44.2">
          <table:table-cell table:style-name="Table44.A3" office:value-type="string">
            <text:p text:style-name="P16">2.75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28</text:p>
          </table:table-cell>
          <table:table-cell table:style-name="Table44.H3" office:value-type="string">
            <text:p text:style-name="P139">20/720</text:p>
          </table:table-cell>
          <table:table-cell table:style-name="Table44.H3" office:value-type="string">
            <text:p text:style-name="P139">6/220</text:p>
          </table:table-cell>
          <table:table-cell table:style-name="Table44.B1.1.1" office:value-type="string">
            <text:p text:style-name="P139"/>
          </table:table-cell>
          <table:table-cell table:style-name="Table44.B1.1.1" office:value-type="string">
            <text:p text:style-name="P139">1.56</text:p>
          </table:table-cell>
          <table:table-cell table:style-name="Table44.L4" office:value-type="string">
            <text:p text:style-name="P139">22</text:p>
          </table:table-cell>
        </table:table-row>
        <table:table-row table:style-name="Table44.2">
          <table:table-cell table:style-name="Table44.A3" office:value-type="string">
            <text:p text:style-name="P16">2.63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26</text:p>
          </table:table-cell>
          <table:table-cell table:style-name="Table44.D6" office:value-type="string">
            <text:p text:style-name="P139">20/760</text:p>
          </table:table-cell>
          <table:table-cell table:style-name="Table44.D6" office:value-type="string">
            <text:p text:style-name="P139">6/230</text:p>
          </table:table-cell>
          <table:table-cell table:style-name="Table44.B1.1.1" office:value-type="string">
            <text:p text:style-name="P139"/>
          </table:table-cell>
          <table:table-cell table:style-name="Table44.C6" office:value-type="string">
            <text:p text:style-name="P139">1.58</text:p>
          </table:table-cell>
          <table:table-cell table:style-name="Table44.L6" office:value-type="string">
            <text:p text:style-name="P139">21</text:p>
          </table:table-cell>
        </table:table-row>
        <table:table-row table:style-name="Table44.2">
          <table:table-cell table:style-name="Table44.A3" office:value-type="string">
            <text:p text:style-name="P16">2.50 E-02</text:p>
          </table:table-cell>
          <table:table-cell table:style-name="Table44.B1.1.1" office:value-type="string">
            <text:p text:style-name="P139"/>
          </table:table-cell>
          <table:table-cell table:style-name="Table44.C7" office:value-type="string">
            <text:p text:style-name="P139">0.025</text:p>
          </table:table-cell>
          <table:table-cell table:style-name="Table44.D7" office:value-type="string">
            <text:p text:style-name="P139">20/800</text:p>
          </table:table-cell>
          <table:table-cell table:style-name="Table44.D7" office:value-type="string">
            <text:p text:style-name="P139">6/240</text:p>
          </table:table-cell>
          <table:table-cell table:style-name="Table44.B1.1.1" office:value-type="string">
            <text:p text:style-name="P139"/>
          </table:table-cell>
          <table:table-cell table:style-name="Table44.C7" office:value-type="string">
            <text:p text:style-name="P139">0.025</text:p>
          </table:table-cell>
          <table:table-cell table:style-name="Table44.D7" office:value-type="string">
            <text:p text:style-name="P139">20/800</text:p>
          </table:table-cell>
          <table:table-cell table:style-name="Table44.D7" office:value-type="string">
            <text:p text:style-name="P139">6/240</text:p>
          </table:table-cell>
          <table:table-cell table:style-name="Table44.B1.1.1" office:value-type="string">
            <text:p text:style-name="P139"/>
          </table:table-cell>
          <table:table-cell table:style-name="Table44.C7" office:value-type="string">
            <text:p text:style-name="P139">1.60</text:p>
          </table:table-cell>
          <table:table-cell table:style-name="Table44.L7" office:value-type="string">
            <text:p text:style-name="P139">20</text:p>
          </table:table-cell>
        </table:table-row>
        <table:table-row table:style-name="Table44.2">
          <table:table-cell table:style-name="Table44.A3" office:value-type="string">
            <text:p text:style-name="P16">2.4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24</text:p>
          </table:table-cell>
          <table:table-cell table:style-name="Table44.D3" office:value-type="string">
            <text:p text:style-name="P139">20/830</text:p>
          </table:table-cell>
          <table:table-cell table:style-name="Table44.D3" office:value-type="string">
            <text:p text:style-name="P139">6/250</text:p>
          </table:table-cell>
          <table:table-cell table:style-name="Table44.B1.1.1" office:value-type="string">
            <text:p text:style-name="P139"/>
          </table:table-cell>
          <table:table-cell table:style-name="Table44.C3" office:value-type="string">
            <text:p text:style-name="P139">1.62</text:p>
          </table:table-cell>
          <table:table-cell table:style-name="Table44.L3" office:value-type="string">
            <text:p text:style-name="P139">19</text:p>
          </table:table-cell>
        </table:table-row>
        <table:table-row table:style-name="Table44.2">
          <table:table-cell table:style-name="Table44.A3" office:value-type="string">
            <text:p text:style-name="P16">2.3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23</text:p>
          </table:table-cell>
          <table:table-cell table:style-name="Table44.H3" office:value-type="string">
            <text:p text:style-name="P139">20/870</text:p>
          </table:table-cell>
          <table:table-cell table:style-name="Table44.H3" office:value-type="string">
            <text:p text:style-name="P139">6/260</text:p>
          </table:table-cell>
          <table:table-cell table:style-name="Table44.B1.1.1" office:value-type="string">
            <text:p text:style-name="P139"/>
          </table:table-cell>
          <table:table-cell table:style-name="Table44.B1.1.1" office:value-type="string">
            <text:p text:style-name="P139">1.64</text:p>
          </table:table-cell>
          <table:table-cell table:style-name="Table44.L4" office:value-type="string">
            <text:p text:style-name="P139">18</text:p>
          </table:table-cell>
        </table:table-row>
        <table:table-row table:style-name="Table44.2">
          <table:table-cell table:style-name="Table44.A3" office:value-type="string">
            <text:p text:style-name="P16">2.2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22</text:p>
          </table:table-cell>
          <table:table-cell table:style-name="Table44.H3" office:value-type="string">
            <text:p text:style-name="P139">20/910</text:p>
          </table:table-cell>
          <table:table-cell table:style-name="Table44.H3" office:value-type="string">
            <text:p text:style-name="P139">6/280</text:p>
          </table:table-cell>
          <table:table-cell table:style-name="Table44.B1.1.1" office:value-type="string">
            <text:p text:style-name="P139"/>
          </table:table-cell>
          <table:table-cell table:style-name="Table44.B1.1.1" office:value-type="string">
            <text:p text:style-name="P139">1.66</text:p>
          </table:table-cell>
          <table:table-cell table:style-name="Table44.L4" office:value-type="string">
            <text:p text:style-name="P139">17</text:p>
          </table:table-cell>
        </table:table-row>
        <table:table-row table:style-name="Table44.2">
          <table:table-cell table:style-name="Table44.A3" office:value-type="string">
            <text:p text:style-name="P16">2.10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21</text:p>
          </table:table-cell>
          <table:table-cell table:style-name="Table44.D6" office:value-type="string">
            <text:p text:style-name="P139">20/950</text:p>
          </table:table-cell>
          <table:table-cell table:style-name="Table44.D6" office:value-type="string">
            <text:p text:style-name="P139">6/290</text:p>
          </table:table-cell>
          <table:table-cell table:style-name="Table44.B1.1.1" office:value-type="string">
            <text:p text:style-name="P139"/>
          </table:table-cell>
          <table:table-cell table:style-name="Table44.C6" office:value-type="string">
            <text:p text:style-name="P139">1.68</text:p>
          </table:table-cell>
          <table:table-cell table:style-name="Table44.L6" office:value-type="string">
            <text:p text:style-name="P139">16</text:p>
          </table:table-cell>
        </table:table-row>
        <table:table-row table:style-name="Table44.2">
          <table:table-cell table:style-name="Table44.A3" office:value-type="string">
            <text:p text:style-name="P16">2.00 E-02</text:p>
          </table:table-cell>
          <table:table-cell table:style-name="Table44.B1.1.1" office:value-type="string">
            <text:p text:style-name="P139"/>
          </table:table-cell>
          <table:table-cell table:style-name="Table44.C7" office:value-type="string">
            <text:p text:style-name="P139">0.020</text:p>
          </table:table-cell>
          <table:table-cell table:style-name="Table44.D7" office:value-type="string">
            <text:p text:style-name="P139">20/1000</text:p>
          </table:table-cell>
          <table:table-cell table:style-name="Table44.D7" office:value-type="string">
            <text:p text:style-name="P139">6/300</text:p>
          </table:table-cell>
          <table:table-cell table:style-name="Table44.B1.1.1" office:value-type="string">
            <text:p text:style-name="P139"/>
          </table:table-cell>
          <table:table-cell table:style-name="Table44.C7" office:value-type="string">
            <text:p text:style-name="P139">0.0200</text:p>
          </table:table-cell>
          <table:table-cell table:style-name="Table44.D7" office:value-type="string">
            <text:p text:style-name="P139">20/1000</text:p>
          </table:table-cell>
          <table:table-cell table:style-name="Table44.D7" office:value-type="string">
            <text:p text:style-name="P139">6/300</text:p>
          </table:table-cell>
          <table:table-cell table:style-name="Table44.B1.1.1" office:value-type="string">
            <text:p text:style-name="P139"/>
          </table:table-cell>
          <table:table-cell table:style-name="Table44.C7" office:value-type="string">
            <text:p text:style-name="P139">1.70</text:p>
          </table:table-cell>
          <table:table-cell table:style-name="Table44.L7" office:value-type="string">
            <text:p text:style-name="P139">15</text:p>
          </table:table-cell>
        </table:table-row>
        <table:table-row table:style-name="Table44.2">
          <table:table-cell table:style-name="Table44.A3" office:value-type="string">
            <text:p text:style-name="P16">1.9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191</text:p>
          </table:table-cell>
          <table:table-cell table:style-name="Table44.D3" office:value-type="string">
            <text:p text:style-name="P139">20/1050</text:p>
          </table:table-cell>
          <table:table-cell table:style-name="Table44.D3" office:value-type="string">
            <text:p text:style-name="P139">6/315</text:p>
          </table:table-cell>
          <table:table-cell table:style-name="Table44.B1.1.1" office:value-type="string">
            <text:p text:style-name="P139"/>
          </table:table-cell>
          <table:table-cell table:style-name="Table44.C3" office:value-type="string">
            <text:p text:style-name="P139">1.72</text:p>
          </table:table-cell>
          <table:table-cell table:style-name="Table44.L3" office:value-type="string">
            <text:p text:style-name="P139">14</text:p>
          </table:table-cell>
        </table:table-row>
        <table:table-row table:style-name="Table44.2">
          <table:table-cell table:style-name="Table44.A3" office:value-type="string">
            <text:p text:style-name="P16">1.82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82</text:p>
          </table:table-cell>
          <table:table-cell table:style-name="Table44.H3" office:value-type="string">
            <text:p text:style-name="P139">20/1100</text:p>
          </table:table-cell>
          <table:table-cell table:style-name="Table44.H3" office:value-type="string">
            <text:p text:style-name="P139">6/330</text:p>
          </table:table-cell>
          <table:table-cell table:style-name="Table44.B1.1.1" office:value-type="string">
            <text:p text:style-name="P139"/>
          </table:table-cell>
          <table:table-cell table:style-name="Table44.B1.1.1" office:value-type="string">
            <text:p text:style-name="P139">1.74</text:p>
          </table:table-cell>
          <table:table-cell table:style-name="Table44.L4" office:value-type="string">
            <text:p text:style-name="P139">13</text:p>
          </table:table-cell>
        </table:table-row>
        <table:table-row table:style-name="Table44.2">
          <table:table-cell table:style-name="Table44.A3" office:value-type="string">
            <text:p text:style-name="P16">1.74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74</text:p>
          </table:table-cell>
          <table:table-cell table:style-name="Table44.H3" office:value-type="string">
            <text:p text:style-name="P139">20/1150</text:p>
          </table:table-cell>
          <table:table-cell table:style-name="Table44.H3" office:value-type="string">
            <text:p text:style-name="P139">6/350</text:p>
          </table:table-cell>
          <table:table-cell table:style-name="Table44.B1.1.1" office:value-type="string">
            <text:p text:style-name="P139"/>
          </table:table-cell>
          <table:table-cell table:style-name="Table44.B1.1.1" office:value-type="string">
            <text:p text:style-name="P139">1.76</text:p>
          </table:table-cell>
          <table:table-cell table:style-name="Table44.L4" office:value-type="string">
            <text:p text:style-name="P139">12</text:p>
          </table:table-cell>
        </table:table-row>
        <table:table-row table:style-name="Table44.2">
          <table:table-cell table:style-name="Table44.A3" office:value-type="string">
            <text:p text:style-name="P16">1.66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166</text:p>
          </table:table-cell>
          <table:table-cell table:style-name="Table44.D6" office:value-type="string">
            <text:p text:style-name="P139">20/1200</text:p>
          </table:table-cell>
          <table:table-cell table:style-name="Table44.D6" office:value-type="string">
            <text:p text:style-name="P139">6/363</text:p>
          </table:table-cell>
          <table:table-cell table:style-name="Table44.B1.1.1" office:value-type="string">
            <text:p text:style-name="P139"/>
          </table:table-cell>
          <table:table-cell table:style-name="Table44.C6" office:value-type="string">
            <text:p text:style-name="P139">1.78</text:p>
          </table:table-cell>
          <table:table-cell table:style-name="Table44.L6" office:value-type="string">
            <text:p text:style-name="P139">11</text:p>
          </table:table-cell>
        </table:table-row>
        <table:table-row table:style-name="Table44.2">
          <table:table-cell table:style-name="Table44.A3" office:value-type="string">
            <text:p text:style-name="P16">1.60 E-02</text:p>
          </table:table-cell>
          <table:table-cell table:style-name="Table44.B1.1.1" office:value-type="string">
            <text:p text:style-name="P139"/>
          </table:table-cell>
          <table:table-cell table:style-name="Table44.C7" office:value-type="string">
            <text:p text:style-name="P139">0.016</text:p>
          </table:table-cell>
          <table:table-cell table:style-name="Table44.D7" office:value-type="string">
            <text:p text:style-name="P139">20/1250</text:p>
          </table:table-cell>
          <table:table-cell table:style-name="Table44.D7" office:value-type="string">
            <text:p text:style-name="P139">6/380</text:p>
          </table:table-cell>
          <table:table-cell table:style-name="Table44.B1.1.1" office:value-type="string">
            <text:p text:style-name="P139"/>
          </table:table-cell>
          <table:table-cell table:style-name="Table44.C7" office:value-type="string">
            <text:p text:style-name="P139">0.0158</text:p>
          </table:table-cell>
          <table:table-cell table:style-name="Table44.D7" office:value-type="string">
            <text:p text:style-name="P139">20/1250</text:p>
          </table:table-cell>
          <table:table-cell table:style-name="Table44.D7" office:value-type="string">
            <text:p text:style-name="P139">6/380</text:p>
          </table:table-cell>
          <table:table-cell table:style-name="Table44.B1.1.1" office:value-type="string">
            <text:p text:style-name="P139"/>
          </table:table-cell>
          <table:table-cell table:style-name="Table44.C7" office:value-type="string">
            <text:p text:style-name="P139">1.80</text:p>
          </table:table-cell>
          <table:table-cell table:style-name="Table44.L7" office:value-type="string">
            <text:p text:style-name="P139">10</text:p>
          </table:table-cell>
        </table:table-row>
        <table:table-row table:style-name="Table44.2">
          <table:table-cell table:style-name="Table44.A3" office:value-type="string">
            <text:p text:style-name="P16">1.5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151</text:p>
          </table:table-cell>
          <table:table-cell table:style-name="Table44.D3" office:value-type="string">
            <text:p text:style-name="P139">20/1300</text:p>
          </table:table-cell>
          <table:table-cell table:style-name="Table44.D3" office:value-type="string">
            <text:p text:style-name="P139">6/400</text:p>
          </table:table-cell>
          <table:table-cell table:style-name="Table44.B1.1.1" office:value-type="string">
            <text:p text:style-name="P139"/>
          </table:table-cell>
          <table:table-cell table:style-name="Table44.C3" office:value-type="string">
            <text:p text:style-name="P139">1.82</text:p>
          </table:table-cell>
          <table:table-cell table:style-name="Table44.L3" office:value-type="string">
            <text:p text:style-name="P139">9</text:p>
          </table:table-cell>
        </table:table-row>
        <table:table-row table:style-name="Table44.2">
          <table:table-cell table:style-name="Table44.A3" office:value-type="string">
            <text:p text:style-name="P16">1.45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45</text:p>
          </table:table-cell>
          <table:table-cell table:style-name="Table44.H3" office:value-type="string">
            <text:p text:style-name="P139">20/1380</text:p>
          </table:table-cell>
          <table:table-cell table:style-name="Table44.H3" office:value-type="string">
            <text:p text:style-name="P139">6/420</text:p>
          </table:table-cell>
          <table:table-cell table:style-name="Table44.B1.1.1" office:value-type="string">
            <text:p text:style-name="P139"/>
          </table:table-cell>
          <table:table-cell table:style-name="Table44.B1.1.1" office:value-type="string">
            <text:p text:style-name="P139">1.84</text:p>
          </table:table-cell>
          <table:table-cell table:style-name="Table44.L4" office:value-type="string">
            <text:p text:style-name="P139">8</text:p>
          </table:table-cell>
        </table:table-row>
        <table:table-row table:style-name="Table44.2">
          <table:table-cell table:style-name="Table44.A3" office:value-type="string">
            <text:p text:style-name="P16">1.38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38</text:p>
          </table:table-cell>
          <table:table-cell table:style-name="Table44.H3" office:value-type="string">
            <text:p text:style-name="P139">20/1450</text:p>
          </table:table-cell>
          <table:table-cell table:style-name="Table44.H3" office:value-type="string">
            <text:p text:style-name="P139">6/440</text:p>
          </table:table-cell>
          <table:table-cell table:style-name="Table44.B1.1.1" office:value-type="string">
            <text:p text:style-name="P139"/>
          </table:table-cell>
          <table:table-cell table:style-name="Table44.B1.1.1" office:value-type="string">
            <text:p text:style-name="P139">1.86</text:p>
          </table:table-cell>
          <table:table-cell table:style-name="Table44.L4" office:value-type="string">
            <text:p text:style-name="P139">7</text:p>
          </table:table-cell>
        </table:table-row>
        <table:table-row table:style-name="Table44.2">
          <table:table-cell table:style-name="Table44.A3" office:value-type="string">
            <text:p text:style-name="P16">1.30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132</text:p>
          </table:table-cell>
          <table:table-cell table:style-name="Table44.D6" office:value-type="string">
            <text:p text:style-name="P139">20/1500</text:p>
          </table:table-cell>
          <table:table-cell table:style-name="Table44.D6" office:value-type="string">
            <text:p text:style-name="P139">6/460</text:p>
          </table:table-cell>
          <table:table-cell table:style-name="Table44.B1.1.1" office:value-type="string">
            <text:p text:style-name="P139"/>
          </table:table-cell>
          <table:table-cell table:style-name="Table44.C6" office:value-type="string">
            <text:p text:style-name="P139">1.88</text:p>
          </table:table-cell>
          <table:table-cell table:style-name="Table44.L6" office:value-type="string">
            <text:p text:style-name="P139">6</text:p>
          </table:table-cell>
        </table:table-row>
        <text:soft-page-break/>
        <table:table-row table:style-name="Table44.2">
          <table:table-cell table:style-name="Table44.A3" office:value-type="string">
            <text:p text:style-name="P16">1.25 E-02</text:p>
          </table:table-cell>
          <table:table-cell table:style-name="Table44.B1.1.1" office:value-type="string">
            <text:p text:style-name="P139"/>
          </table:table-cell>
          <table:table-cell table:style-name="Table44.C7" office:value-type="string">
            <text:p text:style-name="P139">0.0125</text:p>
          </table:table-cell>
          <table:table-cell table:style-name="Table44.D7" office:value-type="string">
            <text:p text:style-name="P139">20/1600</text:p>
          </table:table-cell>
          <table:table-cell table:style-name="Table44.D7" office:value-type="string">
            <text:p text:style-name="P139">6/480</text:p>
          </table:table-cell>
          <table:table-cell table:style-name="Table44.B1.1.1" office:value-type="string">
            <text:p text:style-name="P139"/>
          </table:table-cell>
          <table:table-cell table:style-name="Table44.C7" office:value-type="string">
            <text:p text:style-name="P139">0.0126</text:p>
          </table:table-cell>
          <table:table-cell table:style-name="Table44.D7" office:value-type="string">
            <text:p text:style-name="P139">20/1600</text:p>
          </table:table-cell>
          <table:table-cell table:style-name="Table44.D7" office:value-type="string">
            <text:p text:style-name="P139">6/480</text:p>
          </table:table-cell>
          <table:table-cell table:style-name="Table44.B1.1.1" office:value-type="string">
            <text:p text:style-name="P139"/>
          </table:table-cell>
          <table:table-cell table:style-name="Table44.C7" office:value-type="string">
            <text:p text:style-name="P139">1.90</text:p>
          </table:table-cell>
          <table:table-cell table:style-name="Table44.L7" office:value-type="string">
            <text:p text:style-name="P139">5</text:p>
          </table:table-cell>
        </table:table-row>
        <table:table-row table:style-name="Table44.2">
          <table:table-cell table:style-name="Table44.A3" office:value-type="string">
            <text:p text:style-name="P16">1.20 E-02</text:p>
          </table:table-cell>
          <table:table-cell table:style-name="Table44.B1.1.1" office:value-type="string">
            <text:p text:style-name="P139"/>
          </table:table-cell>
          <table:table-cell table:style-name="Table44.C3" office:value-type="string">
            <text:p text:style-name="P139">– </text:p>
          </table:table-cell>
          <table:table-cell table:style-name="Table44.D3" office:value-type="string">
            <text:p text:style-name="P139">– </text:p>
          </table:table-cell>
          <table:table-cell table:style-name="Table44.D3" office:value-type="string">
            <text:p text:style-name="P139">– </text:p>
          </table:table-cell>
          <table:table-cell table:style-name="Table44.B1.1.1" office:value-type="string">
            <text:p text:style-name="P139"/>
          </table:table-cell>
          <table:table-cell table:style-name="Table44.C3" office:value-type="string">
            <text:p text:style-name="P139">0.0120</text:p>
          </table:table-cell>
          <table:table-cell table:style-name="Table44.D3" office:value-type="string">
            <text:p text:style-name="P139">20/1660</text:p>
          </table:table-cell>
          <table:table-cell table:style-name="Table44.D3" office:value-type="string">
            <text:p text:style-name="P139">6/500</text:p>
          </table:table-cell>
          <table:table-cell table:style-name="Table44.B1.1.1" office:value-type="string">
            <text:p text:style-name="P139"/>
          </table:table-cell>
          <table:table-cell table:style-name="Table44.C3" office:value-type="string">
            <text:p text:style-name="P139">1.92</text:p>
          </table:table-cell>
          <table:table-cell table:style-name="Table44.L3" office:value-type="string">
            <text:p text:style-name="P139">4</text:p>
          </table:table-cell>
        </table:table-row>
        <table:table-row table:style-name="Table44.2">
          <table:table-cell table:style-name="Table44.A3" office:value-type="string">
            <text:p text:style-name="P16">1.15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15</text:p>
          </table:table-cell>
          <table:table-cell table:style-name="Table44.H3" office:value-type="string">
            <text:p text:style-name="P139">20/1740</text:p>
          </table:table-cell>
          <table:table-cell table:style-name="Table44.H3" office:value-type="string">
            <text:p text:style-name="P139">6/520</text:p>
          </table:table-cell>
          <table:table-cell table:style-name="Table44.B1.1.1" office:value-type="string">
            <text:p text:style-name="P139"/>
          </table:table-cell>
          <table:table-cell table:style-name="Table44.B1.1.1" office:value-type="string">
            <text:p text:style-name="P139">1.94</text:p>
          </table:table-cell>
          <table:table-cell table:style-name="Table44.L4" office:value-type="string">
            <text:p text:style-name="P139">3</text:p>
          </table:table-cell>
        </table:table-row>
        <table:table-row table:style-name="Table44.2">
          <table:table-cell table:style-name="Table44.A3" office:value-type="string">
            <text:p text:style-name="P16">1.10 E-02</text:p>
          </table:table-cell>
          <table:table-cell table:style-name="Table44.B1.1.1" office:value-type="string">
            <text:p text:style-name="P139"/>
          </table:table-cell>
          <table:table-cell table:style-name="Table44.B1.1.1" office:value-type="string">
            <text:p text:style-name="P139">+ +</text:p>
          </table:table-cell>
          <table:table-cell table:style-name="Table44.H3" office:value-type="string">
            <text:p text:style-name="P139">+ +</text:p>
          </table:table-cell>
          <table:table-cell table:style-name="Table44.H3" office:value-type="string">
            <text:p text:style-name="P139">+ +</text:p>
          </table:table-cell>
          <table:table-cell table:style-name="Table44.B1.1.1" office:value-type="string">
            <text:p text:style-name="P139"/>
          </table:table-cell>
          <table:table-cell table:style-name="Table44.B1.1.1" office:value-type="string">
            <text:p text:style-name="P139">0.0110</text:p>
          </table:table-cell>
          <table:table-cell table:style-name="Table44.H3" office:value-type="string">
            <text:p text:style-name="P139">20/1820</text:p>
          </table:table-cell>
          <table:table-cell table:style-name="Table44.H3" office:value-type="string">
            <text:p text:style-name="P139">6/550</text:p>
          </table:table-cell>
          <table:table-cell table:style-name="Table44.B1.1.1" office:value-type="string">
            <text:p text:style-name="P139"/>
          </table:table-cell>
          <table:table-cell table:style-name="Table44.B1.1.1" office:value-type="string">
            <text:p text:style-name="P139">1.96</text:p>
          </table:table-cell>
          <table:table-cell table:style-name="Table44.L4" office:value-type="string">
            <text:p text:style-name="P139">2</text:p>
          </table:table-cell>
        </table:table-row>
        <table:table-row table:style-name="Table44.2">
          <table:table-cell table:style-name="Table44.A3" office:value-type="string">
            <text:p text:style-name="P16">1.05 E-02</text:p>
          </table:table-cell>
          <table:table-cell table:style-name="Table44.B1.1.1" office:value-type="string">
            <text:p text:style-name="P139"/>
          </table:table-cell>
          <table:table-cell table:style-name="Table44.C6" office:value-type="string">
            <text:p text:style-name="P139">+</text:p>
          </table:table-cell>
          <table:table-cell table:style-name="Table44.D6" office:value-type="string">
            <text:p text:style-name="P139">+</text:p>
          </table:table-cell>
          <table:table-cell table:style-name="Table44.D6" office:value-type="string">
            <text:p text:style-name="P139">+</text:p>
          </table:table-cell>
          <table:table-cell table:style-name="Table44.B1.1.1" office:value-type="string">
            <text:p text:style-name="P139"/>
          </table:table-cell>
          <table:table-cell table:style-name="Table44.C6" office:value-type="string">
            <text:p text:style-name="P139">0.0105</text:p>
          </table:table-cell>
          <table:table-cell table:style-name="Table44.D6" office:value-type="string">
            <text:p text:style-name="P139">20/1910</text:p>
          </table:table-cell>
          <table:table-cell table:style-name="Table44.D6" office:value-type="string">
            <text:p text:style-name="P139">6/575</text:p>
          </table:table-cell>
          <table:table-cell table:style-name="Table44.B1.1.1" office:value-type="string">
            <text:p text:style-name="P139"/>
          </table:table-cell>
          <table:table-cell table:style-name="Table44.C6" office:value-type="string">
            <text:p text:style-name="P139">1.98</text:p>
          </table:table-cell>
          <table:table-cell table:style-name="Table44.L6" office:value-type="string">
            <text:p text:style-name="P139">1</text:p>
          </table:table-cell>
        </table:table-row>
        <table:table-row table:style-name="Table44.2">
          <table:table-cell table:style-name="Table44.A117" office:value-type="string">
            <text:p text:style-name="P16">1.00 E-02</text:p>
          </table:table-cell>
          <table:table-cell table:style-name="Table44.B1.1.1" office:value-type="string">
            <text:p text:style-name="P139"/>
          </table:table-cell>
          <table:table-cell table:style-name="Table44.B1.2.2" office:value-type="string">
            <text:p text:style-name="P139">0.010</text:p>
          </table:table-cell>
          <table:table-cell table:style-name="Table44.B1.3.2" office:value-type="string">
            <text:p text:style-name="P139">20/2000</text:p>
          </table:table-cell>
          <table:table-cell table:style-name="Table44.B1.3.2" office:value-type="string">
            <text:p text:style-name="P139">6/600</text:p>
          </table:table-cell>
          <table:table-cell table:style-name="Table44.B1.1.1" office:value-type="string">
            <text:p text:style-name="P139"/>
          </table:table-cell>
          <table:table-cell table:style-name="Table44.B1.2.2" office:value-type="string">
            <text:p text:style-name="P139">0.0100</text:p>
          </table:table-cell>
          <table:table-cell table:style-name="Table44.B1.3.2" office:value-type="string">
            <text:p text:style-name="P139">20/2000</text:p>
          </table:table-cell>
          <table:table-cell table:style-name="Table44.B1.3.2" office:value-type="string">
            <text:p text:style-name="P139">6/600</text:p>
          </table:table-cell>
          <table:table-cell table:style-name="Table44.B1.1.1" office:value-type="string">
            <text:p text:style-name="P139"/>
          </table:table-cell>
          <table:table-cell table:style-name="Table44.B1.2.2" office:value-type="string">
            <text:p text:style-name="P139">2.00</text:p>
          </table:table-cell>
          <table:table-cell table:style-name="Table44.L117" office:value-type="string">
            <text:p text:style-name="P139">0</text:p>
          </table:table-cell>
        </table:table-row>
      </table:table>
      <text:p text:style-name="P6"/>
      <text:p text:style-name="Heading_20_3"><text:bookmark-end text:name="part4_addend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Arial,Bold" svg:font-family="'Arial,Bold'"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Sans Serif" svg:font-family="'MS Sans Serif',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text-line-through-style="solid"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margin-top="0in" fo:margin-bottom="0.1665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2pt" fo:font-weight="bold" style:font-size-asian="12pt" style:font-weight-asian="bold"/>
    </style:style>
    <style:style style:name="Heading_20_3" style:display-name="Heading 3" style:family="paragraph" style:parent-style-name="Heading_20_2" style:next-style-name="Standard" style:class="text">
      <style:paragraph-properties fo:margin-top="0.0555in" fo:margin-bottom="0.0555in">
        <style:tab-stops>
          <style:tab-stop style:position="0.25in"/>
          <style:tab-stop style:position="1.1252in"/>
        </style:tab-stops>
      </style:paragraph-properties>
      <style:text-properties style:font-name="Helvetica" fo:font-size="11pt" fo:language="zxx" fo:country="none" style:font-size-asian="11pt" style:language-asian="zxx" style:country-asian="none"/>
    </style:style>
    <style:style style:name="Heading_20_4" style:display-name="Heading 4" style:family="paragraph" style:parent-style-name="Heading_20_3" style:next-style-name="Standard" style:class="text">
      <style:text-properties fo:font-size="10pt" style:font-size-asian="10pt"/>
    </style:style>
    <style:style style:name="Heading_20_5" style:display-name="Heading 5" style:family="paragraph" style:parent-style-name="Heading_20_4" style:next-style-name="Standard" style:class="text"/>
    <style:style style:name="Heading_20_6" style:display-name="Heading 6" style:family="paragraph" style:parent-style-name="Heading_20_5" style:next-style-name="Standard" style:class="text"/>
    <style:style style:name="Heading_20_7" style:display-name="Heading 7" style:family="paragraph" style:parent-style-name="Standard" style:next-style-name="Standard" style:class="text">
      <style:paragraph-properties fo:margin-top="0.028in" fo:margin-bottom="0.0374in" fo:text-align="center" style:justify-single-word="false" fo:keep-together="always" fo:keep-with-next="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Heading_20_8" style:display-name="Heading 8" style:family="paragraph" style:parent-style-name="Standard" style:next-style-name="Standard" style:class="text">
      <style:paragraph-properties fo:margin-top="0.0626in" fo:margin-bottom="0.0374in" fo:keep-together="always" fo:keep-with-next="always">
        <style:tab-stops>
          <style:tab-stop style:position="0in"/>
          <style:tab-stop style:position="0.6252in"/>
          <style:tab-stop style:position="0.75in"/>
          <style:tab-stop style:position="1in"/>
        </style:tab-stops>
      </style:paragraph-properties>
      <style:text-properties fo:font-size="8pt" fo:letter-spacing="-0.0071in" style:text-underline-style="solid" style:text-underline-width="auto" style:text-underline-color="font-color" style:font-size-asian="8pt"/>
    </style:style>
    <style:style style:name="Heading_20_9" style:display-name="Heading 9" style:family="paragraph" style:parent-style-name="Standard" style:next-style-name="Standard" style:class="text">
      <style:paragraph-properties fo:margin-top="0.0626in" fo:margin-bottom="0.0374in" fo:keep-together="always" fo:keep-with-next="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font-weight-complex="bold"/>
    </style:style>
    <style:style style:name="Table_20_Entry" style:display-name="Table Entry" style:family="paragraph" style:parent-style-name="Standard">
      <style:paragraph-properties fo:margin-top="0.028in" fo:margin-bottom="0.028in"/>
      <style:text-properties style:font-name="Arial" fo:font-size="10pt" style:font-size-asian="10pt" style:font-size-complex="10pt"/>
    </style:style>
    <style:style style:name="List_20_Bullet" style:display-name="List Bullet" style:family="paragraph" style:parent-style-name="Standard">
      <style:paragraph-properties fo:margin-left="0.2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zxx" fo:country="none" style:font-size-asian="10pt" style:language-asian="zxx" style:country-asian="none" style:font-size-complex="10pt"/>
    </style:style>
    <style:style style:name="List_20_Bullet_20_2" style:display-name="List Bullet 2" style:family="paragraph" style:parent-style-name="Standard">
      <style:paragraph-properties fo:margin-left="0.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zxx" fo:country="none" style:font-size-asian="10pt" style:language-asian="zxx" style:country-asian="none" style:font-size-complex="10pt"/>
    </style:style>
    <style:style style:name="List_20_Bullet_20_3" style:display-name="List Bullet 3" style:family="paragraph" style:parent-style-name="Standard">
      <style:paragraph-properties fo:margin-left="0.75in" fo:margin-right="0in" fo:margin-top="0in" fo:margin-bottom="0.139in" fo:text-indent="-0.25in" style:auto-text-indent="false">
        <style:tab-stops>
          <style:tab-stop style:position="0.25in"/>
          <style:tab-stop style:position="0.5in"/>
          <style:tab-stop style:position="0.75in"/>
        </style:tab-stops>
      </style:paragraph-properties>
      <style:text-properties style:font-name="Helvetica" fo:font-size="10pt" fo:language="zxx" fo:country="none" style:font-size-asian="10pt" style:language-asian="zxx" style:country-asian="none" style:font-size-complex="10pt"/>
    </style:style>
    <style:style style:name="List_20_Bullet_20_4" style:display-name="List Bullet 4" style:family="paragraph" style:parent-style-name="Standard">
      <style:paragraph-properties fo:margin-left="1in" fo:margin-right="0in" fo:margin-top="0in" fo:margin-bottom="0.139in" fo:text-indent="-0.25in" style:auto-text-indent="false">
        <style:tab-stops>
          <style:tab-stop style:position="0.25in"/>
          <style:tab-stop style:position="0.5in"/>
          <style:tab-stop style:position="1in"/>
        </style:tab-stops>
      </style:paragraph-properties>
      <style:text-properties style:font-name="Helvetica" fo:font-size="10pt" fo:language="zxx" fo:country="none" style:font-size-asian="10pt" style:language-asian="zxx" style:country-asian="none" style:font-size-complex="10pt"/>
    </style:style>
    <style:style style:name="List_20_Bullet_20_5" style:display-name="List Bullet 5" style:family="paragraph" style:parent-style-name="Standard">
      <style:paragraph-properties fo:margin-left="1.25in" fo:margin-right="0in" fo:margin-top="0in" fo:margin-bottom="0.139in" fo:text-indent="-0.25in" style:auto-text-indent="false">
        <style:tab-stops>
          <style:tab-stop style:position="0.25in"/>
          <style:tab-stop style:position="0.5in"/>
          <style:tab-stop style:position="1.25in"/>
        </style:tab-stops>
      </style:paragraph-properties>
      <style:text-properties style:font-name="Helvetica" fo:font-size="10pt" fo:language="zxx" fo:country="none" style:font-size-asian="10pt" style:language-asian="zxx" style:country-asian="none" style:font-size-complex="10pt"/>
    </style:style>
    <style:style style:name="List_20_Number" style:display-name="List Number" style:family="paragraph" style:parent-style-name="Standard">
      <style:paragraph-properties fo:margin-left="0.2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zxx" fo:country="none" style:font-size-asian="10pt" style:language-asian="zxx" style:country-asian="none" style:font-size-complex="10pt"/>
    </style:style>
    <style:style style:name="List_20_Number_20_2" style:display-name="List Number 2" style:family="paragraph" style:parent-style-name="Standard">
      <style:paragraph-properties fo:margin-left="0.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zxx" fo:country="none" style:font-size-asian="10pt" style:language-asian="zxx" style:country-asian="none" style:font-size-complex="10pt"/>
    </style:style>
    <style:style style:name="List_20_Number_20_3" style:display-name="List Number 3" style:family="paragraph" style:parent-style-name="Standard">
      <style:paragraph-properties fo:margin-left="0.75in" fo:margin-right="0in" fo:margin-top="0in" fo:margin-bottom="0.139in" fo:text-indent="-0.25in" style:auto-text-indent="false">
        <style:tab-stops>
          <style:tab-stop style:position="0.25in"/>
          <style:tab-stop style:position="0.5in"/>
          <style:tab-stop style:position="0.75in"/>
        </style:tab-stops>
      </style:paragraph-properties>
      <style:text-properties style:font-name="Helvetica" fo:font-size="10pt" fo:language="zxx" fo:country="none" style:font-size-asian="10pt" style:language-asian="zxx" style:country-asian="none" style:font-size-complex="10pt"/>
    </style:style>
    <style:style style:name="List_20_Number_20_4" style:display-name="List Number 4" style:family="paragraph" style:parent-style-name="Standard">
      <style:paragraph-properties fo:margin-left="1in" fo:margin-right="0in" fo:margin-top="0in" fo:margin-bottom="0.139in" fo:text-indent="-0.25in" style:auto-text-indent="false">
        <style:tab-stops>
          <style:tab-stop style:position="0.25in"/>
          <style:tab-stop style:position="0.5in"/>
          <style:tab-stop style:position="1in"/>
        </style:tab-stops>
      </style:paragraph-properties>
      <style:text-properties style:font-name="Helvetica" fo:font-size="10pt" fo:language="zxx" fo:country="none" style:font-size-asian="10pt" style:language-asian="zxx" style:country-asian="none" style:font-size-complex="10pt"/>
    </style:style>
    <style:style style:name="List_20_Number_20_5" style:display-name="List Number 5" style:family="paragraph" style:parent-style-name="Standard">
      <style:paragraph-properties fo:margin-left="1.25in" fo:margin-right="0in" fo:margin-top="0in" fo:margin-bottom="0.139in" fo:text-indent="-0.25in" style:auto-text-indent="false">
        <style:tab-stops>
          <style:tab-stop style:position="0.25in"/>
          <style:tab-stop style:position="0.5in"/>
          <style:tab-stop style:position="1.25in"/>
        </style:tab-stops>
      </style:paragraph-properties>
      <style:text-properties style:font-name="Helvetica" fo:font-size="10pt" fo:language="zxx" fo:country="none" style:font-size-asian="10pt" style:language-asian="zxx" style:country-asian="none" style:font-size-complex="10pt"/>
    </style:style>
    <style:style style:name="Box" style:family="paragraph">
      <style:paragraph-properties fo:keep-together="always" fo:orphans="2" fo:widows="2" fo:keep-with-next="always">
        <style:tab-stops>
          <style:tab-stop style:position="0in"/>
          <style:tab-stop style:position="1.1799in"/>
          <style:tab-stop style:position="1.5in"/>
        </style:tab-stops>
      </style:paragraph-properties>
      <style:text-properties style:use-window-font-color="true" style:font-name="Courier" fo:font-size="10pt" fo:language="en" fo:country="US" fo:font-style="italic" fo:font-weight="bold" style:font-name-asian="Arial" style:font-size-asian="10pt" style:language-asian="zxx" style:country-asian="none" style:font-style-asian="italic" style:font-weight-asian="bold" style:font-name-complex="Times New Roman" style:font-size-complex="10pt" style:language-complex="ar" style:country-complex="SA"/>
    </style:style>
    <style:style style:name="Standard_20_Title" style:display-name="Standard Title" style:family="paragraph" style:parent-style-name="Standard">
      <style:paragraph-properties fo:margin-top="0in" fo:margin-bottom="0.139in" fo:text-align="center" style:justify-single-word="false">
        <style:tab-stops>
          <style:tab-stop style:position="0.25in"/>
          <style:tab-stop style:position="0.5in"/>
        </style:tab-stops>
      </style:paragraph-properties>
      <style:text-properties style:font-name="Arial" fo:font-weight="bold" style:font-weight-asian="bold" style:font-size-complex="10pt"/>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style:font-name="Helvetica" fo:font-size="9pt" style:font-size-asian="9pt" style:font-size-complex="10pt"/>
    </style:style>
    <style:style style:name="Table_20_Title" style:display-name="Table Title" style:family="paragraph" style:parent-style-name="Standard" style:next-style-name="Standard">
      <style:paragraph-properties fo:text-align="center" style:justify-single-word="false"/>
      <style:text-properties style:font-name="Helvetica" fo:font-size="10pt" fo:font-weight="bold" style:font-size-asian="10pt" style:font-weight-asian="bold" style:font-size-complex="10pt"/>
    </style:style>
    <style:style style:name="Part_20_Title" style:display-name="Part Title" style:family="paragraph" style:parent-style-name="Standard">
      <style:paragraph-properties fo:margin-top="0in" fo:margin-bottom="0.139in" fo:text-align="center" style:justify-single-word="false">
        <style:tab-stops>
          <style:tab-stop style:position="0.25in"/>
          <style:tab-stop style:position="0.5in"/>
        </style:tab-stops>
      </style:paragraph-properties>
      <style:text-properties fo:font-size="12pt" fo:font-style="italic" style:font-size-asian="12pt" style:font-style-asian="italic"/>
    </style:style>
    <style:style style:name="Header" style:family="paragraph" style:parent-style-name="Standard" style:class="extra">
      <style:paragraph-properties fo:margin-top="0in" fo:margin-bottom="0.139in">
        <style:tab-stops>
          <style:tab-stop style:position="0.25in"/>
          <style:tab-stop style:position="0.5in"/>
        </style:tab-stops>
      </style:paragraph-properties>
      <style:text-properties style:font-name="Helvetica" fo:font-size="10pt" fo:language="zxx" fo:country="none" style:font-size-asian="10pt" style:language-asian="zxx" style:country-asian="none" style:font-size-complex="10pt"/>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Body_20_Text_20_2" style:display-name="Body Text 2" style:family="paragraph" style:parent-style-name="Standard">
      <style:paragraph-properties>
        <style:tab-stops>
          <style:tab-stop style:position="-1in"/>
          <style:tab-stop style:position="-0.5in"/>
          <style:tab-stop style:position="0.2236in"/>
          <style:tab-stop style:position="0.4654in"/>
          <style:tab-stop style:position="0.6366in"/>
          <style:tab-stop style:position="0.8429in"/>
          <style:tab-stop style:position="1.05in"/>
          <style:tab-stop style:position="1.2571in"/>
          <style:tab-stop style:position="1.4634in"/>
          <style:tab-stop style:position="1.6701in"/>
        </style:tab-stops>
      </style:paragraph-properties>
      <style:text-properties style:text-underline-style="solid" style:text-underline-width="auto" style:text-underline-color="font-color"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margin-top="0in" fo:margin-bottom="0.0417in" fo:text-indent="-0.25in" style:auto-text-indent="false" style:text-autospace="none" style:punctuation-wrap="simple">
        <style:tab-stops>
          <style:tab-stop style:position="0.5in"/>
        </style:tab-stops>
      </style:paragraph-properties>
      <style:text-properties style:font-name="Helvetica"/>
    </style:style>
    <style:style style:name="List1" style:family="paragraph" style:parent-style-name="Bullet1"/>
    <style:style style:name="Comment_20_Text" style:display-name="Comment Text" style:family="paragraph" style:parent-style-name="Standard"/>
    <style:style style:name="Endnote" style:family="paragraph" style:parent-style-name="Standard" style:class="extra">
      <style:paragraph-properties fo:margin-top="0in" fo:margin-bottom="0.139in">
        <style:tab-stops>
          <style:tab-stop style:position="0.25in"/>
          <style:tab-stop style:position="0.5in"/>
        </style:tab-stops>
      </style:paragraph-properties>
      <style:text-properties style:font-name="Helvetica" fo:language="zxx" fo:country="none" style:language-asian="zxx" style:country-asian="none"/>
    </style:style>
    <style:style style:name="Instruction" style:family="paragraph" style:parent-style-name="Standard">
      <style:paragraph-properties fo:margin-top="0.0835in" fo:margin-bottom="0.139in" fo:padding="0.0417in" fo:border="0.0071in solid #000000" style:text-autospace="none" style:punctuation-wrap="simple">
        <style:tab-stops>
          <style:tab-stop style:position="0.5in"/>
        </style:tab-stops>
      </style:paragraph-properties>
      <style:text-properties style:font-name="Helvetica" fo:font-weight="bold" style:font-weight-asian="bold"/>
    </style:style>
    <style:style style:name="TableEntry8" style:family="paragraph" style:parent-style-name="Standard">
      <style:paragraph-properties fo:margin-top="0in" fo:margin-bottom="0in"/>
      <style:text-properties fo:color="#000000" style:font-name="Helvetica" fo:font-size="8pt" fo:language="zxx" fo:country="none" style:font-size-asian="8pt" style:language-asian="zxx" style:country-asian="none"/>
    </style:style>
    <style:style style:name="TemplateRow" style:family="paragraph" style:parent-style-name="TableEntry8">
      <style:text-properties style:font-name-asian="Arial Unicode MS"/>
    </style:style>
    <style:style style:name="Balloon_20_Text" style:display-name="Balloon Text" style:family="paragraph" style:parent-style-name="Standard">
      <style:text-properties style:font-name="Tahoma" fo:font-size="8pt" style:font-size-asian="8pt" style:font-name-complex="Wingdings" style:font-size-complex="8pt"/>
    </style:style>
    <style:style style:name="Bullet4" style:family="paragraph" style:parent-style-name="Standard">
      <style:paragraph-properties fo:margin-left="1.3055in" fo:margin-right="0in" fo:margin-top="0in" fo:margin-bottom="0.0417in" fo:text-indent="-0.3193in" style:auto-text-indent="false">
        <style:tab-stops>
          <style:tab-stop style:position="0.25in"/>
          <style:tab-stop style:position="0.5in"/>
          <style:tab-stop style:position="1.3055in"/>
        </style:tab-stops>
      </style:paragraph-properties>
      <style:text-properties style:font-name="Helvetica"/>
    </style:style>
    <style:style style:name="TableHead" style:family="paragraph">
      <style:paragraph-properties fo:margin-top="0in" fo:margin-bottom="0.0598in" fo:line-height="96%" fo:text-align="center" style:justify-single-word="false" fo:keep-together="always" fo:orphans="2" fo:widows="2" fo:keep-with-next="always">
        <style:tab-stops>
          <style:tab-stop style:position="0.1in"/>
          <style:tab-stop style:position="3.5in" style:type="center"/>
        </style:tab-stops>
      </style:paragraph-properties>
      <style:text-properties style:use-window-font-color="true" style:font-name="Helvetica" fo:font-size="10pt" fo:language="en" fo:country="US" fo:font-weight="bold" style:font-name-asian="Arial" style:font-size-asian="10pt" style:font-weight-asian="bold" style:font-name-complex="Times New Roman" style:font-size-complex="10pt" style:language-complex="ar" style:country-complex="SA"/>
    </style:style>
    <style:style style:name="table_5f_cell" style:display-name="table_cell" style:family="paragraph" style:parent-style-name="Standard">
      <style:paragraph-properties fo:margin-top="0.0673in" fo:margin-bottom="0.0374in" fo:hyphenation-ladder-count="no-limit">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font-name="Helvetica" fo:language="zxx" fo:country="none" style:language-asian="zxx" style:country-asian="none" fo:hyphenate="false" fo:hyphenation-remain-char-count="2" fo:hyphenation-push-char-count="2"/>
    </style:style>
    <style:style style:name="Level_20_1" style:display-name="Level 1" style:family="paragraph" style:parent-style-name="Text_20_body" style:list-style-name="Outline" style:default-outline-level="1">
      <style:paragraph-properties fo:margin-left="0in" fo:margin-right="0in" style:line-height-at-least="0.1252in" fo:text-align="justify" style:justify-single-word="false" fo:text-indent="0in" style:auto-text-indent="false"/>
      <style:text-properties style:text-line-through-style="none" style:font-weight-complex="normal"/>
    </style:style>
    <style:style style:name="Level_20_2" style:display-name="Level 2" style:family="paragraph" style:parent-style-name="Level_20_1" style:list-style-name="Outline" style:default-outline-level="2">
      <style:paragraph-properties fo:margin-left="0.2in" fo:margin-right="0in" fo:text-indent="0in" style:auto-text-indent="false">
        <style:tab-stops>
          <style:tab-stop style:position="0.5in"/>
        </style:tab-stops>
      </style:paragraph-properties>
    </style:style>
    <style:style style:name="Level_20_3" style:display-name="Level 3" style:family="paragraph" style:parent-style-name="Level_20_2" style:list-style-name="WW8Num21">
      <style:paragraph-properties fo:margin-left="-0.8in" fo:margin-right="0in" fo:text-indent="0in" style:auto-text-indent="false">
        <style:tab-stops>
          <style:tab-stop style:position="0.5in"/>
        </style:tab-stops>
      </style:paragraph-properties>
    </style:style>
    <style:style style:name="Footnote" style:family="paragraph" style:parent-style-name="Standard" style:class="extra">
      <style:paragraph-properties fo:margin-top="0in" fo:margin-bottom="0in"/>
      <style:text-properties style:font-name="Times New Roman"/>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Title_20_Char" style:display-name="Table Title Char" style:family="paragraph" style:parent-style-name="Standard" style:next-style-name="Standard">
      <style:paragraph-properties fo:margin-top="0in" fo:margin-bottom="0in" fo:text-align="center" style:justify-single-word="false" style:text-autospace="none" style:punctuation-wrap="simple" style:vertical-align="baseline"/>
      <style:text-properties style:font-name="Helvetica" fo:font-weight="bold" style:font-weight-asian="bold"/>
    </style:style>
    <style:style style:name="header_20_even" style:display-name="header even"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zxx" fo:country="none" style:language-asian="zxx" style:country-asian="none"/>
    </style:style>
    <style:style style:name="Body_20_Text_20_3" style:display-name="Body Text 3" style:family="paragraph" style:parent-style-name="Standard">
      <style:text-properties fo:font-style="italic" style:font-style-asian="italic"/>
    </style:style>
    <style:style style:name="Bullet2" style:family="paragraph" style:parent-style-name="Standard">
      <style:paragraph-properties fo:margin-left="0.75in" fo:margin-right="0in" fo:margin-top="0in" fo:margin-bottom="0.0417in" fo:text-indent="-0.2429in" style:auto-text-indent="false" style:text-autospace="none" style:punctuation-wrap="simple" style:vertical-align="baseline">
        <style:tab-stops>
          <style:tab-stop style:position="0.75in"/>
        </style:tab-stops>
      </style:paragraph-properties>
      <style:text-properties style:font-name="Helvetica"/>
    </style:style>
    <style:style style:name="Figure_20_Title" style:display-name="Figure Title" style:family="paragraph" style:parent-style-name="Table_20_Title">
      <style:paragraph-properties fo:margin-top="0.139in" fo:margin-bottom="0.1945in" fo:keep-together="always" fo:keep-with-next="always"/>
      <style:text-properties style:font-weight-complex="bold"/>
    </style:style>
    <style:style style:name="List_20_Continue_20_4" style:display-name="List Continue 4" style:family="paragraph" style:parent-style-name="Standard">
      <style:paragraph-properties fo:margin-left="0.7862in" fo:margin-right="0in" fo:text-indent="0in" style:auto-text-indent="false">
        <style:tab-stops>
          <style:tab-stop style:position="0.25in"/>
          <style:tab-stop style:position="0.5in"/>
        </style:tab-stops>
      </style:paragraph-properties>
      <style:text-properties style:font-name="Helvetica" fo:language="zxx" fo:country="none" style:language-asian="zxx" style:country-asian="none"/>
    </style:style>
    <style:style style:name="Text_20_body_20_indent" style:display-name="Text body indent" style:family="paragraph" style:parent-style-name="Standard" style:class="text">
      <style:paragraph-properties fo:margin-left="0in" fo:margin-right="0in" fo:margin-top="0in" fo:margin-bottom="0.139in" fo:text-indent="0.5in" style:auto-text-indent="false">
        <style:tab-stops>
          <style:tab-stop style:position="0.5in"/>
        </style:tab-stops>
      </style:paragraph-properties>
    </style:style>
    <style:style style:name="Table_20_Macro" style:display-name="Table Macro" style:family="paragraph" style:parent-style-name="Table_20_Entry">
      <style:text-properties fo:font-style="italic" style:font-style-asian="italic"/>
    </style:style>
    <style:style style:name="TableEntryTitle" style:family="paragraph" style:parent-style-name="Standard">
      <style:paragraph-properties fo:margin-top="0in" fo:margin-bottom="0.139in" fo:text-align="justify" style:justify-single-word="false">
        <style:tab-stops>
          <style:tab-stop style:position="0.25in"/>
          <style:tab-stop style:position="0.5in"/>
        </style:tab-stops>
      </style:paragraph-properties>
      <style:text-properties style:font-name="Helvetica" fo:language="zxx" fo:country="none" fo:font-weight="bold" style:language-asian="zxx" style:country-asian="none" style:font-weight-asian="bold"/>
    </style:style>
    <style:style style:name="TableEntry"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zxx" fo:country="none" style:language-asian="zxx" style:country-asian="none"/>
    </style:style>
    <style:style style:name="E-mail_20_Signature" style:display-name="E-mail Signature" style:family="paragraph" style:parent-style-name="Standard">
      <style:paragraph-properties fo:margin-top="0.0693in" fo:margin-bottom="0.0693in"/>
      <style:text-properties style:font-name="Arial Unicode MS" fo:font-size="12pt" style:font-name-asian="Arial Unicode MS" style:font-size-asian="12pt" style:font-name-complex="Arial Unicode MS" style:font-size-complex="12pt"/>
    </style:style>
    <style:style style:name="Index_20_4" style:display-name="Index 4" style:family="paragraph" style:parent-style-name="Standard" style:next-style-name="Standard">
      <style:paragraph-properties fo:margin-left="0.5902in" fo:margin-right="0in" fo:margin-top="0in" fo:margin-bottom="0.139in" fo:text-indent="0in" style:auto-text-indent="false">
        <style:tab-stops>
          <style:tab-stop style:position="0.25in"/>
          <style:tab-stop style:position="0.5in"/>
        </style:tab-stops>
      </style:paragraph-properties>
      <style:text-properties style:font-name="Helvetica"/>
    </style:style>
    <style:style style:name="Sender" style:family="paragraph" style:parent-style-name="Standard" style:class="extra">
      <style:paragraph-properties fo:margin-top="0in" fo:margin-bottom="0in"/>
      <style:text-properties style:font-name="Verdana" fo:font-weight="bold" style:font-weight-asian="bold" style:font-name-complex="Arial"/>
    </style:style>
    <style:style style:name="Addressee" style:family="paragraph" style:parent-style-name="Standard" style:class="extra">
      <style:paragraph-properties fo:margin-left="2in" fo:margin-right="0in" fo:margin-top="0in" fo:margin-bottom="0in" fo:text-indent="0in" style:auto-text-indent="false"/>
      <style:text-properties style:font-name="Verdana" fo:font-size="12pt" fo:font-weight="bold" style:font-size-asian="12pt" style:font-weight-asian="bold" style:font-name-complex="Arial" style:font-size-complex="12pt"/>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paragraph-properties fo:margin-top="0in" fo:margin-bottom="0in"/>
      <style:text-properties style:font-name="Courier New"/>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font-size="8pt" style:font-size-asian="8pt" style:font-size-complex="8pt"/>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fo:font-size="8pt" style:font-size-asian="8pt" style:font-size-complex="8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fo:font-size="8pt" style:font-size-asian="8pt" style:font-size-complex="8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Arial"/>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Wingdings" fo:font-size="8pt" style:font-size-asian="8pt" style:font-size-complex="8pt"/>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fo:font-size="8pt" style:font-size-asian="8pt" style:font-size-complex="8pt"/>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Aria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fo:font-size="8pt" style:font-size-asian="8pt" style:font-size-complex="8pt"/>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fo:font-size="8pt" style:font-size-asian="8pt" style:font-size-complex="8pt"/>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fo:font-size="8pt" style:font-size-asian="8pt" style:font-size-complex="8pt"/>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Arial"/>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30z0" style:family="text">
      <style:text-properties style:font-name="Wingdings" fo:font-size="8pt" style:font-size-asian="8pt" style:font-size-complex="8pt"/>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Wingdings" fo:font-size="8pt" style:font-size-asian="8pt" style:font-size-complex="8pt"/>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4z0" style:family="text">
      <style:text-properties style:font-name="Wingdings" fo:font-size="8pt" style:font-size-asian="8pt" style:font-size-complex="8pt"/>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l2_20_Char" style:display-name="l2 Char" style:family="text" style:parent-style-name="Default_20_Paragraph_20_Font">
      <style:text-properties style:font-name="Arial" fo:font-size="12pt" fo:language="en" fo:country="US" fo:font-weight="bold" style:font-size-asian="12pt" style:font-weight-asian="bold" style:language-complex="ar" style:country-complex="SA"/>
    </style:style>
    <style:style style:name="l3_20_Char" style:display-name="l3 Char" style:family="text" style:parent-style-name="l2_20_Char">
      <style:text-properties style:font-name="Helvetica" fo:font-size="11pt" fo:language="zxx" fo:country="none" style:font-size-asian="11pt" style:language-asian="zxx" style:country-asian="none"/>
    </style:style>
    <style:style style:name="Table_20_Entry_20_Char" style:display-name="Table Entry Char" style:family="text" style:parent-style-name="Default_20_Paragraph_20_Font">
      <style:text-properties style:font-name="Arial" fo:language="en" fo:country="US" style:language-complex="ar" style:country-complex="SA"/>
    </style:style>
    <style:style style:name="apple-style-spa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3in"/>
      </text:outline-level-style>
      <text:outline-level-style text:level="2" style:num-format="1" text:display-levels="2">
        <style:list-level-properties text:space-before="0.3in" text:min-label-width="0.5in"/>
      </text:outline-level-style>
      <text:outline-level-style text:level="3" style:num-format="1" text:display-levels="3">
        <style:list-level-properties text:space-before="0.8in" text:min-label-width="0.7in"/>
      </text:outline-level-style>
      <text:outline-level-style text:level="4" style:num-format="1" text:display-levels="4">
        <style:list-level-properties text:space-before="0.3in" text:min-label-width="0.6in"/>
      </text:outline-level-style>
      <text:outline-level-style text:level="5" style:num-format="1" text:display-levels="5">
        <style:list-level-properties text:space-before="0.3in" text:min-label-width="0.7in"/>
      </text:outline-level-style>
      <text:outline-level-style text:level="6" style:num-format="1" text:display-levels="6">
        <style:list-level-properties text:space-before="0.3in" text:min-label-width="0.8in"/>
      </text:outline-level-style>
      <text:outline-level-style text:level="7" style:num-format="1" text:display-levels="7">
        <style:list-level-properties text:space-before="0.3in" text:min-label-width="0.9in"/>
      </text:outline-level-style>
      <text:outline-level-style text:level="8" style:num-format="1" text:display-levels="8">
        <style:list-level-properties text:space-before="0.3in" text:min-label-width="1in"/>
      </text:outline-level-style>
      <text:outline-level-style text:level="9" style:num-format="1" text:display-levels="9">
        <style:list-level-properties text:space-before="0.3in"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Wingdings"/>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Aria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text:start-value="2">
        <style:list-level-properties text:space-before="0.7083in" text:min-label-width="0.25in"/>
      </text:list-level-style-number>
      <text:list-level-style-number text:level="2" style:num-suffix="." style:num-format="a" style:num-letter-sync="true">
        <style:list-level-properties text:space-before="1.2083in" text:min-label-width="0.25in"/>
      </text:list-level-style-number>
      <text:list-level-style-number text:level="3" style:num-suffix="." style:num-format="i">
        <style:list-level-properties text:min-label-width="1.9583in" text:min-label-distance="0.1252in" fo:text-align="end"/>
      </text:list-level-style-number>
      <text:list-level-style-number text:level="4" style:num-suffix="." style:num-format="1">
        <style:list-level-properties text:space-before="2.2083in" text:min-label-width="0.25in"/>
      </text:list-level-style-number>
      <text:list-level-style-number text:level="5" style:num-suffix="." style:num-format="a" style:num-letter-sync="true">
        <style:list-level-properties text:space-before="2.7083in" text:min-label-width="0.25in"/>
      </text:list-level-style-number>
      <text:list-level-style-number text:level="6" style:num-suffix="." style:num-format="i">
        <style:list-level-properties text:min-label-width="3.4583in" text:min-label-distance="0.1252in" fo:text-align="end"/>
      </text:list-level-style-number>
      <text:list-level-style-number text:level="7" style:num-suffix="." style:num-format="1">
        <style:list-level-properties text:space-before="3.7083in" text:min-label-width="0.25in"/>
      </text:list-level-style-number>
      <text:list-level-style-number text:level="8" style:num-suffix="." style:num-format="a" style:num-letter-sync="true">
        <style:list-level-properties text:space-before="4.2083in" text:min-label-width="0.25in"/>
      </text:list-level-style-number>
      <text:list-level-style-number text:level="9" style:num-suffix="." style:num-format="i">
        <style:list-level-properties text:min-label-width="4.9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3in"/>
      </text:list-level-style-number>
      <text:list-level-style-number text:level="2" style:num-format="1" text:display-levels="2">
        <style:list-level-properties text:space-before="0.3in" text:min-label-width="0.5in"/>
      </text:list-level-style-number>
      <text:list-level-style-number text:level="3" style:num-format="1" text:display-levels="3">
        <style:list-level-properties text:space-before="0.8in" text:min-label-width="0.7in"/>
      </text:list-level-style-number>
      <text:list-level-style-number text:level="4" style:num-format="1" text:display-levels="4">
        <style:list-level-properties text:space-before="0.3in" text:min-label-width="0.6in"/>
      </text:list-level-style-number>
      <text:list-level-style-number text:level="5" style:num-format="1" text:display-levels="5">
        <style:list-level-properties text:space-before="0.3in" text:min-label-width="0.7in"/>
      </text:list-level-style-number>
      <text:list-level-style-number text:level="6" style:num-format="1" text:display-levels="6">
        <style:list-level-properties text:space-before="0.3in" text:min-label-width="0.8in"/>
      </text:list-level-style-number>
      <text:list-level-style-number text:level="7" style:num-format="1" text:display-levels="7">
        <style:list-level-properties text:space-before="0.3in" text:min-label-width="0.9in"/>
      </text:list-level-style-number>
      <text:list-level-style-number text:level="8" style:num-format="1" text:display-levels="8">
        <style:list-level-properties text:space-before="0.3in" text:min-label-width="1in"/>
      </text:list-level-style-number>
      <text:list-level-style-number text:level="9" style:num-format="1" text:display-levels="9">
        <style:list-level-properties text:space-before="0.3in" text:min-label-width="1.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Aria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Wingdings"/>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3"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3"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Aria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Wingdings"/>
      </text:list-level-style-bullet>
      <text:list-level-style-bullet text:level="2" text:style-name="WW8Num27z1" style:num-suffix="." text:bullet-char="o">
        <style:list-level-properties text:space-before="0.5in" text:min-label-width="0.25in"/>
        <style:text-properties style:font-name="Courier New1"/>
      </text:list-level-style-bullet>
      <text:list-level-style-bullet text:level="3" text:style-name="WW8Num27z2" style:num-suffix="." text:bullet-char="">
        <style:list-level-properties text:space-before="1in" text:min-label-width="0.25in"/>
        <style:text-properties style:font-name="Wingdings"/>
      </text:list-level-style-bullet>
      <text:list-level-style-bullet text:level="4" text:style-name="WW8Num27z3" style:num-suffix="." text:bullet-char="">
        <style:list-level-properties text:space-before="1.5in" text:min-label-width="0.25in"/>
        <style:text-properties style:font-name="Symbol"/>
      </text:list-level-style-bullet>
      <text:list-level-style-bullet text:level="5" text:style-name="WW8Num27z1" style:num-suffix="." text:bullet-char="o">
        <style:list-level-properties text:space-before="2in" text:min-label-width="0.25in"/>
        <style:text-properties style:font-name="Courier New1"/>
      </text:list-level-style-bullet>
      <text:list-level-style-bullet text:level="6" text:style-name="WW8Num27z2" style:num-suffix="." text:bullet-char="">
        <style:list-level-properties text:space-before="2.5in" text:min-label-width="0.25in"/>
        <style:text-properties style:font-name="Wingdings"/>
      </text:list-level-style-bullet>
      <text:list-level-style-bullet text:level="7" text:style-name="WW8Num27z3" style:num-suffix="." text:bullet-char="">
        <style:list-level-properties text:space-before="3in" text:min-label-width="0.25in"/>
        <style:text-properties style:font-name="Symbol"/>
      </text:list-level-style-bullet>
      <text:list-level-style-bullet text:level="8" text:style-name="WW8Num27z1" style:num-suffix="." text:bullet-char="o">
        <style:list-level-properties text:space-before="3.5in" text:min-label-width="0.25in"/>
        <style:text-properties style:font-name="Courier New1"/>
      </text:list-level-style-bullet>
      <text:list-level-style-bullet text:level="9" text:style-name="WW8Num2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5in" text:min-label-width="0.25in"/>
        <style:text-properties style:font-name="Courier New1"/>
      </text:list-level-style-bullet>
      <text:list-level-style-bullet text:level="3" text:style-name="WW8Num32z2" style:num-suffix="." text:bullet-char="">
        <style:list-level-properties text:space-before="1in" text:min-label-width="0.25in"/>
        <style:text-properties style:font-name="Wingdings"/>
      </text:list-level-style-bullet>
      <text:list-level-style-bullet text:level="4" text:style-name="WW8Num32z3" style:num-suffix="." text:bullet-char="">
        <style:list-level-properties text:space-before="1.5in" text:min-label-width="0.25in"/>
        <style:text-properties style:font-name="Symbol"/>
      </text:list-level-style-bullet>
      <text:list-level-style-bullet text:level="5" text:style-name="WW8Num32z1" style:num-suffix="." text:bullet-char="o">
        <style:list-level-properties text:space-before="2in" text:min-label-width="0.25in"/>
        <style:text-properties style:font-name="Courier New1"/>
      </text:list-level-style-bullet>
      <text:list-level-style-bullet text:level="6" text:style-name="WW8Num32z2" style:num-suffix="." text:bullet-char="">
        <style:list-level-properties text:space-before="2.5in" text:min-label-width="0.25in"/>
        <style:text-properties style:font-name="Wingdings"/>
      </text:list-level-style-bullet>
      <text:list-level-style-bullet text:level="7" text:style-name="WW8Num32z3" style:num-suffix="." text:bullet-char="">
        <style:list-level-properties text:space-before="3in" text:min-label-width="0.25in"/>
        <style:text-properties style:font-name="Symbol"/>
      </text:list-level-style-bullet>
      <text:list-level-style-bullet text:level="8" text:style-name="WW8Num32z1" style:num-suffix="." text:bullet-char="o">
        <style:list-level-properties text:space-before="3.5in" text:min-label-width="0.25in"/>
        <style:text-properties style:font-name="Courier New1"/>
      </text:list-level-style-bullet>
      <text:list-level-style-bullet text:level="9" text:style-name="WW8Num32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Wingdings"/>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0.5in" fo:margin-left="0.9402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799in" fo:margin-left="0in" fo:margin-right="0in" fo:margin-bottom="0.3409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8799in" fo:margin-bottom="0.5in" fo:margin-left="0.9402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Supplement 130: Ophthalmic Refractive Measurements Storage and SR SOP Classes<text:line-break/>Page <text:span text:style-name="Page_20_Number"><text:page-number text:select-page="current">48</text:page-number></text:span></text:p>
      </style:header>
      <style:footer>
        <text:p text:style-name="Header"><text:tab/><text:tab/><text:tab/><text:tab/><text:tab/><text:tab/><text:tab/><text:tab/><text:tab/><text:tab/></text:p>
      </style:footer>
    </style:master-page>
    <style:master-page style:name="First_20_Page" style:display-name="First Page" style:page-layout-name="Mpm2" style:next-style-name="Standard">
      <style:footer>
        <text:p text:style-name="Header"><text:tab/><text:tab/><text:tab/><text:tab/><text:tab/><text:tab/><text:tab/><text:tab/><text:tab/><text:tab/><text:tab/></text:p>
      </style:footer>
    </style:master-page>
    <style:master-page style:name="Convert_20_1" style:display-name="Convert 1" style:page-layout-name="Mpm3">
      <style:header>
        <text:p text:style-name="Header">Supplement 130: Ophthalmic Refractive Measurements Storage and SR SOP Classes<text:line-break/>Page <text:span text:style-name="Page_20_Number"><text:page-number text:select-page="current">48</text:page-number></text:span></text:p>
      </style:header>
      <style:footer>
        <text:p text:style-name="Header"><text:tab/><text:tab/><text:tab/><text:tab/><text:tab/><text:tab/><text:tab/><text:tab/><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Supplement 130 Refractive Reports</dc:title>
    <dc:subject>Ophthalmic Refractive Reports</dc:subject>
    <meta:initial-creator>Mike Schmidt and Don Van Syckle</meta:initial-creator>
    <meta:creation-date>2008-01-24T17:27:00</meta:creation-date>
    <dc:date>2009-07-20T12:31:09</dc:date>
    <meta:print-date>2007-12-06T21:23:00</meta:print-date>
    <meta:keyword>DICOM</meta:keyword>
    <meta:editing-cycles>7</meta:editing-cycles>
    <meta:editing-duration>PT01H07M52S</meta:editing-duration>
    <meta:document-statistic meta:table-count="44" meta:image-count="0" meta:object-count="3" meta:page-count="60" meta:paragraph-count="3441" meta:word-count="12319" meta:character-count="76252"/>
    <meta:user-defined meta:name="Info 1"/>
    <meta:user-defined meta:name="Info 2"/>
    <meta:user-defined meta:name="Info 3"/>
    <meta:user-defined meta:name="Info 4"/>
    <meta:user-defined meta:name="_AdHocReviewCycleID">340227859</meta:user-defined>
    <meta:user-defined meta:name="_AuthorEmail">don@dvsconsult.com</meta:user-defined>
    <meta:user-defined meta:name="_AuthorEmailDisplayName">Don Van Syckle</meta:user-defined>
    <meta:user-defined meta:name="_EmailSubject">Sup 130 updates</meta:user-defined>
    <meta:user-defined meta:name="_PreviousAdHocReviewCycleID">1333290889</meta:user-defined>
    <meta:user-defined meta:name="_ReviewingToolsShownOnce"/>
  </office:meta>
</office:document-meta>
</file>